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54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ffff00"/>
    </style:style>
    <style:style style:name="ce4" style:family="table-cell" style:parent-style-name="Default" style:data-style-name="N121">
      <style:table-cell-properties fo:background-color="#ffff00"/>
    </style:style>
    <style:style style:name="ce5" style:family="table-cell" style:parent-style-name="Default" style:data-style-name="N10">
      <style:table-cell-properties fo:background-color="#ffff00"/>
    </style:style>
    <style:style style:name="ce6" style:family="table-cell" style:parent-style-name="Default" style:data-style-name="N0">
      <style:table-cell-properties fo:background-color="#ffff00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left" draw:textarea-vertical-align="top" draw:auto-grow-height="false" draw:auto-grow-width="false" fo:padding-top="3.6pt" fo:padding-bottom="3.6pt" fo:padding-left="7.2pt" fo:padding-right="7.2pt" fo:wrap-option="no-wrap"/>
    </style:style>
    <style:style style:name="P1" style:family="paragraph">
      <style:paragraph-properties fo:margin-left="0pt" fo:margin-right="0pt" fo:margin-top="0pt" fo:margin-bottom="0pt" fo:line-height="100%" fo:text-align="start" fo:text-indent="0pt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style:font-family-generic="roman" style:font-pitch="variable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Segoe UI'" style:font-pitch-asian="variable" style:font-size-asian="11pt" style:font-style-asian="normal" style:font-weight-asian="normal" style:font-family-complex="Tahoma" style:font-pitch-complex="variable" style:font-size-complex="11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11pt" style:font-style-asian="normal" style:font-weight-asian="normal" style:font-family-complex="Tahoma" style:font-pitch-complex="variable" style:font-size-complex="1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 Mono'" style:font-family-generic-asian="modern" style:font-pitch-asian="fixed" style:font-size-asian="11pt" style:font-style-asian="normal" style:font-weight-asian="normal" style:font-family-complex="'DejaVu Sans Mono'" style:font-family-generic-complex="modern" style:font-pitch-complex="fixed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Graphs" table:style-name="ta1">
        <table:shapes>
          <draw:frame draw:z-index="0" draw:name="Chart 1" draw:style-name="gr1" svg:width="792.48pt" svg:height="255.23pt" svg:x="17.01pt" svg:y="114.89pt">
            <loext:p draw:notify-on-update-of-ranges="Timeseries.A20:Timeseries.A20 Timeseries.A21:Timeseries.A1100"/>
            <draw:object xlink:href="./Object 1" xlink:type="simple" xlink:show="embed" xlink:actuate="onLoad"/>
          </draw:frame>
          <draw:frame draw:z-index="1" draw:name="Chart 2" draw:style-name="gr1" svg:width="792.06pt" svg:height="254.3pt" svg:x="17.01pt" svg:y="398.3pt">
            <loext:p draw:notify-on-update-of-ranges="Tests.D53:Tests.D61 Tests.F53:Tests.F61"/>
            <draw:object xlink:href="./Object 2" xlink:type="simple" xlink:show="embed" xlink:actuate="onLoad"/>
          </draw:frame>
          <draw:frame draw:z-index="2" draw:name="Chart 3" draw:style-name="gr1" svg:width="453.51pt" svg:height="255.26pt" svg:x="18.17pt" svg:y="674.62pt">
            <loext:p draw:notify-on-update-of-ranges="Tests.D43:Tests.D51 Tests.F43:Tests.F51"/>
            <draw:object xlink:href="./Object 3" xlink:type="simple" xlink:show="embed" xlink:actuate="onLoad"/>
          </draw:frame>
          <draw:frame draw:z-index="3" draw:name="Chart 4" draw:style-name="gr1" svg:width="453.54pt" svg:height="255.17pt" svg:x="496.86pt" svg:y="674.39pt">
            <loext:p draw:notify-on-update-of-ranges="Tests.D43:Tests.D51 Tests.H43:Tests.H51"/>
            <draw:object xlink:href="./Object 4" xlink:type="simple" xlink:show="embed" xlink:actuate="onLoad"/>
          </draw:frame>
          <draw:frame draw:z-index="4" draw:name="Chart 5" draw:style-name="gr1" svg:width="453.54pt" svg:height="255.17pt" svg:x="17.01pt" svg:y="953.86pt">
            <loext:p draw:notify-on-update-of-ranges="Tests.D65:Tests.D73 Tests.F65:Tests.F73"/>
            <draw:object xlink:href="./Object 5" xlink:type="simple" xlink:show="embed" xlink:actuate="onLoad"/>
          </draw:frame>
          <draw:frame draw:z-index="5" draw:name="Chart 6" draw:style-name="gr1" svg:width="453.54pt" svg:height="255.17pt" svg:x="496.86pt" svg:y="953.86pt">
            <loext:p draw:notify-on-update-of-ranges="Tests.D65:Tests.D73 Tests.I65:Tests.I73"/>
            <draw:object xlink:href="./Object 6" xlink:type="simple" xlink:show="embed" xlink:actuate="onLoad"/>
          </draw:frame>
          <draw:frame draw:z-index="6" draw:name="Chart 7" draw:style-name="gr1" svg:width="453.51pt" svg:height="255.09pt" svg:x="17.01pt" svg:y="1235.31pt">
            <loext:p draw:notify-on-update-of-ranges="Tests.C23:Tests.C31 Tests.G23:Tests.G31"/>
            <draw:object xlink:href="./Object 7" xlink:type="simple" xlink:show="embed" xlink:actuate="onLoad"/>
          </draw:frame>
          <draw:frame draw:z-index="7" draw:name="Chart 8" draw:style-name="gr1" svg:width="453.51pt" svg:height="255.09pt" svg:x="496.89pt" svg:y="1235.31pt">
            <loext:p draw:notify-on-update-of-ranges="Tests.C13:Tests.C21 Tests.G13:Tests.G21"/>
            <draw:object xlink:href="./Object 8" xlink:type="simple" xlink:show="embed" xlink:actuate="onLoad"/>
          </draw:frame>
          <draw:frame draw:z-index="8" draw:name="Chart 9" draw:style-name="gr1" svg:width="453.51pt" svg:height="255.09pt" svg:x="17.01pt" svg:y="1514.78pt">
            <loext:p draw:notify-on-update-of-ranges="Tests.C75:Tests.C83 Tests.G75:Tests.G83"/>
            <draw:object xlink:href="./Object 9" xlink:type="simple" xlink:show="embed" xlink:actuate="onLoad"/>
          </draw:frame>
          <draw:frame draw:z-index="9" draw:name="Chart 10" draw:style-name="gr1" svg:width="453.51pt" svg:height="255.09pt" svg:x="497.68pt" svg:y="1514.78pt">
            <loext:p draw:notify-on-update-of-ranges="Tests.C33:Tests.C41 Tests.G33:Tests.G41"/>
            <draw:object xlink:href="./Object 10" xlink:type="simple" xlink:show="embed" xlink:actuate="onLoad"/>
          </draw:frame>
          <draw:g draw:z-index="10" draw:name="Chart 11">
            <draw:frame draw:name="Chart 12" draw:style-name="gr1" svg:width="453.54pt" svg:height="360.65pt" svg:x="17.89pt" svg:y="1817.55pt">
              <loext:p/>
              <draw:object xlink:href="./Object 11" xlink:type="simple" xlink:show="embed" xlink:actuate="onLoad"/>
            </draw:frame>
            <draw:frame draw:name="TextBox 10" draw:style-name="gr2" draw:text-style-name="P2" svg:width="70.5pt" svg:height="20.24pt" svg:x="83.4pt" svg:y="1843.51pt">
              <draw:text-box>
                <text:p text:style-name="P1"><text:span text:style-name="T1">0%</text:span></text:p>
              </draw:text-box>
            </draw:frame>
            <draw:frame draw:name="TextBox 1" draw:style-name="gr2" draw:text-style-name="P2" svg:width="70.5pt" svg:height="20.24pt" svg:x="78.89pt" svg:y="1880.79pt">
              <draw:text-box>
                <text:p text:style-name="P1"><text:span text:style-name="T1">90%</text:span></text:p>
              </draw:text-box>
            </draw:frame>
            <draw:frame draw:name="TextBox 1" draw:style-name="gr2" draw:text-style-name="P2" svg:width="70.5pt" svg:height="20.24pt" svg:x="80.19pt" svg:y="1917.55pt">
              <draw:text-box>
                <text:p text:style-name="P1"><text:span text:style-name="T1">99%</text:span></text:p>
              </draw:text-box>
            </draw:frame>
            <draw:frame draw:name="TextBox 1" draw:style-name="gr2" draw:text-style-name="P2" svg:width="70.5pt" svg:height="20.24pt" svg:x="72.09pt" svg:y="1955.06pt">
              <draw:text-box>
                <text:p text:style-name="P1"><text:span text:style-name="T1">99.9%</text:span></text:p>
              </draw:text-box>
            </draw:frame>
            <draw:frame draw:name="TextBox 1" draw:style-name="gr2" draw:text-style-name="P2" svg:width="70.5pt" svg:height="20.24pt" svg:x="66.42pt" svg:y="1992.56pt">
              <draw:text-box>
                <text:p text:style-name="P1"><text:span text:style-name="T1">99.99%</text:span></text:p>
              </draw:text-box>
            </draw:frame>
            <draw:frame draw:name="TextBox 1" draw:style-name="gr2" draw:text-style-name="P2" svg:width="70.5pt" svg:height="20.24pt" svg:x="60.21pt" svg:y="2029.29pt">
              <draw:text-box>
                <text:p text:style-name="P1"><text:span text:style-name="T1">99.999%</text:span></text:p>
              </draw:text-box>
            </draw:frame>
            <draw:frame draw:name="TextBox 1" draw:style-name="gr2" draw:text-style-name="P2" svg:width="70.5pt" svg:height="20.24pt" svg:x="54.51pt" svg:y="2066.85pt">
              <draw:text-box>
                <text:p text:style-name="P1"><text:span text:style-name="T1">99.9999%</text:span></text:p>
              </draw:text-box>
            </draw:frame>
            <draw:frame draw:name="TextBox 1" draw:style-name="gr2" draw:text-style-name="P2" svg:width="70.5pt" svg:height="20.24pt" svg:x="49.35pt" svg:y="2104.3pt">
              <draw:text-box>
                <text:p text:style-name="P1"><text:span text:style-name="T1">99.99999%</text:span></text:p>
              </draw:text-box>
            </draw:frame>
          </draw:g>
          <draw:g draw:z-index="11" draw:name="Chart 12">
            <draw:frame draw:name="Chart 22" draw:style-name="gr1" svg:width="453.54pt" svg:height="360.65pt" svg:x="497.65pt" svg:y="1817.55pt">
              <loext:p/>
              <draw:object xlink:href="./Object 12" xlink:type="simple" xlink:show="embed" xlink:actuate="onLoad"/>
            </draw:frame>
            <draw:frame draw:name="TextBox 9" draw:style-name="gr2" draw:text-style-name="P2" svg:width="70.5pt" svg:height="20.24pt" svg:x="565.06pt" svg:y="1844.05pt">
              <draw:text-box>
                <text:p text:style-name="P1"><text:span text:style-name="T2">0%</text:span></text:p>
              </draw:text-box>
            </draw:frame>
            <draw:frame draw:name="TextBox 1" draw:style-name="gr2" draw:text-style-name="P2" svg:width="70.5pt" svg:height="20.24pt" svg:x="558.85pt" svg:y="1881.35pt">
              <draw:text-box>
                <text:p text:style-name="P1"><text:span text:style-name="T3">90%</text:span></text:p>
              </draw:text-box>
            </draw:frame>
            <draw:frame draw:name="TextBox 1" draw:style-name="gr2" draw:text-style-name="P2" svg:width="70.5pt" svg:height="20.24pt" svg:x="559.9pt" svg:y="1918.09pt">
              <draw:text-box>
                <text:p text:style-name="P1"><text:span text:style-name="T2">99%</text:span></text:p>
              </draw:text-box>
            </draw:frame>
            <draw:frame draw:name="TextBox 1" draw:style-name="gr2" draw:text-style-name="P2" svg:width="70.5pt" svg:height="20.24pt" svg:x="551.11pt" svg:y="1955.59pt">
              <draw:text-box>
                <text:p text:style-name="P1"><text:span text:style-name="T2">99.9%</text:span></text:p>
              </draw:text-box>
            </draw:frame>
            <draw:frame draw:name="TextBox 1" draw:style-name="gr2" draw:text-style-name="P2" svg:width="70.5pt" svg:height="20.24pt" svg:x="545.41pt" svg:y="1993.1pt">
              <draw:text-box>
                <text:p text:style-name="P1"><text:span text:style-name="T2">99.99%</text:span></text:p>
              </draw:text-box>
            </draw:frame>
            <draw:frame draw:name="TextBox 1" draw:style-name="gr2" draw:text-style-name="P2" svg:width="70.5pt" svg:height="20.24pt" svg:x="540.77pt" svg:y="2029.86pt">
              <draw:text-box>
                <text:p text:style-name="P1"><text:span text:style-name="T2">99.999%</text:span></text:p>
              </draw:text-box>
            </draw:frame>
            <draw:frame draw:name="TextBox 1" draw:style-name="gr2" draw:text-style-name="P2" svg:width="70.5pt" svg:height="20.24pt" svg:x="535.07pt" svg:y="2066.88pt">
              <draw:text-box>
                <text:p text:style-name="P1"><text:span text:style-name="T2">99.9999%</text:span></text:p>
              </draw:text-box>
            </draw:frame>
            <draw:frame draw:name="TextBox 1" draw:style-name="gr2" draw:text-style-name="P2" svg:width="70.5pt" svg:height="20.24pt" svg:x="529.88pt" svg:y="2104.33pt">
              <draw:text-box>
                <text:p text:style-name="P1"><text:span text:style-name="T2">99.99999%</text:span></text:p>
              </draw:text-box>
            </draw:frame>
          </draw:g>
        </table:shapes>
        <table:table-column table:style-name="co1" table:number-columns-repeated="15" table:default-cell-style-name="ce1"/>
        <table:table-column table:style-name="co2" table:number-columns-repeated="1009" table:default-cell-style-name="ce1"/>
        <table:table-row table:style-name="ro1">
          <table:table-cell office:value-type="string" calcext:value-type="string">
            <text:p>Drive</text:p>
          </table:table-cell>
          <table:table-cell table:formula="of:=[Tests.B1]" office:value-type="string" office:string-value="/dev/nvme0n1:/dev/nvme1n1:/dev/nvme2n1:/dev/nvme3n1:/dev/nvme4n1:/dev/nvme5n1" calcext:value-type="string">
            <text:p>/dev/nvme0n1:/dev/nvme1n1:/dev/nvme2n1:/dev/nvme3n1:/dev/nvme4n1:/dev/nvme5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ed</text:p>
          </table:table-cell>
          <table:table-cell table:formula="of:=[Tests.B5]" office:value-type="string" office:string-value="4464" calcext:value-type="string">
            <text:p>4464</text:p>
          </table:table-cell>
          <table:table-cell office:value-type="string" calcext:value-type="string">
            <text:p>G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el</text:p>
          </table:table-cell>
          <table:table-cell table:formula="of:=[Tests.B2]" office:value-type="string" office:string-value="NVMF-DM-DEV" calcext:value-type="string">
            <text:p>NVMF-DM-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ial</text:p>
          </table:table-cell>
          <table:table-cell table:formula="of:=[Tests.B3]" office:value-type="string" office:string-value="Abstract Targets" calcext:value-type="string">
            <text:p>Abstract Targe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U</text:p>
          </table:table-cell>
          <table:table-cell table:formula="of:=[Tests.B6]" office:value-type="string" office:string-value="_CPU" calcext:value-type="string">
            <text:p>_CP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</text:p>
          </table:table-cell>
          <table:table-cell table:formula="of:=[Tests.B9]" office:value-type="string" office:string-value="Linux host2 4.9.64 #1 SMP Sun Nov 26 09:05:27 IST 2017 x86_64 x86_64" calcext:value-type="string">
            <text:p>Linux host2 4.9.64 #1 SMP Sun Nov 26 09:05:27 IST 2017 x86_64 x86_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O Version</text:p>
          </table:table-cell>
          <table:table-cell table:formula="of:=[Tests.B10]" office:value-type="string" office:string-value="fio-3.2-72-ge80d" calcext:value-type="string">
            <text:p>fio-3.2-72-ge80d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Average IOPS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3" table:formula="of:=AVERAGE([Timeseries.$A$20:.$A$1100])" office:value-type="string" office:string-value="" calcext:value-type="error">
            <text:p>#DIV/0!</text:p>
          </table:table-cell>
          <table:table-cell table:style-name="ce6" office:value-type="string" calcext:value-type="string">
            <text:p>IOP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Standard Deviation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4" table:formula="of:=STDEV([Timeseries.$A$20:.$A$1100])" office:value-type="string" office:string-value="" calcext:value-type="error">
            <text:p>#DIV/0!</text:p>
          </table:table-cell>
          <table:table-cell table:style-name="ce6" office:value-type="string" calcext:value-type="string">
            <text:p>IOP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Coefficient of Variation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5" table:formula="of:=[.N17]/[.N14]" office:value-type="string" office:string-value="" calcext:value-type="error">
            <text:p>#DIV/0!</text:p>
          </table:table-cell>
          <table:table-cell table:style-name="ce6"/>
          <table:table-cell table:number-columns-repeated="1009"/>
        </table:table-row>
        <table:table-row table:style-name="ro1" table:number-rows-repeated="10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s" table:style-name="ta1">
        <table:table-column table:style-name="co1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Write %</text:p>
          </table:table-cell>
          <table:table-cell office:value-type="string" calcext:value-type="string">
            <text:p>Block Siz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Queue Depth/Thread</text:p>
          </table:table-cell>
          <table:table-cell office:value-type="string" calcext:value-type="string">
            <text:p>IOPS</text:p>
          </table:table-cell>
          <table:table-cell office:value-type="string" calcext:value-type="string">
            <text:p>Bandwidth (MB/s)</text:p>
          </table:table-cell>
          <table:table-cell office:value-type="string" calcext:value-type="string">
            <text:p>Read Latency (us)</text:p>
          </table:table-cell>
          <table:table-cell office:value-type="string" calcext:value-type="string">
            <text:p>Write Latency (us)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imestamp_ms</text:p>
          </table:table-cell>
          <table:table-cell office:value-type="string" calcext:value-type="string">
            <text:p>Time_date</text:p>
          </table:table-cell>
          <table:table-cell office:value-type="string" calcext:value-type="string">
            <text:p>Test_Nam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79864.0" calcext:value-type="float">
            <text:p>279864.0</text:p>
          </table:table-cell>
          <table:table-cell office:value-type="float" office:value="136.65" calcext:value-type="float">
            <text:p>136.65</text:p>
          </table:table-cell>
          <table:table-cell office:value-type="float" office:value="914.372311308" calcext:value-type="float">
            <text:p>914.37231130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1-42-34</text:p>
          </table:table-cell>
          <table:table-cell office:value-type="float" office:value="1.52662395431e+12" calcext:value-type="float">
            <text:p>1.52662395431e+12</text:p>
          </table:table-cell>
          <table:table-cell office:value-type="string" calcext:value-type="string">
            <text:p>Fri May 18 11:42:34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72882.0" calcext:value-type="float">
            <text:p>272882.0</text:p>
          </table:table-cell>
          <table:table-cell office:value-type="float" office:value="266.49" calcext:value-type="float">
            <text:p>266.49</text:p>
          </table:table-cell>
          <table:table-cell office:value-type="float" office:value="937.766410443" calcext:value-type="float">
            <text:p>937.76641044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1-44-45</text:p>
          </table:table-cell>
          <table:table-cell office:value-type="float" office:value="1.52662408543e+12" calcext:value-type="float">
            <text:p>1.52662408543e+12</text:p>
          </table:table-cell>
          <table:table-cell office:value-type="string" calcext:value-type="string">
            <text:p>Fri May 18 11:44:45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78295.0" calcext:value-type="float">
            <text:p>278295.0</text:p>
          </table:table-cell>
          <table:table-cell office:value-type="float" office:value="543.54" calcext:value-type="float">
            <text:p>543.54</text:p>
          </table:table-cell>
          <table:table-cell office:value-type="float" office:value="919.529298449" calcext:value-type="float">
            <text:p>919.529298449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1-46-56</text:p>
          </table:table-cell>
          <table:table-cell office:value-type="float" office:value="1.52662421654e+12" calcext:value-type="float">
            <text:p>1.52662421654e+12</text:p>
          </table:table-cell>
          <table:table-cell office:value-type="string" calcext:value-type="string">
            <text:p>Fri May 18 11:46:56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78803.0" calcext:value-type="float">
            <text:p>278803.0</text:p>
          </table:table-cell>
          <table:table-cell office:value-type="float" office:value="1089.08" calcext:value-type="float">
            <text:p>1089.08</text:p>
          </table:table-cell>
          <table:table-cell office:value-type="float" office:value="917.878196643" calcext:value-type="float">
            <text:p>917.87819664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1-49-07</text:p>
          </table:table-cell>
          <table:table-cell office:value-type="float" office:value="1.52662434764e+12" calcext:value-type="float">
            <text:p>1.52662434764e+12</text:p>
          </table:table-cell>
          <table:table-cell office:value-type="string" calcext:value-type="string">
            <text:p>Fri May 18 11:49:07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33718.0" calcext:value-type="float">
            <text:p>233718.0</text:p>
          </table:table-cell>
          <table:table-cell office:value-type="float" office:value="1825.92" calcext:value-type="float">
            <text:p>1825.92</text:p>
          </table:table-cell>
          <table:table-cell office:value-type="float" office:value="1094.96664708" calcext:value-type="float">
            <text:p>1094.9666470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1-51-18</text:p>
          </table:table-cell>
          <table:table-cell office:value-type="float" office:value="1.52662447874e+12" calcext:value-type="float">
            <text:p>1.52662447874e+12</text:p>
          </table:table-cell>
          <table:table-cell office:value-type="string" calcext:value-type="string">
            <text:p>Fri May 18 11:51:18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58638.0" calcext:value-type="float">
            <text:p>258638.0</text:p>
          </table:table-cell>
          <table:table-cell office:value-type="float" office:value="4041.22" calcext:value-type="float">
            <text:p>4041.22</text:p>
          </table:table-cell>
          <table:table-cell office:value-type="float" office:value="989.448670871" calcext:value-type="float">
            <text:p>989.448670871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1-53-29</text:p>
          </table:table-cell>
          <table:table-cell office:value-type="float" office:value="1.52662460987e+12" calcext:value-type="float">
            <text:p>1.52662460987e+12</text:p>
          </table:table-cell>
          <table:table-cell office:value-type="string" calcext:value-type="string">
            <text:p>Fri May 18 11:53:29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169174.0" calcext:value-type="float">
            <text:p>169174.0</text:p>
          </table:table-cell>
          <table:table-cell office:value-type="float" office:value="5286.69" calcext:value-type="float">
            <text:p>5286.69</text:p>
          </table:table-cell>
          <table:table-cell office:value-type="float" office:value="1512.87859096" calcext:value-type="float">
            <text:p>1512.8785909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1-55-40</text:p>
          </table:table-cell>
          <table:table-cell office:value-type="float" office:value="1.52662474097e+12" calcext:value-type="float">
            <text:p>1.52662474097e+12</text:p>
          </table:table-cell>
          <table:table-cell office:value-type="string" calcext:value-type="string">
            <text:p>Fri May 18 11:55:40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86000.0" calcext:value-type="float">
            <text:p>86000.0</text:p>
          </table:table-cell>
          <table:table-cell office:value-type="float" office:value="5374.99" calcext:value-type="float">
            <text:p>5374.99</text:p>
          </table:table-cell>
          <table:table-cell office:value-type="float" office:value="2976.3917952" calcext:value-type="float">
            <text:p>2976.391795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1-57-52</text:p>
          </table:table-cell>
          <table:table-cell office:value-type="float" office:value="1.52662487208e+12" calcext:value-type="float">
            <text:p>1.52662487208e+12</text:p>
          </table:table-cell>
          <table:table-cell office:value-type="string" calcext:value-type="string">
            <text:p>Fri May 18 11:57:52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40165.0" calcext:value-type="float">
            <text:p>40165.0</text:p>
          </table:table-cell>
          <table:table-cell office:value-type="float" office:value="5020.64" calcext:value-type="float">
            <text:p>5020.64</text:p>
          </table:table-cell>
          <table:table-cell office:value-type="float" office:value="6373.21304334" calcext:value-type="float">
            <text:p>6373.2130433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2-00-03</text:p>
          </table:table-cell>
          <table:table-cell office:value-type="float" office:value="1.5266250032e+12" calcext:value-type="float">
            <text:p>1.5266250032e+12</text:p>
          </table:table-cell>
          <table:table-cell office:value-type="string" calcext:value-type="string">
            <text:p>Fri May 18 12:00:03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734307.0" calcext:value-type="float">
            <text:p>1734307.0</text:p>
          </table:table-cell>
          <table:table-cell office:value-type="float" office:value="846.83" calcext:value-type="float">
            <text:p>846.83</text:p>
          </table:table-cell>
          <table:table-cell office:value-type="float" office:value="147.064425784" calcext:value-type="float">
            <text:p>147.06442578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2-02-14</text:p>
          </table:table-cell>
          <table:table-cell office:value-type="float" office:value="1.52662513432e+12" calcext:value-type="float">
            <text:p>1.52662513432e+12</text:p>
          </table:table-cell>
          <table:table-cell office:value-type="string" calcext:value-type="string">
            <text:p>Fri May 18 12:02:14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674966.0" calcext:value-type="float">
            <text:p>1674966.0</text:p>
          </table:table-cell>
          <table:table-cell office:value-type="float" office:value="1635.71" calcext:value-type="float">
            <text:p>1635.71</text:p>
          </table:table-cell>
          <table:table-cell office:value-type="float" office:value="152.251383393" calcext:value-type="float">
            <text:p>152.25138339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2-04-25</text:p>
          </table:table-cell>
          <table:table-cell office:value-type="float" office:value="1.52662526545e+12" calcext:value-type="float">
            <text:p>1.52662526545e+12</text:p>
          </table:table-cell>
          <table:table-cell office:value-type="string" calcext:value-type="string">
            <text:p>Fri May 18 12:04:25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339366.0" calcext:value-type="float">
            <text:p>1339366.0</text:p>
          </table:table-cell>
          <table:table-cell office:value-type="float" office:value="2615.95" calcext:value-type="float">
            <text:p>2615.95</text:p>
          </table:table-cell>
          <table:table-cell office:value-type="float" office:value="190.517054806" calcext:value-type="float">
            <text:p>190.51705480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2-06-36</text:p>
          </table:table-cell>
          <table:table-cell office:value-type="float" office:value="1.52662539654e+12" calcext:value-type="float">
            <text:p>1.52662539654e+12</text:p>
          </table:table-cell>
          <table:table-cell office:value-type="string" calcext:value-type="string">
            <text:p>Fri May 18 12:06:36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548988.0" calcext:value-type="float">
            <text:p>548988.0</text:p>
          </table:table-cell>
          <table:table-cell office:value-type="float" office:value="2144.48" calcext:value-type="float">
            <text:p>2144.48</text:p>
          </table:table-cell>
          <table:table-cell office:value-type="float" office:value="465.715088182" calcext:value-type="float">
            <text:p>465.71508818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2-08-47</text:p>
          </table:table-cell>
          <table:table-cell office:value-type="float" office:value="1.52662552766e+12" calcext:value-type="float">
            <text:p>1.52662552766e+12</text:p>
          </table:table-cell>
          <table:table-cell office:value-type="string" calcext:value-type="string">
            <text:p>Fri May 18 12:08:47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309900.0" calcext:value-type="float">
            <text:p>309900.0</text:p>
          </table:table-cell>
          <table:table-cell office:value-type="float" office:value="2421.09" calcext:value-type="float">
            <text:p>2421.09</text:p>
          </table:table-cell>
          <table:table-cell office:value-type="float" office:value="825.39088574" calcext:value-type="float">
            <text:p>825.3908857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2-10-58</text:p>
          </table:table-cell>
          <table:table-cell office:value-type="float" office:value="1.52662565877e+12" calcext:value-type="float">
            <text:p>1.52662565877e+12</text:p>
          </table:table-cell>
          <table:table-cell office:value-type="string" calcext:value-type="string">
            <text:p>Fri May 18 12:10:58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49725.0" calcext:value-type="float">
            <text:p>149725.0</text:p>
          </table:table-cell>
          <table:table-cell office:value-type="float" office:value="2339.45" calcext:value-type="float">
            <text:p>2339.45</text:p>
          </table:table-cell>
          <table:table-cell office:value-type="float" office:value="1708.86270875" calcext:value-type="float">
            <text:p>1708.86270875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2-13-09</text:p>
          </table:table-cell>
          <table:table-cell office:value-type="float" office:value="1.52662578989e+12" calcext:value-type="float">
            <text:p>1.52662578989e+12</text:p>
          </table:table-cell>
          <table:table-cell office:value-type="string" calcext:value-type="string">
            <text:p>Fri May 18 12:13:09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75829.0" calcext:value-type="float">
            <text:p>75829.0</text:p>
          </table:table-cell>
          <table:table-cell office:value-type="float" office:value="2369.67" calcext:value-type="float">
            <text:p>2369.67</text:p>
          </table:table-cell>
          <table:table-cell office:value-type="float" office:value="3374.30223998" calcext:value-type="float">
            <text:p>3374.3022399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2-15-21</text:p>
          </table:table-cell>
          <table:table-cell office:value-type="float" office:value="1.52662592101e+12" calcext:value-type="float">
            <text:p>1.52662592101e+12</text:p>
          </table:table-cell>
          <table:table-cell office:value-type="string" calcext:value-type="string">
            <text:p>Fri May 18 12:15:21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38435.0" calcext:value-type="float">
            <text:p>38435.0</text:p>
          </table:table-cell>
          <table:table-cell office:value-type="float" office:value="2402.19" calcext:value-type="float">
            <text:p>2402.19</text:p>
          </table:table-cell>
          <table:table-cell office:value-type="float" office:value="6657.87706821" calcext:value-type="float">
            <text:p>6657.87706821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2-17-32</text:p>
          </table:table-cell>
          <table:table-cell office:value-type="float" office:value="1.52662605212e+12" calcext:value-type="float">
            <text:p>1.52662605212e+12</text:p>
          </table:table-cell>
          <table:table-cell office:value-type="string" calcext:value-type="string">
            <text:p>Fri May 18 12:17:32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8696.0" calcext:value-type="float">
            <text:p>18696.0</text:p>
          </table:table-cell>
          <table:table-cell office:value-type="float" office:value="2336.99" calcext:value-type="float">
            <text:p>2336.99</text:p>
          </table:table-cell>
          <table:table-cell office:value-type="float" office:value="13686.9681324" calcext:value-type="float">
            <text:p>13686.968132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2-19-43</text:p>
          </table:table-cell>
          <table:table-cell office:value-type="float" office:value="1.52662618327e+12" calcext:value-type="float">
            <text:p>1.52662618327e+12</text:p>
          </table:table-cell>
          <table:table-cell office:value-type="string" calcext:value-type="string">
            <text:p>Fri May 18 12:19:43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4436.0" calcext:value-type="float">
            <text:p>34436.0</text:p>
          </table:table-cell>
          <table:table-cell office:value-type="float" office:value="16.81" calcext:value-type="float">
            <text:p>16.81</text:p>
          </table:table-cell>
          <table:table-cell office:value-type="float" office:value="0.0" calcext:value-type="float">
            <text:p>0.0</text:p>
          </table:table-cell>
          <table:table-cell office:value-type="float" office:value="28.627619345" calcext:value-type="float">
            <text:p>28.627619345</text:p>
          </table:table-cell>
          <table:table-cell office:value-type="string" calcext:value-type="string">
            <text:p>2018-05-18_12-21-54</text:p>
          </table:table-cell>
          <table:table-cell office:value-type="float" office:value="1.52662631432e+12" calcext:value-type="float">
            <text:p>1.52662631432e+12</text:p>
          </table:table-cell>
          <table:table-cell office:value-type="string" calcext:value-type="string">
            <text:p>Fri May 18 12:21:54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3771.0" calcext:value-type="float">
            <text:p>33771.0</text:p>
          </table:table-cell>
          <table:table-cell office:value-type="float" office:value="32.98" calcext:value-type="float">
            <text:p>32.98</text:p>
          </table:table-cell>
          <table:table-cell office:value-type="float" office:value="0.0" calcext:value-type="float">
            <text:p>0.0</text:p>
          </table:table-cell>
          <table:table-cell office:value-type="float" office:value="29.203422056" calcext:value-type="float">
            <text:p>29.203422056</text:p>
          </table:table-cell>
          <table:table-cell office:value-type="string" calcext:value-type="string">
            <text:p>2018-05-18_12-24-05</text:p>
          </table:table-cell>
          <table:table-cell office:value-type="float" office:value="1.52662644542e+12" calcext:value-type="float">
            <text:p>1.52662644542e+12</text:p>
          </table:table-cell>
          <table:table-cell office:value-type="string" calcext:value-type="string">
            <text:p>Fri May 18 12:24:05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2594.0" calcext:value-type="float">
            <text:p>32594.0</text:p>
          </table:table-cell>
          <table:table-cell office:value-type="float" office:value="63.66" calcext:value-type="float">
            <text:p>63.66</text:p>
          </table:table-cell>
          <table:table-cell office:value-type="float" office:value="0.0" calcext:value-type="float">
            <text:p>0.0</text:p>
          </table:table-cell>
          <table:table-cell office:value-type="float" office:value="30.270947608" calcext:value-type="float">
            <text:p>30.270947608</text:p>
          </table:table-cell>
          <table:table-cell office:value-type="string" calcext:value-type="string">
            <text:p>2018-05-18_12-26-16</text:p>
          </table:table-cell>
          <table:table-cell office:value-type="float" office:value="1.52662657656e+12" calcext:value-type="float">
            <text:p>1.52662657656e+12</text:p>
          </table:table-cell>
          <table:table-cell office:value-type="string" calcext:value-type="string">
            <text:p>Fri May 18 12:26:16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0170.0" calcext:value-type="float">
            <text:p>30170.0</text:p>
          </table:table-cell>
          <table:table-cell office:value-type="float" office:value="117.85" calcext:value-type="float">
            <text:p>117.85</text:p>
          </table:table-cell>
          <table:table-cell office:value-type="float" office:value="0.0" calcext:value-type="float">
            <text:p>0.0</text:p>
          </table:table-cell>
          <table:table-cell office:value-type="float" office:value="32.717051483" calcext:value-type="float">
            <text:p>32.717051483</text:p>
          </table:table-cell>
          <table:table-cell office:value-type="string" calcext:value-type="string">
            <text:p>2018-05-18_12-28-27</text:p>
          </table:table-cell>
          <table:table-cell office:value-type="float" office:value="1.52662670767e+12" calcext:value-type="float">
            <text:p>1.52662670767e+12</text:p>
          </table:table-cell>
          <table:table-cell office:value-type="string" calcext:value-type="string">
            <text:p>Fri May 18 12:28:27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9501.0" calcext:value-type="float">
            <text:p>19501.0</text:p>
          </table:table-cell>
          <table:table-cell office:value-type="float" office:value="152.35" calcext:value-type="float">
            <text:p>152.35</text:p>
          </table:table-cell>
          <table:table-cell office:value-type="float" office:value="0.0" calcext:value-type="float">
            <text:p>0.0</text:p>
          </table:table-cell>
          <table:table-cell office:value-type="float" office:value="50.362671918" calcext:value-type="float">
            <text:p>50.362671918</text:p>
          </table:table-cell>
          <table:table-cell office:value-type="string" calcext:value-type="string">
            <text:p>2018-05-18_12-30-38</text:p>
          </table:table-cell>
          <table:table-cell office:value-type="float" office:value="1.52662683878e+12" calcext:value-type="float">
            <text:p>1.52662683878e+12</text:p>
          </table:table-cell>
          <table:table-cell office:value-type="string" calcext:value-type="string">
            <text:p>Fri May 18 12:30:38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6199.0" calcext:value-type="float">
            <text:p>16199.0</text:p>
          </table:table-cell>
          <table:table-cell office:value-type="float" office:value="253.11" calcext:value-type="float">
            <text:p>253.11</text:p>
          </table:table-cell>
          <table:table-cell office:value-type="float" office:value="0.0" calcext:value-type="float">
            <text:p>0.0</text:p>
          </table:table-cell>
          <table:table-cell office:value-type="float" office:value="60.979304204" calcext:value-type="float">
            <text:p>60.979304204</text:p>
          </table:table-cell>
          <table:table-cell office:value-type="string" calcext:value-type="string">
            <text:p>2018-05-18_12-32-49</text:p>
          </table:table-cell>
          <table:table-cell office:value-type="float" office:value="1.52662696988e+12" calcext:value-type="float">
            <text:p>1.52662696988e+12</text:p>
          </table:table-cell>
          <table:table-cell office:value-type="string" calcext:value-type="string">
            <text:p>Fri May 18 12:32:49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2478.0" calcext:value-type="float">
            <text:p>12478.0</text:p>
          </table:table-cell>
          <table:table-cell office:value-type="float" office:value="389.94" calcext:value-type="float">
            <text:p>389.94</text:p>
          </table:table-cell>
          <table:table-cell office:value-type="float" office:value="0.0" calcext:value-type="float">
            <text:p>0.0</text:p>
          </table:table-cell>
          <table:table-cell office:value-type="float" office:value="79.293308555" calcext:value-type="float">
            <text:p>79.293308555</text:p>
          </table:table-cell>
          <table:table-cell office:value-type="string" calcext:value-type="string">
            <text:p>2018-05-18_12-35-00</text:p>
          </table:table-cell>
          <table:table-cell office:value-type="float" office:value="1.52662710098e+12" calcext:value-type="float">
            <text:p>1.52662710098e+12</text:p>
          </table:table-cell>
          <table:table-cell office:value-type="string" calcext:value-type="string">
            <text:p>Fri May 18 12:35:00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9267.0" calcext:value-type="float">
            <text:p>9267.0</text:p>
          </table:table-cell>
          <table:table-cell office:value-type="float" office:value="579.16" calcext:value-type="float">
            <text:p>579.16</text:p>
          </table:table-cell>
          <table:table-cell office:value-type="float" office:value="0.0" calcext:value-type="float">
            <text:p>0.0</text:p>
          </table:table-cell>
          <table:table-cell office:value-type="float" office:value="107.076823107" calcext:value-type="float">
            <text:p>107.076823107</text:p>
          </table:table-cell>
          <table:table-cell office:value-type="string" calcext:value-type="string">
            <text:p>2018-05-18_12-37-12</text:p>
          </table:table-cell>
          <table:table-cell office:value-type="float" office:value="1.52662723209e+12" calcext:value-type="float">
            <text:p>1.52662723209e+12</text:p>
          </table:table-cell>
          <table:table-cell office:value-type="string" calcext:value-type="string">
            <text:p>Fri May 18 12:37:12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5357.0" calcext:value-type="float">
            <text:p>5357.0</text:p>
          </table:table-cell>
          <table:table-cell office:value-type="float" office:value="669.65" calcext:value-type="float">
            <text:p>669.65</text:p>
          </table:table-cell>
          <table:table-cell office:value-type="float" office:value="0.0" calcext:value-type="float">
            <text:p>0.0</text:p>
          </table:table-cell>
          <table:table-cell office:value-type="float" office:value="185.293112424" calcext:value-type="float">
            <text:p>185.293112424</text:p>
          </table:table-cell>
          <table:table-cell office:value-type="string" calcext:value-type="string">
            <text:p>2018-05-18_12-39-23</text:p>
          </table:table-cell>
          <table:table-cell office:value-type="float" office:value="1.52662736319e+12" calcext:value-type="float">
            <text:p>1.52662736319e+12</text:p>
          </table:table-cell>
          <table:table-cell office:value-type="string" calcext:value-type="string">
            <text:p>Fri May 18 12:39:23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22800.0" calcext:value-type="float">
            <text:p>22800.0</text:p>
          </table:table-cell>
          <table:table-cell office:value-type="float" office:value="89.06" calcext:value-type="float">
            <text:p>89.06</text:p>
          </table:table-cell>
          <table:table-cell office:value-type="float" office:value="51.946175842" calcext:value-type="float">
            <text:p>51.946175842</text:p>
          </table:table-cell>
          <table:table-cell office:value-type="float" office:value="34.552346222" calcext:value-type="float">
            <text:p>34.552346222</text:p>
          </table:table-cell>
          <table:table-cell office:value-type="string" calcext:value-type="string">
            <text:p>2018-05-18_12-41-34</text:p>
          </table:table-cell>
          <table:table-cell office:value-type="float" office:value="1.5266274943e+12" calcext:value-type="float">
            <text:p>1.5266274943e+12</text:p>
          </table:table-cell>
          <table:table-cell office:value-type="string" calcext:value-type="string">
            <text:p>Fri May 18 12:41:34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43342.0" calcext:value-type="float">
            <text:p>43342.0</text:p>
          </table:table-cell>
          <table:table-cell office:value-type="float" office:value="169.3" calcext:value-type="float">
            <text:p>169.3</text:p>
          </table:table-cell>
          <table:table-cell office:value-type="float" office:value="54.83653391" calcext:value-type="float">
            <text:p>54.83653391</text:p>
          </table:table-cell>
          <table:table-cell office:value-type="float" office:value="36.316969336" calcext:value-type="float">
            <text:p>36.316969336</text:p>
          </table:table-cell>
          <table:table-cell office:value-type="string" calcext:value-type="string">
            <text:p>2018-05-18_12-43-45</text:p>
          </table:table-cell>
          <table:table-cell office:value-type="float" office:value="1.52662762543e+12" calcext:value-type="float">
            <text:p>1.52662762543e+12</text:p>
          </table:table-cell>
          <table:table-cell office:value-type="string" calcext:value-type="string">
            <text:p>Fri May 18 12:43:45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86812.0" calcext:value-type="float">
            <text:p>86812.0</text:p>
          </table:table-cell>
          <table:table-cell office:value-type="float" office:value="339.11" calcext:value-type="float">
            <text:p>339.11</text:p>
          </table:table-cell>
          <table:table-cell office:value-type="float" office:value="56.868299412" calcext:value-type="float">
            <text:p>56.868299412</text:p>
          </table:table-cell>
          <table:table-cell office:value-type="float" office:value="34.26377195" calcext:value-type="float">
            <text:p>34.26377195</text:p>
          </table:table-cell>
          <table:table-cell office:value-type="string" calcext:value-type="string">
            <text:p>2018-05-18_12-45-56</text:p>
          </table:table-cell>
          <table:table-cell office:value-type="float" office:value="1.52662775653e+12" calcext:value-type="float">
            <text:p>1.52662775653e+12</text:p>
          </table:table-cell>
          <table:table-cell office:value-type="string" calcext:value-type="string">
            <text:p>Fri May 18 12:45:56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153417.0" calcext:value-type="float">
            <text:p>153417.0</text:p>
          </table:table-cell>
          <table:table-cell office:value-type="float" office:value="599.29" calcext:value-type="float">
            <text:p>599.29</text:p>
          </table:table-cell>
          <table:table-cell office:value-type="float" office:value="66.964376738" calcext:value-type="float">
            <text:p>66.964376738</text:p>
          </table:table-cell>
          <table:table-cell office:value-type="float" office:value="36.205163488" calcext:value-type="float">
            <text:p>36.205163488</text:p>
          </table:table-cell>
          <table:table-cell office:value-type="string" calcext:value-type="string">
            <text:p>2018-05-18_12-48-07</text:p>
          </table:table-cell>
          <table:table-cell office:value-type="float" office:value="1.52662788769e+12" calcext:value-type="float">
            <text:p>1.52662788769e+12</text:p>
          </table:table-cell>
          <table:table-cell office:value-type="string" calcext:value-type="string">
            <text:p>Fri May 18 12:48:07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273688.0" calcext:value-type="float">
            <text:p>273688.0</text:p>
          </table:table-cell>
          <table:table-cell office:value-type="float" office:value="1069.09" calcext:value-type="float">
            <text:p>1069.09</text:p>
          </table:table-cell>
          <table:table-cell office:value-type="float" office:value="80.89651219" calcext:value-type="float">
            <text:p>80.89651219</text:p>
          </table:table-cell>
          <table:table-cell office:value-type="float" office:value="34.95123614" calcext:value-type="float">
            <text:p>34.95123614</text:p>
          </table:table-cell>
          <table:table-cell office:value-type="string" calcext:value-type="string">
            <text:p>2018-05-18_12-50-18</text:p>
          </table:table-cell>
          <table:table-cell office:value-type="float" office:value="1.5266280188e+12" calcext:value-type="float">
            <text:p>1.5266280188e+12</text:p>
          </table:table-cell>
          <table:table-cell office:value-type="string" calcext:value-type="string">
            <text:p>Fri May 18 12:50:18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455368.0" calcext:value-type="float">
            <text:p>455368.0</text:p>
          </table:table-cell>
          <table:table-cell office:value-type="float" office:value="1778.78" calcext:value-type="float">
            <text:p>1778.78</text:p>
          </table:table-cell>
          <table:table-cell office:value-type="float" office:value="103.460015345" calcext:value-type="float">
            <text:p>103.460015345</text:p>
          </table:table-cell>
          <table:table-cell office:value-type="float" office:value="35.817678598" calcext:value-type="float">
            <text:p>35.817678598</text:p>
          </table:table-cell>
          <table:table-cell office:value-type="string" calcext:value-type="string">
            <text:p>2018-05-18_12-52-29</text:p>
          </table:table-cell>
          <table:table-cell office:value-type="float" office:value="1.52662814993e+12" calcext:value-type="float">
            <text:p>1.52662814993e+12</text:p>
          </table:table-cell>
          <table:table-cell office:value-type="string" calcext:value-type="string">
            <text:p>Fri May 18 12:52:29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711942.0" calcext:value-type="float">
            <text:p>711942.0</text:p>
          </table:table-cell>
          <table:table-cell office:value-type="float" office:value="2781.02" calcext:value-type="float">
            <text:p>2781.02</text:p>
          </table:table-cell>
          <table:table-cell office:value-type="float" office:value="138.487415123" calcext:value-type="float">
            <text:p>138.487415123</text:p>
          </table:table-cell>
          <table:table-cell office:value-type="float" office:value="39.767926531" calcext:value-type="float">
            <text:p>39.767926531</text:p>
          </table:table-cell>
          <table:table-cell office:value-type="string" calcext:value-type="string">
            <text:p>2018-05-18_12-54-41</text:p>
          </table:table-cell>
          <table:table-cell office:value-type="float" office:value="1.52662828105e+12" calcext:value-type="float">
            <text:p>1.52662828105e+12</text:p>
          </table:table-cell>
          <table:table-cell office:value-type="string" calcext:value-type="string">
            <text:p>Fri May 18 12:54:41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7584.0" calcext:value-type="float">
            <text:p>17584.0</text:p>
          </table:table-cell>
          <table:table-cell office:value-type="float" office:value="68.69" calcext:value-type="float">
            <text:p>68.69</text:p>
          </table:table-cell>
          <table:table-cell office:value-type="float" office:value="56.154048629" calcext:value-type="float">
            <text:p>56.154048629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2-56-52</text:p>
          </table:table-cell>
          <table:table-cell office:value-type="float" office:value="1.52662841212e+12" calcext:value-type="float">
            <text:p>1.52662841212e+12</text:p>
          </table:table-cell>
          <table:table-cell office:value-type="string" calcext:value-type="string">
            <text:p>Fri May 18 12:56:52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34959.0" calcext:value-type="float">
            <text:p>34959.0</text:p>
          </table:table-cell>
          <table:table-cell office:value-type="float" office:value="136.56" calcext:value-type="float">
            <text:p>136.56</text:p>
          </table:table-cell>
          <table:table-cell office:value-type="float" office:value="56.584456652" calcext:value-type="float">
            <text:p>56.58445665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2-59-03</text:p>
          </table:table-cell>
          <table:table-cell office:value-type="float" office:value="1.52662854326e+12" calcext:value-type="float">
            <text:p>1.52662854326e+12</text:p>
          </table:table-cell>
          <table:table-cell office:value-type="string" calcext:value-type="string">
            <text:p>Fri May 18 12:59:03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69594.0" calcext:value-type="float">
            <text:p>69594.0</text:p>
          </table:table-cell>
          <table:table-cell office:value-type="float" office:value="271.85" calcext:value-type="float">
            <text:p>271.85</text:p>
          </table:table-cell>
          <table:table-cell office:value-type="float" office:value="56.896250888" calcext:value-type="float">
            <text:p>56.89625088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3-01-14</text:p>
          </table:table-cell>
          <table:table-cell office:value-type="float" office:value="1.52662867437e+12" calcext:value-type="float">
            <text:p>1.52662867437e+12</text:p>
          </table:table-cell>
          <table:table-cell office:value-type="string" calcext:value-type="string">
            <text:p>Fri May 18 13:01:14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139812.0" calcext:value-type="float">
            <text:p>139812.0</text:p>
          </table:table-cell>
          <table:table-cell office:value-type="float" office:value="546.14" calcext:value-type="float">
            <text:p>546.14</text:p>
          </table:table-cell>
          <table:table-cell office:value-type="float" office:value="56.681367612" calcext:value-type="float">
            <text:p>56.68136761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3-03-25</text:p>
          </table:table-cell>
          <table:table-cell office:value-type="float" office:value="1.52662880552e+12" calcext:value-type="float">
            <text:p>1.52662880552e+12</text:p>
          </table:table-cell>
          <table:table-cell office:value-type="string" calcext:value-type="string">
            <text:p>Fri May 18 13:03:25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293004.0" calcext:value-type="float">
            <text:p>293004.0</text:p>
          </table:table-cell>
          <table:table-cell office:value-type="float" office:value="1144.55" calcext:value-type="float">
            <text:p>1144.55</text:p>
          </table:table-cell>
          <table:table-cell office:value-type="float" office:value="54.051514799" calcext:value-type="float">
            <text:p>54.051514799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3-05-36</text:p>
          </table:table-cell>
          <table:table-cell office:value-type="float" office:value="1.52662893664e+12" calcext:value-type="float">
            <text:p>1.52662893664e+12</text:p>
          </table:table-cell>
          <table:table-cell office:value-type="string" calcext:value-type="string">
            <text:p>Fri May 18 13:05:36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557742.0" calcext:value-type="float">
            <text:p>557742.0</text:p>
          </table:table-cell>
          <table:table-cell office:value-type="float" office:value="2178.68" calcext:value-type="float">
            <text:p>2178.68</text:p>
          </table:table-cell>
          <table:table-cell office:value-type="float" office:value="56.760830504" calcext:value-type="float">
            <text:p>56.76083050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3-07-47</text:p>
          </table:table-cell>
          <table:table-cell office:value-type="float" office:value="1.52662906776e+12" calcext:value-type="float">
            <text:p>1.52662906776e+12</text:p>
          </table:table-cell>
          <table:table-cell office:value-type="string" calcext:value-type="string">
            <text:p>Fri May 18 13:07:47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954136.0" calcext:value-type="float">
            <text:p>954136.0</text:p>
          </table:table-cell>
          <table:table-cell office:value-type="float" office:value="3727.09" calcext:value-type="float">
            <text:p>3727.09</text:p>
          </table:table-cell>
          <table:table-cell office:value-type="float" office:value="66.345357689" calcext:value-type="float">
            <text:p>66.345357689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8_13-09-58</text:p>
          </table:table-cell>
          <table:table-cell office:value-type="float" office:value="1.5266291989e+12" calcext:value-type="float">
            <text:p>1.5266291989e+12</text:p>
          </table:table-cell>
          <table:table-cell office:value-type="string" calcext:value-type="string">
            <text:p>Fri May 18 13:09:58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0194.0" calcext:value-type="float">
            <text:p>30194.0</text:p>
          </table:table-cell>
          <table:table-cell office:value-type="float" office:value="117.94" calcext:value-type="float">
            <text:p>117.94</text:p>
          </table:table-cell>
          <table:table-cell office:value-type="float" office:value="0.0" calcext:value-type="float">
            <text:p>0.0</text:p>
          </table:table-cell>
          <table:table-cell office:value-type="float" office:value="32.656933547" calcext:value-type="float">
            <text:p>32.656933547</text:p>
          </table:table-cell>
          <table:table-cell office:value-type="string" calcext:value-type="string">
            <text:p>2018-05-18_13-12-09</text:p>
          </table:table-cell>
          <table:table-cell office:value-type="float" office:value="1.52662932995e+12" calcext:value-type="float">
            <text:p>1.52662932995e+12</text:p>
          </table:table-cell>
          <table:table-cell office:value-type="string" calcext:value-type="string">
            <text:p>Fri May 18 13:12:09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61040.0" calcext:value-type="float">
            <text:p>61040.0</text:p>
          </table:table-cell>
          <table:table-cell office:value-type="float" office:value="238.44" calcext:value-type="float">
            <text:p>238.44</text:p>
          </table:table-cell>
          <table:table-cell office:value-type="float" office:value="0.0" calcext:value-type="float">
            <text:p>0.0</text:p>
          </table:table-cell>
          <table:table-cell office:value-type="float" office:value="32.317241556" calcext:value-type="float">
            <text:p>32.317241556</text:p>
          </table:table-cell>
          <table:table-cell office:value-type="string" calcext:value-type="string">
            <text:p>2018-05-18_13-14-21</text:p>
          </table:table-cell>
          <table:table-cell office:value-type="float" office:value="1.52662946109e+12" calcext:value-type="float">
            <text:p>1.52662946109e+12</text:p>
          </table:table-cell>
          <table:table-cell office:value-type="string" calcext:value-type="string">
            <text:p>Fri May 18 13:14:21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116196.0" calcext:value-type="float">
            <text:p>116196.0</text:p>
          </table:table-cell>
          <table:table-cell office:value-type="float" office:value="453.89" calcext:value-type="float">
            <text:p>453.89</text:p>
          </table:table-cell>
          <table:table-cell office:value-type="float" office:value="0.0" calcext:value-type="float">
            <text:p>0.0</text:p>
          </table:table-cell>
          <table:table-cell office:value-type="float" office:value="33.902780117" calcext:value-type="float">
            <text:p>33.902780117</text:p>
          </table:table-cell>
          <table:table-cell office:value-type="string" calcext:value-type="string">
            <text:p>2018-05-18_13-16-32</text:p>
          </table:table-cell>
          <table:table-cell office:value-type="float" office:value="1.52662959218e+12" calcext:value-type="float">
            <text:p>1.52662959218e+12</text:p>
          </table:table-cell>
          <table:table-cell office:value-type="string" calcext:value-type="string">
            <text:p>Fri May 18 13:16:32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227705.0" calcext:value-type="float">
            <text:p>227705.0</text:p>
          </table:table-cell>
          <table:table-cell office:value-type="float" office:value="889.47" calcext:value-type="float">
            <text:p>889.47</text:p>
          </table:table-cell>
          <table:table-cell office:value-type="float" office:value="0.0" calcext:value-type="float">
            <text:p>0.0</text:p>
          </table:table-cell>
          <table:table-cell office:value-type="float" office:value="34.601662262" calcext:value-type="float">
            <text:p>34.601662262</text:p>
          </table:table-cell>
          <table:table-cell office:value-type="string" calcext:value-type="string">
            <text:p>2018-05-18_13-18-43</text:p>
          </table:table-cell>
          <table:table-cell office:value-type="float" office:value="1.52662972331e+12" calcext:value-type="float">
            <text:p>1.52662972331e+12</text:p>
          </table:table-cell>
          <table:table-cell office:value-type="string" calcext:value-type="string">
            <text:p>Fri May 18 13:18:43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465318.0" calcext:value-type="float">
            <text:p>465318.0</text:p>
          </table:table-cell>
          <table:table-cell office:value-type="float" office:value="1817.65" calcext:value-type="float">
            <text:p>1817.65</text:p>
          </table:table-cell>
          <table:table-cell office:value-type="float" office:value="0.0" calcext:value-type="float">
            <text:p>0.0</text:p>
          </table:table-cell>
          <table:table-cell office:value-type="float" office:value="33.825448271" calcext:value-type="float">
            <text:p>33.825448271</text:p>
          </table:table-cell>
          <table:table-cell office:value-type="string" calcext:value-type="string">
            <text:p>2018-05-18_13-20-54</text:p>
          </table:table-cell>
          <table:table-cell office:value-type="float" office:value="1.52662985442e+12" calcext:value-type="float">
            <text:p>1.52662985442e+12</text:p>
          </table:table-cell>
          <table:table-cell office:value-type="string" calcext:value-type="string">
            <text:p>Fri May 18 13:20:54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801572.0" calcext:value-type="float">
            <text:p>801572.0</text:p>
          </table:table-cell>
          <table:table-cell office:value-type="float" office:value="3131.14" calcext:value-type="float">
            <text:p>3131.14</text:p>
          </table:table-cell>
          <table:table-cell office:value-type="float" office:value="0.0" calcext:value-type="float">
            <text:p>0.0</text:p>
          </table:table-cell>
          <table:table-cell office:value-type="float" office:value="39.275378918" calcext:value-type="float">
            <text:p>39.275378918</text:p>
          </table:table-cell>
          <table:table-cell office:value-type="string" calcext:value-type="string">
            <text:p>2018-05-18_13-23-05</text:p>
          </table:table-cell>
          <table:table-cell office:value-type="float" office:value="1.52662998553e+12" calcext:value-type="float">
            <text:p>1.52662998553e+12</text:p>
          </table:table-cell>
          <table:table-cell office:value-type="string" calcext:value-type="string">
            <text:p>Fri May 18 13:23:05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1102045.0" calcext:value-type="float">
            <text:p>1102045.0</text:p>
          </table:table-cell>
          <table:table-cell office:value-type="float" office:value="4304.86" calcext:value-type="float">
            <text:p>4304.86</text:p>
          </table:table-cell>
          <table:table-cell office:value-type="float" office:value="0.0" calcext:value-type="float">
            <text:p>0.0</text:p>
          </table:table-cell>
          <table:table-cell office:value-type="float" office:value="57.208431798" calcext:value-type="float">
            <text:p>57.208431798</text:p>
          </table:table-cell>
          <table:table-cell office:value-type="string" calcext:value-type="string">
            <text:p>2018-05-18_13-25-16</text:p>
          </table:table-cell>
          <table:table-cell office:value-type="float" office:value="1.52663011667e+12" calcext:value-type="float">
            <text:p>1.52663011667e+12</text:p>
          </table:table-cell>
          <table:table-cell office:value-type="string" calcext:value-type="string">
            <text:p>Fri May 18 13:25:16 2018</text:p>
          </table:table-cell>
          <table:table-cell office:value-type="string" calcext:value-type="string">
            <text:p>Sustained 4KB Random Write Tests by Number of Threads</text:p>
          </table:table-cell>
        </table:table-row>
      </table:table>
      <table:table table:name="Timeseries" table:style-name="ta1">
        <table:table-column table:style-name="co1" table:default-cell-style-name="Default"/>
        <table:table-row table:style-name="ro1">
          <table:table-cell office:value-type="string" calcext:value-type="string">
            <text:p>Drives</text:p>
          </table:table-cell>
          <table:table-cell office:value-type="string" calcext:value-type="string">
            <text:p>/dev/nvme0n1:/dev/nvme1n1:/dev/nvme2n1:/dev/nvme3n1:/dev/nvme4n1:/dev/nvme5n1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NVMF-DM-DEV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Abstract Targets</text:p>
          </table:table-cell>
        </table:table-row>
        <table:table-row table:style-name="ro1">
          <table:table-cell office:value-type="string" calcext:value-type="string">
            <text:p>Avail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ested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argets</text:p>
          </table:table-cell>
          <table:table-cell office:value-type="float" office:value="6.0" calcext:value-type="float">
            <text:p>6.0</text:p>
          </table:table-cell>
        </table:table-row>
        <table:table-row table:style-name="ro1">
          <table:table-cell office:value-type="string" calcext:value-type="string">
            <text:p>EachTargetSize</text:p>
          </table:table-cell>
          <table:table-cell office:value-type="float" office:value="744.0" calcext:value-type="float">
            <text:p>74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Xeon CPU E5-2650 v4 @ 2.20GHz</text:p>
          </table:table-cell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48.0" calcext:value-type="float">
            <text:p>48.0</text:p>
          </table:table-cell>
        </table:table-row>
        <table:table-row table:style-name="ro1">
          <table:table-cell office:value-type="string" calcext:value-type="string">
            <text:p>Frequency</text:p>
          </table:table-cell>
          <table:table-cell office:value-type="float" office:value="2200.0" calcext:value-type="float">
            <text:p>2200.0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inux host2 4.9.64 #1 SMP Sun Nov 26 09:05:27 IST 2017 x86_64 x86_64</text:p>
          </table:table-cell>
        </table:table-row>
        <table:table-row table:style-name="ro1">
          <table:table-cell office:value-type="string" calcext:value-type="string">
            <text:p>FIOVersion</text:p>
          </table:table-cell>
          <table:table-cell office:value-type="string" calcext:value-type="string">
            <text:p>fio-3.2-72-ge80d</text:p>
          </table:table-cell>
        </table:table-row>
        <table:table-row table:style-name="ro1">
          <table:table-cell office:value-type="string" calcext:value-type="string">
            <text:p>IOPS</text:p>
          </table:table-cell>
        </table:table-row>
      </table:table>
      <table:table table:name="Exceedance" table:style-name="ta1">
        <table:table-column table:style-name="co1" table:default-cell-style-name="Default"/>
        <table:table-row table:style-name="ro1">
          <table:table-cell office:value-type="string" calcext:value-type="string">
            <text:p>Drives</text:p>
          </table:table-cell>
          <table:table-cell office:value-type="string" calcext:value-type="string">
            <text:p>/dev/nvme0n1:/dev/nvme1n1:/dev/nvme2n1:/dev/nvme3n1:/dev/nvme4n1:/dev/nvme5n1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NVMF-DM-DEV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Abstract Targets</text:p>
          </table:table-cell>
        </table:table-row>
        <table:table-row table:style-name="ro1">
          <table:table-cell office:value-type="string" calcext:value-type="string">
            <text:p>Avail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ested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argets</text:p>
          </table:table-cell>
          <table:table-cell office:value-type="float" office:value="6.0" calcext:value-type="float">
            <text:p>6.0</text:p>
          </table:table-cell>
        </table:table-row>
        <table:table-row table:style-name="ro1">
          <table:table-cell office:value-type="string" calcext:value-type="string">
            <text:p>EachTargetSize</text:p>
          </table:table-cell>
          <table:table-cell office:value-type="float" office:value="744.0" calcext:value-type="float">
            <text:p>74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Xeon CPU E5-2650 v4 @ 2.20GHz</text:p>
          </table:table-cell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48.0" calcext:value-type="float">
            <text:p>48.0</text:p>
          </table:table-cell>
        </table:table-row>
        <table:table-row table:style-name="ro1">
          <table:table-cell office:value-type="string" calcext:value-type="string">
            <text:p>Frequency</text:p>
          </table:table-cell>
          <table:table-cell office:value-type="float" office:value="2200.0" calcext:value-type="float">
            <text:p>2200.0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inux host2 4.9.64 #1 SMP Sun Nov 26 09:05:27 IST 2017 x86_64 x86_64</text:p>
          </table:table-cell>
        </table:table-row>
        <table:table-row table:style-name="ro1">
          <table:table-cell office:value-type="string" calcext:value-type="string">
            <text:p>FIOVersion</text:p>
          </table:table-cell>
          <table:table-cell office:value-type="string" calcext:value-type="string">
            <text:p>fio-3.2-72-ge80d</text:p>
          </table:table-cell>
        </table:table-row>
        <table:table-row table:style-name="ro1">
          <table:table-cell office:value-type="string" calcext:value-type="string">
            <text:p>QD1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1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4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4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16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16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32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32 Write Exceedance</text:p>
          </table:table-cell>
        </table:table-row>
        <table:table-row table:style-name="ro1"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99999926871" calcext:value-type="float">
            <text:p>0.99999926871</text:p>
          </table:table-cell>
          <table:table-cell office:value-type="float" office:value="2.288" calcext:value-type="float">
            <text:p>2.288</text:p>
          </table:table-cell>
          <table:table-cell office:value-type="float" office:value="0.999999269292" calcext:value-type="float">
            <text:p>0.999999269292</text:p>
          </table:table-cell>
          <table:table-cell office:value-type="string" calcext:value-type="string">
            <text:p/>
          </table:table-cell>
          <table:table-cell office:value-type="float" office:value="2.256" calcext:value-type="float">
            <text:p>2.256</text:p>
          </table:table-cell>
          <table:table-cell office:value-type="float" office:value="0.999999808016" calcext:value-type="float">
            <text:p>0.999999808016</text:p>
          </table:table-cell>
          <table:table-cell office:value-type="float" office:value="1.56" calcext:value-type="float">
            <text:p>1.56</text:p>
          </table:table-cell>
          <table:table-cell office:value-type="float" office:value="0.999999808014" calcext:value-type="float">
            <text:p>0.999999808014</text:p>
          </table:table-cell>
          <table:table-cell office:value-type="string" calcext:value-type="string">
            <text:p/>
          </table:table-cell>
          <table:table-cell office:value-type="float" office:value="1.512" calcext:value-type="float">
            <text:p>1.512</text:p>
          </table:table-cell>
          <table:table-cell office:value-type="float" office:value="0.999999939099" calcext:value-type="float">
            <text:p>0.999999939099</text:p>
          </table:table-cell>
          <table:table-cell office:value-type="float" office:value="7.584" calcext:value-type="float">
            <text:p>7.584</text:p>
          </table:table-cell>
          <table:table-cell office:value-type="float" office:value="0.99999993911" calcext:value-type="float">
            <text:p>0.99999993911</text:p>
          </table:table-cell>
          <table:table-cell office:value-type="string" calcext:value-type="string">
            <text:p/>
          </table:table-cell>
          <table:table-cell office:value-type="float" office:value="0.804" calcext:value-type="float">
            <text:p>0.804</text:p>
          </table:table-cell>
          <table:table-cell office:value-type="float" office:value="0.99999996339" calcext:value-type="float">
            <text:p>0.99999996339</text:p>
          </table:table-cell>
          <table:table-cell office:value-type="float" office:value="0.524" calcext:value-type="float">
            <text:p>0.524</text:p>
          </table:table-cell>
          <table:table-cell office:value-type="float" office:value="0.999999926823" calcext:value-type="float">
            <text:p>0.9999999268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0.99999853742" calcext:value-type="float">
            <text:p>0.99999853742</text:p>
          </table:table-cell>
          <table:table-cell office:value-type="float" office:value="2.32" calcext:value-type="float">
            <text:p>2.32</text:p>
          </table:table-cell>
          <table:table-cell office:value-type="float" office:value="0.999998538584" calcext:value-type="float">
            <text:p>0.999998538584</text:p>
          </table:table-cell>
          <table:table-cell office:value-type="string" calcext:value-type="string">
            <text:p/>
          </table:table-cell>
          <table:table-cell office:value-type="float" office:value="35.584" calcext:value-type="float">
            <text:p>35.584</text:p>
          </table:table-cell>
          <table:table-cell office:value-type="float" office:value="0.999999616033" calcext:value-type="float">
            <text:p>0.999999616033</text:p>
          </table:table-cell>
          <table:table-cell office:value-type="float" office:value="10.176" calcext:value-type="float">
            <text:p>10.176</text:p>
          </table:table-cell>
          <table:table-cell office:value-type="float" office:value="0.999999616029" calcext:value-type="float">
            <text:p>0.999999616029</text:p>
          </table:table-cell>
          <table:table-cell office:value-type="string" calcext:value-type="string">
            <text:p/>
          </table:table-cell>
          <table:table-cell office:value-type="float" office:value="1.608" calcext:value-type="float">
            <text:p>1.608</text:p>
          </table:table-cell>
          <table:table-cell office:value-type="float" office:value="0.999999878197" calcext:value-type="float">
            <text:p>0.999999878197</text:p>
          </table:table-cell>
          <table:table-cell office:value-type="float" office:value="8.64" calcext:value-type="float">
            <text:p>8.64</text:p>
          </table:table-cell>
          <table:table-cell office:value-type="float" office:value="0.99999987822" calcext:value-type="float">
            <text:p>0.99999987822</text:p>
          </table:table-cell>
          <table:table-cell office:value-type="string" calcext:value-type="string">
            <text:p/>
          </table:table-cell>
          <table:table-cell office:value-type="float" office:value="0.828" calcext:value-type="float">
            <text:p>0.828</text:p>
          </table:table-cell>
          <table:table-cell office:value-type="float" office:value="0.999999926779" calcext:value-type="float">
            <text:p>0.999999926779</text:p>
          </table:table-cell>
          <table:table-cell office:value-type="float" office:value="0.588" calcext:value-type="float">
            <text:p>0.588</text:p>
          </table:table-cell>
          <table:table-cell office:value-type="float" office:value="0.999999890234" calcext:value-type="float">
            <text:p>0.9999998902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0.999997806131" calcext:value-type="float">
            <text:p>0.999997806131</text:p>
          </table:table-cell>
          <table:table-cell office:value-type="float" office:value="3.184" calcext:value-type="float">
            <text:p>3.184</text:p>
          </table:table-cell>
          <table:table-cell office:value-type="float" office:value="0.999997807876" calcext:value-type="float">
            <text:p>0.999997807876</text:p>
          </table:table-cell>
          <table:table-cell office:value-type="string" calcext:value-type="string">
            <text:p/>
          </table:table-cell>
          <table:table-cell office:value-type="float" office:value="36.608" calcext:value-type="float">
            <text:p>36.608</text:p>
          </table:table-cell>
          <table:table-cell office:value-type="float" office:value="0.999999232066" calcext:value-type="float">
            <text:p>0.999999232066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9999424043" calcext:value-type="float">
            <text:p>0.999999424043</text:p>
          </table:table-cell>
          <table:table-cell office:value-type="string" calcext:value-type="string">
            <text:p/>
          </table:table-cell>
          <table:table-cell office:value-type="float" office:value="19.84" calcext:value-type="float">
            <text:p>19.84</text:p>
          </table:table-cell>
          <table:table-cell office:value-type="float" office:value="0.999999817296" calcext:value-type="float">
            <text:p>0.999999817296</text:p>
          </table:table-cell>
          <table:table-cell office:value-type="float" office:value="8.768" calcext:value-type="float">
            <text:p>8.768</text:p>
          </table:table-cell>
          <table:table-cell office:value-type="float" office:value="0.99999981733" calcext:value-type="float">
            <text:p>0.99999981733</text:p>
          </table:table-cell>
          <table:table-cell office:value-type="string" calcext:value-type="string">
            <text:p/>
          </table:table-cell>
          <table:table-cell office:value-type="float" office:value="0.86" calcext:value-type="float">
            <text:p>0.86</text:p>
          </table:table-cell>
          <table:table-cell office:value-type="float" office:value="0.999999890169" calcext:value-type="float">
            <text:p>0.999999890169</text:p>
          </table:table-cell>
          <table:table-cell office:value-type="float" office:value="0.604" calcext:value-type="float">
            <text:p>0.604</text:p>
          </table:table-cell>
          <table:table-cell office:value-type="float" office:value="0.999999853645" calcext:value-type="float">
            <text:p>0.9999998536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.144" calcext:value-type="float">
            <text:p>14.144</text:p>
          </table:table-cell>
          <table:table-cell office:value-type="float" office:value="0.999997074841" calcext:value-type="float">
            <text:p>0.999997074841</text:p>
          </table:table-cell>
          <table:table-cell office:value-type="float" office:value="4.384" calcext:value-type="float">
            <text:p>4.384</text:p>
          </table:table-cell>
          <table:table-cell office:value-type="float" office:value="0.999997077169" calcext:value-type="float">
            <text:p>0.999997077169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9998464132" calcext:value-type="float">
            <text:p>0.999998464132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9999232057" calcext:value-type="float">
            <text:p>0.999999232057</text:p>
          </table:table-cell>
          <table:table-cell office:value-type="string" calcext:value-type="string">
            <text:p/>
          </table:table-cell>
          <table:table-cell office:value-type="float" office:value="20.864" calcext:value-type="float">
            <text:p>20.864</text:p>
          </table:table-cell>
          <table:table-cell office:value-type="float" office:value="0.999999756395" calcext:value-type="float">
            <text:p>0.999999756395</text:p>
          </table:table-cell>
          <table:table-cell office:value-type="float" office:value="9.024" calcext:value-type="float">
            <text:p>9.024</text:p>
          </table:table-cell>
          <table:table-cell office:value-type="float" office:value="0.99999969555" calcext:value-type="float">
            <text:p>0.99999969555</text:p>
          </table:table-cell>
          <table:table-cell office:value-type="string" calcext:value-type="string">
            <text:p/>
          </table:table-cell>
          <table:table-cell office:value-type="float" office:value="1.576" calcext:value-type="float">
            <text:p>1.576</text:p>
          </table:table-cell>
          <table:table-cell office:value-type="float" office:value="0.999999853558" calcext:value-type="float">
            <text:p>0.999999853558</text:p>
          </table:table-cell>
          <table:table-cell office:value-type="float" office:value="0.732" calcext:value-type="float">
            <text:p>0.732</text:p>
          </table:table-cell>
          <table:table-cell office:value-type="float" office:value="0.999999817057" calcext:value-type="float">
            <text:p>0.9999998170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.912" calcext:value-type="float">
            <text:p>14.912</text:p>
          </table:table-cell>
          <table:table-cell office:value-type="float" office:value="0.999996343551" calcext:value-type="float">
            <text:p>0.999996343551</text:p>
          </table:table-cell>
          <table:table-cell office:value-type="float" office:value="7.2" calcext:value-type="float">
            <text:p>7.2</text:p>
          </table:table-cell>
          <table:table-cell office:value-type="float" office:value="0.999996346461" calcext:value-type="float">
            <text:p>0.999996346461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9997504214" calcext:value-type="float">
            <text:p>0.999997504214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9999040071" calcext:value-type="float">
            <text:p>0.999999040071</text:p>
          </table:table-cell>
          <table:table-cell office:value-type="string" calcext:value-type="string">
            <text:p/>
          </table:table-cell>
          <table:table-cell office:value-type="float" office:value="21.632" calcext:value-type="float">
            <text:p>21.632</text:p>
          </table:table-cell>
          <table:table-cell office:value-type="float" office:value="0.999999695493" calcext:value-type="float">
            <text:p>0.999999695493</text:p>
          </table:table-cell>
          <table:table-cell office:value-type="float" office:value="9.28" calcext:value-type="float">
            <text:p>9.28</text:p>
          </table:table-cell>
          <table:table-cell office:value-type="float" office:value="0.99999963466" calcext:value-type="float">
            <text:p>0.99999963466</text:p>
          </table:table-cell>
          <table:table-cell office:value-type="string" calcext:value-type="string">
            <text:p/>
          </table:table-cell>
          <table:table-cell office:value-type="float" office:value="5.408" calcext:value-type="float">
            <text:p>5.408</text:p>
          </table:table-cell>
          <table:table-cell office:value-type="float" office:value="0.999999816948" calcext:value-type="float">
            <text:p>0.999999816948</text:p>
          </table:table-cell>
          <table:table-cell office:value-type="float" office:value="1.896" calcext:value-type="float">
            <text:p>1.896</text:p>
          </table:table-cell>
          <table:table-cell office:value-type="float" office:value="0.999999780468" calcext:value-type="float">
            <text:p>0.9999997804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0.999995612261" calcext:value-type="float">
            <text:p>0.999995612261</text:p>
          </table:table-cell>
          <table:table-cell office:value-type="float" office:value="7.456" calcext:value-type="float">
            <text:p>7.456</text:p>
          </table:table-cell>
          <table:table-cell office:value-type="float" office:value="0.999995615753" calcext:value-type="float">
            <text:p>0.999995615753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9994624461" calcext:value-type="float">
            <text:p>0.999994624461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99986561" calcext:value-type="float">
            <text:p>0.9999986561</text:p>
          </table:table-cell>
          <table:table-cell office:value-type="string" calcext:value-type="string">
            <text:p/>
          </table:table-cell>
          <table:table-cell office:value-type="float" office:value="22.144" calcext:value-type="float">
            <text:p>22.144</text:p>
          </table:table-cell>
          <table:table-cell office:value-type="float" office:value="0.999999512789" calcext:value-type="float">
            <text:p>0.999999512789</text:p>
          </table:table-cell>
          <table:table-cell office:value-type="float" office:value="9.536" calcext:value-type="float">
            <text:p>9.536</text:p>
          </table:table-cell>
          <table:table-cell office:value-type="float" office:value="0.99999957377" calcext:value-type="float">
            <text:p>0.99999957377</text:p>
          </table:table-cell>
          <table:table-cell office:value-type="string" calcext:value-type="string">
            <text:p/>
          </table:table-cell>
          <table:table-cell office:value-type="float" office:value="14.784" calcext:value-type="float">
            <text:p>14.784</text:p>
          </table:table-cell>
          <table:table-cell office:value-type="float" office:value="0.999999780337" calcext:value-type="float">
            <text:p>0.999999780337</text:p>
          </table:table-cell>
          <table:table-cell office:value-type="float" office:value="2.04" calcext:value-type="float">
            <text:p>2.04</text:p>
          </table:table-cell>
          <table:table-cell office:value-type="float" office:value="0.999999743879" calcext:value-type="float">
            <text:p>0.9999997438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.84" calcext:value-type="float">
            <text:p>19.84</text:p>
          </table:table-cell>
          <table:table-cell office:value-type="float" office:value="0.999994880972" calcext:value-type="float">
            <text:p>0.999994880972</text:p>
          </table:table-cell>
          <table:table-cell office:value-type="float" office:value="7.648" calcext:value-type="float">
            <text:p>7.648</text:p>
          </table:table-cell>
          <table:table-cell office:value-type="float" office:value="0.999994885045" calcext:value-type="float">
            <text:p>0.999994885045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9985025284" calcext:value-type="float">
            <text:p>0.999985025284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9998272129" calcext:value-type="float">
            <text:p>0.999998272129</text:p>
          </table:table-cell>
          <table:table-cell office:value-type="string" calcext:value-type="string">
            <text:p/>
          </table:table-cell>
          <table:table-cell office:value-type="float" office:value="22.4" calcext:value-type="float">
            <text:p>22.4</text:p>
          </table:table-cell>
          <table:table-cell office:value-type="float" office:value="0.999999451888" calcext:value-type="float">
            <text:p>0.999999451888</text:p>
          </table:table-cell>
          <table:table-cell office:value-type="float" office:value="9.664" calcext:value-type="float">
            <text:p>9.664</text:p>
          </table:table-cell>
          <table:table-cell office:value-type="float" office:value="0.99999945199" calcext:value-type="float">
            <text:p>0.99999945199</text:p>
          </table:table-cell>
          <table:table-cell office:value-type="string" calcext:value-type="string">
            <text:p/>
          </table:table-cell>
          <table:table-cell office:value-type="float" office:value="15.296" calcext:value-type="float">
            <text:p>15.296</text:p>
          </table:table-cell>
          <table:table-cell office:value-type="float" office:value="0.999999743727" calcext:value-type="float">
            <text:p>0.999999743727</text:p>
          </table:table-cell>
          <table:table-cell office:value-type="float" office:value="2.8" calcext:value-type="float">
            <text:p>2.8</text:p>
          </table:table-cell>
          <table:table-cell office:value-type="float" office:value="0.999999707291" calcext:value-type="float">
            <text:p>0.9999997072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0.999994149682" calcext:value-type="float">
            <text:p>0.999994149682</text:p>
          </table:table-cell>
          <table:table-cell office:value-type="float" office:value="7.776" calcext:value-type="float">
            <text:p>7.776</text:p>
          </table:table-cell>
          <table:table-cell office:value-type="float" office:value="0.999994154337" calcext:value-type="float">
            <text:p>0.999994154337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9947588495" calcext:value-type="float">
            <text:p>0.999947588495</text:p>
          </table:table-cell>
          <table:table-cell office:value-type="float" office:value="22.4" calcext:value-type="float">
            <text:p>22.4</text:p>
          </table:table-cell>
          <table:table-cell office:value-type="float" office:value="0.999997504186" calcext:value-type="float">
            <text:p>0.999997504186</text:p>
          </table:table-cell>
          <table:table-cell office:value-type="string" calcext:value-type="string">
            <text:p/>
          </table:table-cell>
          <table:table-cell office:value-type="float" office:value="22.656" calcext:value-type="float">
            <text:p>22.656</text:p>
          </table:table-cell>
          <table:table-cell office:value-type="float" office:value="0.999999390987" calcext:value-type="float">
            <text:p>0.999999390987</text:p>
          </table:table-cell>
          <table:table-cell office:value-type="float" office:value="9.792" calcext:value-type="float">
            <text:p>9.792</text:p>
          </table:table-cell>
          <table:table-cell office:value-type="float" office:value="0.9999993911" calcext:value-type="float">
            <text:p>0.9999993911</text:p>
          </table:table-cell>
          <table:table-cell office:value-type="string" calcext:value-type="string">
            <text:p/>
          </table:table-cell>
          <table:table-cell office:value-type="float" office:value="16.512" calcext:value-type="float">
            <text:p>16.512</text:p>
          </table:table-cell>
          <table:table-cell office:value-type="float" office:value="0.999999707117" calcext:value-type="float">
            <text:p>0.999999707117</text:p>
          </table:table-cell>
          <table:table-cell office:value-type="float" office:value="2.864" calcext:value-type="float">
            <text:p>2.864</text:p>
          </table:table-cell>
          <table:table-cell office:value-type="float" office:value="0.999999670702" calcext:value-type="float">
            <text:p>0.9999996707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0.999991224523" calcext:value-type="float">
            <text:p>0.999991224523</text:p>
          </table:table-cell>
          <table:table-cell office:value-type="float" office:value="8.16" calcext:value-type="float">
            <text:p>8.16</text:p>
          </table:table-cell>
          <table:table-cell office:value-type="float" office:value="0.999993423629" calcext:value-type="float">
            <text:p>0.999993423629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9824527049" calcext:value-type="float">
            <text:p>0.999824527049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9996736243" calcext:value-type="float">
            <text:p>0.999996736243</text:p>
          </table:table-cell>
          <table:table-cell office:value-type="string" calcext:value-type="string">
            <text:p/>
          </table:table-cell>
          <table:table-cell office:value-type="float" office:value="23.424" calcext:value-type="float">
            <text:p>23.424</text:p>
          </table:table-cell>
          <table:table-cell office:value-type="float" office:value="0.999999269184" calcext:value-type="float">
            <text:p>0.999999269184</text:p>
          </table:table-cell>
          <table:table-cell office:value-type="float" office:value="9.92" calcext:value-type="float">
            <text:p>9.92</text:p>
          </table:table-cell>
          <table:table-cell office:value-type="float" office:value="0.99999926932" calcext:value-type="float">
            <text:p>0.99999926932</text:p>
          </table:table-cell>
          <table:table-cell office:value-type="string" calcext:value-type="string">
            <text:p/>
          </table:table-cell>
          <table:table-cell office:value-type="float" office:value="20.096" calcext:value-type="float">
            <text:p>20.096</text:p>
          </table:table-cell>
          <table:table-cell office:value-type="float" office:value="0.999999670506" calcext:value-type="float">
            <text:p>0.999999670506</text:p>
          </table:table-cell>
          <table:table-cell office:value-type="float" office:value="3.088" calcext:value-type="float">
            <text:p>3.088</text:p>
          </table:table-cell>
          <table:table-cell office:value-type="float" office:value="0.999999634113" calcext:value-type="float">
            <text:p>0.9999996341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0.999989761943" calcext:value-type="float">
            <text:p>0.999989761943</text:p>
          </table:table-cell>
          <table:table-cell office:value-type="float" office:value="8.512" calcext:value-type="float">
            <text:p>8.512</text:p>
          </table:table-cell>
          <table:table-cell office:value-type="float" office:value="0.999992692921" calcext:value-type="float">
            <text:p>0.999992692921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9444207665" calcext:value-type="float">
            <text:p>0.999444207665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9995008372" calcext:value-type="float">
            <text:p>0.999995008372</text:p>
          </table:table-cell>
          <table:table-cell office:value-type="string" calcext:value-type="string">
            <text:p/>
          </table:table-cell>
          <table:table-cell office:value-type="float" office:value="23.68" calcext:value-type="float">
            <text:p>23.68</text:p>
          </table:table-cell>
          <table:table-cell office:value-type="float" office:value="0.999999208283" calcext:value-type="float">
            <text:p>0.999999208283</text:p>
          </table:table-cell>
          <table:table-cell office:value-type="float" office:value="10.048" calcext:value-type="float">
            <text:p>10.048</text:p>
          </table:table-cell>
          <table:table-cell office:value-type="float" office:value="0.99999914754" calcext:value-type="float">
            <text:p>0.99999914754</text:p>
          </table:table-cell>
          <table:table-cell office:value-type="string" calcext:value-type="string">
            <text:p/>
          </table:table-cell>
          <table:table-cell office:value-type="float" office:value="21.632" calcext:value-type="float">
            <text:p>21.632</text:p>
          </table:table-cell>
          <table:table-cell office:value-type="float" office:value="0.999999633896" calcext:value-type="float">
            <text:p>0.999999633896</text:p>
          </table:table-cell>
          <table:table-cell office:value-type="float" office:value="3.216" calcext:value-type="float">
            <text:p>3.216</text:p>
          </table:table-cell>
          <table:table-cell office:value-type="float" office:value="0.999999597525" calcext:value-type="float">
            <text:p>0.9999995975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.912" calcext:value-type="float">
            <text:p>22.912</text:p>
          </table:table-cell>
          <table:table-cell office:value-type="float" office:value="0.999987568074" calcext:value-type="float">
            <text:p>0.999987568074</text:p>
          </table:table-cell>
          <table:table-cell office:value-type="float" office:value="9.024" calcext:value-type="float">
            <text:p>9.024</text:p>
          </table:table-cell>
          <table:table-cell office:value-type="float" office:value="0.999991962214" calcext:value-type="float">
            <text:p>0.999991962214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98324367702" calcext:value-type="float">
            <text:p>0.998324367702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9993472486" calcext:value-type="float">
            <text:p>0.999993472486</text:p>
          </table:table-cell>
          <table:table-cell office:value-type="string" calcext:value-type="string">
            <text:p/>
          </table:table-cell>
          <table:table-cell office:value-type="float" office:value="23.936" calcext:value-type="float">
            <text:p>23.936</text:p>
          </table:table-cell>
          <table:table-cell office:value-type="float" office:value="0.999999025579" calcext:value-type="float">
            <text:p>0.999999025579</text:p>
          </table:table-cell>
          <table:table-cell office:value-type="float" office:value="10.176" calcext:value-type="float">
            <text:p>10.176</text:p>
          </table:table-cell>
          <table:table-cell office:value-type="float" office:value="0.99999908665" calcext:value-type="float">
            <text:p>0.99999908665</text:p>
          </table:table-cell>
          <table:table-cell office:value-type="string" calcext:value-type="string">
            <text:p/>
          </table:table-cell>
          <table:table-cell office:value-type="float" office:value="22.912" calcext:value-type="float">
            <text:p>22.912</text:p>
          </table:table-cell>
          <table:table-cell office:value-type="float" office:value="0.999999597285" calcext:value-type="float">
            <text:p>0.999999597285</text:p>
          </table:table-cell>
          <table:table-cell office:value-type="float" office:value="3.376" calcext:value-type="float">
            <text:p>3.376</text:p>
          </table:table-cell>
          <table:table-cell office:value-type="float" office:value="0.999999524347" calcext:value-type="float">
            <text:p>0.9999995243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168" calcext:value-type="float">
            <text:p>23.168</text:p>
          </table:table-cell>
          <table:table-cell office:value-type="float" office:value="0.999986105494" calcext:value-type="float">
            <text:p>0.999986105494</text:p>
          </table:table-cell>
          <table:table-cell office:value-type="float" office:value="9.152" calcext:value-type="float">
            <text:p>9.152</text:p>
          </table:table-cell>
          <table:table-cell office:value-type="float" office:value="0.999991231506" calcext:value-type="float">
            <text:p>0.999991231506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95337679841" calcext:value-type="float">
            <text:p>0.995337679841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99879049" calcext:value-type="float">
            <text:p>0.9999879049</text:p>
          </table:table-cell>
          <table:table-cell office:value-type="string" calcext:value-type="string">
            <text:p/>
          </table:table-cell>
          <table:table-cell office:value-type="float" office:value="24.192" calcext:value-type="float">
            <text:p>24.192</text:p>
          </table:table-cell>
          <table:table-cell office:value-type="float" office:value="0.999998903776" calcext:value-type="float">
            <text:p>0.999998903776</text:p>
          </table:table-cell>
          <table:table-cell office:value-type="float" office:value="10.304" calcext:value-type="float">
            <text:p>10.304</text:p>
          </table:table-cell>
          <table:table-cell office:value-type="float" office:value="0.99999884309" calcext:value-type="float">
            <text:p>0.99999884309</text:p>
          </table:table-cell>
          <table:table-cell office:value-type="string" calcext:value-type="string">
            <text:p/>
          </table:table-cell>
          <table:table-cell office:value-type="float" office:value="23.168" calcext:value-type="float">
            <text:p>23.168</text:p>
          </table:table-cell>
          <table:table-cell office:value-type="float" office:value="0.999999560675" calcext:value-type="float">
            <text:p>0.999999560675</text:p>
          </table:table-cell>
          <table:table-cell office:value-type="float" office:value="6.24" calcext:value-type="float">
            <text:p>6.24</text:p>
          </table:table-cell>
          <table:table-cell office:value-type="float" office:value="0.999999487759" calcext:value-type="float">
            <text:p>0.9999994877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0.999981717756" calcext:value-type="float">
            <text:p>0.999981717756</text:p>
          </table:table-cell>
          <table:table-cell office:value-type="float" office:value="9.28" calcext:value-type="float">
            <text:p>9.28</text:p>
          </table:table-cell>
          <table:table-cell office:value-type="float" office:value="0.999990500798" calcext:value-type="float">
            <text:p>0.999990500798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8849615457" calcext:value-type="float">
            <text:p>0.98849615457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9976961715" calcext:value-type="float">
            <text:p>0.999976961715</text:p>
          </table:table-cell>
          <table:table-cell office:value-type="string" calcext:value-type="string">
            <text:p/>
          </table:table-cell>
          <table:table-cell office:value-type="float" office:value="24.448" calcext:value-type="float">
            <text:p>24.448</text:p>
          </table:table-cell>
          <table:table-cell office:value-type="float" office:value="0.999998172961" calcext:value-type="float">
            <text:p>0.999998172961</text:p>
          </table:table-cell>
          <table:table-cell office:value-type="float" office:value="10.432" calcext:value-type="float">
            <text:p>10.432</text:p>
          </table:table-cell>
          <table:table-cell office:value-type="float" office:value="0.99999872131" calcext:value-type="float">
            <text:p>0.99999872131</text:p>
          </table:table-cell>
          <table:table-cell office:value-type="string" calcext:value-type="string">
            <text:p/>
          </table:table-cell>
          <table:table-cell office:value-type="float" office:value="24.192" calcext:value-type="float">
            <text:p>24.192</text:p>
          </table:table-cell>
          <table:table-cell office:value-type="float" office:value="0.999999524065" calcext:value-type="float">
            <text:p>0.999999524065</text:p>
          </table:table-cell>
          <table:table-cell office:value-type="float" office:value="6.688" calcext:value-type="float">
            <text:p>6.688</text:p>
          </table:table-cell>
          <table:table-cell office:value-type="float" office:value="0.99999945117" calcext:value-type="float">
            <text:p>0.999999451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68" calcext:value-type="float">
            <text:p>23.68</text:p>
          </table:table-cell>
          <table:table-cell office:value-type="float" office:value="0.999978792597" calcext:value-type="float">
            <text:p>0.999978792597</text:p>
          </table:table-cell>
          <table:table-cell office:value-type="float" office:value="9.408" calcext:value-type="float">
            <text:p>9.408</text:p>
          </table:table-cell>
          <table:table-cell office:value-type="float" office:value="0.99998977009" calcext:value-type="float">
            <text:p>0.99998977009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74830382546" calcext:value-type="float">
            <text:p>0.974830382546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9958147115" calcext:value-type="float">
            <text:p>0.999958147115</text:p>
          </table:table-cell>
          <table:table-cell office:value-type="string" calcext:value-type="string">
            <text:p/>
          </table:table-cell>
          <table:table-cell office:value-type="float" office:value="24.704" calcext:value-type="float">
            <text:p>24.704</text:p>
          </table:table-cell>
          <table:table-cell office:value-type="float" office:value="0.999997807553" calcext:value-type="float">
            <text:p>0.999997807553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9847775" calcext:value-type="float">
            <text:p>0.99999847775</text:p>
          </table:table-cell>
          <table:table-cell office:value-type="string" calcext:value-type="string">
            <text:p/>
          </table:table-cell>
          <table:table-cell office:value-type="float" office:value="24.704" calcext:value-type="float">
            <text:p>24.704</text:p>
          </table:table-cell>
          <table:table-cell office:value-type="float" office:value="0.999999450844" calcext:value-type="float">
            <text:p>0.999999450844</text:p>
          </table:table-cell>
          <table:table-cell office:value-type="float" office:value="8.384" calcext:value-type="float">
            <text:p>8.384</text:p>
          </table:table-cell>
          <table:table-cell office:value-type="float" office:value="0.999999414581" calcext:value-type="float">
            <text:p>0.9999994145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936" calcext:value-type="float">
            <text:p>23.936</text:p>
          </table:table-cell>
          <table:table-cell office:value-type="float" office:value="0.999976598727" calcext:value-type="float">
            <text:p>0.999976598727</text:p>
          </table:table-cell>
          <table:table-cell office:value-type="float" office:value="9.664" calcext:value-type="float">
            <text:p>9.664</text:p>
          </table:table-cell>
          <table:table-cell office:value-type="float" office:value="0.999988308674" calcext:value-type="float">
            <text:p>0.999988308674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949586467465" calcext:value-type="float">
            <text:p>0.949586467465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992570153" calcext:value-type="float">
            <text:p>0.99992570153</text:p>
          </table:table-cell>
          <table:table-cell office:value-type="string" calcext:value-type="string">
            <text:p/>
          </table:table-cell>
          <table:table-cell office:value-type="float" office:value="24.96" calcext:value-type="float">
            <text:p>24.96</text:p>
          </table:table-cell>
          <table:table-cell office:value-type="float" office:value="0.999996711329" calcext:value-type="float">
            <text:p>0.999996711329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99999829508" calcext:value-type="float">
            <text:p>0.99999829508</text:p>
          </table:table-cell>
          <table:table-cell office:value-type="string" calcext:value-type="string">
            <text:p/>
          </table:table-cell>
          <table:table-cell office:value-type="float" office:value="24.96" calcext:value-type="float">
            <text:p>24.96</text:p>
          </table:table-cell>
          <table:table-cell office:value-type="float" office:value="0.999999414233" calcext:value-type="float">
            <text:p>0.999999414233</text:p>
          </table:table-cell>
          <table:table-cell office:value-type="float" office:value="10.176" calcext:value-type="float">
            <text:p>10.176</text:p>
          </table:table-cell>
          <table:table-cell office:value-type="float" office:value="0.999999377993" calcext:value-type="float">
            <text:p>0.9999993779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192" calcext:value-type="float">
            <text:p>24.192</text:p>
          </table:table-cell>
          <table:table-cell office:value-type="float" office:value="0.999972210989" calcext:value-type="float">
            <text:p>0.999972210989</text:p>
          </table:table-cell>
          <table:table-cell office:value-type="float" office:value="9.792" calcext:value-type="float">
            <text:p>9.792</text:p>
          </table:table-cell>
          <table:table-cell office:value-type="float" office:value="0.999987577967" calcext:value-type="float">
            <text:p>0.999987577967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905368051636" calcext:value-type="float">
            <text:p>0.905368051636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9877129146" calcext:value-type="float">
            <text:p>0.999877129146</text:p>
          </table:table-cell>
          <table:table-cell office:value-type="string" calcext:value-type="string">
            <text:p/>
          </table:table-cell>
          <table:table-cell office:value-type="float" office:value="25.216" calcext:value-type="float">
            <text:p>25.216</text:p>
          </table:table-cell>
          <table:table-cell office:value-type="float" office:value="0.999995310599" calcext:value-type="float">
            <text:p>0.999995310599</text:p>
          </table:table-cell>
          <table:table-cell office:value-type="float" office:value="10.816" calcext:value-type="float">
            <text:p>10.816</text:p>
          </table:table-cell>
          <table:table-cell office:value-type="float" office:value="0.99999768618" calcext:value-type="float">
            <text:p>0.99999768618</text:p>
          </table:table-cell>
          <table:table-cell office:value-type="string" calcext:value-type="string">
            <text:p/>
          </table:table-cell>
          <table:table-cell office:value-type="float" office:value="25.472" calcext:value-type="float">
            <text:p>25.472</text:p>
          </table:table-cell>
          <table:table-cell office:value-type="float" office:value="0.999999377623" calcext:value-type="float">
            <text:p>0.999999377623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99341404" calcext:value-type="float">
            <text:p>0.9999993414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448" calcext:value-type="float">
            <text:p>24.448</text:p>
          </table:table-cell>
          <table:table-cell office:value-type="float" office:value="0.99996709196" calcext:value-type="float">
            <text:p>0.99996709196</text:p>
          </table:table-cell>
          <table:table-cell office:value-type="float" office:value="9.92" calcext:value-type="float">
            <text:p>9.92</text:p>
          </table:table-cell>
          <table:table-cell office:value-type="float" office:value="0.999986847259" calcext:value-type="float">
            <text:p>0.999986847259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837867600475" calcext:value-type="float">
            <text:p>0.837867600475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978516799" calcext:value-type="float">
            <text:p>0.99978516799</text:p>
          </table:table-cell>
          <table:table-cell office:value-type="string" calcext:value-type="string">
            <text:p/>
          </table:table-cell>
          <table:table-cell office:value-type="float" office:value="25.472" calcext:value-type="float">
            <text:p>25.472</text:p>
          </table:table-cell>
          <table:table-cell office:value-type="float" office:value="0.999994336178" calcext:value-type="float">
            <text:p>0.999994336178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9738173" calcext:value-type="float">
            <text:p>0.99999738173</text:p>
          </table:table-cell>
          <table:table-cell office:value-type="string" calcext:value-type="string">
            <text:p/>
          </table:table-cell>
          <table:table-cell office:value-type="float" office:value="26.496" calcext:value-type="float">
            <text:p>26.496</text:p>
          </table:table-cell>
          <table:table-cell office:value-type="float" office:value="0.999999341012" calcext:value-type="float">
            <text:p>0.999999341012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999999304815" calcext:value-type="float">
            <text:p>0.9999993048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704" calcext:value-type="float">
            <text:p>24.704</text:p>
          </table:table-cell>
          <table:table-cell office:value-type="float" office:value="0.999964898091" calcext:value-type="float">
            <text:p>0.999964898091</text:p>
          </table:table-cell>
          <table:table-cell office:value-type="float" office:value="10.048" calcext:value-type="float">
            <text:p>10.048</text:p>
          </table:table-cell>
          <table:table-cell office:value-type="float" office:value="0.999985385843" calcext:value-type="float">
            <text:p>0.999985385843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748516927188" calcext:value-type="float">
            <text:p>0.748516927188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9614876666" calcext:value-type="float">
            <text:p>0.999614876666</text:p>
          </table:table-cell>
          <table:table-cell office:value-type="string" calcext:value-type="string">
            <text:p/>
          </table:table-cell>
          <table:table-cell office:value-type="float" office:value="25.728" calcext:value-type="float">
            <text:p>25.728</text:p>
          </table:table-cell>
          <table:table-cell office:value-type="float" office:value="0.999992387336" calcext:value-type="float">
            <text:p>0.999992387336</text:p>
          </table:table-cell>
          <table:table-cell office:value-type="float" office:value="11.072" calcext:value-type="float">
            <text:p>11.072</text:p>
          </table:table-cell>
          <table:table-cell office:value-type="float" office:value="0.99999701639" calcext:value-type="float">
            <text:p>0.99999701639</text:p>
          </table:table-cell>
          <table:table-cell office:value-type="string" calcext:value-type="string">
            <text:p/>
          </table:table-cell>
          <table:table-cell office:value-type="float" office:value="27.008" calcext:value-type="float">
            <text:p>27.008</text:p>
          </table:table-cell>
          <table:table-cell office:value-type="float" office:value="0.999999304402" calcext:value-type="float">
            <text:p>0.999999304402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999268226" calcext:value-type="float">
            <text:p>0.9999992682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96" calcext:value-type="float">
            <text:p>24.96</text:p>
          </table:table-cell>
          <table:table-cell office:value-type="float" office:value="0.999961972932" calcext:value-type="float">
            <text:p>0.999961972932</text:p>
          </table:table-cell>
          <table:table-cell office:value-type="float" office:value="10.176" calcext:value-type="float">
            <text:p>10.176</text:p>
          </table:table-cell>
          <table:table-cell office:value-type="float" office:value="0.999984655135" calcext:value-type="float">
            <text:p>0.999984655135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634009499345" calcext:value-type="float">
            <text:p>0.634009499345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9331889729" calcext:value-type="float">
            <text:p>0.999331889729</text:p>
          </table:table-cell>
          <table:table-cell office:value-type="string" calcext:value-type="string">
            <text:p/>
          </table:table-cell>
          <table:table-cell office:value-type="float" office:value="25.984" calcext:value-type="float">
            <text:p>25.984</text:p>
          </table:table-cell>
          <table:table-cell office:value-type="float" office:value="0.999990194888" calcext:value-type="float">
            <text:p>0.999990194888</text:p>
          </table:table-cell>
          <table:table-cell office:value-type="float" office:value="11.2" calcext:value-type="float">
            <text:p>11.2</text:p>
          </table:table-cell>
          <table:table-cell office:value-type="float" office:value="0.99999652927" calcext:value-type="float">
            <text:p>0.99999652927</text:p>
          </table:table-cell>
          <table:table-cell office:value-type="string" calcext:value-type="string">
            <text:p/>
          </table:table-cell>
          <table:table-cell office:value-type="float" office:value="27.264" calcext:value-type="float">
            <text:p>27.264</text:p>
          </table:table-cell>
          <table:table-cell office:value-type="float" office:value="0.999999267792" calcext:value-type="float">
            <text:p>0.999999267792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999231638" calcext:value-type="float">
            <text:p>0.9999992316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216" calcext:value-type="float">
            <text:p>25.216</text:p>
          </table:table-cell>
          <table:table-cell office:value-type="float" office:value="0.999958316483" calcext:value-type="float">
            <text:p>0.999958316483</text:p>
          </table:table-cell>
          <table:table-cell office:value-type="float" office:value="10.304" calcext:value-type="float">
            <text:p>10.304</text:p>
          </table:table-cell>
          <table:table-cell office:value-type="float" office:value="0.999982463012" calcext:value-type="float">
            <text:p>0.999982463012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500611275577" calcext:value-type="float">
            <text:p>0.500611275577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8871891967" calcext:value-type="float">
            <text:p>0.998871891967</text:p>
          </table:table-cell>
          <table:table-cell office:value-type="string" calcext:value-type="string">
            <text:p/>
          </table:table-cell>
          <table:table-cell office:value-type="float" office:value="26.24" calcext:value-type="float">
            <text:p>26.24</text:p>
          </table:table-cell>
          <table:table-cell office:value-type="float" office:value="0.999987637033" calcext:value-type="float">
            <text:p>0.999987637033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99999622482" calcext:value-type="float">
            <text:p>0.99999622482</text:p>
          </table:table-cell>
          <table:table-cell office:value-type="string" calcext:value-type="string">
            <text:p/>
          </table:table-cell>
          <table:table-cell office:value-type="float" office:value="28.288" calcext:value-type="float">
            <text:p>28.288</text:p>
          </table:table-cell>
          <table:table-cell office:value-type="float" office:value="0.999999231181" calcext:value-type="float">
            <text:p>0.999999231181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999195049" calcext:value-type="float">
            <text:p>0.9999991950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472" calcext:value-type="float">
            <text:p>25.472</text:p>
          </table:table-cell>
          <table:table-cell office:value-type="float" office:value="0.999956122614" calcext:value-type="float">
            <text:p>0.999956122614</text:p>
          </table:table-cell>
          <table:table-cell office:value-type="float" office:value="10.432" calcext:value-type="float">
            <text:p>10.432</text:p>
          </table:table-cell>
          <table:table-cell office:value-type="float" office:value="0.999981001596" calcext:value-type="float">
            <text:p>0.999981001596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379683918307" calcext:value-type="float">
            <text:p>0.379683918307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98079950913" calcext:value-type="float">
            <text:p>0.998079950913</text:p>
          </table:table-cell>
          <table:table-cell office:value-type="string" calcext:value-type="string">
            <text:p/>
          </table:table-cell>
          <table:table-cell office:value-type="float" office:value="26.496" calcext:value-type="float">
            <text:p>26.496</text:p>
          </table:table-cell>
          <table:table-cell office:value-type="float" office:value="0.999984531066" calcext:value-type="float">
            <text:p>0.999984531066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9567681" calcext:value-type="float">
            <text:p>0.99999567681</text:p>
          </table:table-cell>
          <table:table-cell office:value-type="string" calcext:value-type="string">
            <text:p/>
          </table:table-cell>
          <table:table-cell office:value-type="float" office:value="28.544" calcext:value-type="float">
            <text:p>28.544</text:p>
          </table:table-cell>
          <table:table-cell office:value-type="float" office:value="0.99999915796" calcext:value-type="float">
            <text:p>0.99999915796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99915846" calcext:value-type="float">
            <text:p>0.999999158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728" calcext:value-type="float">
            <text:p>25.728</text:p>
          </table:table-cell>
          <table:table-cell office:value-type="float" office:value="0.999948809716" calcext:value-type="float">
            <text:p>0.999948809716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78809472" calcext:value-type="float">
            <text:p>0.999978809472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290714524322" calcext:value-type="float">
            <text:p>0.290714524322</text:p>
          </table:table-cell>
          <table:table-cell office:value-type="float" office:value="26.24" calcext:value-type="float">
            <text:p>26.24</text:p>
          </table:table-cell>
          <table:table-cell office:value-type="float" office:value="0.996809005512" calcext:value-type="float">
            <text:p>0.996809005512</text:p>
          </table:table-cell>
          <table:table-cell office:value-type="string" calcext:value-type="string">
            <text:p/>
          </table:table-cell>
          <table:table-cell office:value-type="float" office:value="26.752" calcext:value-type="float">
            <text:p>26.752</text:p>
          </table:table-cell>
          <table:table-cell office:value-type="float" office:value="0.999980876987" calcext:value-type="float">
            <text:p>0.999980876987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9506791" calcext:value-type="float">
            <text:p>0.99999506791</text:p>
          </table:table-cell>
          <table:table-cell office:value-type="string" calcext:value-type="string">
            <text:p/>
          </table:table-cell>
          <table:table-cell office:value-type="float" office:value="29.824" calcext:value-type="float">
            <text:p>29.824</text:p>
          </table:table-cell>
          <table:table-cell office:value-type="float" office:value="0.99999912135" calcext:value-type="float">
            <text:p>0.99999912135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999121872" calcext:value-type="float">
            <text:p>0.9999991218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984" calcext:value-type="float">
            <text:p>25.984</text:p>
          </table:table-cell>
          <table:table-cell office:value-type="float" office:value="0.999940765529" calcext:value-type="float">
            <text:p>0.999940765529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999977348057" calcext:value-type="float">
            <text:p>0.999977348057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227782705355" calcext:value-type="float">
            <text:p>0.227782705355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94789315842" calcext:value-type="float">
            <text:p>0.994789315842</text:p>
          </table:table-cell>
          <table:table-cell office:value-type="string" calcext:value-type="string">
            <text:p/>
          </table:table-cell>
          <table:table-cell office:value-type="float" office:value="27.008" calcext:value-type="float">
            <text:p>27.008</text:p>
          </table:table-cell>
          <table:table-cell office:value-type="float" office:value="0.999975700376" calcext:value-type="float">
            <text:p>0.999975700376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9415456" calcext:value-type="float">
            <text:p>0.99999415456</text:p>
          </table:table-cell>
          <table:table-cell office:value-type="string" calcext:value-type="string">
            <text:p/>
          </table:table-cell>
          <table:table-cell office:value-type="float" office:value="30.08" calcext:value-type="float">
            <text:p>30.08</text:p>
          </table:table-cell>
          <table:table-cell office:value-type="float" office:value="0.999999048129" calcext:value-type="float">
            <text:p>0.999999048129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999085283" calcext:value-type="float">
            <text:p>0.9999990852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.24" calcext:value-type="float">
            <text:p>26.24</text:p>
          </table:table-cell>
          <table:table-cell office:value-type="float" office:value="0.999930527472" calcext:value-type="float">
            <text:p>0.999930527472</text:p>
          </table:table-cell>
          <table:table-cell office:value-type="float" office:value="10.816" calcext:value-type="float">
            <text:p>10.816</text:p>
          </table:table-cell>
          <table:table-cell office:value-type="float" office:value="0.999974425225" calcext:value-type="float">
            <text:p>0.999974425225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181712608327" calcext:value-type="float">
            <text:p>0.181712608327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91610608439" calcext:value-type="float">
            <text:p>0.991610608439</text:p>
          </table:table-cell>
          <table:table-cell office:value-type="string" calcext:value-type="string">
            <text:p/>
          </table:table-cell>
          <table:table-cell office:value-type="float" office:value="27.264" calcext:value-type="float">
            <text:p>27.264</text:p>
          </table:table-cell>
          <table:table-cell office:value-type="float" office:value="0.999971376382" calcext:value-type="float">
            <text:p>0.999971376382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9342388" calcext:value-type="float">
            <text:p>0.99999342388</text:p>
          </table:table-cell>
          <table:table-cell office:value-type="string" calcext:value-type="string">
            <text:p/>
          </table:table-cell>
          <table:table-cell office:value-type="float" office:value="30.336" calcext:value-type="float">
            <text:p>30.336</text:p>
          </table:table-cell>
          <table:table-cell office:value-type="float" office:value="0.999999011519" calcext:value-type="float">
            <text:p>0.999999011519</text:p>
          </table:table-cell>
          <table:table-cell office:value-type="float" office:value="14.4" calcext:value-type="float">
            <text:p>14.4</text:p>
          </table:table-cell>
          <table:table-cell office:value-type="float" office:value="0.999999048694" calcext:value-type="float">
            <text:p>0.9999990486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.496" calcext:value-type="float">
            <text:p>26.496</text:p>
          </table:table-cell>
          <table:table-cell office:value-type="float" office:value="0.999917364256" calcext:value-type="float">
            <text:p>0.999917364256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72233102" calcext:value-type="float">
            <text:p>0.999972233102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146835919352" calcext:value-type="float">
            <text:p>0.146835919352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86908686413" calcext:value-type="float">
            <text:p>0.986908686413</text:p>
          </table:table-cell>
          <table:table-cell office:value-type="string" calcext:value-type="string">
            <text:p/>
          </table:table-cell>
          <table:table-cell office:value-type="float" office:value="27.52" calcext:value-type="float">
            <text:p>27.52</text:p>
          </table:table-cell>
          <table:table-cell office:value-type="float" office:value="0.999966504277" calcext:value-type="float">
            <text:p>0.999966504277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99275409" calcext:value-type="float">
            <text:p>0.99999275409</text:p>
          </table:table-cell>
          <table:table-cell office:value-type="string" calcext:value-type="string">
            <text:p/>
          </table:table-cell>
          <table:table-cell office:value-type="float" office:value="30.592" calcext:value-type="float">
            <text:p>30.592</text:p>
          </table:table-cell>
          <table:table-cell office:value-type="float" office:value="0.999998974908" calcext:value-type="float">
            <text:p>0.999998974908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9998975517" calcext:value-type="float">
            <text:p>0.9999989755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.752" calcext:value-type="float">
            <text:p>26.752</text:p>
          </table:table-cell>
          <table:table-cell office:value-type="float" office:value="0.999902738461" calcext:value-type="float">
            <text:p>0.999902738461</text:p>
          </table:table-cell>
          <table:table-cell office:value-type="float" office:value="11.072" calcext:value-type="float">
            <text:p>11.072</text:p>
          </table:table-cell>
          <table:table-cell office:value-type="float" office:value="0.999968579562" calcext:value-type="float">
            <text:p>0.999968579562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120236216542" calcext:value-type="float">
            <text:p>0.120236216542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8012736716" calcext:value-type="float">
            <text:p>0.98012736716</text:p>
          </table:table-cell>
          <table:table-cell office:value-type="string" calcext:value-type="string">
            <text:p/>
          </table:table-cell>
          <table:table-cell office:value-type="float" office:value="27.776" calcext:value-type="float">
            <text:p>27.776</text:p>
          </table:table-cell>
          <table:table-cell office:value-type="float" office:value="0.999962545692" calcext:value-type="float">
            <text:p>0.999962545692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9190163" calcext:value-type="float">
            <text:p>0.99999190163</text:p>
          </table:table-cell>
          <table:table-cell office:value-type="string" calcext:value-type="string">
            <text:p/>
          </table:table-cell>
          <table:table-cell office:value-type="float" office:value="31.104" calcext:value-type="float">
            <text:p>31.104</text:p>
          </table:table-cell>
          <table:table-cell office:value-type="float" office:value="0.999998938298" calcext:value-type="float">
            <text:p>0.999998938298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9998938928" calcext:value-type="float">
            <text:p>0.9999989389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008" calcext:value-type="float">
            <text:p>27.008</text:p>
          </table:table-cell>
          <table:table-cell office:value-type="float" office:value="0.999880068478" calcext:value-type="float">
            <text:p>0.999880068478</text:p>
          </table:table-cell>
          <table:table-cell office:value-type="float" office:value="11.2" calcext:value-type="float">
            <text:p>11.2</text:p>
          </table:table-cell>
          <table:table-cell office:value-type="float" office:value="0.999967848855" calcext:value-type="float">
            <text:p>0.999967848855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10043061907" calcext:value-type="float">
            <text:p>0.10043061907</text:p>
          </table:table-cell>
          <table:table-cell office:value-type="float" office:value="27.52" calcext:value-type="float">
            <text:p>27.52</text:p>
          </table:table-cell>
          <table:table-cell office:value-type="float" office:value="0.970514066697" calcext:value-type="float">
            <text:p>0.970514066697</text:p>
          </table:table-cell>
          <table:table-cell office:value-type="string" calcext:value-type="string">
            <text:p/>
          </table:table-cell>
          <table:table-cell office:value-type="float" office:value="28.032" calcext:value-type="float">
            <text:p>28.032</text:p>
          </table:table-cell>
          <table:table-cell office:value-type="float" office:value="0.999958465304" calcext:value-type="float">
            <text:p>0.999958465304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99074472" calcext:value-type="float">
            <text:p>0.99999074472</text:p>
          </table:table-cell>
          <table:table-cell office:value-type="string" calcext:value-type="string">
            <text:p/>
          </table:table-cell>
          <table:table-cell office:value-type="float" office:value="31.36" calcext:value-type="float">
            <text:p>31.36</text:p>
          </table:table-cell>
          <table:table-cell office:value-type="float" office:value="0.999998901687" calcext:value-type="float">
            <text:p>0.999998901687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999890234" calcext:value-type="float">
            <text:p>0.999998902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264" calcext:value-type="float">
            <text:p>27.264</text:p>
          </table:table-cell>
          <table:table-cell office:value-type="float" office:value="0.999848623018" calcext:value-type="float">
            <text:p>0.999848623018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999964926023" calcext:value-type="float">
            <text:p>0.999964926023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0856478868372" calcext:value-type="float">
            <text:p>0.0856478868372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957394915182" calcext:value-type="float">
            <text:p>0.957394915182</text:p>
          </table:table-cell>
          <table:table-cell office:value-type="string" calcext:value-type="string">
            <text:p/>
          </table:table-cell>
          <table:table-cell office:value-type="float" office:value="28.288" calcext:value-type="float">
            <text:p>28.288</text:p>
          </table:table-cell>
          <table:table-cell office:value-type="float" office:value="0.99995456762" calcext:value-type="float">
            <text:p>0.99995456762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99013582" calcext:value-type="float">
            <text:p>0.99999013582</text:p>
          </table:table-cell>
          <table:table-cell office:value-type="string" calcext:value-type="string">
            <text:p/>
          </table:table-cell>
          <table:table-cell office:value-type="float" office:value="31.616" calcext:value-type="float">
            <text:p>31.616</text:p>
          </table:table-cell>
          <table:table-cell office:value-type="float" office:value="0.999998865077" calcext:value-type="float">
            <text:p>0.999998865077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9998865751" calcext:value-type="float">
            <text:p>0.9999988657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52" calcext:value-type="float">
            <text:p>27.52</text:p>
          </table:table-cell>
          <table:table-cell office:value-type="float" office:value="0.999798895314" calcext:value-type="float">
            <text:p>0.999798895314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5908036" calcext:value-type="float">
            <text:p>0.99995908036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0746122892501" calcext:value-type="float">
            <text:p>0.0746122892501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939629133524" calcext:value-type="float">
            <text:p>0.939629133524</text:p>
          </table:table-cell>
          <table:table-cell office:value-type="string" calcext:value-type="string">
            <text:p/>
          </table:table-cell>
          <table:table-cell office:value-type="float" office:value="28.544" calcext:value-type="float">
            <text:p>28.544</text:p>
          </table:table-cell>
          <table:table-cell office:value-type="float" office:value="0.999950426331" calcext:value-type="float">
            <text:p>0.999950426331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9890398" calcext:value-type="float">
            <text:p>0.9999890398</text:p>
          </table:table-cell>
          <table:table-cell office:value-type="string" calcext:value-type="string">
            <text:p/>
          </table:table-cell>
          <table:table-cell office:value-type="float" office:value="31.872" calcext:value-type="float">
            <text:p>31.872</text:p>
          </table:table-cell>
          <table:table-cell office:value-type="float" office:value="0.999998828467" calcext:value-type="float">
            <text:p>0.999998828467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9998829162" calcext:value-type="float">
            <text:p>0.9999988291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776" calcext:value-type="float">
            <text:p>27.776</text:p>
          </table:table-cell>
          <table:table-cell office:value-type="float" office:value="0.999708946672" calcext:value-type="float">
            <text:p>0.999708946672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56157529" calcext:value-type="float">
            <text:p>0.999956157529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066408640795" calcext:value-type="float">
            <text:p>0.066408640795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915613833031" calcext:value-type="float">
            <text:p>0.915613833031</text:p>
          </table:table-cell>
          <table:table-cell office:value-type="string" calcext:value-type="string">
            <text:p/>
          </table:table-cell>
          <table:table-cell office:value-type="float" office:value="28.8" calcext:value-type="float">
            <text:p>28.8</text:p>
          </table:table-cell>
          <table:table-cell office:value-type="float" office:value="0.999946163239" calcext:value-type="float">
            <text:p>0.999946163239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98806556" calcext:value-type="float">
            <text:p>0.99998806556</text:p>
          </table:table-cell>
          <table:table-cell office:value-type="string" calcext:value-type="string">
            <text:p/>
          </table:table-cell>
          <table:table-cell office:value-type="float" office:value="32.384" calcext:value-type="float">
            <text:p>32.384</text:p>
          </table:table-cell>
          <table:table-cell office:value-type="float" office:value="0.999998791856" calcext:value-type="float">
            <text:p>0.999998791856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9998792574" calcext:value-type="float">
            <text:p>0.9999987925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032" calcext:value-type="float">
            <text:p>28.032</text:p>
          </table:table-cell>
          <table:table-cell office:value-type="float" office:value="0.999571464196" calcext:value-type="float">
            <text:p>0.999571464196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53234698" calcext:value-type="float">
            <text:p>0.999953234698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0604262418455" calcext:value-type="float">
            <text:p>0.0604262418455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884304419453" calcext:value-type="float">
            <text:p>0.884304419453</text:p>
          </table:table-cell>
          <table:table-cell office:value-type="string" calcext:value-type="string">
            <text:p/>
          </table:table-cell>
          <table:table-cell office:value-type="float" office:value="29.056" calcext:value-type="float">
            <text:p>29.056</text:p>
          </table:table-cell>
          <table:table-cell office:value-type="float" office:value="0.999942813666" calcext:value-type="float">
            <text:p>0.999942813666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98727399" calcext:value-type="float">
            <text:p>0.99998727399</text:p>
          </table:table-cell>
          <table:table-cell office:value-type="string" calcext:value-type="string">
            <text:p/>
          </table:table-cell>
          <table:table-cell office:value-type="float" office:value="32.64" calcext:value-type="float">
            <text:p>32.64</text:p>
          </table:table-cell>
          <table:table-cell office:value-type="float" office:value="0.999998682025" calcext:value-type="float">
            <text:p>0.999998682025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9998755985" calcext:value-type="float">
            <text:p>0.9999987559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288" calcext:value-type="float">
            <text:p>28.288</text:p>
          </table:table-cell>
          <table:table-cell office:value-type="float" office:value="0.999372553379" calcext:value-type="float">
            <text:p>0.999372553379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49581158" calcext:value-type="float">
            <text:p>0.999949581158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0559992935006" calcext:value-type="float">
            <text:p>0.0559992935006</text:p>
          </table:table-cell>
          <table:table-cell office:value-type="float" office:value="28.8" calcext:value-type="float">
            <text:p>28.8</text:p>
          </table:table-cell>
          <table:table-cell office:value-type="float" office:value="0.845327864556" calcext:value-type="float">
            <text:p>0.845327864556</text:p>
          </table:table-cell>
          <table:table-cell office:value-type="string" calcext:value-type="string">
            <text:p/>
          </table:table-cell>
          <table:table-cell office:value-type="float" office:value="29.312" calcext:value-type="float">
            <text:p>29.312</text:p>
          </table:table-cell>
          <table:table-cell office:value-type="float" office:value="0.999939159587" calcext:value-type="float">
            <text:p>0.999939159587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98605619" calcext:value-type="float">
            <text:p>0.99998605619</text:p>
          </table:table-cell>
          <table:table-cell office:value-type="string" calcext:value-type="string">
            <text:p/>
          </table:table-cell>
          <table:table-cell office:value-type="float" office:value="33.024" calcext:value-type="float">
            <text:p>33.024</text:p>
          </table:table-cell>
          <table:table-cell office:value-type="float" office:value="0.999998608804" calcext:value-type="float">
            <text:p>0.999998608804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9998719396" calcext:value-type="float">
            <text:p>0.9999987193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544" calcext:value-type="float">
            <text:p>28.544</text:p>
          </table:table-cell>
          <table:table-cell office:value-type="float" office:value="0.999058098778" calcext:value-type="float">
            <text:p>0.999058098778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94227408" calcext:value-type="float">
            <text:p>0.99994227408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0526716428799" calcext:value-type="float">
            <text:p>0.0526716428799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800296848305" calcext:value-type="float">
            <text:p>0.800296848305</text:p>
          </table:table-cell>
          <table:table-cell office:value-type="string" calcext:value-type="string">
            <text:p/>
          </table:table-cell>
          <table:table-cell office:value-type="float" office:value="29.568" calcext:value-type="float">
            <text:p>29.568</text:p>
          </table:table-cell>
          <table:table-cell office:value-type="float" office:value="0.999935992719" calcext:value-type="float">
            <text:p>0.999935992719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98532551" calcext:value-type="float">
            <text:p>0.99998532551</text:p>
          </table:table-cell>
          <table:table-cell office:value-type="string" calcext:value-type="string">
            <text:p/>
          </table:table-cell>
          <table:table-cell office:value-type="float" office:value="33.536" calcext:value-type="float">
            <text:p>33.536</text:p>
          </table:table-cell>
          <table:table-cell office:value-type="float" office:value="0.999998169479" calcext:value-type="float">
            <text:p>0.999998169479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9998682808" calcext:value-type="float">
            <text:p>0.9999986828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0.998588610747" calcext:value-type="float">
            <text:p>0.998588610747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39351248" calcext:value-type="float">
            <text:p>0.999939351248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0501806565069" calcext:value-type="float">
            <text:p>0.0501806565069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749694982703" calcext:value-type="float">
            <text:p>0.749694982703</text:p>
          </table:table-cell>
          <table:table-cell office:value-type="string" calcext:value-type="string">
            <text:p/>
          </table:table-cell>
          <table:table-cell office:value-type="float" office:value="29.824" calcext:value-type="float">
            <text:p>29.824</text:p>
          </table:table-cell>
          <table:table-cell office:value-type="float" office:value="0.999933008555" calcext:value-type="float">
            <text:p>0.999933008555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98465572" calcext:value-type="float">
            <text:p>0.99998465572</text:p>
          </table:table-cell>
          <table:table-cell office:value-type="string" calcext:value-type="string">
            <text:p/>
          </table:table-cell>
          <table:table-cell office:value-type="float" office:value="34.048" calcext:value-type="float">
            <text:p>34.048</text:p>
          </table:table-cell>
          <table:table-cell office:value-type="float" office:value="0.999997656933" calcext:value-type="float">
            <text:p>0.999997656933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9998536453" calcext:value-type="float">
            <text:p>0.9999985364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056" calcext:value-type="float">
            <text:p>29.056</text:p>
          </table:table-cell>
          <table:table-cell office:value-type="float" office:value="0.997869752905" calcext:value-type="float">
            <text:p>0.997869752905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931313462" calcext:value-type="float">
            <text:p>0.999931313462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0482516059423" calcext:value-type="float">
            <text:p>0.0482516059423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69269480934" calcext:value-type="float">
            <text:p>0.69269480934</text:p>
          </table:table-cell>
          <table:table-cell office:value-type="string" calcext:value-type="string">
            <text:p/>
          </table:table-cell>
          <table:table-cell office:value-type="float" office:value="30.08" calcext:value-type="float">
            <text:p>30.08</text:p>
          </table:table-cell>
          <table:table-cell office:value-type="float" office:value="0.999930389798" calcext:value-type="float">
            <text:p>0.999930389798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98374237" calcext:value-type="float">
            <text:p>0.99998374237</text:p>
          </table:table-cell>
          <table:table-cell office:value-type="string" calcext:value-type="string">
            <text:p/>
          </table:table-cell>
          <table:table-cell office:value-type="float" office:value="34.56" calcext:value-type="float">
            <text:p>34.56</text:p>
          </table:table-cell>
          <table:table-cell office:value-type="float" office:value="0.999996338958" calcext:value-type="float">
            <text:p>0.999996338958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9998426687" calcext:value-type="float">
            <text:p>0.9999984266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312" calcext:value-type="float">
            <text:p>29.312</text:p>
          </table:table-cell>
          <table:table-cell office:value-type="float" office:value="0.996955640694" calcext:value-type="float">
            <text:p>0.996955640694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926198507" calcext:value-type="float">
            <text:p>0.999926198507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0467147777407" calcext:value-type="float">
            <text:p>0.0467147777407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627357656515" calcext:value-type="float">
            <text:p>0.627357656515</text:p>
          </table:table-cell>
          <table:table-cell office:value-type="string" calcext:value-type="string">
            <text:p/>
          </table:table-cell>
          <table:table-cell office:value-type="float" office:value="30.336" calcext:value-type="float">
            <text:p>30.336</text:p>
          </table:table-cell>
          <table:table-cell office:value-type="float" office:value="0.999927588338" calcext:value-type="float">
            <text:p>0.999927588338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98282902" calcext:value-type="float">
            <text:p>0.99998282902</text:p>
          </table:table-cell>
          <table:table-cell office:value-type="string" calcext:value-type="string">
            <text:p/>
          </table:table-cell>
          <table:table-cell office:value-type="float" office:value="35.072" calcext:value-type="float">
            <text:p>35.072</text:p>
          </table:table-cell>
          <table:table-cell office:value-type="float" office:value="0.999995240646" calcext:value-type="float">
            <text:p>0.999995240646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999835351" calcext:value-type="float">
            <text:p>0.999998353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568" calcext:value-type="float">
            <text:p>29.568</text:p>
          </table:table-cell>
          <table:table-cell office:value-type="float" office:value="0.995985219171" calcext:value-type="float">
            <text:p>0.995985219171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919622136" calcext:value-type="float">
            <text:p>0.999919622136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04554291024" calcext:value-type="float">
            <text:p>0.04554291024</text:p>
          </table:table-cell>
          <table:table-cell office:value-type="float" office:value="30.08" calcext:value-type="float">
            <text:p>30.08</text:p>
          </table:table-cell>
          <table:table-cell office:value-type="float" office:value="0.552839363061" calcext:value-type="float">
            <text:p>0.552839363061</text:p>
          </table:table-cell>
          <table:table-cell office:value-type="string" calcext:value-type="string">
            <text:p/>
          </table:table-cell>
          <table:table-cell office:value-type="float" office:value="30.592" calcext:value-type="float">
            <text:p>30.592</text:p>
          </table:table-cell>
          <table:table-cell office:value-type="float" office:value="0.999924665075" calcext:value-type="float">
            <text:p>0.999924665075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9823419" calcext:value-type="float">
            <text:p>0.9999823419</text:p>
          </table:table-cell>
          <table:table-cell office:value-type="string" calcext:value-type="string">
            <text:p/>
          </table:table-cell>
          <table:table-cell office:value-type="float" office:value="35.584" calcext:value-type="float">
            <text:p>35.584</text:p>
          </table:table-cell>
          <table:table-cell office:value-type="float" office:value="0.999993336904" calcext:value-type="float">
            <text:p>0.999993336904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9998207155" calcext:value-type="float">
            <text:p>0.9999982071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824" calcext:value-type="float">
            <text:p>29.824</text:p>
          </table:table-cell>
          <table:table-cell office:value-type="float" office:value="0.995120834665" calcext:value-type="float">
            <text:p>0.995120834665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914507181" calcext:value-type="float">
            <text:p>0.999914507181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0446142858788" calcext:value-type="float">
            <text:p>0.0446142858788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475714095648" calcext:value-type="float">
            <text:p>0.475714095648</text:p>
          </table:table-cell>
          <table:table-cell office:value-type="string" calcext:value-type="string">
            <text:p/>
          </table:table-cell>
          <table:table-cell office:value-type="float" office:value="30.848" calcext:value-type="float">
            <text:p>30.848</text:p>
          </table:table-cell>
          <table:table-cell office:value-type="float" office:value="0.999921924516" calcext:value-type="float">
            <text:p>0.999921924516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98179389" calcext:value-type="float">
            <text:p>0.99998179389</text:p>
          </table:table-cell>
          <table:table-cell office:value-type="string" calcext:value-type="string">
            <text:p/>
          </table:table-cell>
          <table:table-cell office:value-type="float" office:value="36.096" calcext:value-type="float">
            <text:p>36.096</text:p>
          </table:table-cell>
          <table:table-cell office:value-type="float" office:value="0.999989566031" calcext:value-type="float">
            <text:p>0.999989566031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9997951034" calcext:value-type="float">
            <text:p>0.9999979510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08" calcext:value-type="float">
            <text:p>30.08</text:p>
          </table:table-cell>
          <table:table-cell office:value-type="float" office:value="0.994469986771" calcext:value-type="float">
            <text:p>0.994469986771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900623732" calcext:value-type="float">
            <text:p>0.999900623732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0438352166918" calcext:value-type="float">
            <text:p>0.0438352166918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40347121683" calcext:value-type="float">
            <text:p>0.40347121683</text:p>
          </table:table-cell>
          <table:table-cell office:value-type="string" calcext:value-type="string">
            <text:p/>
          </table:table-cell>
          <table:table-cell office:value-type="float" office:value="31.104" calcext:value-type="float">
            <text:p>31.104</text:p>
          </table:table-cell>
          <table:table-cell office:value-type="float" office:value="0.999918818549" calcext:value-type="float">
            <text:p>0.999918818549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98100232" calcext:value-type="float">
            <text:p>0.99998100232</text:p>
          </table:table-cell>
          <table:table-cell office:value-type="string" calcext:value-type="string">
            <text:p/>
          </table:table-cell>
          <table:table-cell office:value-type="float" office:value="36.608" calcext:value-type="float">
            <text:p>36.608</text:p>
          </table:table-cell>
          <table:table-cell office:value-type="float" office:value="0.999982646662" calcext:value-type="float">
            <text:p>0.999982646662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999751197" calcext:value-type="float">
            <text:p>0.999997511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336" calcext:value-type="float">
            <text:p>30.336</text:p>
          </table:table-cell>
          <table:table-cell office:value-type="float" office:value="0.99406119579" calcext:value-type="float">
            <text:p>0.99406119579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883817452" calcext:value-type="float">
            <text:p>0.999883817452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0432141499545" calcext:value-type="float">
            <text:p>0.0432141499545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342265788473" calcext:value-type="float">
            <text:p>0.342265788473</text:p>
          </table:table-cell>
          <table:table-cell office:value-type="string" calcext:value-type="string">
            <text:p/>
          </table:table-cell>
          <table:table-cell office:value-type="float" office:value="31.36" calcext:value-type="float">
            <text:p>31.36</text:p>
          </table:table-cell>
          <table:table-cell office:value-type="float" office:value="0.999916991509" calcext:value-type="float">
            <text:p>0.999916991509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9805152" calcext:value-type="float">
            <text:p>0.9999805152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9969210639" calcext:value-type="float">
            <text:p>0.999969210639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9997109495" calcext:value-type="float">
            <text:p>0.9999971094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592" calcext:value-type="float">
            <text:p>30.592</text:p>
          </table:table-cell>
          <table:table-cell office:value-type="float" office:value="0.993808169531" calcext:value-type="float">
            <text:p>0.993808169531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86408834" calcext:value-type="float">
            <text:p>0.99986408834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0427021298653" calcext:value-type="float">
            <text:p>0.0427021298653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292515955452" calcext:value-type="float">
            <text:p>0.292515955452</text:p>
          </table:table-cell>
          <table:table-cell office:value-type="string" calcext:value-type="string">
            <text:p/>
          </table:table-cell>
          <table:table-cell office:value-type="float" office:value="31.616" calcext:value-type="float">
            <text:p>31.616</text:p>
          </table:table-cell>
          <table:table-cell office:value-type="float" office:value="0.999914738161" calcext:value-type="float">
            <text:p>0.999914738161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998002808" calcext:value-type="float">
            <text:p>0.99998002808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9948672195" calcext:value-type="float">
            <text:p>0.999948672195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9996926551" calcext:value-type="float">
            <text:p>0.9999969265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848" calcext:value-type="float">
            <text:p>30.848</text:p>
          </table:table-cell>
          <table:table-cell office:value-type="float" office:value="0.993629734827" calcext:value-type="float">
            <text:p>0.993629734827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831206486" calcext:value-type="float">
            <text:p>0.999831206486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0422659432727" calcext:value-type="float">
            <text:p>0.0422659432727</text:p>
          </table:table-cell>
          <table:table-cell office:value-type="float" office:value="31.36" calcext:value-type="float">
            <text:p>31.36</text:p>
          </table:table-cell>
          <table:table-cell office:value-type="float" office:value="0.252081653058" calcext:value-type="float">
            <text:p>0.252081653058</text:p>
          </table:table-cell>
          <table:table-cell office:value-type="string" calcext:value-type="string">
            <text:p/>
          </table:table-cell>
          <table:table-cell office:value-type="float" office:value="31.872" calcext:value-type="float">
            <text:p>31.872</text:p>
          </table:table-cell>
          <table:table-cell office:value-type="float" office:value="0.999911997601" calcext:value-type="float">
            <text:p>0.999911997601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997948007" calcext:value-type="float">
            <text:p>0.99997948007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9914551286" calcext:value-type="float">
            <text:p>0.999914551286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9996487487" calcext:value-type="float">
            <text:p>0.9999964874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104" calcext:value-type="float">
            <text:p>31.104</text:p>
          </table:table-cell>
          <table:table-cell office:value-type="float" office:value="0.993489327191" calcext:value-type="float">
            <text:p>0.993489327191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788825431" calcext:value-type="float">
            <text:p>0.999788825431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0419052062095" calcext:value-type="float">
            <text:p>0.0419052062095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218718952311" calcext:value-type="float">
            <text:p>0.218718952311</text:p>
          </table:table-cell>
          <table:table-cell office:value-type="string" calcext:value-type="string">
            <text:p/>
          </table:table-cell>
          <table:table-cell office:value-type="float" office:value="32.128" calcext:value-type="float">
            <text:p>32.128</text:p>
          </table:table-cell>
          <table:table-cell office:value-type="float" office:value="0.999909987858" calcext:value-type="float">
            <text:p>0.999909987858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997856672" calcext:value-type="float">
            <text:p>0.99997856672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9851910862" calcext:value-type="float">
            <text:p>0.999851910862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9996194778" calcext:value-type="float">
            <text:p>0.9999961947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36" calcext:value-type="float">
            <text:p>31.36</text:p>
          </table:table-cell>
          <table:table-cell office:value-type="float" office:value="0.99336866438" calcext:value-type="float">
            <text:p>0.99336866438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742790836" calcext:value-type="float">
            <text:p>0.999742790836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0416116633837" calcext:value-type="float">
            <text:p>0.0416116633837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190070652661" calcext:value-type="float">
            <text:p>0.190070652661</text:p>
          </table:table-cell>
          <table:table-cell office:value-type="string" calcext:value-type="string">
            <text:p/>
          </table:table-cell>
          <table:table-cell office:value-type="float" office:value="32.384" calcext:value-type="float">
            <text:p>32.384</text:p>
          </table:table-cell>
          <table:table-cell office:value-type="float" office:value="0.999907551806" calcext:value-type="float">
            <text:p>0.999907551806</text:p>
          </table:table-cell>
          <table:table-cell office:value-type="float" office:value="14.4" calcext:value-type="float">
            <text:p>14.4</text:p>
          </table:table-cell>
          <table:table-cell office:value-type="float" office:value="0.99997795782" calcext:value-type="float">
            <text:p>0.99997795782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9733915488" calcext:value-type="float">
            <text:p>0.999733915488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9995645948" calcext:value-type="float">
            <text:p>0.9999956459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616" calcext:value-type="float">
            <text:p>31.616</text:p>
          </table:table-cell>
          <table:table-cell office:value-type="float" office:value="0.993277253159" calcext:value-type="float">
            <text:p>0.993277253159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693102702" calcext:value-type="float">
            <text:p>0.999693102702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0413716839644" calcext:value-type="float">
            <text:p>0.0413716839644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165159930816" calcext:value-type="float">
            <text:p>0.165159930816</text:p>
          </table:table-cell>
          <table:table-cell office:value-type="string" calcext:value-type="string">
            <text:p/>
          </table:table-cell>
          <table:table-cell office:value-type="float" office:value="32.64" calcext:value-type="float">
            <text:p>32.64</text:p>
          </table:table-cell>
          <table:table-cell office:value-type="float" office:value="0.999906090174" calcext:value-type="float">
            <text:p>0.999906090174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997728803" calcext:value-type="float">
            <text:p>0.99997728803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9458934644" calcext:value-type="float">
            <text:p>0.999458934644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9994694642" calcext:value-type="float">
            <text:p>0.9999946946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872" calcext:value-type="float">
            <text:p>31.872</text:p>
          </table:table-cell>
          <table:table-cell office:value-type="float" office:value="0.993215824818" calcext:value-type="float">
            <text:p>0.993215824818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624416164" calcext:value-type="float">
            <text:p>0.999624416164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0411472552114" calcext:value-type="float">
            <text:p>0.0411472552114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14333365139" calcext:value-type="float">
            <text:p>0.14333365139</text:p>
          </table:table-cell>
          <table:table-cell office:value-type="string" calcext:value-type="string">
            <text:p/>
          </table:table-cell>
          <table:table-cell office:value-type="float" office:value="33.024" calcext:value-type="float">
            <text:p>33.024</text:p>
          </table:table-cell>
          <table:table-cell office:value-type="float" office:value="0.999902862404" calcext:value-type="float">
            <text:p>0.999902862404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99768618" calcext:value-type="float">
            <text:p>0.9999768618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8637506713" calcext:value-type="float">
            <text:p>0.998637506713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9993560393" calcext:value-type="float">
            <text:p>0.9999935603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.128" calcext:value-type="float">
            <text:p>32.128</text:p>
          </table:table-cell>
          <table:table-cell office:value-type="float" office:value="0.993152202608" calcext:value-type="float">
            <text:p>0.993152202608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531616267" calcext:value-type="float">
            <text:p>0.999531616267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040953159857" calcext:value-type="float">
            <text:p>0.040953159857</text:p>
          </table:table-cell>
          <table:table-cell office:value-type="float" office:value="32.64" calcext:value-type="float">
            <text:p>32.64</text:p>
          </table:table-cell>
          <table:table-cell office:value-type="float" office:value="0.124377750315" calcext:value-type="float">
            <text:p>0.124377750315</text:p>
          </table:table-cell>
          <table:table-cell office:value-type="string" calcext:value-type="string">
            <text:p/>
          </table:table-cell>
          <table:table-cell office:value-type="float" office:value="33.536" calcext:value-type="float">
            <text:p>33.536</text:p>
          </table:table-cell>
          <table:table-cell office:value-type="float" office:value="0.999899817339" calcext:value-type="float">
            <text:p>0.999899817339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997631379" calcext:value-type="float">
            <text:p>0.99997631379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96118160854" calcext:value-type="float">
            <text:p>0.996118160854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9991730959" calcext:value-type="float">
            <text:p>0.9999917309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.384" calcext:value-type="float">
            <text:p>32.384</text:p>
          </table:table-cell>
          <table:table-cell office:value-type="float" office:value="0.99311490683" calcext:value-type="float">
            <text:p>0.99311490683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430047876" calcext:value-type="float">
            <text:p>0.999430047876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0407819105434" calcext:value-type="float">
            <text:p>0.0407819105434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0935413895273" calcext:value-type="float">
            <text:p>0.0935413895273</text:p>
          </table:table-cell>
          <table:table-cell office:value-type="string" calcext:value-type="string">
            <text:p/>
          </table:table-cell>
          <table:table-cell office:value-type="float" office:value="34.048" calcext:value-type="float">
            <text:p>34.048</text:p>
          </table:table-cell>
          <table:table-cell office:value-type="float" office:value="0.999897624891" calcext:value-type="float">
            <text:p>0.999897624891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9975644" calcext:value-type="float">
            <text:p>0.999975644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89427680331" calcext:value-type="float">
            <text:p>0.989427680331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9990304001" calcext:value-type="float">
            <text:p>0.9999903040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.64" calcext:value-type="float">
            <text:p>32.64</text:p>
          </table:table-cell>
          <table:table-cell office:value-type="float" office:value="0.99308419266" calcext:value-type="float">
            <text:p>0.99308419266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9300712586" calcext:value-type="float">
            <text:p>0.999300712586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0406212203241" calcext:value-type="float">
            <text:p>0.0406212203241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0705676115115" calcext:value-type="float">
            <text:p>0.0705676115115</text:p>
          </table:table-cell>
          <table:table-cell office:value-type="string" calcext:value-type="string">
            <text:p/>
          </table:table-cell>
          <table:table-cell office:value-type="float" office:value="34.56" calcext:value-type="float">
            <text:p>34.56</text:p>
          </table:table-cell>
          <table:table-cell office:value-type="float" office:value="0.999896345964" calcext:value-type="float">
            <text:p>0.999896345964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997527866" calcext:value-type="float">
            <text:p>0.99997527866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74872696427" calcext:value-type="float">
            <text:p>0.974872696427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9987486673" calcext:value-type="float">
            <text:p>0.9999874866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.024" calcext:value-type="float">
            <text:p>33.024</text:p>
          </table:table-cell>
          <table:table-cell office:value-type="float" office:value="0.993036658825" calcext:value-type="float">
            <text:p>0.993036658825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9133380488" calcext:value-type="float">
            <text:p>0.999133380488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04045265878" calcext:value-type="float">
            <text:p>0.04045265878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0532491565588" calcext:value-type="float">
            <text:p>0.0532491565588</text:p>
          </table:table-cell>
          <table:table-cell office:value-type="string" calcext:value-type="string">
            <text:p/>
          </table:table-cell>
          <table:table-cell office:value-type="float" office:value="35.072" calcext:value-type="float">
            <text:p>35.072</text:p>
          </table:table-cell>
          <table:table-cell office:value-type="float" office:value="0.99989476253" calcext:value-type="float">
            <text:p>0.99989476253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997466976" calcext:value-type="float">
            <text:p>0.99997466976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48916642839" calcext:value-type="float">
            <text:p>0.948916642839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9983864394" calcext:value-type="float">
            <text:p>0.9999838643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.536" calcext:value-type="float">
            <text:p>33.536</text:p>
          </table:table-cell>
          <table:table-cell office:value-type="float" office:value="0.993008869814" calcext:value-type="float">
            <text:p>0.993008869814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8938281492" calcext:value-type="float">
            <text:p>0.998938281492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0402656668164" calcext:value-type="float">
            <text:p>0.0402656668164</text:p>
          </table:table-cell>
          <table:table-cell office:value-type="float" office:value="34.56" calcext:value-type="float">
            <text:p>34.56</text:p>
          </table:table-cell>
          <table:table-cell office:value-type="float" office:value="0.0400476431738" calcext:value-type="float">
            <text:p>0.0400476431738</text:p>
          </table:table-cell>
          <table:table-cell office:value-type="string" calcext:value-type="string">
            <text:p/>
          </table:table-cell>
          <table:table-cell office:value-type="float" office:value="35.584" calcext:value-type="float">
            <text:p>35.584</text:p>
          </table:table-cell>
          <table:table-cell office:value-type="float" office:value="0.999893118194" calcext:value-type="float">
            <text:p>0.999893118194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997436531" calcext:value-type="float">
            <text:p>0.99997436531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909846627979" calcext:value-type="float">
            <text:p>0.909846627979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9979510342" calcext:value-type="float">
            <text:p>0.9999795103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.048" calcext:value-type="float">
            <text:p>34.048</text:p>
          </table:table-cell>
          <table:table-cell office:value-type="float" office:value="0.992992050149" calcext:value-type="float">
            <text:p>0.992992050149</text:p>
          </table:table-cell>
          <table:table-cell office:value-type="float" office:value="14.4" calcext:value-type="float">
            <text:p>14.4</text:p>
          </table:table-cell>
          <table:table-cell office:value-type="float" office:value="0.99872126126" calcext:value-type="float">
            <text:p>0.99872126126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0400541009603" calcext:value-type="float">
            <text:p>0.0400541009603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302102953873" calcext:value-type="float">
            <text:p>0.0302102953873</text:p>
          </table:table-cell>
          <table:table-cell office:value-type="string" calcext:value-type="string">
            <text:p/>
          </table:table-cell>
          <table:table-cell office:value-type="float" office:value="36.096" calcext:value-type="float">
            <text:p>36.096</text:p>
          </table:table-cell>
          <table:table-cell office:value-type="float" office:value="0.999890743043" calcext:value-type="float">
            <text:p>0.999890743043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997412175" calcext:value-type="float">
            <text:p>0.99997412175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858386329963" calcext:value-type="float">
            <text:p>0.858386329963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9973985452" calcext:value-type="float">
            <text:p>0.9999739854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.56" calcext:value-type="float">
            <text:p>34.56</text:p>
          </table:table-cell>
          <table:table-cell office:value-type="float" office:value="0.992983274672" calcext:value-type="float">
            <text:p>0.992983274672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8447976524" calcext:value-type="float">
            <text:p>0.998447976524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0397515349084" calcext:value-type="float">
            <text:p>0.0397515349084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230004640295" calcext:value-type="float">
            <text:p>0.0230004640295</text:p>
          </table:table-cell>
          <table:table-cell office:value-type="string" calcext:value-type="string">
            <text:p/>
          </table:table-cell>
          <table:table-cell office:value-type="float" office:value="36.608" calcext:value-type="float">
            <text:p>36.608</text:p>
          </table:table-cell>
          <table:table-cell office:value-type="float" office:value="0.999887332569" calcext:value-type="float">
            <text:p>0.999887332569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997369552" calcext:value-type="float">
            <text:p>0.99997369552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797624899184" calcext:value-type="float">
            <text:p>0.797624899184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9967436079" calcext:value-type="float">
            <text:p>0.9999674360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.072" calcext:value-type="float">
            <text:p>35.072</text:p>
          </table:table-cell>
          <table:table-cell office:value-type="float" office:value="0.992967186297" calcext:value-type="float">
            <text:p>0.992967186297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8144732766" calcext:value-type="float">
            <text:p>0.998144732766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0393558568417" calcext:value-type="float">
            <text:p>0.0393558568417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177385196865" calcext:value-type="float">
            <text:p>0.0177385196865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9883313083" calcext:value-type="float">
            <text:p>0.999883313083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997308662" calcext:value-type="float">
            <text:p>0.99997308662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73119072087" calcext:value-type="float">
            <text:p>0.73119072087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9958508442" calcext:value-type="float">
            <text:p>0.9999585084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.584" calcext:value-type="float">
            <text:p>35.584</text:p>
          </table:table-cell>
          <table:table-cell office:value-type="float" office:value="0.992960604689" calcext:value-type="float">
            <text:p>0.992960604689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7825413435" calcext:value-type="float">
            <text:p>0.997825413435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0388745541182" calcext:value-type="float">
            <text:p>0.0388745541182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1375712003" calcext:value-type="float">
            <text:p>0.01375712003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9874665096" calcext:value-type="float">
            <text:p>0.999874665096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997278217" calcext:value-type="float">
            <text:p>0.99997278217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663029263073" calcext:value-type="float">
            <text:p>0.663029263073</text:p>
          </table:table-cell>
          <table:table-cell office:value-type="float" office:value="22.4" calcext:value-type="float">
            <text:p>22.4</text:p>
          </table:table-cell>
          <table:table-cell office:value-type="float" office:value="0.999948446556" calcext:value-type="float">
            <text:p>0.9999484465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.096" calcext:value-type="float">
            <text:p>36.096</text:p>
          </table:table-cell>
          <table:table-cell office:value-type="float" office:value="0.992951829212" calcext:value-type="float">
            <text:p>0.992951829212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7492210654" calcext:value-type="float">
            <text:p>0.997492210654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0383170339312" calcext:value-type="float">
            <text:p>0.0383170339312</text:p>
          </table:table-cell>
          <table:table-cell office:value-type="float" office:value="37.12" calcext:value-type="float">
            <text:p>37.12</text:p>
          </table:table-cell>
          <table:table-cell office:value-type="float" office:value="0.0108082195226" calcext:value-type="float">
            <text:p>0.0108082195226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986327655" calcext:value-type="float">
            <text:p>0.99986327655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997266039" calcext:value-type="float">
            <text:p>0.99997266039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596570738831" calcext:value-type="float">
            <text:p>0.596570738831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9934396505" calcext:value-type="float">
            <text:p>0.9999343965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.608" calcext:value-type="float">
            <text:p>36.608</text:p>
          </table:table-cell>
          <table:table-cell office:value-type="float" office:value="0.992947441473" calcext:value-type="float">
            <text:p>0.992947441473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7133433099" calcext:value-type="float">
            <text:p>0.997133433099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0377282204278" calcext:value-type="float">
            <text:p>0.0377282204278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0860307165617" calcext:value-type="float">
            <text:p>0.00860307165617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9843179117" calcext:value-type="float">
            <text:p>0.999843179117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997223416" calcext:value-type="float">
            <text:p>0.99997223416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53412167765" calcext:value-type="float">
            <text:p>0.53412167765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9916614409" calcext:value-type="float">
            <text:p>0.9999166144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.12" calcext:value-type="float">
            <text:p>37.12</text:p>
          </table:table-cell>
          <table:table-cell office:value-type="float" office:value="0.992944516314" calcext:value-type="float">
            <text:p>0.992944516314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6803883858" calcext:value-type="float">
            <text:p>0.996803883858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0371918184297" calcext:value-type="float">
            <text:p>0.0371918184297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0690687790726" calcext:value-type="float">
            <text:p>0.00690687790726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9798294848" calcext:value-type="float">
            <text:p>0.999798294848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997205149" calcext:value-type="float">
            <text:p>0.99997205149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477396911472" calcext:value-type="float">
            <text:p>0.477396911472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9891368223" calcext:value-type="float">
            <text:p>0.9998913682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.632" calcext:value-type="float">
            <text:p>37.632</text:p>
          </table:table-cell>
          <table:table-cell office:value-type="float" office:value="0.992943053734" calcext:value-type="float">
            <text:p>0.992943053734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6561288852" calcext:value-type="float">
            <text:p>0.996561288852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0367972922642" calcext:value-type="float">
            <text:p>0.0367972922642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0561327819248" calcext:value-type="float">
            <text:p>0.00561327819248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9643057399" calcext:value-type="float">
            <text:p>0.999643057399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997192971" calcext:value-type="float">
            <text:p>0.99997192971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427034999193" calcext:value-type="float">
            <text:p>0.427034999193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9858365238" calcext:value-type="float">
            <text:p>0.9998583652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.144" calcext:value-type="float">
            <text:p>38.144</text:p>
          </table:table-cell>
          <table:table-cell office:value-type="float" office:value="0.992931353098" calcext:value-type="float">
            <text:p>0.992931353098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6338422957" calcext:value-type="float">
            <text:p>0.996338422957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0362503311716" calcext:value-type="float">
            <text:p>0.0362503311716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0462320788539" calcext:value-type="float">
            <text:p>0.00462320788539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9075030845" calcext:value-type="float">
            <text:p>0.999075030845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997144259" calcext:value-type="float">
            <text:p>0.99997144259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383229060763" calcext:value-type="float">
            <text:p>0.383229060763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9812775748" calcext:value-type="float">
            <text:p>0.9998127757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.656" calcext:value-type="float">
            <text:p>38.656</text:p>
          </table:table-cell>
          <table:table-cell office:value-type="float" office:value="0.992922577621" calcext:value-type="float">
            <text:p>0.992922577621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6164514488" calcext:value-type="float">
            <text:p>0.996164514488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0358915139438" calcext:value-type="float">
            <text:p>0.0358915139438</text:p>
          </table:table-cell>
          <table:table-cell office:value-type="float" office:value="39.68" calcext:value-type="float">
            <text:p>39.68</text:p>
          </table:table-cell>
          <table:table-cell office:value-type="float" office:value="0.00385219327355" calcext:value-type="float">
            <text:p>0.00385219327355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97262912251" calcext:value-type="float">
            <text:p>0.997262912251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997113814" calcext:value-type="float">
            <text:p>0.99997113814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345719491716" calcext:value-type="float">
            <text:p>0.345719491716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9753136207" calcext:value-type="float">
            <text:p>0.999753136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.168" calcext:value-type="float">
            <text:p>39.168</text:p>
          </table:table-cell>
          <table:table-cell office:value-type="float" office:value="0.992907951826" calcext:value-type="float">
            <text:p>0.992907951826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6039563446" calcext:value-type="float">
            <text:p>0.996039563446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0356499986561" calcext:value-type="float">
            <text:p>0.0356499986561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0324974211519" calcext:value-type="float">
            <text:p>0.00324974211519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92327347973" calcext:value-type="float">
            <text:p>0.992327347973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997059013" calcext:value-type="float">
            <text:p>0.99997059013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313983824785" calcext:value-type="float">
            <text:p>0.313983824785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9669750616" calcext:value-type="float">
            <text:p>0.9996697506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.68" calcext:value-type="float">
            <text:p>39.68</text:p>
          </table:table-cell>
          <table:table-cell office:value-type="float" office:value="0.992877237655" calcext:value-type="float">
            <text:p>0.992877237655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5948955672" calcext:value-type="float">
            <text:p>0.995948955672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0354733738035" calcext:value-type="float">
            <text:p>0.0354733738035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0274424374045" calcext:value-type="float">
            <text:p>0.00274424374045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80844527046" calcext:value-type="float">
            <text:p>0.980844527046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997022479" calcext:value-type="float">
            <text:p>0.99997022479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287375483395" calcext:value-type="float">
            <text:p>0.287375483395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9548898222" calcext:value-type="float">
            <text:p>0.9995488982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.192" calcext:value-type="float">
            <text:p>40.192</text:p>
          </table:table-cell>
          <table:table-cell office:value-type="float" office:value="0.992777782247" calcext:value-type="float">
            <text:p>0.992777782247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5878077011" calcext:value-type="float">
            <text:p>0.995878077011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0353487764889" calcext:value-type="float">
            <text:p>0.0353487764889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0235662459172" calcext:value-type="float">
            <text:p>0.00235662459172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57870785317" calcext:value-type="float">
            <text:p>0.957870785317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996985945" calcext:value-type="float">
            <text:p>0.99996985945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265153362868" calcext:value-type="float">
            <text:p>0.265153362868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9357466272" calcext:value-type="float">
            <text:p>0.9993574662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.704" calcext:value-type="float">
            <text:p>40.704</text:p>
          </table:table-cell>
          <table:table-cell office:value-type="float" office:value="0.992543038231" calcext:value-type="float">
            <text:p>0.992543038231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5815236136" calcext:value-type="float">
            <text:p>0.995815236136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0352468332316" calcext:value-type="float">
            <text:p>0.0352468332316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0202525725605" calcext:value-type="float">
            <text:p>0.00202525725605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918777927439" calcext:value-type="float">
            <text:p>0.918777927439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996925055" calcext:value-type="float">
            <text:p>0.99996925055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246700687507" calcext:value-type="float">
            <text:p>0.246700687507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9034607801" calcext:value-type="float">
            <text:p>0.9990346078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.216" calcext:value-type="float">
            <text:p>41.216</text:p>
          </table:table-cell>
          <table:table-cell office:value-type="float" office:value="0.992120352745" calcext:value-type="float">
            <text:p>0.992120352745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5774316496" calcext:value-type="float">
            <text:p>0.995774316496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0351518013815" calcext:value-type="float">
            <text:p>0.0351518013815</text:p>
          </table:table-cell>
          <table:table-cell office:value-type="float" office:value="42.24" calcext:value-type="float">
            <text:p>42.24</text:p>
          </table:table-cell>
          <table:table-cell office:value-type="float" office:value="0.00174898981919" calcext:value-type="float">
            <text:p>0.00174898981919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861930996741" calcext:value-type="float">
            <text:p>0.861930996741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996906788" calcext:value-type="float">
            <text:p>0.99996906788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231373113969" calcext:value-type="float">
            <text:p>0.231373113969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8434809646" calcext:value-type="float">
            <text:p>0.9984348096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.728" calcext:value-type="float">
            <text:p>41.728</text:p>
          </table:table-cell>
          <table:table-cell office:value-type="float" office:value="0.991253774369" calcext:value-type="float">
            <text:p>0.991253774369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5726820486" calcext:value-type="float">
            <text:p>0.995726820486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0350742400332" calcext:value-type="float">
            <text:p>0.0350742400332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0154337312365" calcext:value-type="float">
            <text:p>0.00154337312365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790000942143" calcext:value-type="float">
            <text:p>0.790000942143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996900699" calcext:value-type="float">
            <text:p>0.99996900699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218699063469" calcext:value-type="float">
            <text:p>0.218699063469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7330892722" calcext:value-type="float">
            <text:p>0.9973308927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.24" calcext:value-type="float">
            <text:p>42.24</text:p>
          </table:table-cell>
          <table:table-cell office:value-type="float" office:value="0.988352016568" calcext:value-type="float">
            <text:p>0.988352016568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5647904038" calcext:value-type="float">
            <text:p>0.995647904038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0349987905037" calcext:value-type="float">
            <text:p>0.0349987905037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0137365775591" calcext:value-type="float">
            <text:p>0.00137365775591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708459320389" calcext:value-type="float">
            <text:p>0.708459320389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996882432" calcext:value-type="float">
            <text:p>0.99996882432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208204797209" calcext:value-type="float">
            <text:p>0.208204797209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5304538704" calcext:value-type="float">
            <text:p>0.9953045387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.752" calcext:value-type="float">
            <text:p>42.752</text:p>
          </table:table-cell>
          <table:table-cell office:value-type="float" office:value="0.970207254833" calcext:value-type="float">
            <text:p>0.970207254833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558579387" calcext:value-type="float">
            <text:p>0.99558579387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0349262207273" calcext:value-type="float">
            <text:p>0.0349262207273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0123830783027" calcext:value-type="float">
            <text:p>0.00123830783027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624186152905" calcext:value-type="float">
            <text:p>0.624186152905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996864165" calcext:value-type="float">
            <text:p>0.99996864165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19944802474" calcext:value-type="float">
            <text:p>0.19944802474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91855141336" calcext:value-type="float">
            <text:p>0.9918551413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.264" calcext:value-type="float">
            <text:p>43.264</text:p>
          </table:table-cell>
          <table:table-cell office:value-type="float" office:value="0.92979033191" calcext:value-type="float">
            <text:p>0.92979033191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5546335646" calcext:value-type="float">
            <text:p>0.995546335646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0348536509509" calcext:value-type="float">
            <text:p>0.0348536509509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0112292441849" calcext:value-type="float">
            <text:p>0.00112292441849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542571997686" calcext:value-type="float">
            <text:p>0.542571997686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996845898" calcext:value-type="float">
            <text:p>0.99996845898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192147175342" calcext:value-type="float">
            <text:p>0.192147175342</text:p>
          </table:table-cell>
          <table:table-cell office:value-type="float" office:value="26.24" calcext:value-type="float">
            <text:p>26.24</text:p>
          </table:table-cell>
          <table:table-cell office:value-type="float" office:value="0.986288832979" calcext:value-type="float">
            <text:p>0.9862888329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.776" calcext:value-type="float">
            <text:p>43.776</text:p>
          </table:table-cell>
          <table:table-cell office:value-type="float" office:value="0.81492737927" calcext:value-type="float">
            <text:p>0.81492737927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5509800254" calcext:value-type="float">
            <text:p>0.995509800254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0347822330757" calcext:value-type="float">
            <text:p>0.0347822330757</text:p>
          </table:table-cell>
          <table:table-cell office:value-type="float" office:value="44.8" calcext:value-type="float">
            <text:p>44.8</text:p>
          </table:table-cell>
          <table:table-cell office:value-type="float" office:value="0.00103537893468" calcext:value-type="float">
            <text:p>0.00103537893468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467720141654" calcext:value-type="float">
            <text:p>0.467720141654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996809364" calcext:value-type="float">
            <text:p>0.99996809364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186040887246" calcext:value-type="float">
            <text:p>0.186040887246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78082871228" calcext:value-type="float">
            <text:p>0.9780828712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.288" calcext:value-type="float">
            <text:p>44.288</text:p>
          </table:table-cell>
          <table:table-cell office:value-type="float" office:value="0.582267539437" calcext:value-type="float">
            <text:p>0.582267539437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5484956187" calcext:value-type="float">
            <text:p>0.995484956187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0347206063608" calcext:value-type="float">
            <text:p>0.0347206063608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00956856779236" calcext:value-type="float">
            <text:p>0.000956856779236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401743738599" calcext:value-type="float">
            <text:p>0.401743738599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996785008" calcext:value-type="float">
            <text:p>0.99996785008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180895000225" calcext:value-type="float">
            <text:p>0.180895000225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66509178031" calcext:value-type="float">
            <text:p>0.9665091780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0.423388255633" calcext:value-type="float">
            <text:p>0.423388255633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5463765659" calcext:value-type="float">
            <text:p>0.995463765659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0346559079093" calcext:value-type="float">
            <text:p>0.0346559079093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00894653409157" calcext:value-type="float">
            <text:p>0.000894653409157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34527780652" calcext:value-type="float">
            <text:p>0.34527780652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996754563" calcext:value-type="float">
            <text:p>0.99996754563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176543705699" calcext:value-type="float">
            <text:p>0.176543705699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51250858873" calcext:value-type="float">
            <text:p>0.9512508588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.312" calcext:value-type="float">
            <text:p>45.312</text:p>
          </table:table-cell>
          <table:table-cell office:value-type="float" office:value="0.347714390393" calcext:value-type="float">
            <text:p>0.347714390393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5447690086" calcext:value-type="float">
            <text:p>0.995447690086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0345917854085" calcext:value-type="float">
            <text:p>0.0345917854085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00835713796151" calcext:value-type="float">
            <text:p>0.000835713796151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298239763235" calcext:value-type="float">
            <text:p>0.298239763235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99671194" calcext:value-type="float">
            <text:p>0.9999671194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172829102939" calcext:value-type="float">
            <text:p>0.172829102939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32034084107" calcext:value-type="float">
            <text:p>0.9320340841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.824" calcext:value-type="float">
            <text:p>45.824</text:p>
          </table:table-cell>
          <table:table-cell office:value-type="float" office:value="0.301043477371" calcext:value-type="float">
            <text:p>0.301043477371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5432345221" calcext:value-type="float">
            <text:p>0.995432345221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0345253591052" calcext:value-type="float">
            <text:p>0.0345253591052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0078675744007" calcext:value-type="float">
            <text:p>0.00078675744007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259650924631" calcext:value-type="float">
            <text:p>0.259650924631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996669317" calcext:value-type="float">
            <text:p>0.99996669317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169657542496" calcext:value-type="float">
            <text:p>0.169657542496</text:p>
          </table:table-cell>
          <table:table-cell office:value-type="float" office:value="27.52" calcext:value-type="float">
            <text:p>27.52</text:p>
          </table:table-cell>
          <table:table-cell office:value-type="float" office:value="0.908582828766" calcext:value-type="float">
            <text:p>0.9085828287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.336" calcext:value-type="float">
            <text:p>46.336</text:p>
          </table:table-cell>
          <table:table-cell office:value-type="float" office:value="0.258896322856" calcext:value-type="float">
            <text:p>0.258896322856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5422846019" calcext:value-type="float">
            <text:p>0.995422846019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0344641163574" calcext:value-type="float">
            <text:p>0.0344641163574</text:p>
          </table:table-cell>
          <table:table-cell office:value-type="float" office:value="47.36" calcext:value-type="float">
            <text:p>47.36</text:p>
          </table:table-cell>
          <table:table-cell office:value-type="float" office:value="0.000751816040828" calcext:value-type="float">
            <text:p>0.000751816040828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228480901378" calcext:value-type="float">
            <text:p>0.228480901378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996602338" calcext:value-type="float">
            <text:p>0.99996602338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166924648073" calcext:value-type="float">
            <text:p>0.166924648073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881332168789" calcext:value-type="float">
            <text:p>0.8813321687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.848" calcext:value-type="float">
            <text:p>46.848</text:p>
          </table:table-cell>
          <table:table-cell office:value-type="float" office:value="0.198415002556" calcext:value-type="float">
            <text:p>0.198415002556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5407501155" calcext:value-type="float">
            <text:p>0.995407501155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0344038335272" calcext:value-type="float">
            <text:p>0.0344038335272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00719562441528" calcext:value-type="float">
            <text:p>0.000719562441528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203410144709" calcext:value-type="float">
            <text:p>0.203410144709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996511003" calcext:value-type="float">
            <text:p>0.99996511003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16455939546" calcext:value-type="float">
            <text:p>0.16455939546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850270505565" calcext:value-type="float">
            <text:p>0.8502705055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.36" calcext:value-type="float">
            <text:p>47.36</text:p>
          </table:table-cell>
          <table:table-cell office:value-type="float" office:value="0.147276640338" calcext:value-type="float">
            <text:p>0.147276640338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5396540537" calcext:value-type="float">
            <text:p>0.995396540537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0343466224337" calcext:value-type="float">
            <text:p>0.0343466224337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00691340542141" calcext:value-type="float">
            <text:p>0.000691340542141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183359483342" calcext:value-type="float">
            <text:p>0.183359483342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99628571" calcext:value-type="float">
            <text:p>0.9999628571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162498412023" calcext:value-type="float">
            <text:p>0.162498412023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816077876215" calcext:value-type="float">
            <text:p>0.8160778762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.872" calcext:value-type="float">
            <text:p>47.872</text:p>
          </table:table-cell>
          <table:table-cell office:value-type="float" office:value="0.119072256548" calcext:value-type="float">
            <text:p>0.119072256548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5389964166" calcext:value-type="float">
            <text:p>0.995389964166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0342896033236" calcext:value-type="float">
            <text:p>0.0342896033236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0667534314086" calcext:value-type="float">
            <text:p>0.000667534314086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16740151207" calcext:value-type="float">
            <text:p>0.16740151207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996096951" calcext:value-type="float">
            <text:p>0.99996096951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160670161009" calcext:value-type="float">
            <text:p>0.160670161009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779352908055" calcext:value-type="float">
            <text:p>0.7793529080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.384" calcext:value-type="float">
            <text:p>48.384</text:p>
          </table:table-cell>
          <table:table-cell office:value-type="float" office:value="0.103015327102" calcext:value-type="float">
            <text:p>0.103015327102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5382657088" calcext:value-type="float">
            <text:p>0.995382657088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0342331601642" calcext:value-type="float">
            <text:p>0.0342331601642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0648335743074" calcext:value-type="float">
            <text:p>0.000648335743074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154667534551" calcext:value-type="float">
            <text:p>0.154667534551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995829035" calcext:value-type="float">
            <text:p>0.99995829035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159068821361" calcext:value-type="float">
            <text:p>0.159068821361</text:p>
          </table:table-cell>
          <table:table-cell office:value-type="float" office:value="28.8" calcext:value-type="float">
            <text:p>28.8</text:p>
          </table:table-cell>
          <table:table-cell office:value-type="float" office:value="0.740343343007" calcext:value-type="float">
            <text:p>0.7403433430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.896" calcext:value-type="float">
            <text:p>48.896</text:p>
          </table:table-cell>
          <table:table-cell office:value-type="float" office:value="0.0924394144709" calcext:value-type="float">
            <text:p>0.0924394144709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5379734256" calcext:value-type="float">
            <text:p>0.995379734256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0341817085767" calcext:value-type="float">
            <text:p>0.0341817085767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0632400929134" calcext:value-type="float">
            <text:p>0.000632400929134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144516625358" calcext:value-type="float">
            <text:p>0.144516625358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995402805" calcext:value-type="float">
            <text:p>0.99995402805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157648593446" calcext:value-type="float">
            <text:p>0.157648593446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700092763269" calcext:value-type="float">
            <text:p>0.7000927632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.408" calcext:value-type="float">
            <text:p>49.408</text:p>
          </table:table-cell>
          <table:table-cell office:value-type="float" office:value="0.0855155629432" calcext:value-type="float">
            <text:p>0.0855155629432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5375350009" calcext:value-type="float">
            <text:p>0.995375350009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0341314088904" calcext:value-type="float">
            <text:p>0.0341314088904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0620497815107" calcext:value-type="float">
            <text:p>0.000620497815107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136356701919" calcext:value-type="float">
            <text:p>0.136356701919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99500702" calcext:value-type="float">
            <text:p>0.9999500702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15638264183" calcext:value-type="float">
            <text:p>0.15638264183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658888353353" calcext:value-type="float">
            <text:p>0.6588883533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.92" calcext:value-type="float">
            <text:p>49.92</text:p>
          </table:table-cell>
          <table:table-cell office:value-type="float" office:value="0.0804528438762" calcext:value-type="float">
            <text:p>0.0804528438762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5370965762" calcext:value-type="float">
            <text:p>0.995370965762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0340805332535" calcext:value-type="float">
            <text:p>0.0340805332535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0606290872558" calcext:value-type="float">
            <text:p>0.000606290872558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129803964152" calcext:value-type="float">
            <text:p>0.129803964152</text:p>
          </table:table-cell>
          <table:table-cell office:value-type="float" office:value="22.4" calcext:value-type="float">
            <text:p>22.4</text:p>
          </table:table-cell>
          <table:table-cell office:value-type="float" office:value="0.99994379853" calcext:value-type="float">
            <text:p>0.99994379853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155253173849" calcext:value-type="float">
            <text:p>0.155253173849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617413260416" calcext:value-type="float">
            <text:p>0.6174132604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.432" calcext:value-type="float">
            <text:p>50.432</text:p>
          </table:table-cell>
          <table:table-cell office:value-type="float" office:value="0.076720340898" calcext:value-type="float">
            <text:p>0.076720340898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5365120099" calcext:value-type="float">
            <text:p>0.995365120099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0340277377812" calcext:value-type="float">
            <text:p>0.0340277377812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0596691587052" calcext:value-type="float">
            <text:p>0.000596691587052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124482894557" calcext:value-type="float">
            <text:p>0.124482894557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993691796" calcext:value-type="float">
            <text:p>0.99993691796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154215964119" calcext:value-type="float">
            <text:p>0.154215964119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576392159764" calcext:value-type="float">
            <text:p>0.5763921597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.944" calcext:value-type="float">
            <text:p>50.944</text:p>
          </table:table-cell>
          <table:table-cell office:value-type="float" office:value="0.0736328354956" calcext:value-type="float">
            <text:p>0.0736328354956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5362197268" calcext:value-type="float">
            <text:p>0.995362197268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0339557439554" calcext:value-type="float">
            <text:p>0.0339557439554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0588052230096" calcext:value-type="float">
            <text:p>0.000588052230096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120188133903" calcext:value-type="float">
            <text:p>0.120188133903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992881959" calcext:value-type="float">
            <text:p>0.99992881959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153268962457" calcext:value-type="float">
            <text:p>0.153268962457</text:p>
          </table:table-cell>
          <table:table-cell office:value-type="float" office:value="30.08" calcext:value-type="float">
            <text:p>30.08</text:p>
          </table:table-cell>
          <table:table-cell office:value-type="float" office:value="0.535936902976" calcext:value-type="float">
            <text:p>0.5359369029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.456" calcext:value-type="float">
            <text:p>51.456</text:p>
          </table:table-cell>
          <table:table-cell office:value-type="float" office:value="0.0707047512628" calcext:value-type="float">
            <text:p>0.0707047512628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5357082313" calcext:value-type="float">
            <text:p>0.995357082313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0337750874485" calcext:value-type="float">
            <text:p>0.0337750874485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0579796844561" calcext:value-type="float">
            <text:p>0.000579796844561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116625041634" calcext:value-type="float">
            <text:p>0.116625041634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991859007" calcext:value-type="float">
            <text:p>0.99991859007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152379146267" calcext:value-type="float">
            <text:p>0.152379146267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496801399707" calcext:value-type="float">
            <text:p>0.4968013997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.968" calcext:value-type="float">
            <text:p>51.968</text:p>
          </table:table-cell>
          <table:table-cell office:value-type="float" office:value="0.067770085422" calcext:value-type="float">
            <text:p>0.067770085422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5354159481" calcext:value-type="float">
            <text:p>0.995354159481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0332336938784" calcext:value-type="float">
            <text:p>0.0332336938784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0573077344707" calcext:value-type="float">
            <text:p>0.000573077344707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113710731061" calcext:value-type="float">
            <text:p>0.113710731061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990580317" calcext:value-type="float">
            <text:p>0.99990580317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151500239981" calcext:value-type="float">
            <text:p>0.151500239981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459035008081" calcext:value-type="float">
            <text:p>0.4590350080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.48" calcext:value-type="float">
            <text:p>52.48</text:p>
          </table:table-cell>
          <table:table-cell office:value-type="float" office:value="0.064899041791" calcext:value-type="float">
            <text:p>0.064899041791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535123665" calcext:value-type="float">
            <text:p>0.99535123665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0319003682244" calcext:value-type="float">
            <text:p>0.0319003682244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0569621601925" calcext:value-type="float">
            <text:p>0.000569621601925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111267065842" calcext:value-type="float">
            <text:p>0.111267065842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989301627" calcext:value-type="float">
            <text:p>0.99989301627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150649853211" calcext:value-type="float">
            <text:p>0.150649853211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423070352595" calcext:value-type="float">
            <text:p>0.4230703525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.992" calcext:value-type="float">
            <text:p>52.992</text:p>
          </table:table-cell>
          <table:table-cell office:value-type="float" office:value="0.0620104472056" calcext:value-type="float">
            <text:p>0.0620104472056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5349775234" calcext:value-type="float">
            <text:p>0.995349775234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0295744876919" calcext:value-type="float">
            <text:p>0.0295744876919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0564437987752" calcext:value-type="float">
            <text:p>0.000564437987752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109230282301" calcext:value-type="float">
            <text:p>0.109230282301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987414037" calcext:value-type="float">
            <text:p>0.99987414037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149792547071" calcext:value-type="float">
            <text:p>0.149792547071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38908723" calcext:value-type="float">
            <text:p>0.389087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3.504" calcext:value-type="float">
            <text:p>53.504</text:p>
          </table:table-cell>
          <table:table-cell office:value-type="float" office:value="0.059201563205" calcext:value-type="float">
            <text:p>0.059201563205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5349044526" calcext:value-type="float">
            <text:p>0.995349044526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0267542495556" calcext:value-type="float">
            <text:p>0.0267542495556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0559062387868" calcext:value-type="float">
            <text:p>0.000559062387868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107496726402" calcext:value-type="float">
            <text:p>0.107496726402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984814034" calcext:value-type="float">
            <text:p>0.99984814034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148940476221" calcext:value-type="float">
            <text:p>0.148940476221</text:p>
          </table:table-cell>
          <table:table-cell office:value-type="float" office:value="31.36" calcext:value-type="float">
            <text:p>31.36</text:p>
          </table:table-cell>
          <table:table-cell office:value-type="float" office:value="0.356970239613" calcext:value-type="float">
            <text:p>0.3569702396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.016" calcext:value-type="float">
            <text:p>54.016</text:p>
          </table:table-cell>
          <table:table-cell office:value-type="float" office:value="0.0563115060401" calcext:value-type="float">
            <text:p>0.0563115060401</text:p>
          </table:table-cell>
          <table:table-cell office:value-type="float" office:value="22.4" calcext:value-type="float">
            <text:p>22.4</text:p>
          </table:table-cell>
          <table:table-cell office:value-type="float" office:value="0.995347583111" calcext:value-type="float">
            <text:p>0.995347583111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0248426694927" calcext:value-type="float">
            <text:p>0.0248426694927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0556182602217" calcext:value-type="float">
            <text:p>0.000556182602217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106014571127" calcext:value-type="float">
            <text:p>0.106014571127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980009813" calcext:value-type="float">
            <text:p>0.99980009813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148097814248" calcext:value-type="float">
            <text:p>0.148097814248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326956732172" calcext:value-type="float">
            <text:p>0.3269567321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.528" calcext:value-type="float">
            <text:p>54.528</text:p>
          </table:table-cell>
          <table:table-cell office:value-type="float" office:value="0.0535428429767" calcext:value-type="float">
            <text:p>0.0535428429767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5346121695" calcext:value-type="float">
            <text:p>0.995346121695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0237516270605" calcext:value-type="float">
            <text:p>0.0237516270605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0552918845145" calcext:value-type="float">
            <text:p>0.000552918845145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104734608213" calcext:value-type="float">
            <text:p>0.104734608213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970973737" calcext:value-type="float">
            <text:p>0.99970973737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147283415518" calcext:value-type="float">
            <text:p>0.147283415518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2989988131" calcext:value-type="float">
            <text:p>0.29899881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.04" calcext:value-type="float">
            <text:p>55.04</text:p>
          </table:table-cell>
          <table:table-cell office:value-type="float" office:value="0.0508531592084" calcext:value-type="float">
            <text:p>0.0508531592084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5343198864" calcext:value-type="float">
            <text:p>0.995343198864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0231040665952" calcext:value-type="float">
            <text:p>0.0231040665952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0549655088072" calcext:value-type="float">
            <text:p>0.000549655088072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103595814545" calcext:value-type="float">
            <text:p>0.103595814545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9522561511" calcext:value-type="float">
            <text:p>0.999522561511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146513425223" calcext:value-type="float">
            <text:p>0.146513425223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2730370258" calcext:value-type="float">
            <text:p>0.27303702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.552" calcext:value-type="float">
            <text:p>55.552</text:p>
          </table:table-cell>
          <table:table-cell office:value-type="float" office:value="0.0482263663601" calcext:value-type="float">
            <text:p>0.0482263663601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534100674" calcext:value-type="float">
            <text:p>0.99534100674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0227089644792" calcext:value-type="float">
            <text:p>0.0227089644792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054581537387" calcext:value-type="float">
            <text:p>0.00054581537387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102601600596" calcext:value-type="float">
            <text:p>0.102601600596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9135666451" calcext:value-type="float">
            <text:p>0.999135666451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145769501546" calcext:value-type="float">
            <text:p>0.145769501546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24916064664" calcext:value-type="float">
            <text:p>0.249160646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.064" calcext:value-type="float">
            <text:p>56.064</text:p>
          </table:table-cell>
          <table:table-cell office:value-type="float" office:value="0.0458248107605" calcext:value-type="float">
            <text:p>0.0458248107605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5338814616" calcext:value-type="float">
            <text:p>0.995338814616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0224695610104" calcext:value-type="float">
            <text:p>0.0224695610104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0543703531059" calcext:value-type="float">
            <text:p>0.000543703531059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101731199018" calcext:value-type="float">
            <text:p>0.101731199018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8426663293" calcext:value-type="float">
            <text:p>0.998426663293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145097517338" calcext:value-type="float">
            <text:p>0.145097517338</text:p>
          </table:table-cell>
          <table:table-cell office:value-type="float" office:value="32.64" calcext:value-type="float">
            <text:p>32.64</text:p>
          </table:table-cell>
          <table:table-cell office:value-type="float" office:value="0.227052707926" calcext:value-type="float">
            <text:p>0.2270527079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.576" calcext:value-type="float">
            <text:p>56.576</text:p>
          </table:table-cell>
          <table:table-cell office:value-type="float" office:value="0.0437128459092" calcext:value-type="float">
            <text:p>0.0437128459092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5337353201" calcext:value-type="float">
            <text:p>0.995337353201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0223140543467" calcext:value-type="float">
            <text:p>0.0223140543467</text:p>
          </table:table-cell>
          <table:table-cell office:value-type="float" office:value="57.6" calcext:value-type="float">
            <text:p>57.6</text:p>
          </table:table-cell>
          <table:table-cell office:value-type="float" office:value="0.000541207716827" calcext:value-type="float">
            <text:p>0.000541207716827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100949956964" calcext:value-type="float">
            <text:p>0.100949956964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7144928795" calcext:value-type="float">
            <text:p>0.997144928795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143883442683" calcext:value-type="float">
            <text:p>0.143883442683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188208304158" calcext:value-type="float">
            <text:p>0.1882083041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.088" calcext:value-type="float">
            <text:p>57.088</text:p>
          </table:table-cell>
          <table:table-cell office:value-type="float" office:value="0.0418882779369" calcext:value-type="float">
            <text:p>0.0418882779369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5336622493" calcext:value-type="float">
            <text:p>0.995336622493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0222004000937" calcext:value-type="float">
            <text:p>0.0222004000937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0538327931175" calcext:value-type="float">
            <text:p>0.000538327931175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10024057846" calcext:value-type="float">
            <text:p>0.10024057846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94953984818" calcext:value-type="float">
            <text:p>0.994953984818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142871970076" calcext:value-type="float">
            <text:p>0.142871970076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155734135123" calcext:value-type="float">
            <text:p>0.1557341351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0.0402216685546" calcext:value-type="float">
            <text:p>0.0402216685546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5327853999" calcext:value-type="float">
            <text:p>0.995327853999</text:p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0221070960954" calcext:value-type="float">
            <text:p>0.0221070960954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0535256159814" calcext:value-type="float">
            <text:p>0.000535256159814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0995980695989" calcext:value-type="float">
            <text:p>0.0995980695989</text:p>
          </table:table-cell>
          <table:table-cell office:value-type="float" office:value="26.24" calcext:value-type="float">
            <text:p>26.24</text:p>
          </table:table-cell>
          <table:table-cell office:value-type="float" office:value="0.991369999424" calcext:value-type="float">
            <text:p>0.991369999424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142016421237" calcext:value-type="float">
            <text:p>0.142016421237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128716581596" calcext:value-type="float">
            <text:p>0.1287165815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.112" calcext:value-type="float">
            <text:p>58.112</text:p>
          </table:table-cell>
          <table:table-cell office:value-type="float" office:value="0.0387239871088" calcext:value-type="float">
            <text:p>0.0387239871088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53000871" calcext:value-type="float">
            <text:p>0.9953000871</text:p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0219579248884" calcext:value-type="float">
            <text:p>0.0219579248884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0532184388452" calcext:value-type="float">
            <text:p>0.000532184388452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098981443796" calcext:value-type="float">
            <text:p>0.098981443796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85739683803" calcext:value-type="float">
            <text:p>0.985739683803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141293145834" calcext:value-type="float">
            <text:p>0.141293145834</text:p>
          </table:table-cell>
          <table:table-cell office:value-type="float" office:value="34.56" calcext:value-type="float">
            <text:p>34.56</text:p>
          </table:table-cell>
          <table:table-cell office:value-type="float" office:value="0.106348277868" calcext:value-type="float">
            <text:p>0.1063482778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.624" calcext:value-type="float">
            <text:p>58.624</text:p>
          </table:table-cell>
          <table:table-cell office:value-type="float" office:value="0.0373784139349" calcext:value-type="float">
            <text:p>0.0373784139349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5161983316" calcext:value-type="float">
            <text:p>0.995161983316</text:p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0215764536033" calcext:value-type="float">
            <text:p>0.0215764536033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0528536659959" calcext:value-type="float">
            <text:p>0.000528536659959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0983836364991" calcext:value-type="float">
            <text:p>0.0983836364991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77122531017" calcext:value-type="float">
            <text:p>0.977122531017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140665167348" calcext:value-type="float">
            <text:p>0.140665167348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878704114005" calcext:value-type="float">
            <text:p>0.08787041140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.136" calcext:value-type="float">
            <text:p>59.136</text:p>
          </table:table-cell>
          <table:table-cell office:value-type="float" office:value="0.0360101707781" calcext:value-type="float">
            <text:p>0.0360101707781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4594954024" calcext:value-type="float">
            <text:p>0.994594954024</text:p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20557788964" calcext:value-type="float">
            <text:p>0.020557788964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0523929002916" calcext:value-type="float">
            <text:p>0.000523929002916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0977888133665" calcext:value-type="float">
            <text:p>0.0977888133665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64681425347" calcext:value-type="float">
            <text:p>0.964681425347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140119818573" calcext:value-type="float">
            <text:p>0.140119818573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727228827515" calcext:value-type="float">
            <text:p>0.07272288275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.648" calcext:value-type="float">
            <text:p>59.648</text:p>
          </table:table-cell>
          <table:table-cell office:value-type="float" office:value="0.0345549041389" calcext:value-type="float">
            <text:p>0.0345549041389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4017694821" calcext:value-type="float">
            <text:p>0.994017694821</text:p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185772868119" calcext:value-type="float">
            <text:p>0.0185772868119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0519897303004" calcext:value-type="float">
            <text:p>0.000519897303004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0971600073008" calcext:value-type="float">
            <text:p>0.0971600073008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47496258005" calcext:value-type="float">
            <text:p>0.947496258005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139628506775" calcext:value-type="float">
            <text:p>0.139628506775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602995273365" calcext:value-type="float">
            <text:p>0.06029952733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.16" calcext:value-type="float">
            <text:p>60.16</text:p>
          </table:table-cell>
          <table:table-cell office:value-type="float" office:value="0.0330959810508" calcext:value-type="float">
            <text:p>0.0330959810508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3748794332" calcext:value-type="float">
            <text:p>0.993748794332</text:p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158198272916" calcext:value-type="float">
            <text:p>0.0158198272916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0515481631671" calcext:value-type="float">
            <text:p>0.000515481631671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096476633658" calcext:value-type="float">
            <text:p>0.096476633658</text:p>
          </table:table-cell>
          <table:table-cell office:value-type="float" office:value="27.52" calcext:value-type="float">
            <text:p>27.52</text:p>
          </table:table-cell>
          <table:table-cell office:value-type="float" office:value="0.924860826772" calcext:value-type="float">
            <text:p>0.924860826772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139171974872" calcext:value-type="float">
            <text:p>0.139171974872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500791394753" calcext:value-type="float">
            <text:p>0.05007913947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.672" calcext:value-type="float">
            <text:p>60.672</text:p>
          </table:table-cell>
          <table:table-cell office:value-type="float" office:value="0.0316326702241" calcext:value-type="float">
            <text:p>0.0316326702241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9352519773" calcext:value-type="float">
            <text:p>0.99352519773</text:p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135267759437" calcext:value-type="float">
            <text:p>0.0135267759437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0508378160397" calcext:value-type="float">
            <text:p>0.000508378160397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0957636010752" calcext:value-type="float">
            <text:p>0.0957636010752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896612433567" calcext:value-type="float">
            <text:p>0.896612433567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138739496014" calcext:value-type="float">
            <text:p>0.138739496014</text:p>
          </table:table-cell>
          <table:table-cell office:value-type="float" office:value="37.12" calcext:value-type="float">
            <text:p>37.12</text:p>
          </table:table-cell>
          <table:table-cell office:value-type="float" office:value="0.0417255058302" calcext:value-type="float">
            <text:p>0.04172550583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.184" calcext:value-type="float">
            <text:p>61.184</text:p>
          </table:table-cell>
          <table:table-cell office:value-type="float" office:value="0.030218355812" calcext:value-type="float">
            <text:p>0.030218355812</text:p>
          </table:table-cell>
          <table:table-cell office:value-type="float" office:value="26.24" calcext:value-type="float">
            <text:p>26.24</text:p>
          </table:table-cell>
          <table:table-cell office:value-type="float" office:value="0.993302331835" calcext:value-type="float">
            <text:p>0.993302331835</text:p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121957540921" calcext:value-type="float">
            <text:p>0.0121957540921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0503002560513" calcext:value-type="float">
            <text:p>0.000503002560513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0950607999132" calcext:value-type="float">
            <text:p>0.0950607999132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862839734232" calcext:value-type="float">
            <text:p>0.862839734232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138319501308" calcext:value-type="float">
            <text:p>0.138319501308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348387487683" calcext:value-type="float">
            <text:p>0.03483874876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.696" calcext:value-type="float">
            <text:p>61.696</text:p>
          </table:table-cell>
          <table:table-cell office:value-type="float" office:value="0.028932748399" calcext:value-type="float">
            <text:p>0.028932748399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93026124267" calcext:value-type="float">
            <text:p>0.993026124267</text:p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114293558184" calcext:value-type="float">
            <text:p>0.0114293558184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0496091074949" calcext:value-type="float">
            <text:p>0.000496091074949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0943665249351" calcext:value-type="float">
            <text:p>0.0943665249351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824104499905" calcext:value-type="float">
            <text:p>0.824104499905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137924365075" calcext:value-type="float">
            <text:p>0.137924365075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291587593966" calcext:value-type="float">
            <text:p>0.02915875939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.208" calcext:value-type="float">
            <text:p>62.208</text:p>
          </table:table-cell>
          <table:table-cell office:value-type="float" office:value="0.0277597596104" calcext:value-type="float">
            <text:p>0.0277597596104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92681230161" calcext:value-type="float">
            <text:p>0.992681230161</text:p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109442134243" calcext:value-type="float">
            <text:p>0.0109442134243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0486683775153" calcext:value-type="float">
            <text:p>0.000486683775153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0936944789366" calcext:value-type="float">
            <text:p>0.0936944789366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781385476444" calcext:value-type="float">
            <text:p>0.781385476444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137535818717" calcext:value-type="float">
            <text:p>0.137535818717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244462477783" calcext:value-type="float">
            <text:p>0.02444624777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.72" calcext:value-type="float">
            <text:p>62.72</text:p>
          </table:table-cell>
          <table:table-cell office:value-type="float" office:value="0.0264361251295" calcext:value-type="float">
            <text:p>0.0264361251295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92248651113" calcext:value-type="float">
            <text:p>0.992248651113</text:p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106568140716" calcext:value-type="float">
            <text:p>0.0106568140716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0476892503937" calcext:value-type="float">
            <text:p>0.000476892503937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0930706058773" calcext:value-type="float">
            <text:p>0.0930706058773</text:p>
          </table:table-cell>
          <table:table-cell office:value-type="float" office:value="28.8" calcext:value-type="float">
            <text:p>28.8</text:p>
          </table:table-cell>
          <table:table-cell office:value-type="float" office:value="0.735333273499" calcext:value-type="float">
            <text:p>0.735333273499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137158987693" calcext:value-type="float">
            <text:p>0.137158987693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205524077708" calcext:value-type="float">
            <text:p>0.02055240777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.232" calcext:value-type="float">
            <text:p>63.232</text:p>
          </table:table-cell>
          <table:table-cell office:value-type="float" office:value="0.0250335113536" calcext:value-type="float">
            <text:p>0.0250335113536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91585899092" calcext:value-type="float">
            <text:p>0.991585899092</text:p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104872926098" calcext:value-type="float">
            <text:p>0.0104872926098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046537336133" calcext:value-type="float">
            <text:p>0.00046537336133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092508425849" calcext:value-type="float">
            <text:p>0.092508425849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687561171616" calcext:value-type="float">
            <text:p>0.687561171616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136793469287" calcext:value-type="float">
            <text:p>0.136793469287</text:p>
          </table:table-cell>
          <table:table-cell office:value-type="float" office:value="39.68" calcext:value-type="float">
            <text:p>39.68</text:p>
          </table:table-cell>
          <table:table-cell office:value-type="float" office:value="0.0173323482198" calcext:value-type="float">
            <text:p>0.01733234821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.744" calcext:value-type="float">
            <text:p>63.744</text:p>
          </table:table-cell>
          <table:table-cell office:value-type="float" office:value="0.0240989230296" calcext:value-type="float">
            <text:p>0.0240989230296</text:p>
          </table:table-cell>
          <table:table-cell office:value-type="float" office:value="27.52" calcext:value-type="float">
            <text:p>27.52</text:p>
          </table:table-cell>
          <table:table-cell office:value-type="float" office:value="0.990473761742" calcext:value-type="float">
            <text:p>0.990473761742</text:p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103753662086" calcext:value-type="float">
            <text:p>0.0103753662086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0456350032954" calcext:value-type="float">
            <text:p>0.000456350032954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0915744432996" calcext:value-type="float">
            <text:p>0.0915744432996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638611274465" calcext:value-type="float">
            <text:p>0.638611274465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136432710236" calcext:value-type="float">
            <text:p>0.136432710236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146544230714" calcext:value-type="float">
            <text:p>0.01465442307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.256" calcext:value-type="float">
            <text:p>64.256</text:p>
          </table:table-cell>
          <table:table-cell office:value-type="float" office:value="0.0235563060214" calcext:value-type="float">
            <text:p>0.0235563060214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987485166631" calcext:value-type="float">
            <text:p>0.987485166631</text:p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102939651895" calcext:value-type="float">
            <text:p>0.0102939651895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0448094647419" calcext:value-type="float">
            <text:p>0.000448094647419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0908361366716" calcext:value-type="float">
            <text:p>0.0908361366716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589707836385" calcext:value-type="float">
            <text:p>0.589707836385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136075465785" calcext:value-type="float">
            <text:p>0.136075465785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124115006842" calcext:value-type="float">
            <text:p>0.01241150068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.768" calcext:value-type="float">
            <text:p>64.768</text:p>
          </table:table-cell>
          <table:table-cell office:value-type="float" office:value="0.0231358144045" calcext:value-type="float">
            <text:p>0.0231358144045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97834766495" calcext:value-type="float">
            <text:p>0.97834766495</text:p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102286907875" calcext:value-type="float">
            <text:p>0.0102286907875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0431775862059" calcext:value-type="float">
            <text:p>0.000431775862059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090260132045" calcext:value-type="float">
            <text:p>0.090260132045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541596150973" calcext:value-type="float">
            <text:p>0.541596150973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135720601011" calcext:value-type="float">
            <text:p>0.135720601011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105383068612" calcext:value-type="float">
            <text:p>0.01053830686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.28" calcext:value-type="float">
            <text:p>65.28</text:p>
          </table:table-cell>
          <table:table-cell office:value-type="float" office:value="0.0227767511282" calcext:value-type="float">
            <text:p>0.0227767511282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960406595077" calcext:value-type="float">
            <text:p>0.960406595077</text:p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101799269695" calcext:value-type="float">
            <text:p>0.0101799269695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0412385305337" calcext:value-type="float">
            <text:p>0.000412385305337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0898114720658" calcext:value-type="float">
            <text:p>0.0898114720658</text:p>
          </table:table-cell>
          <table:table-cell office:value-type="float" office:value="30.08" calcext:value-type="float">
            <text:p>30.08</text:p>
          </table:table-cell>
          <table:table-cell office:value-type="float" office:value="0.494970425118" calcext:value-type="float">
            <text:p>0.494970425118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135373570867" calcext:value-type="float">
            <text:p>0.135373570867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0898401993263" calcext:value-type="float">
            <text:p>0.008984019932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6.048" calcext:value-type="float">
            <text:p>66.048</text:p>
          </table:table-cell>
          <table:table-cell office:value-type="float" office:value="0.0219774514113" calcext:value-type="float">
            <text:p>0.0219774514113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938518241391" calcext:value-type="float">
            <text:p>0.938518241391</text:p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101332749703" calcext:value-type="float">
            <text:p>0.0101332749703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0398946305629" calcext:value-type="float">
            <text:p>0.000398946305629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0894403394591" calcext:value-type="float">
            <text:p>0.0894403394591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45046939492" calcext:value-type="float">
            <text:p>0.45046939492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135029579387" calcext:value-type="float">
            <text:p>0.135029579387</text:p>
          </table:table-cell>
          <table:table-cell office:value-type="float" office:value="42.24" calcext:value-type="float">
            <text:p>42.24</text:p>
          </table:table-cell>
          <table:table-cell office:value-type="float" office:value="0.00767886529444" calcext:value-type="float">
            <text:p>0.007678865294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7.072" calcext:value-type="float">
            <text:p>67.072</text:p>
          </table:table-cell>
          <table:table-cell office:value-type="float" office:value="0.0215774359079" calcext:value-type="float">
            <text:p>0.0215774359079</text:p>
          </table:table-cell>
          <table:table-cell office:value-type="float" office:value="28.8" calcext:value-type="float">
            <text:p>28.8</text:p>
          </table:table-cell>
          <table:table-cell office:value-type="float" office:value="0.90823186237" calcext:value-type="float">
            <text:p>0.90823186237</text:p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100952622303" calcext:value-type="float">
            <text:p>0.0100952622303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03851233345" calcext:value-type="float">
            <text:p>0.0003851233345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0891148219364" calcext:value-type="float">
            <text:p>0.0891148219364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408422718838" calcext:value-type="float">
            <text:p>0.408422718838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134688589961" calcext:value-type="float">
            <text:p>0.134688589961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0659243775745" calcext:value-type="float">
            <text:p>0.006592437757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8.096" calcext:value-type="float">
            <text:p>68.096</text:p>
          </table:table-cell>
          <table:table-cell office:value-type="float" office:value="0.0213456170513" calcext:value-type="float">
            <text:p>0.0213456170513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844884606616" calcext:value-type="float">
            <text:p>0.844884606616</text:p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100541777537" calcext:value-type="float">
            <text:p>0.0100541777537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0371492349082" calcext:value-type="float">
            <text:p>0.000371492349082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0888234700509" calcext:value-type="float">
            <text:p>0.0888234700509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369241221702" calcext:value-type="float">
            <text:p>0.369241221702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134349943602" calcext:value-type="float">
            <text:p>0.134349943602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0567830629266" calcext:value-type="float">
            <text:p>0.005678306292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9.12" calcext:value-type="float">
            <text:p>69.12</text:p>
          </table:table-cell>
          <table:table-cell office:value-type="float" office:value="0.0212037468363" calcext:value-type="float">
            <text:p>0.0212037468363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724819807444" calcext:value-type="float">
            <text:p>0.724819807444</text:p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100136692277" calcext:value-type="float">
            <text:p>0.0100136692277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0362852992126" calcext:value-type="float">
            <text:p>0.000362852992126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0885641522565" calcext:value-type="float">
            <text:p>0.0885641522565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333021231491" calcext:value-type="float">
            <text:p>0.333021231491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134017996949" calcext:value-type="float">
            <text:p>0.134017996949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0491126130274" calcext:value-type="float">
            <text:p>0.004911261302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.144" calcext:value-type="float">
            <text:p>70.144</text:p>
          </table:table-cell>
          <table:table-cell office:value-type="float" office:value="0.0210874717631" calcext:value-type="float">
            <text:p>0.0210874717631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570791707343" calcext:value-type="float">
            <text:p>0.570791707343</text:p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0997604045477" calcext:value-type="float">
            <text:p>0.00997604045477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0351141863809" calcext:value-type="float">
            <text:p>0.000351141863809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0883082449356" calcext:value-type="float">
            <text:p>0.0883082449356</text:p>
          </table:table-cell>
          <table:table-cell office:value-type="float" office:value="31.36" calcext:value-type="float">
            <text:p>31.36</text:p>
          </table:table-cell>
          <table:table-cell office:value-type="float" office:value="0.299594326465" calcext:value-type="float">
            <text:p>0.299594326465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133684073334" calcext:value-type="float">
            <text:p>0.133684073334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0426909346178" calcext:value-type="float">
            <text:p>0.004269093461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1.168" calcext:value-type="float">
            <text:p>71.168</text:p>
          </table:table-cell>
          <table:table-cell office:value-type="float" office:value="0.020974121849" calcext:value-type="float">
            <text:p>0.020974121849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440687713001" calcext:value-type="float">
            <text:p>0.440687713001</text:p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0992881250504" calcext:value-type="float">
            <text:p>0.00992881250504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0341926549723" calcext:value-type="float">
            <text:p>0.000341926549723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0880760891271" calcext:value-type="float">
            <text:p>0.0880760891271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269198464744" calcext:value-type="float">
            <text:p>0.269198464744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133348685302" calcext:value-type="float">
            <text:p>0.133348685302</text:p>
          </table:table-cell>
          <table:table-cell office:value-type="float" office:value="44.8" calcext:value-type="float">
            <text:p>44.8</text:p>
          </table:table-cell>
          <table:table-cell office:value-type="float" office:value="0.00374239948021" calcext:value-type="float">
            <text:p>0.003742399480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2.192" calcext:value-type="float">
            <text:p>72.192</text:p>
          </table:table-cell>
          <table:table-cell office:value-type="float" office:value="0.020885635787" calcext:value-type="float">
            <text:p>0.020885635787</text:p>
          </table:table-cell>
          <table:table-cell office:value-type="float" office:value="30.08" calcext:value-type="float">
            <text:p>30.08</text:p>
          </table:table-cell>
          <table:table-cell office:value-type="float" office:value="0.361367183618" calcext:value-type="float">
            <text:p>0.361367183618</text:p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0988926389673" calcext:value-type="float">
            <text:p>0.00988926389673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0333863149898" calcext:value-type="float">
            <text:p>0.000333863149898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0878393657201" calcext:value-type="float">
            <text:p>0.0878393657201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241591182349" calcext:value-type="float">
            <text:p>0.241591182349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132995431386" calcext:value-type="float">
            <text:p>0.132995431386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0328632164204" calcext:value-type="float">
            <text:p>0.003286321642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3.216" calcext:value-type="float">
            <text:p>73.216</text:p>
          </table:table-cell>
          <table:table-cell office:value-type="float" office:value="0.0208249387362" calcext:value-type="float">
            <text:p>0.0208249387362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318563048396" calcext:value-type="float">
            <text:p>0.318563048396</text:p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098452996671" calcext:value-type="float">
            <text:p>0.0098452996671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0323687907262" calcext:value-type="float">
            <text:p>0.000323687907262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087622800648" calcext:value-type="float">
            <text:p>0.087622800648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216653926449" calcext:value-type="float">
            <text:p>0.216653926449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132560938955" calcext:value-type="float">
            <text:p>0.132560938955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0290312844517" calcext:value-type="float">
            <text:p>0.002903128445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.24" calcext:value-type="float">
            <text:p>74.24</text:p>
          </table:table-cell>
          <table:table-cell office:value-type="float" office:value="0.0207700920036" calcext:value-type="float">
            <text:p>0.0207700920036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291661308142" calcext:value-type="float">
            <text:p>0.291661308142</text:p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0979672783262" calcext:value-type="float">
            <text:p>0.00979672783262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0311784793234" calcext:value-type="float">
            <text:p>0.000311784793234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0874053220562" calcext:value-type="float">
            <text:p>0.0874053220562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194217666405" calcext:value-type="float">
            <text:p>0.194217666405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131679396719" calcext:value-type="float">
            <text:p>0.131679396719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0258235552843" calcext:value-type="float">
            <text:p>0.002582355528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5.264" calcext:value-type="float">
            <text:p>75.264</text:p>
          </table:table-cell>
          <table:table-cell office:value-type="float" office:value="0.0207189017198" calcext:value-type="float">
            <text:p>0.0207189017198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26972765057" calcext:value-type="float">
            <text:p>0.26972765057</text:p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0975410748774" calcext:value-type="float">
            <text:p>0.00975410748774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0300841607757" calcext:value-type="float">
            <text:p>0.000300841607757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0871935072866" calcext:value-type="float">
            <text:p>0.0871935072866</text:p>
          </table:table-cell>
          <table:table-cell office:value-type="float" office:value="32.64" calcext:value-type="float">
            <text:p>32.64</text:p>
          </table:table-cell>
          <table:table-cell office:value-type="float" office:value="0.173978073998" calcext:value-type="float">
            <text:p>0.173978073998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129689766986" calcext:value-type="float">
            <text:p>0.129689766986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0231159933088" calcext:value-type="float">
            <text:p>0.002311599330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6.288" calcext:value-type="float">
            <text:p>76.288</text:p>
          </table:table-cell>
          <table:table-cell office:value-type="float" office:value="0.0206823372314" calcext:value-type="float">
            <text:p>0.0206823372314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250976956397" calcext:value-type="float">
            <text:p>0.250976956397</text:p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0968096176072" calcext:value-type="float">
            <text:p>0.00968096176072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0293354165063" calcext:value-type="float">
            <text:p>0.000293354165063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0869882089575" calcext:value-type="float">
            <text:p>0.0869882089575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139692011074" calcext:value-type="float">
            <text:p>0.139692011074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126344307062" calcext:value-type="float">
            <text:p>0.126344307062</text:p>
          </table:table-cell>
          <table:table-cell office:value-type="float" office:value="47.36" calcext:value-type="float">
            <text:p>47.36</text:p>
          </table:table-cell>
          <table:table-cell office:value-type="float" office:value="0.00208976219227" calcext:value-type="float">
            <text:p>0.002089762192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7.312" calcext:value-type="float">
            <text:p>77.312</text:p>
          </table:table-cell>
          <table:table-cell office:value-type="float" office:value="0.0206304156578" calcext:value-type="float">
            <text:p>0.0206304156578</text:p>
          </table:table-cell>
          <table:table-cell office:value-type="float" office:value="31.36" calcext:value-type="float">
            <text:p>31.36</text:p>
          </table:table-cell>
          <table:table-cell office:value-type="float" office:value="0.234481226654" calcext:value-type="float">
            <text:p>0.234481226654</text:p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0960877595137" calcext:value-type="float">
            <text:p>0.00960877595137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0286250693788" calcext:value-type="float">
            <text:p>0.000286250693788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0867841895561" calcext:value-type="float">
            <text:p>0.0867841895561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112393136528" calcext:value-type="float">
            <text:p>0.112393136528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122187267409" calcext:value-type="float">
            <text:p>0.122187267409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0189112227383" calcext:value-type="float">
            <text:p>0.001891122273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8.336" calcext:value-type="float">
            <text:p>78.336</text:p>
          </table:table-cell>
          <table:table-cell office:value-type="float" office:value="0.0205967763284" calcext:value-type="float">
            <text:p>0.0205967763284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217133491556" calcext:value-type="float">
            <text:p>0.217133491556</text:p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0954503741759" calcext:value-type="float">
            <text:p>0.00954503741759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0280107151065" calcext:value-type="float">
            <text:p>0.000280107151065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0865832761216" calcext:value-type="float">
            <text:p>0.0865832761216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0905624275333" calcext:value-type="float">
            <text:p>0.0905624275333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11797256635" calcext:value-type="float">
            <text:p>0.11797256635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0172530239717" calcext:value-type="float">
            <text:p>0.001725302397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.36" calcext:value-type="float">
            <text:p>79.36</text:p>
          </table:table-cell>
          <table:table-cell office:value-type="float" office:value="0.0205514363628" calcext:value-type="float">
            <text:p>0.0205514363628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194650341679" calcext:value-type="float">
            <text:p>0.194650341679</text:p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0947957103199" calcext:value-type="float">
            <text:p>0.00947957103199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0270507865559" calcext:value-type="float">
            <text:p>0.000270507865559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0863811446609" calcext:value-type="float">
            <text:p>0.0863811446609</text:p>
          </table:table-cell>
          <table:table-cell office:value-type="float" office:value="34.56" calcext:value-type="float">
            <text:p>34.56</text:p>
          </table:table-cell>
          <table:table-cell office:value-type="float" office:value="0.0731430772515" calcext:value-type="float">
            <text:p>0.0731430772515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114251996091" calcext:value-type="float">
            <text:p>0.114251996091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158889981549" calcext:value-type="float">
            <text:p>0.001588899815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0.384" calcext:value-type="float">
            <text:p>80.384</text:p>
          </table:table-cell>
          <table:table-cell office:value-type="float" office:value="0.0204739196473" calcext:value-type="float">
            <text:p>0.0204739196473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166812564668" calcext:value-type="float">
            <text:p>0.166812564668</text:p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0941660043235" calcext:value-type="float">
            <text:p>0.00941660043235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0261868508603" calcext:value-type="float">
            <text:p>0.000261868508603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0861871130749" calcext:value-type="float">
            <text:p>0.0861871130749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593228739739" calcext:value-type="float">
            <text:p>0.0593228739739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111257227354" calcext:value-type="float">
            <text:p>0.111257227354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147177946571" calcext:value-type="float">
            <text:p>0.001471779465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1.408" calcext:value-type="float">
            <text:p>81.408</text:p>
          </table:table-cell>
          <table:table-cell office:value-type="float" office:value="0.0204168790454" calcext:value-type="float">
            <text:p>0.0204168790454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139907901582" calcext:value-type="float">
            <text:p>0.139907901582</text:p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09349790162" calcext:value-type="float">
            <text:p>0.009349790162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0248237523185" calcext:value-type="float">
            <text:p>0.000248237523185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0859938123047" calcext:value-type="float">
            <text:p>0.0859938123047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482745052718" calcext:value-type="float">
            <text:p>0.0482745052718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108959264687" calcext:value-type="float">
            <text:p>0.108959264687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136709926555" calcext:value-type="float">
            <text:p>0.001367099265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2.432" calcext:value-type="float">
            <text:p>82.432</text:p>
          </table:table-cell>
          <table:table-cell office:value-type="float" office:value="0.0203759268184" calcext:value-type="float">
            <text:p>0.0203759268184</text:p>
          </table:table-cell>
          <table:table-cell office:value-type="float" office:value="32.64" calcext:value-type="float">
            <text:p>32.64</text:p>
          </table:table-cell>
          <table:table-cell office:value-type="float" office:value="0.11957595562" calcext:value-type="float">
            <text:p>0.11957595562</text:p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0928797146357" calcext:value-type="float">
            <text:p>0.00928797146357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0233838594926" calcext:value-type="float">
            <text:p>0.000233838594926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0858020340673" calcext:value-type="float">
            <text:p>0.0858020340673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395371556259" calcext:value-type="float">
            <text:p>0.0395371556259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107237769649" calcext:value-type="float">
            <text:p>0.107237769649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128334778769" calcext:value-type="float">
            <text:p>0.001283347787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.456" calcext:value-type="float">
            <text:p>83.456</text:p>
          </table:table-cell>
          <table:table-cell office:value-type="float" office:value="0.0203496003867" calcext:value-type="float">
            <text:p>0.0203496003867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0957979914303" calcext:value-type="float">
            <text:p>0.0957979914303</text:p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0922980045231" calcext:value-type="float">
            <text:p>0.00922980045231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022500725226" calcext:value-type="float">
            <text:p>0.00022500725226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0856146407246" calcext:value-type="float">
            <text:p>0.0856146407246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325849789972" calcext:value-type="float">
            <text:p>0.0325849789972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105936635422" calcext:value-type="float">
            <text:p>0.105936635422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120793852781" calcext:value-type="float">
            <text:p>0.001207938527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4.48" calcext:value-type="float">
            <text:p>84.48</text:p>
          </table:table-cell>
          <table:table-cell office:value-type="float" office:value="0.0203276616937" calcext:value-type="float">
            <text:p>0.0203276616937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0809098189598" calcext:value-type="float">
            <text:p>0.0809098189598</text:p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091697096057" calcext:value-type="float">
            <text:p>0.0091697096057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0216943852435" calcext:value-type="float">
            <text:p>0.000216943852435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0854185384939" calcext:value-type="float">
            <text:p>0.0854185384939</text:p>
          </table:table-cell>
          <table:table-cell office:value-type="float" office:value="37.12" calcext:value-type="float">
            <text:p>37.12</text:p>
          </table:table-cell>
          <table:table-cell office:value-type="float" office:value="0.0269863261763" calcext:value-type="float">
            <text:p>0.0269863261763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104959173893" calcext:value-type="float">
            <text:p>0.104959173893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114625002118" calcext:value-type="float">
            <text:p>0.001146250021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5.504" calcext:value-type="float">
            <text:p>85.504</text:p>
          </table:table-cell>
          <table:table-cell office:value-type="float" office:value="0.0203049917108" calcext:value-type="float">
            <text:p>0.0203049917108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0704329297877" calcext:value-type="float">
            <text:p>0.0704329297877</text:p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0911249851213" calcext:value-type="float">
            <text:p>0.00911249851213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020907243832" calcext:value-type="float">
            <text:p>0.00020907243832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0852312060525" calcext:value-type="float">
            <text:p>0.0852312060525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225084755835" calcext:value-type="float">
            <text:p>0.0225084755835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104179005903" calcext:value-type="float">
            <text:p>0.104179005903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109096453273" calcext:value-type="float">
            <text:p>0.001090964532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6.528" calcext:value-type="float">
            <text:p>86.528</text:p>
          </table:table-cell>
          <table:table-cell office:value-type="float" office:value="0.0202889033359" calcext:value-type="float">
            <text:p>0.0202889033359</text:p>
          </table:table-cell>
          <table:table-cell office:value-type="float" office:value="34.56" calcext:value-type="float">
            <text:p>34.56</text:p>
          </table:table-cell>
          <table:table-cell office:value-type="float" office:value="0.0633333723044" calcext:value-type="float">
            <text:p>0.0633333723044</text:p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0905778320451" calcext:value-type="float">
            <text:p>0.00905778320451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0201776981336" calcext:value-type="float">
            <text:p>0.000201776981336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0850362609468" calcext:value-type="float">
            <text:p>0.0850362609468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188818671894" calcext:value-type="float">
            <text:p>0.0188818671894</text:p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103508010176" calcext:value-type="float">
            <text:p>0.103508010176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10424845379" calcext:value-type="float">
            <text:p>0.00104248453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7.552" calcext:value-type="float">
            <text:p>87.552</text:p>
          </table:table-cell>
          <table:table-cell office:value-type="float" office:value="0.0202676959326" calcext:value-type="float">
            <text:p>0.0202676959326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581110032911" calcext:value-type="float">
            <text:p>0.0581110032911</text:p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0900210797922" calcext:value-type="float">
            <text:p>0.00900210797922</text:p>
          </table:table-cell>
          <table:table-cell office:value-type="float" office:value="89.6" calcext:value-type="float">
            <text:p>89.6</text:p>
          </table:table-cell>
          <table:table-cell office:value-type="float" office:value="0.000194673510061" calcext:value-type="float">
            <text:p>0.000194673510061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0847877835862" calcext:value-type="float">
            <text:p>0.0847877835862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159604258841" calcext:value-type="float">
            <text:p>0.0159604258841</text:p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102687680558" calcext:value-type="float">
            <text:p>0.102687680558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0999090368942" calcext:value-type="float">
            <text:p>0.0009990903689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.576" calcext:value-type="float">
            <text:p>88.576</text:p>
          </table:table-cell>
          <table:table-cell office:value-type="float" office:value="0.0202523388475" calcext:value-type="float">
            <text:p>0.0202523388475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537077577791" calcext:value-type="float">
            <text:p>0.0537077577791</text:p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0894988845757" calcext:value-type="float">
            <text:p>0.00894988845757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0186610110236" calcext:value-type="float">
            <text:p>0.000186610110236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0842617789383" calcext:value-type="float">
            <text:p>0.0842617789383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13578104638" calcext:value-type="float">
            <text:p>0.013578104638</text:p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101094980968" calcext:value-type="float">
            <text:p>0.101094980968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0964697014119" calcext:value-type="float">
            <text:p>0.0009646970141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0.020241369501" calcext:value-type="float">
            <text:p>0.020241369501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498035857296" calcext:value-type="float">
            <text:p>0.0498035857296</text:p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0888998959449" calcext:value-type="float">
            <text:p>0.00888998959449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0177586781861" calcext:value-type="float">
            <text:p>0.000177586781861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0829151899874" calcext:value-type="float">
            <text:p>0.0829151899874</text:p>
          </table:table-cell>
          <table:table-cell office:value-type="float" office:value="39.68" calcext:value-type="float">
            <text:p>39.68</text:p>
          </table:table-cell>
          <table:table-cell office:value-type="float" office:value="0.0116296855312" calcext:value-type="float">
            <text:p>0.0116296855312</text:p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982558065037" calcext:value-type="float">
            <text:p>0.0982558065037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0932133093063" calcext:value-type="float">
            <text:p>0.0009321330930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0.624" calcext:value-type="float">
            <text:p>90.624</text:p>
          </table:table-cell>
          <table:table-cell office:value-type="float" office:value="0.0202165056488" calcext:value-type="float">
            <text:p>0.0202165056488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459659080945" calcext:value-type="float">
            <text:p>0.0459659080945</text:p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088310506491" calcext:value-type="float">
            <text:p>0.0088310506491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0168755439195" calcext:value-type="float">
            <text:p>0.000168755439195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0803323652663" calcext:value-type="float">
            <text:p>0.0803323652663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100214588538" calcext:value-type="float">
            <text:p>0.0100214588538</text:p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943663523906" calcext:value-type="float">
            <text:p>0.0943663523906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09041793451" calcext:value-type="float">
            <text:p>0.00090417934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1.648" calcext:value-type="float">
            <text:p>91.648</text:p>
          </table:table-cell>
          <table:table-cell office:value-type="float" office:value="0.0201952982456" calcext:value-type="float">
            <text:p>0.0201952982456</text:p>
          </table:table-cell>
          <table:table-cell office:value-type="float" office:value="37.12" calcext:value-type="float">
            <text:p>37.12</text:p>
          </table:table-cell>
          <table:table-cell office:value-type="float" office:value="0.0424621639475" calcext:value-type="float">
            <text:p>0.0424621639475</text:p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0878209484755" calcext:value-type="float">
            <text:p>0.00878209484755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015973211082" calcext:value-type="float">
            <text:p>0.00015973211082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0769212826767" calcext:value-type="float">
            <text:p>0.0769212826767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0868961188592" calcext:value-type="float">
            <text:p>0.00868961188592</text:p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90139789556" calcext:value-type="float">
            <text:p>0.090139789556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0880433294802" calcext:value-type="float">
            <text:p>0.0008804332948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.672" calcext:value-type="float">
            <text:p>92.672</text:p>
          </table:table-cell>
          <table:table-cell office:value-type="float" office:value="0.0201536147288" calcext:value-type="float">
            <text:p>0.0201536147288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390607188996" calcext:value-type="float">
            <text:p>0.0390607188996</text:p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0872795549054" calcext:value-type="float">
            <text:p>0.00872795549054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0152628639545" calcext:value-type="float">
            <text:p>0.000152628639545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0735443657241" calcext:value-type="float">
            <text:p>0.0735443657241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0757374174773" calcext:value-type="float">
            <text:p>0.00757374174773</text:p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862431598012" calcext:value-type="float">
            <text:p>0.0862431598012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0857748316089" calcext:value-type="float">
            <text:p>0.0008577483160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3.696" calcext:value-type="float">
            <text:p>93.696</text:p>
          </table:table-cell>
          <table:table-cell office:value-type="float" office:value="0.0198574423725" calcext:value-type="float">
            <text:p>0.0198574423725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361028135175" calcext:value-type="float">
            <text:p>0.0361028135175</text:p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0867592795242" calcext:value-type="float">
            <text:p>0.00867592795242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0146101125401" calcext:value-type="float">
            <text:p>0.000146101125401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0707518577794" calcext:value-type="float">
            <text:p>0.0707518577794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0665113646923" calcext:value-type="float">
            <text:p>0.00665113646923</text:p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829834780848" calcext:value-type="float">
            <text:p>0.0829834780848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0835904876908" calcext:value-type="float">
            <text:p>0.0008359048769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4.72" calcext:value-type="float">
            <text:p>94.72</text:p>
          </table:table-cell>
          <table:table-cell office:value-type="float" office:value="0.0185045563009" calcext:value-type="float">
            <text:p>0.0185045563009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333699661536" calcext:value-type="float">
            <text:p>0.0333699661536</text:p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0862025272713" calcext:value-type="float">
            <text:p>0.00862025272713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0139957582677" calcext:value-type="float">
            <text:p>0.000139957582677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0686706771806" calcext:value-type="float">
            <text:p>0.0686706771806</text:p>
          </table:table-cell>
          <table:table-cell office:value-type="float" office:value="42.24" calcext:value-type="float">
            <text:p>42.24</text:p>
          </table:table-cell>
          <table:table-cell office:value-type="float" office:value="0.00587077023049" calcext:value-type="float">
            <text:p>0.00587077023049</text:p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804339286309" calcext:value-type="float">
            <text:p>0.0804339286309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0818964320224" calcext:value-type="float">
            <text:p>0.0008189643202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5.744" calcext:value-type="float">
            <text:p>95.744</text:p>
          </table:table-cell>
          <table:table-cell office:value-type="float" office:value="0.0160788681389" calcext:value-type="float">
            <text:p>0.0160788681389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30891405122" calcext:value-type="float">
            <text:p>0.030891405122</text:p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0857264081032" calcext:value-type="float">
            <text:p>0.00857264081032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0133430068533" calcext:value-type="float">
            <text:p>0.000133430068533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0672024074046" calcext:value-type="float">
            <text:p>0.0672024074046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0521236666156" calcext:value-type="float">
            <text:p>0.00521236666156</text:p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785047793069" calcext:value-type="float">
            <text:p>0.0785047793069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0804438616112" calcext:value-type="float">
            <text:p>0.0008044386161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6.768" calcext:value-type="float">
            <text:p>96.768</text:p>
          </table:table-cell>
          <table:table-cell office:value-type="float" office:value="0.0148283626349" calcext:value-type="float">
            <text:p>0.0148283626349</text:p>
          </table:table-cell>
          <table:table-cell office:value-type="float" office:value="39.68" calcext:value-type="float">
            <text:p>39.68</text:p>
          </table:table-cell>
          <table:table-cell office:value-type="float" office:value="0.0287299712978" calcext:value-type="float">
            <text:p>0.0287299712978</text:p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0852118922281" calcext:value-type="float">
            <text:p>0.00852118922281</text:p>
          </table:table-cell>
          <table:table-cell office:value-type="float" office:value="98.816" calcext:value-type="float">
            <text:p>98.816</text:p>
          </table:table-cell>
          <table:table-cell office:value-type="float" office:value="0.000127094540099" calcext:value-type="float">
            <text:p>0.000127094540099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0661994845678" calcext:value-type="float">
            <text:p>0.0661994845678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0466216462245" calcext:value-type="float">
            <text:p>0.00466216462245</text:p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77058448165" calcext:value-type="float">
            <text:p>0.077058448165</text:p>
          </table:table-cell>
          <table:table-cell office:value-type="float" office:value="57.6" calcext:value-type="float">
            <text:p>57.6</text:p>
          </table:table-cell>
          <table:table-cell office:value-type="float" office:value="0.000789510436572" calcext:value-type="float">
            <text:p>0.0007895104365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.792" calcext:value-type="float">
            <text:p>97.792</text:p>
          </table:table-cell>
          <table:table-cell office:value-type="float" office:value="0.0134974152563" calcext:value-type="float">
            <text:p>0.0134974152563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26561961103" calcext:value-type="float">
            <text:p>0.026561961103</text:p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0846359416216" calcext:value-type="float">
            <text:p>0.00846359416216</text:p>
          </table:table-cell>
          <table:table-cell office:value-type="float" office:value="99.84" calcext:value-type="float">
            <text:p>99.84</text:p>
          </table:table-cell>
          <table:table-cell office:value-type="float" office:value="0.000120759011665" calcext:value-type="float">
            <text:p>0.000120759011665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065474210821" calcext:value-type="float">
            <text:p>0.065474210821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0418533503322" calcext:value-type="float">
            <text:p>0.00418533503322</text:p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759848842909" calcext:value-type="float">
            <text:p>0.0759848842909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077546038524" calcext:value-type="float">
            <text:p>0.000775460385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8.816" calcext:value-type="float">
            <text:p>98.816</text:p>
          </table:table-cell>
          <table:table-cell office:value-type="float" office:value="0.0123185761496" calcext:value-type="float">
            <text:p>0.0123185761496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240680552064" calcext:value-type="float">
            <text:p>0.0240680552064</text:p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0841118265698" calcext:value-type="float">
            <text:p>0.00841118265698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0.000114423483231" calcext:value-type="float">
            <text:p>0.000114423483231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0649505813244" calcext:value-type="float">
            <text:p>0.0649505813244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0377049146389" calcext:value-type="float">
            <text:p>0.00377049146389</text:p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751562074976" calcext:value-type="float">
            <text:p>0.0751562074976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0762068930064" calcext:value-type="float">
            <text:p>0.0007620689300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9.84" calcext:value-type="float">
            <text:p>99.84</text:p>
          </table:table-cell>
          <table:table-cell office:value-type="float" office:value="0.011830805874" calcext:value-type="float">
            <text:p>0.011830805874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215514973665" calcext:value-type="float">
            <text:p>0.0215514973665</text:p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0835819520118" calcext:value-type="float">
            <text:p>0.00835819520118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0.000109623840478" calcext:value-type="float">
            <text:p>0.000109623840478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0645591076788" calcext:value-type="float">
            <text:p>0.0645591076788</text:p>
          </table:table-cell>
          <table:table-cell office:value-type="float" office:value="44.8" calcext:value-type="float">
            <text:p>44.8</text:p>
          </table:table-cell>
          <table:table-cell office:value-type="float" office:value="0.00340095005449" calcext:value-type="float">
            <text:p>0.00340095005449</text:p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745150126507" calcext:value-type="float">
            <text:p>0.0745150126507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0748311588135" calcext:value-type="float">
            <text:p>0.0007483115881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0.864" calcext:value-type="float">
            <text:p>100.864</text:p>
          </table:table-cell>
          <table:table-cell office:value-type="float" office:value="0.011581436063" calcext:value-type="float">
            <text:p>0.011581436063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193484131948" calcext:value-type="float">
            <text:p>0.0193484131948</text:p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0831346303741" calcext:value-type="float">
            <text:p>0.00831346303741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0.000105400154856" calcext:value-type="float">
            <text:p>0.000105400154856</text:p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064226951913" calcext:value-type="float">
            <text:p>0.064226951913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0307488410502" calcext:value-type="float">
            <text:p>0.00307488410502</text:p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739780110512" calcext:value-type="float">
            <text:p>0.0739780110512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0736017793219" calcext:value-type="float">
            <text:p>0.0007360177932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.888" calcext:value-type="float">
            <text:p>101.888</text:p>
          </table:table-cell>
          <table:table-cell office:value-type="float" office:value="0.0114483413251" calcext:value-type="float">
            <text:p>0.0114483413251</text:p>
          </table:table-cell>
          <table:table-cell office:value-type="float" office:value="42.24" calcext:value-type="float">
            <text:p>42.24</text:p>
          </table:table-cell>
          <table:table-cell office:value-type="float" office:value="0.0175457569256" calcext:value-type="float">
            <text:p>0.0175457569256</text:p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0826105153222" calcext:value-type="float">
            <text:p>0.00826105153222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9.98325692622e-05" calcext:value-type="float">
            <text:p>9.98325692622e-05</text:p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063768060513" calcext:value-type="float">
            <text:p>0.063768060513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027802982855" calcext:value-type="float">
            <text:p>0.0027802982855</text:p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735363795885" calcext:value-type="float">
            <text:p>0.0735363795885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0724785069889" calcext:value-type="float">
            <text:p>0.0007247850698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2.912" calcext:value-type="float">
            <text:p>102.912</text:p>
          </table:table-cell>
          <table:table-cell office:value-type="float" office:value="0.0113357227008" calcext:value-type="float">
            <text:p>0.0113357227008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162129458049" calcext:value-type="float">
            <text:p>0.0162129458049</text:p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0820691217521" calcext:value-type="float">
            <text:p>0.00820691217521</text:p>
          </table:table-cell>
          <table:table-cell office:value-type="float" office:value="104.96" calcext:value-type="float">
            <text:p>104.96</text:p>
          </table:table-cell>
          <table:table-cell office:value-type="float" office:value="9.40729979586e-05" calcext:value-type="float">
            <text:p>9.40729979586e-05</text:p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0627511303741" calcext:value-type="float">
            <text:p>0.0627511303741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0250811998594" calcext:value-type="float">
            <text:p>0.00250811998594</text:p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731533247933" calcext:value-type="float">
            <text:p>0.0731533247933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0713845055961" calcext:value-type="float">
            <text:p>0.0007138450559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3.936" calcext:value-type="float">
            <text:p>103.936</text:p>
          </table:table-cell>
          <table:table-cell office:value-type="float" office:value="0.0112735630705" calcext:value-type="float">
            <text:p>0.0112735630705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150693880176" calcext:value-type="float">
            <text:p>0.0150693880176</text:p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0815891629134" calcext:value-type="float">
            <text:p>0.00815891629134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9.02332837562e-05" calcext:value-type="float">
            <text:p>9.02332837562e-05</text:p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60631094737" calcext:value-type="float">
            <text:p>0.060631094737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0225469580635" calcext:value-type="float">
            <text:p>0.00225469580635</text:p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728224398427" calcext:value-type="float">
            <text:p>0.0728224398427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0703746581566" calcext:value-type="float">
            <text:p>0.0007037465815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4.96" calcext:value-type="float">
            <text:p>104.96</text:p>
          </table:table-cell>
          <table:table-cell office:value-type="float" office:value="0.0112165224685" calcext:value-type="float">
            <text:p>0.0112165224685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139623656228" calcext:value-type="float">
            <text:p>0.0139623656228</text:p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0810900057211" calcext:value-type="float">
            <text:p>0.00810900057211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8.40897410324e-05" calcext:value-type="float">
            <text:p>8.40897410324e-05</text:p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574540558966" calcext:value-type="float">
            <text:p>0.0574540558966</text:p>
          </table:table-cell>
          <table:table-cell office:value-type="float" office:value="47.36" calcext:value-type="float">
            <text:p>47.36</text:p>
          </table:table-cell>
          <table:table-cell office:value-type="float" office:value="0.00202672364672" calcext:value-type="float">
            <text:p>0.00202672364672</text:p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725246873196" calcext:value-type="float">
            <text:p>0.0725246873196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0693904227898" calcext:value-type="float">
            <text:p>0.0006939042278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5.984" calcext:value-type="float">
            <text:p>105.984</text:p>
          </table:table-cell>
          <table:table-cell office:value-type="float" office:value="0.0111572879973" calcext:value-type="float">
            <text:p>0.0111572879973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127610819153" calcext:value-type="float">
            <text:p>0.0127610819153</text:p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0805658906692" calcext:value-type="float">
            <text:p>0.00805658906692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8.025002683e-05" calcext:value-type="float">
            <text:p>8.025002683e-05</text:p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540188563866" calcext:value-type="float">
            <text:p>0.0540188563866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0182846580704" calcext:value-type="float">
            <text:p>0.00182846580704</text:p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722448739009" calcext:value-type="float">
            <text:p>0.0722448739009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0684244817607" calcext:value-type="float">
            <text:p>0.0006842448176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7.008" calcext:value-type="float">
            <text:p>107.008</text:p>
          </table:table-cell>
          <table:table-cell office:value-type="float" office:value="0.0109810471631" calcext:value-type="float">
            <text:p>0.0109810471631</text:p>
          </table:table-cell>
          <table:table-cell office:value-type="float" office:value="44.8" calcext:value-type="float">
            <text:p>44.8</text:p>
          </table:table-cell>
          <table:table-cell office:value-type="float" office:value="0.0113383937288" calcext:value-type="float">
            <text:p>0.0113383937288</text:p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0800897715012" calcext:value-type="float">
            <text:p>0.00800897715012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7.52583983669e-05" calcext:value-type="float">
            <text:p>7.52583983669e-05</text:p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509891987257" calcext:value-type="float">
            <text:p>0.0509891987257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0165011899733" calcext:value-type="float">
            <text:p>0.00165011899733</text:p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719786063366" calcext:value-type="float">
            <text:p>0.0719786063366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067440246394" calcext:value-type="float">
            <text:p>0.000674402463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8.032" calcext:value-type="float">
            <text:p>108.032</text:p>
          </table:table-cell>
          <table:table-cell office:value-type="float" office:value="0.0101342136112" calcext:value-type="float">
            <text:p>0.0101342136112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0968041761415" calcext:value-type="float">
            <text:p>0.00968041761415</text:p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0796578085463" calcext:value-type="float">
            <text:p>0.00796578085463</text:p>
          </table:table-cell>
          <table:table-cell office:value-type="float" office:value="110.08" calcext:value-type="float">
            <text:p>110.08</text:p>
          </table:table-cell>
          <table:table-cell office:value-type="float" office:value="7.12266984544e-05" calcext:value-type="float">
            <text:p>7.12266984544e-05</text:p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48675192404" calcext:value-type="float">
            <text:p>0.048675192404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149612818758" calcext:value-type="float">
            <text:p>0.00149612818758</text:p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71716439139" calcext:value-type="float">
            <text:p>0.071716439139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0664779642324" calcext:value-type="float">
            <text:p>0.0006647796423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9.056" calcext:value-type="float">
            <text:p>109.056</text:p>
          </table:table-cell>
          <table:table-cell office:value-type="float" office:value="0.00805588808926" calcext:value-type="float">
            <text:p>0.00805588808926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0799394389333" calcext:value-type="float">
            <text:p>0.00799394389333</text:p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0791778497076" calcext:value-type="float">
            <text:p>0.00791778497076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6.71949985419e-05" calcext:value-type="float">
            <text:p>6.71949985419e-05</text:p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470127692394" calcext:value-type="float">
            <text:p>0.0470127692394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13604043778" calcext:value-type="float">
            <text:p>0.0013604043778</text:p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714578231519" calcext:value-type="float">
            <text:p>0.0714578231519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0655559296138" calcext:value-type="float">
            <text:p>0.0006555592961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0.08" calcext:value-type="float">
            <text:p>110.08</text:p>
          </table:table-cell>
          <table:table-cell office:value-type="float" office:value="0.00649531572339" calcext:value-type="float">
            <text:p>0.00649531572339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0630089380184" calcext:value-type="float">
            <text:p>0.00630089380184</text:p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0787055702103" calcext:value-type="float">
            <text:p>0.00787055702103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6.48911700204e-05" calcext:value-type="float">
            <text:p>6.48911700204e-05</text:p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458607599863" calcext:value-type="float">
            <text:p>0.0458607599863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124404358798" calcext:value-type="float">
            <text:p>0.00124404358798</text:p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71201769894" calcext:value-type="float">
            <text:p>0.071201769894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0647143900809" calcext:value-type="float">
            <text:p>0.0006471439008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1.104" calcext:value-type="float">
            <text:p>111.104</text:p>
          </table:table-cell>
          <table:table-cell office:value-type="float" office:value="0.00525431698633" calcext:value-type="float">
            <text:p>0.00525431698633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0477006085335" calcext:value-type="float">
            <text:p>0.00477006085335</text:p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078260168408" calcext:value-type="float">
            <text:p>0.0078260168408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6.06674843978e-05" calcext:value-type="float">
            <text:p>6.06674843978e-05</text:p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450497980908" calcext:value-type="float">
            <text:p>0.0450497980908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114935963814" calcext:value-type="float">
            <text:p>0.00114935963814</text:p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709530387195" calcext:value-type="float">
            <text:p>0.0709530387195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0638472384752" calcext:value-type="float">
            <text:p>0.0006384723847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2.128" calcext:value-type="float">
            <text:p>112.128</text:p>
          </table:table-cell>
          <table:table-cell office:value-type="float" office:value="0.00377638036428" calcext:value-type="float">
            <text:p>0.00377638036428</text:p>
          </table:table-cell>
          <table:table-cell office:value-type="float" office:value="47.36" calcext:value-type="float">
            <text:p>47.36</text:p>
          </table:table-cell>
          <table:table-cell office:value-type="float" office:value="0.00354904803381" calcext:value-type="float">
            <text:p>0.00354904803381</text:p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0778320451238" calcext:value-type="float">
            <text:p>0.00778320451238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5.70197559056e-05" calcext:value-type="float">
            <text:p>5.70197559056e-05</text:p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444697739776" calcext:value-type="float">
            <text:p>0.0444697739776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106533143827" calcext:value-type="float">
            <text:p>0.00106533143827</text:p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707157666057" calcext:value-type="float">
            <text:p>0.0707157666057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0630276521475" calcext:value-type="float">
            <text:p>0.0006302765214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3.152" calcext:value-type="float">
            <text:p>113.152</text:p>
          </table:table-cell>
          <table:table-cell office:value-type="float" office:value="0.00298658741436" calcext:value-type="float">
            <text:p>0.00298658741436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0260643490562" calcext:value-type="float">
            <text:p>0.00260643490562</text:p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0773751243093" calcext:value-type="float">
            <text:p>0.00773751243093</text:p>
          </table:table-cell>
          <table:table-cell office:value-type="float" office:value="115.2" calcext:value-type="float">
            <text:p>115.2</text:p>
          </table:table-cell>
          <table:table-cell office:value-type="float" office:value="5.37559988335e-05" calcext:value-type="float">
            <text:p>5.37559988335e-05</text:p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440416986424" calcext:value-type="float">
            <text:p>0.0440416986424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0991654538394" calcext:value-type="float">
            <text:p>0.000991654538394</text:p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702530475427" calcext:value-type="float">
            <text:p>0.0702530475427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0613665262869" calcext:value-type="float">
            <text:p>0.0006136652628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4.176" calcext:value-type="float">
            <text:p>114.176</text:p>
          </table:table-cell>
          <table:table-cell office:value-type="float" office:value="0.00260631673476" calcext:value-type="float">
            <text:p>0.00260631673476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0199775526548" calcext:value-type="float">
            <text:p>0.00199775526548</text:p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076929722507" calcext:value-type="float">
            <text:p>0.0076929722507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5.08762131817e-05" calcext:value-type="float">
            <text:p>5.08762131817e-05</text:p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437186171723" calcext:value-type="float">
            <text:p>0.0437186171723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0929851188494" calcext:value-type="float">
            <text:p>0.000929851188494</text:p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698161754342" calcext:value-type="float">
            <text:p>0.0698161754342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0597200358964" calcext:value-type="float">
            <text:p>0.0005972003589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0.00242568816195" calcext:value-type="float">
            <text:p>0.00242568816195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157467541957" calcext:value-type="float">
            <text:p>0.00157467541957</text:p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0764478438329" calcext:value-type="float">
            <text:p>0.00764478438329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4.74204703995e-05" calcext:value-type="float">
            <text:p>4.74204703995e-05</text:p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434513822071" calcext:value-type="float">
            <text:p>0.0434513822071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0875171968582" calcext:value-type="float">
            <text:p>0.000875171968582</text:p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693970227677" calcext:value-type="float">
            <text:p>0.0693970227677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0580954987111" calcext:value-type="float">
            <text:p>0.0005809549871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6.224" calcext:value-type="float">
            <text:p>116.224</text:p>
          </table:table-cell>
          <table:table-cell office:value-type="float" office:value="0.00228966826502" calcext:value-type="float">
            <text:p>0.00228966826502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130650563814" calcext:value-type="float">
            <text:p>0.00130650563814</text:p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0759966825245" calcext:value-type="float">
            <text:p>0.00759966825245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4.45406847478e-05" calcext:value-type="float">
            <text:p>4.45406847478e-05</text:p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432267781615" calcext:value-type="float">
            <text:p>0.0432267781615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0831148498654" calcext:value-type="float">
            <text:p>0.000831148498654</text:p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689833982741" calcext:value-type="float">
            <text:p>0.0689833982741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0565368211415" calcext:value-type="float">
            <text:p>0.0005653682114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7.248" calcext:value-type="float">
            <text:p>117.248</text:p>
          </table:table-cell>
          <table:table-cell office:value-type="float" office:value="0.00219386930536" calcext:value-type="float">
            <text:p>0.00219386930536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111871372036" calcext:value-type="float">
            <text:p>0.00111871372036</text:p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0755474410515" calcext:value-type="float">
            <text:p>0.00755474410515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4.10849419656e-05" calcext:value-type="float">
            <text:p>4.10849419656e-05</text:p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430300669178" calcext:value-type="float">
            <text:p>0.0430300669178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0794370938713" calcext:value-type="float">
            <text:p>0.000794370938713</text:p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685794389307" calcext:value-type="float">
            <text:p>0.0685794389307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0550952273329" calcext:value-type="float">
            <text:p>0.0005509522733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8.272" calcext:value-type="float">
            <text:p>118.272</text:p>
          </table:table-cell>
          <table:table-cell office:value-type="float" office:value="0.00212074032851" calcext:value-type="float">
            <text:p>0.00212074032851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097622568935" calcext:value-type="float">
            <text:p>0.00097622568935</text:p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0751289169441" calcext:value-type="float">
            <text:p>0.00751289169441</text:p>
          </table:table-cell>
          <table:table-cell office:value-type="float" office:value="120.32" calcext:value-type="float">
            <text:p>120.32</text:p>
          </table:table-cell>
          <table:table-cell office:value-type="float" office:value="3.80131706037e-05" calcext:value-type="float">
            <text:p>3.80131706037e-05</text:p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428527222918" calcext:value-type="float">
            <text:p>0.0428527222918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075948096877" calcext:value-type="float">
            <text:p>0.00075948096877</text:p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68174747379" calcext:value-type="float">
            <text:p>0.068174747379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0534487369425" calcext:value-type="float">
            <text:p>0.0005344873694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9.296" calcext:value-type="float">
            <text:p>119.296</text:p>
          </table:table-cell>
          <table:table-cell office:value-type="float" office:value="0.00204980522097" calcext:value-type="float">
            <text:p>0.00204980522097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0860773848843" calcext:value-type="float">
            <text:p>0.000860773848843</text:p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0747180721781" calcext:value-type="float">
            <text:p>0.00747180721781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3.64772849227e-05" calcext:value-type="float">
            <text:p>3.64772849227e-05</text:p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426896285732" calcext:value-type="float">
            <text:p>0.0426896285732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0731167118815" calcext:value-type="float">
            <text:p>0.000731167118815</text:p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67775474169" calcext:value-type="float">
            <text:p>0.067775474169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0519778721936" calcext:value-type="float">
            <text:p>0.0005197787219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0.32" calcext:value-type="float">
            <text:p>120.32</text:p>
          </table:table-cell>
          <table:table-cell office:value-type="float" office:value="0.00200812170417" calcext:value-type="float">
            <text:p>0.00200812170417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0754090502552" calcext:value-type="float">
            <text:p>0.000754090502552</text:p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0742649910344" calcext:value-type="float">
            <text:p>0.00742649910344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3.49413992418e-05" calcext:value-type="float">
            <text:p>3.49413992418e-05</text:p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425350610386" calcext:value-type="float">
            <text:p>0.0425350610386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0708211588853" calcext:value-type="float">
            <text:p>0.000708211588853</text:p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673780680903" calcext:value-type="float">
            <text:p>0.0673780680903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050576525928" calcext:value-type="float">
            <text:p>0.000505765259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1.344" calcext:value-type="float">
            <text:p>121.344</text:p>
          </table:table-cell>
          <table:table-cell office:value-type="float" office:value="0.00197594495436" calcext:value-type="float">
            <text:p>0.00197594495436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0662021313287" calcext:value-type="float">
            <text:p>0.000662021313287</text:p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0738541462684" calcext:value-type="float">
            <text:p>0.00738541462684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3.24455850103e-05" calcext:value-type="float">
            <text:p>3.24455850103e-05</text:p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423835385697" calcext:value-type="float">
            <text:p>0.0423835385697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068495160889" calcext:value-type="float">
            <text:p>0.00068495160889</text:p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66984213222" calcext:value-type="float">
            <text:p>0.066984213222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0490983434441" calcext:value-type="float">
            <text:p>0.0004909834344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2.368" calcext:value-type="float">
            <text:p>122.368</text:p>
          </table:table-cell>
          <table:table-cell office:value-type="float" office:value="0.00195254368177" calcext:value-type="float">
            <text:p>0.00195254368177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0588219820304" calcext:value-type="float">
            <text:p>0.000588219820304</text:p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0734049047954" calcext:value-type="float">
            <text:p>0.00734049047954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3.12936707495e-05" calcext:value-type="float">
            <text:p>3.12936707495e-05</text:p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422318333969" calcext:value-type="float">
            <text:p>0.0422318333969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0665832148921" calcext:value-type="float">
            <text:p>0.000665832148921</text:p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665965089038" calcext:value-type="float">
            <text:p>0.0665965089038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0476201609602" calcext:value-type="float">
            <text:p>0.0004762016096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3.392" calcext:value-type="float">
            <text:p>123.392</text:p>
          </table:table-cell>
          <table:table-cell office:value-type="float" office:value="0.00192987369894" calcext:value-type="float">
            <text:p>0.00192987369894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0536339562861" calcext:value-type="float">
            <text:p>0.000536339562861</text:p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073019017889" calcext:value-type="float">
            <text:p>0.0073019017889</text:p>
          </table:table-cell>
          <table:table-cell office:value-type="float" office:value="125.44" calcext:value-type="float">
            <text:p>125.44</text:p>
          </table:table-cell>
          <table:table-cell office:value-type="float" office:value="2.97577850685e-05" calcext:value-type="float">
            <text:p>2.97577850685e-05</text:p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420800673227" calcext:value-type="float">
            <text:p>0.0420800673227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0649818078947" calcext:value-type="float">
            <text:p>0.000649818078947</text:p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662083286503" calcext:value-type="float">
            <text:p>0.0662083286503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0461419784763" calcext:value-type="float">
            <text:p>0.0004614197847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4.416" calcext:value-type="float">
            <text:p>124.416</text:p>
          </table:table-cell>
          <table:table-cell office:value-type="float" office:value="0.00190427855705" calcext:value-type="float">
            <text:p>0.00190427855705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0500534878147" calcext:value-type="float">
            <text:p>0.000500534878147</text:p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0725179408614" calcext:value-type="float">
            <text:p>0.00725179408614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2.76459422572e-05" calcext:value-type="float">
            <text:p>2.76459422572e-05</text:p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419257433934" calcext:value-type="float">
            <text:p>0.0419257433934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0633743118973" calcext:value-type="float">
            <text:p>0.000633743118973</text:p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658295206635" calcext:value-type="float">
            <text:p>0.0658295206635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0447516088132" calcext:value-type="float">
            <text:p>0.0004475160881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5.44" calcext:value-type="float">
            <text:p>125.44</text:p>
          </table:table-cell>
          <table:table-cell office:value-type="float" office:value="0.001872833097" calcext:value-type="float">
            <text:p>0.001872833097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0458153822771" calcext:value-type="float">
            <text:p>0.000458153822771</text:p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0720955770833" calcext:value-type="float">
            <text:p>0.00720955770833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2.61100565763e-05" calcext:value-type="float">
            <text:p>2.61100565763e-05</text:p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417783013125" calcext:value-type="float">
            <text:p>0.0417783013125</text:p>
          </table:table-cell>
          <table:table-cell office:value-type="float" office:value="57.6" calcext:value-type="float">
            <text:p>57.6</text:p>
          </table:table-cell>
          <table:table-cell office:value-type="float" office:value="0.000622113128992" calcext:value-type="float">
            <text:p>0.000622113128992</text:p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654566069539" calcext:value-type="float">
            <text:p>0.0654566069539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0432112255812" calcext:value-type="float">
            <text:p>0.0004321122558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6.464" calcext:value-type="float">
            <text:p>126.464</text:p>
          </table:table-cell>
          <table:table-cell office:value-type="float" office:value="0.00184431279604" calcext:value-type="float">
            <text:p>0.00184431279604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0426002677314" calcext:value-type="float">
            <text:p>0.000426002677314</text:p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0716290570921" calcext:value-type="float">
            <text:p>0.00716290570921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2.41901994751e-05" calcext:value-type="float">
            <text:p>2.41901994751e-05</text:p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416317727514" calcext:value-type="float">
            <text:p>0.0416317727514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0611579159009" calcext:value-type="float">
            <text:p>0.000611579159009</text:p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650766640441" calcext:value-type="float">
            <text:p>0.0650766640441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0417879261103" calcext:value-type="float">
            <text:p>0.0004178792611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7.488" calcext:value-type="float">
            <text:p>127.488</text:p>
          </table:table-cell>
          <table:table-cell office:value-type="float" office:value="0.00180774830761" calcext:value-type="float">
            <text:p>0.00180774830761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0400427902518" calcext:value-type="float">
            <text:p>0.000400427902518</text:p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0712604487039" calcext:value-type="float">
            <text:p>0.00712604487039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2.30382852143e-05" calcext:value-type="float">
            <text:p>2.30382852143e-05</text:p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413668520361" calcext:value-type="float">
            <text:p>0.0413668520361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0601714979025" calcext:value-type="float">
            <text:p>0.000601714979025</text:p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646944146781" calcext:value-type="float">
            <text:p>0.0646944146781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040265837216" calcext:value-type="float">
            <text:p>0.000402658372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8.512" calcext:value-type="float">
            <text:p>128.512</text:p>
          </table:table-cell>
          <table:table-cell office:value-type="float" office:value="0.00178873477363" calcext:value-type="float">
            <text:p>0.00178873477363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0383621621938" calcext:value-type="float">
            <text:p>0.000383621621938</text:p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0708630427855" calcext:value-type="float">
            <text:p>0.00708630427855</text:p>
          </table:table-cell>
          <table:table-cell office:value-type="float" office:value="130.56" calcext:value-type="float">
            <text:p>130.56</text:p>
          </table:table-cell>
          <table:table-cell office:value-type="float" office:value="2.15023995334e-05" calcext:value-type="float">
            <text:p>2.15023995334e-05</text:p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411176438597" calcext:value-type="float">
            <text:p>0.0411176438597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0594286399037" calcext:value-type="float">
            <text:p>0.000594286399037</text:p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643271389728" calcext:value-type="float">
            <text:p>0.0643271389728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0389193739634" calcext:value-type="float">
            <text:p>0.0003891937396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9.536" calcext:value-type="float">
            <text:p>129.536</text:p>
          </table:table-cell>
          <table:table-cell office:value-type="float" office:value="0.00176752737035" calcext:value-type="float">
            <text:p>0.00176752737035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0363892509952" calcext:value-type="float">
            <text:p>0.000363892509952</text:p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0704771558791" calcext:value-type="float">
            <text:p>0.00704771558791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1.72787139108e-05" calcext:value-type="float">
            <text:p>1.72787139108e-05</text:p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408696537096" calcext:value-type="float">
            <text:p>0.0408696537096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0586979599049" calcext:value-type="float">
            <text:p>0.000586979599049</text:p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639547744194" calcext:value-type="float">
            <text:p>0.0639547744194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0374119205392" calcext:value-type="float">
            <text:p>0.0003741192053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0.56" calcext:value-type="float">
            <text:p>130.56</text:p>
          </table:table-cell>
          <table:table-cell office:value-type="float" office:value="0.00175217028521" calcext:value-type="float">
            <text:p>0.00175217028521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0344163397967" calcext:value-type="float">
            <text:p>0.000344163397967</text:p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0700778301253" calcext:value-type="float">
            <text:p>0.00700778301253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1.47828996793e-05" calcext:value-type="float">
            <text:p>1.47828996793e-05</text:p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406261093555" calcext:value-type="float">
            <text:p>0.0406261093555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0579368349061" calcext:value-type="float">
            <text:p>0.000579368349061</text:p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635880112599" calcext:value-type="float">
            <text:p>0.0635880112599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0359300791878" calcext:value-type="float">
            <text:p>0.0003593007918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2.096" calcext:value-type="float">
            <text:p>132.096</text:p>
          </table:table-cell>
          <table:table-cell office:value-type="float" office:value="0.00172657514331" calcext:value-type="float">
            <text:p>0.00172657514331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0322972870279" calcext:value-type="float">
            <text:p>0.000322972870279</text:p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069665065524" calcext:value-type="float">
            <text:p>0.0069665065524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1.43989282589e-05" calcext:value-type="float">
            <text:p>1.43989282589e-05</text:p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403737952121" calcext:value-type="float">
            <text:p>0.0403737952121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0573644689071" calcext:value-type="float">
            <text:p>0.000573644689071</text:p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632259342338" calcext:value-type="float">
            <text:p>0.0632259342338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0344958031143" calcext:value-type="float">
            <text:p>0.0003449580311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4.144" calcext:value-type="float">
            <text:p>134.144</text:p>
          </table:table-cell>
          <table:table-cell office:value-type="float" office:value="0.00171414321725" calcext:value-type="float">
            <text:p>0.00171414321725</text:p>
          </table:table-cell>
          <table:table-cell office:value-type="float" office:value="57.6" calcext:value-type="float">
            <text:p>57.6</text:p>
          </table:table-cell>
          <table:table-cell office:value-type="float" office:value="0.000305435881848" calcext:value-type="float">
            <text:p>0.000305435881848</text:p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0693386935136" calcext:value-type="float">
            <text:p>0.00693386935136</text:p>
          </table:table-cell>
          <table:table-cell office:value-type="float" office:value="138.24" calcext:value-type="float">
            <text:p>138.24</text:p>
          </table:table-cell>
          <table:table-cell office:value-type="float" office:value="1.22870854476e-05" calcext:value-type="float">
            <text:p>1.22870854476e-05</text:p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401371936078" calcext:value-type="float">
            <text:p>0.0401371936078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0567373019081" calcext:value-type="float">
            <text:p>0.000567373019081</text:p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628652117931" calcext:value-type="float">
            <text:p>0.0628652117931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0329481021472" calcext:value-type="float">
            <text:p>0.0003294810214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6.192" calcext:value-type="float">
            <text:p>136.192</text:p>
          </table:table-cell>
          <table:table-cell office:value-type="float" office:value="0.00170244258096" calcext:value-type="float">
            <text:p>0.00170244258096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0291552432673" calcext:value-type="float">
            <text:p>0.000291552432673</text:p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0689316884184" calcext:value-type="float">
            <text:p>0.00689316884184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1.17111283173e-05" calcext:value-type="float">
            <text:p>1.17111283173e-05</text:p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398969988259" calcext:value-type="float">
            <text:p>0.0398969988259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0562501819089" calcext:value-type="float">
            <text:p>0.000562501819089</text:p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625074181858" calcext:value-type="float">
            <text:p>0.0625074181858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0314589430607" calcext:value-type="float">
            <text:p>0.0003145894306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8.24" calcext:value-type="float">
            <text:p>138.24</text:p>
          </table:table-cell>
          <table:table-cell office:value-type="float" office:value="0.00169878613211" calcext:value-type="float">
            <text:p>0.00169878613211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02791303992" calcext:value-type="float">
            <text:p>0.0002791303992</text:p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0685649998656" calcext:value-type="float">
            <text:p>0.00685649998656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1.05592140566e-05" calcext:value-type="float">
            <text:p>1.05592140566e-05</text:p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39656804044" calcext:value-type="float">
            <text:p>0.039656804044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0556291039099" calcext:value-type="float">
            <text:p>0.000556291039099</text:p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621510157743" calcext:value-type="float">
            <text:p>0.0621510157743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0301417507484" calcext:value-type="float">
            <text:p>0.0003014175074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0.288" calcext:value-type="float">
            <text:p>140.288</text:p>
          </table:table-cell>
          <table:table-cell office:value-type="float" office:value="0.00169147323443" calcext:value-type="float">
            <text:p>0.00169147323443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0264516242174" calcext:value-type="float">
            <text:p>0.000264516242174</text:p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0681503154289" calcext:value-type="float">
            <text:p>0.00681503154289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9.40729979582e-06" calcext:value-type="float">
            <text:p>9.40729979582e-06</text:p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394276933012" calcext:value-type="float">
            <text:p>0.0394276933012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0550750049108" calcext:value-type="float">
            <text:p>0.000550750049108</text:p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617963340525" calcext:value-type="float">
            <text:p>0.0617963340525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0286635682645" calcext:value-type="float">
            <text:p>0.0002866356826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2.336" calcext:value-type="float">
            <text:p>142.336</text:p>
          </table:table-cell>
          <table:table-cell office:value-type="float" office:value="0.00168416033674" calcext:value-type="float">
            <text:p>0.00168416033674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0250632792999" calcext:value-type="float">
            <text:p>0.000250632792999</text:p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0677644285226" calcext:value-type="float">
            <text:p>0.00677644285226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8.25538553517e-06" calcext:value-type="float">
            <text:p>8.25538553517e-06</text:p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391934059468" calcext:value-type="float">
            <text:p>0.0391934059468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0545209059117" calcext:value-type="float">
            <text:p>0.000545209059117</text:p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614380278993" calcext:value-type="float">
            <text:p>0.0614380278993</text:p>
          </table:table-cell>
          <table:table-cell office:value-type="float" office:value="89.6" calcext:value-type="float">
            <text:p>89.6</text:p>
          </table:table-cell>
          <table:table-cell office:value-type="float" office:value="0.000272695397339" calcext:value-type="float">
            <text:p>0.0002726953973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4.384" calcext:value-type="float">
            <text:p>144.384</text:p>
          </table:table-cell>
          <table:table-cell office:value-type="float" office:value="0.00167319099022" calcext:value-type="float">
            <text:p>0.00167319099022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0237480051676" calcext:value-type="float">
            <text:p>0.000237480051676</text:p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0673401449092" calcext:value-type="float">
            <text:p>0.00673401449092</text:p>
          </table:table-cell>
          <table:table-cell office:value-type="float" office:value="148.48" calcext:value-type="float">
            <text:p>148.48</text:p>
          </table:table-cell>
          <table:table-cell office:value-type="float" office:value="7.87141411496e-06" calcext:value-type="float">
            <text:p>7.87141411496e-06</text:p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389594230989" calcext:value-type="float">
            <text:p>0.0389594230989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0538754719127" calcext:value-type="float">
            <text:p>0.000538754719127</text:p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610784403816" calcext:value-type="float">
            <text:p>0.0610784403816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0260145481696" calcext:value-type="float">
            <text:p>0.0002601454816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6.432" calcext:value-type="float">
            <text:p>146.432</text:p>
          </table:table-cell>
          <table:table-cell office:value-type="float" office:value="0.00166295293346" calcext:value-type="float">
            <text:p>0.00166295293346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022871155746" calcext:value-type="float">
            <text:p>0.00022871155746</text:p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0669907348746" calcext:value-type="float">
            <text:p>0.00669907348746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7.48744269463e-06" calcext:value-type="float">
            <text:p>7.48744269463e-06</text:p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387270845865" calcext:value-type="float">
            <text:p>0.0387270845865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0534431529134" calcext:value-type="float">
            <text:p>0.000534431529134</text:p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607267973244" calcext:value-type="float">
            <text:p>0.0607267973244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0247339445325" calcext:value-type="float">
            <text:p>0.0002473394453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8.48" calcext:value-type="float">
            <text:p>148.48</text:p>
          </table:table-cell>
          <table:table-cell office:value-type="float" office:value="0.00165198358693" calcext:value-type="float">
            <text:p>0.00165198358693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0227250141757" calcext:value-type="float">
            <text:p>0.000227250141757</text:p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0665568520844" calcext:value-type="float">
            <text:p>0.00665568520844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6.91148556431e-06" calcext:value-type="float">
            <text:p>6.91148556431e-06</text:p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38504429383" calcext:value-type="float">
            <text:p>0.038504429383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0528951429143" calcext:value-type="float">
            <text:p>0.000528951429143</text:p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60373909513" calcext:value-type="float">
            <text:p>0.060373909513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0233106450616" calcext:value-type="float">
            <text:p>0.0002331064506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0.528" calcext:value-type="float">
            <text:p>150.528</text:p>
          </table:table-cell>
          <table:table-cell office:value-type="float" office:value="0.00164613326878" calcext:value-type="float">
            <text:p>0.00164613326878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0220673771096" calcext:value-type="float">
            <text:p>0.000220673771096</text:p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0661440874831" calcext:value-type="float">
            <text:p>0.00661440874831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6.7194998542e-06" calcext:value-type="float">
            <text:p>6.7194998542e-06</text:p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382822004887" calcext:value-type="float">
            <text:p>0.0382822004887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052456734915" calcext:value-type="float">
            <text:p>0.00052456734915</text:p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600213145849" calcext:value-type="float">
            <text:p>0.0600213145849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0221727372584" calcext:value-type="float">
            <text:p>0.0002217273725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2.576" calcext:value-type="float">
            <text:p>152.576</text:p>
          </table:table-cell>
          <table:table-cell office:value-type="float" office:value="0.0016388203711" calcext:value-type="float">
            <text:p>0.0016388203711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021775093969" calcext:value-type="float">
            <text:p>0.00021775093969</text:p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0653665541643" calcext:value-type="float">
            <text:p>0.00653665541643</text:p>
          </table:table-cell>
          <table:table-cell office:value-type="float" office:value="164.864" calcext:value-type="float">
            <text:p>164.864</text:p>
          </table:table-cell>
          <table:table-cell office:value-type="float" office:value="6.52751414409e-06" calcext:value-type="float">
            <text:p>6.52751414409e-06</text:p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380625903509" calcext:value-type="float">
            <text:p>0.0380625903509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0514946729166" calcext:value-type="float">
            <text:p>0.000514946729166</text:p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596731861277" calcext:value-type="float">
            <text:p>0.0596731861277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0208555449461" calcext:value-type="float">
            <text:p>0.0002085554494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4.624" calcext:value-type="float">
            <text:p>154.624</text:p>
          </table:table-cell>
          <table:table-cell office:value-type="float" office:value="0.00163077618365" calcext:value-type="float">
            <text:p>0.00163077618365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0214097400434" calcext:value-type="float">
            <text:p>0.000214097400434</text:p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0647560465215" calcext:value-type="float">
            <text:p>0.00647560465215</text:p>
          </table:table-cell>
          <table:table-cell office:value-type="float" office:value="166.912" calcext:value-type="float">
            <text:p>166.912</text:p>
          </table:table-cell>
          <table:table-cell office:value-type="float" office:value="6.33552843399e-06" calcext:value-type="float">
            <text:p>6.33552843399e-06</text:p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37845477167" calcext:value-type="float">
            <text:p>0.037845477167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050599589918" calcext:value-type="float">
            <text:p>0.00050599589918</text:p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593230074872" calcext:value-type="float">
            <text:p>0.0593230074872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0196700718649" calcext:value-type="float">
            <text:p>0.0001967007186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6.672" calcext:value-type="float">
            <text:p>156.672</text:p>
          </table:table-cell>
          <table:table-cell office:value-type="float" office:value="0.00162638844504" calcext:value-type="float">
            <text:p>0.00162638844504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0207521029772" calcext:value-type="float">
            <text:p>0.000207521029772</text:p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0644200753343" calcext:value-type="float">
            <text:p>0.00644200753343</text:p>
          </table:table-cell>
          <table:table-cell office:value-type="float" office:value="171.008" calcext:value-type="float">
            <text:p>171.008</text:p>
          </table:table-cell>
          <table:table-cell office:value-type="float" office:value="6.14354272388e-06" calcext:value-type="float">
            <text:p>6.14354272388e-06</text:p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376198987004" calcext:value-type="float">
            <text:p>0.0376198987004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0497045069195" calcext:value-type="float">
            <text:p>0.000497045069195</text:p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589738173279" calcext:value-type="float">
            <text:p>0.0589738173279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0184187391681" calcext:value-type="float">
            <text:p>0.0001841873916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8.72" calcext:value-type="float">
            <text:p>158.72</text:p>
          </table:table-cell>
          <table:table-cell office:value-type="float" office:value="0.00161907554735" calcext:value-type="float">
            <text:p>0.00161907554735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0203136782664" calcext:value-type="float">
            <text:p>0.000203136782664</text:p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0642242521281" calcext:value-type="float">
            <text:p>0.00642242521281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5.95155701366e-06" calcext:value-type="float">
            <text:p>5.95155701366e-06</text:p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374002885626" calcext:value-type="float">
            <text:p>0.0374002885626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0486693769212" calcext:value-type="float">
            <text:p>0.000486693769212</text:p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586274827812" calcext:value-type="float">
            <text:p>0.0586274827812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017130817796" calcext:value-type="float">
            <text:p>0.000171308177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0.768" calcext:value-type="float">
            <text:p>160.768</text:p>
          </table:table-cell>
          <table:table-cell office:value-type="float" office:value="0.0016132252292" calcext:value-type="float">
            <text:p>0.0016132252292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0199483243408" calcext:value-type="float">
            <text:p>0.000199483243408</text:p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0640476272755" calcext:value-type="float">
            <text:p>0.00640476272755</text:p>
          </table:table-cell>
          <table:table-cell office:value-type="float" office:value="183.296" calcext:value-type="float">
            <text:p>183.296</text:p>
          </table:table-cell>
          <table:table-cell office:value-type="float" office:value="5.75957130355e-06" calcext:value-type="float">
            <text:p>5.75957130355e-06</text:p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371806175235" calcext:value-type="float">
            <text:p>0.0371806175235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0476525139228" calcext:value-type="float">
            <text:p>0.000476525139228</text:p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5828953202" calcext:value-type="float">
            <text:p>0.05828953202</text:p>
          </table:table-cell>
          <table:table-cell office:value-type="float" office:value="98.816" calcext:value-type="float">
            <text:p>98.816</text:p>
          </table:table-cell>
          <table:table-cell office:value-type="float" office:value="0.000160514518734" calcext:value-type="float">
            <text:p>0.0001605145187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2.816" calcext:value-type="float">
            <text:p>162.816</text:p>
          </table:table-cell>
          <table:table-cell office:value-type="float" office:value="0.00160664362129" calcext:value-type="float">
            <text:p>0.00160664362129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0194368288448" calcext:value-type="float">
            <text:p>0.000194368288448</text:p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0638844412703" calcext:value-type="float">
            <text:p>0.00638844412703</text:p>
          </table:table-cell>
          <table:table-cell office:value-type="float" office:value="189.44" calcext:value-type="float">
            <text:p>189.44</text:p>
          </table:table-cell>
          <table:table-cell office:value-type="float" office:value="5.56758559345e-06" calcext:value-type="float">
            <text:p>5.56758559345e-06</text:p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369607028791" calcext:value-type="float">
            <text:p>0.0369607028791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0464529809247" calcext:value-type="float">
            <text:p>0.000464529809247</text:p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57953960936" calcext:value-type="float">
            <text:p>0.057953960936</text:p>
          </table:table-cell>
          <table:table-cell office:value-type="float" office:value="99.84" calcext:value-type="float">
            <text:p>99.84</text:p>
          </table:table-cell>
          <table:table-cell office:value-type="float" office:value="0.000149794036858" calcext:value-type="float">
            <text:p>0.0001497940368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4.864" calcext:value-type="float">
            <text:p>164.864</text:p>
          </table:table-cell>
          <table:table-cell office:value-type="float" office:value="0.00160006201337" calcext:value-type="float">
            <text:p>0.00160006201337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0192176164894" calcext:value-type="float">
            <text:p>0.000192176164894</text:p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0636924577348" calcext:value-type="float">
            <text:p>0.00636924577348</text:p>
          </table:table-cell>
          <table:table-cell office:value-type="float" office:value="201.728" calcext:value-type="float">
            <text:p>201.728</text:p>
          </table:table-cell>
          <table:table-cell office:value-type="float" office:value="5.37559988334e-06" calcext:value-type="float">
            <text:p>5.37559988334e-06</text:p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367457821425" calcext:value-type="float">
            <text:p>0.0367457821425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0452108249268" calcext:value-type="float">
            <text:p>0.000452108249268</text:p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576196712165" calcext:value-type="float">
            <text:p>0.0576196712165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0.00013885402293" calcext:value-type="float">
            <text:p>0.000138854022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6.912" calcext:value-type="float">
            <text:p>166.912</text:p>
          </table:table-cell>
          <table:table-cell office:value-type="float" office:value="0.00159348040546" calcext:value-type="float">
            <text:p>0.00159348040546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018413837853" calcext:value-type="float">
            <text:p>0.00018413837853</text:p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0635119932115" calcext:value-type="float">
            <text:p>0.00635119932115</text:p>
          </table:table-cell>
          <table:table-cell office:value-type="float" office:value="203.776" calcext:value-type="float">
            <text:p>203.776</text:p>
          </table:table-cell>
          <table:table-cell office:value-type="float" office:value="5.18361417323e-06" calcext:value-type="float">
            <text:p>5.18361417323e-06</text:p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365357944123" calcext:value-type="float">
            <text:p>0.0365357944123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0438956009289" calcext:value-type="float">
            <text:p>0.000438956009289</text:p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572909828909" calcext:value-type="float">
            <text:p>0.0572909828909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0.000128609193834" calcext:value-type="float">
            <text:p>0.0001286091938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8.96" calcext:value-type="float">
            <text:p>168.96</text:p>
          </table:table-cell>
          <table:table-cell office:value-type="float" office:value="0.00158909266685" calcext:value-type="float">
            <text:p>0.00158909266685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017829271572" calcext:value-type="float">
            <text:p>0.00017829271572</text:p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0632854526396" calcext:value-type="float">
            <text:p>0.00632854526396</text:p>
          </table:table-cell>
          <table:table-cell office:value-type="float" office:value="207.872" calcext:value-type="float">
            <text:p>207.872</text:p>
          </table:table-cell>
          <table:table-cell office:value-type="float" office:value="4.79964275302e-06" calcext:value-type="float">
            <text:p>4.79964275302e-06</text:p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363177068073" calcext:value-type="float">
            <text:p>0.0363177068073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0427143349308" calcext:value-type="float">
            <text:p>0.000427143349308</text:p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569663949319" calcext:value-type="float">
            <text:p>0.0569663949319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0.000118400953413" calcext:value-type="float">
            <text:p>0.0001184009534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1.008" calcext:value-type="float">
            <text:p>171.008</text:p>
          </table:table-cell>
          <table:table-cell office:value-type="float" office:value="0.00158177976916" calcext:value-type="float">
            <text:p>0.00158177976916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0171716345058" calcext:value-type="float">
            <text:p>0.000171716345058</text:p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0631011484455" calcext:value-type="float">
            <text:p>0.00631011484455</text:p>
          </table:table-cell>
          <table:table-cell office:value-type="float" office:value="230.4" calcext:value-type="float">
            <text:p>230.4</text:p>
          </table:table-cell>
          <table:table-cell office:value-type="float" office:value="4.60765704291e-06" calcext:value-type="float">
            <text:p>4.60765704291e-06</text:p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361014462418" calcext:value-type="float">
            <text:p>0.0361014462418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041368665933" calcext:value-type="float">
            <text:p>0.00041368665933</text:p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566378164376" calcext:value-type="float">
            <text:p>0.0566378164376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0.000108851309148" calcext:value-type="float">
            <text:p>0.0001088513091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3.056" calcext:value-type="float">
            <text:p>173.056</text:p>
          </table:table-cell>
          <table:table-cell office:value-type="float" office:value="0.00157666074078" calcext:value-type="float">
            <text:p>0.00157666074078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016733209795" calcext:value-type="float">
            <text:p>0.00016733209795</text:p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062903405404" calcext:value-type="float">
            <text:p>0.0062903405404</text:p>
          </table:table-cell>
          <table:table-cell office:value-type="float" office:value="236.544" calcext:value-type="float">
            <text:p>236.544</text:p>
          </table:table-cell>
          <table:table-cell office:value-type="float" office:value="4.4156713328e-06" calcext:value-type="float">
            <text:p>4.4156713328e-06</text:p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358845766631" calcext:value-type="float">
            <text:p>0.0358845766631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0400838869351" calcext:value-type="float">
            <text:p>0.000400838869351</text:p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563083226828" calcext:value-type="float">
            <text:p>0.0563083226828</text:p>
          </table:table-cell>
          <table:table-cell office:value-type="float" office:value="104.96" calcext:value-type="float">
            <text:p>104.96</text:p>
          </table:table-cell>
          <table:table-cell office:value-type="float" office:value="9.89723668054e-05" calcext:value-type="float">
            <text:p>9.8972366805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5.104" calcext:value-type="float">
            <text:p>175.104</text:p>
          </table:table-cell>
          <table:table-cell office:value-type="float" office:value="0.00157227300217" calcext:value-type="float">
            <text:p>0.00157227300217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0163678558693" calcext:value-type="float">
            <text:p>0.000163678558693</text:p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062703742527" calcext:value-type="float">
            <text:p>0.0062703742527</text:p>
          </table:table-cell>
          <table:table-cell office:value-type="float" office:value="248.832" calcext:value-type="float">
            <text:p>248.832</text:p>
          </table:table-cell>
          <table:table-cell office:value-type="float" office:value="4.22368562258e-06" calcext:value-type="float">
            <text:p>4.22368562258e-06</text:p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356652710319" calcext:value-type="float">
            <text:p>0.0356652710319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0387930189372" calcext:value-type="float">
            <text:p>0.000387930189372</text:p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559832953988" calcext:value-type="float">
            <text:p>0.0559832953988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9.05569714763e-05" calcext:value-type="float">
            <text:p>9.0556971476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7.152" calcext:value-type="float">
            <text:p>177.152</text:p>
          </table:table-cell>
          <table:table-cell office:value-type="float" office:value="0.00156715397379" calcext:value-type="float">
            <text:p>0.00156715397379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0162217142991" calcext:value-type="float">
            <text:p>0.000162217142991</text:p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0625347970158" calcext:value-type="float">
            <text:p>0.00625347970158</text:p>
          </table:table-cell>
          <table:table-cell office:value-type="float" office:value="252.928" calcext:value-type="float">
            <text:p>252.928</text:p>
          </table:table-cell>
          <table:table-cell office:value-type="float" office:value="4.03169991248e-06" calcext:value-type="float">
            <text:p>4.03169991248e-06</text:p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354512638149" calcext:value-type="float">
            <text:p>0.0354512638149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0374473499393" calcext:value-type="float">
            <text:p>0.000374473499393</text:p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556621854296" calcext:value-type="float">
            <text:p>0.0556621854296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8.28367609788e-05" calcext:value-type="float">
            <text:p>8.2836760978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9.2" calcext:value-type="float">
            <text:p>179.2</text:p>
          </table:table-cell>
          <table:table-cell office:value-type="float" office:value="0.00156057236588" calcext:value-type="float">
            <text:p>0.00156057236588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0157832895883" calcext:value-type="float">
            <text:p>0.000157832895883</text:p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0623389738096" calcext:value-type="float">
            <text:p>0.00623389738096</text:p>
          </table:table-cell>
          <table:table-cell office:value-type="float" office:value="259.072" calcext:value-type="float">
            <text:p>259.072</text:p>
          </table:table-cell>
          <table:table-cell office:value-type="float" office:value="3.83971420237e-06" calcext:value-type="float">
            <text:p>3.83971420237e-06</text:p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352410324795" calcext:value-type="float">
            <text:p>0.0352410324795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0359981679417" calcext:value-type="float">
            <text:p>0.000359981679417</text:p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553442605666" calcext:value-type="float">
            <text:p>0.0553442605666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7.63971541182e-05" calcext:value-type="float">
            <text:p>7.6397154118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1.248" calcext:value-type="float">
            <text:p>181.248</text:p>
          </table:table-cell>
          <table:table-cell office:value-type="float" office:value="0.00155472204773" calcext:value-type="float">
            <text:p>0.00155472204773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0155640772329" calcext:value-type="float">
            <text:p>0.000155640772329</text:p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0621777076398" calcext:value-type="float">
            <text:p>0.00621777076398</text:p>
          </table:table-cell>
          <table:table-cell office:value-type="float" office:value="280.576" calcext:value-type="float">
            <text:p>280.576</text:p>
          </table:table-cell>
          <table:table-cell office:value-type="float" office:value="3.64772849226e-06" calcext:value-type="float">
            <text:p>3.64772849226e-06</text:p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350324454795" calcext:value-type="float">
            <text:p>0.0350324454795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0346646769438" calcext:value-type="float">
            <text:p>0.000346646769438</text:p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55027946562" calcext:value-type="float">
            <text:p>0.055027946562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6.88964756727e-05" calcext:value-type="float">
            <text:p>6.8896475672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3.296" calcext:value-type="float">
            <text:p>183.296</text:p>
          </table:table-cell>
          <table:table-cell office:value-type="float" office:value="0.00155033430912" calcext:value-type="float">
            <text:p>0.00155033430912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0153448648775" calcext:value-type="float">
            <text:p>0.000153448648775</text:p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0619607662447" calcext:value-type="float">
            <text:p>0.00619607662447</text:p>
          </table:table-cell>
          <table:table-cell office:value-type="float" office:value="288.768" calcext:value-type="float">
            <text:p>288.768</text:p>
          </table:table-cell>
          <table:table-cell office:value-type="float" office:value="3.45574278215e-06" calcext:value-type="float">
            <text:p>3.45574278215e-06</text:p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348266599399" calcext:value-type="float">
            <text:p>0.0348266599399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0334651439458" calcext:value-type="float">
            <text:p>0.000334651439458</text:p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547136095199" calcext:value-type="float">
            <text:p>0.0547136095199</text:p>
          </table:table-cell>
          <table:table-cell office:value-type="float" office:value="110.08" calcext:value-type="float">
            <text:p>110.08</text:p>
          </table:table-cell>
          <table:table-cell office:value-type="float" office:value="6.20543933834e-05" calcext:value-type="float">
            <text:p>6.2054393383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5.344" calcext:value-type="float">
            <text:p>185.344</text:p>
          </table:table-cell>
          <table:table-cell office:value-type="float" office:value="0.00154814043981" calcext:value-type="float">
            <text:p>0.00154814043981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0152717940924" calcext:value-type="float">
            <text:p>0.000152717940924</text:p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0617534240264" calcext:value-type="float">
            <text:p>0.00617534240264</text:p>
          </table:table-cell>
          <table:table-cell office:value-type="float" office:value="296.96" calcext:value-type="float">
            <text:p>296.96</text:p>
          </table:table-cell>
          <table:table-cell office:value-type="float" office:value="3.26375707205e-06" calcext:value-type="float">
            <text:p>3.26375707205e-06</text:p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346267209265" calcext:value-type="float">
            <text:p>0.0346267209265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0323630349476" calcext:value-type="float">
            <text:p>0.000323630349476</text:p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543959775402" calcext:value-type="float">
            <text:p>0.0543959775402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5.64929147311e-05" calcext:value-type="float">
            <text:p>5.6492914731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7.392" calcext:value-type="float">
            <text:p>187.392</text:p>
          </table:table-cell>
          <table:table-cell office:value-type="float" office:value="0.00154448399097" calcext:value-type="float">
            <text:p>0.00154448399097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015052581737" calcext:value-type="float">
            <text:p>0.00015052581737</text:p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0615863983505" calcext:value-type="float">
            <text:p>0.00615863983505</text:p>
          </table:table-cell>
          <table:table-cell office:value-type="float" office:value="305.152" calcext:value-type="float">
            <text:p>305.152</text:p>
          </table:table-cell>
          <table:table-cell office:value-type="float" office:value="3.07177136194e-06" calcext:value-type="float">
            <text:p>3.07177136194e-06</text:p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344199000646" calcext:value-type="float">
            <text:p>0.0344199000646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0313339939492" calcext:value-type="float">
            <text:p>0.000313339939492</text:p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540823360961" calcext:value-type="float">
            <text:p>0.0540823360961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5.05289606501e-05" calcext:value-type="float">
            <text:p>5.0528960650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9.44" calcext:value-type="float">
            <text:p>189.44</text:p>
          </table:table-cell>
          <table:table-cell office:value-type="float" office:value="0.00153936496259" calcext:value-type="float">
            <text:p>0.00153936496259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0148333693816" calcext:value-type="float">
            <text:p>0.000148333693816</text:p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0613924949796" calcext:value-type="float">
            <text:p>0.00613924949796</text:p>
          </table:table-cell>
          <table:table-cell office:value-type="float" office:value="313.344" calcext:value-type="float">
            <text:p>313.344</text:p>
          </table:table-cell>
          <table:table-cell office:value-type="float" office:value="2.87978565183e-06" calcext:value-type="float">
            <text:p>2.87978565183e-06</text:p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342160024658" calcext:value-type="float">
            <text:p>0.0342160024658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030231884951" calcext:value-type="float">
            <text:p>0.00030231884951</text:p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537645942852" calcext:value-type="float">
            <text:p>0.0537645942852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4.55894894785e-05" calcext:value-type="float">
            <text:p>4.5589489478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1.488" calcext:value-type="float">
            <text:p>191.488</text:p>
          </table:table-cell>
          <table:table-cell office:value-type="float" office:value="0.00153717109329" calcext:value-type="float">
            <text:p>0.00153717109329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0144680154559" calcext:value-type="float">
            <text:p>0.000144680154559</text:p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0611678742431" calcext:value-type="float">
            <text:p>0.00611678742431</text:p>
          </table:table-cell>
          <table:table-cell office:value-type="float" office:value="321.536" calcext:value-type="float">
            <text:p>321.536</text:p>
          </table:table-cell>
          <table:table-cell office:value-type="float" office:value="2.3038285214e-06" calcext:value-type="float">
            <text:p>2.3038285214e-06</text:p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340160634523" calcext:value-type="float">
            <text:p>0.0340160634523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0292028439527" calcext:value-type="float">
            <text:p>0.000292028439527</text:p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534489026577" calcext:value-type="float">
            <text:p>0.0534489026577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4.14183804893e-05" calcext:value-type="float">
            <text:p>4.1418380489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3.536" calcext:value-type="float">
            <text:p>193.536</text:p>
          </table:table-cell>
          <table:table-cell office:value-type="float" office:value="0.00152693303653" calcext:value-type="float">
            <text:p>0.00152693303653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0143949446708" calcext:value-type="float">
            <text:p>0.000143949446708</text:p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0610027684026" calcext:value-type="float">
            <text:p>0.00610027684026</text:p>
          </table:table-cell>
          <table:table-cell office:value-type="float" office:value="350.208" calcext:value-type="float">
            <text:p>350.208</text:p>
          </table:table-cell>
          <table:table-cell office:value-type="float" office:value="2.11184281129e-06" calcext:value-type="float">
            <text:p>2.11184281129e-06</text:p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338210574453" calcext:value-type="float">
            <text:p>0.0338210574453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0281677139544" calcext:value-type="float">
            <text:p>0.000281677139544</text:p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531294767676" calcext:value-type="float">
            <text:p>0.0531294767676</text:p>
          </table:table-cell>
          <table:table-cell office:value-type="float" office:value="115.2" calcext:value-type="float">
            <text:p>115.2</text:p>
          </table:table-cell>
          <table:table-cell office:value-type="float" office:value="3.75765695783e-05" calcext:value-type="float">
            <text:p>3.7576569578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5.584" calcext:value-type="float">
            <text:p>195.584</text:p>
          </table:table-cell>
          <table:table-cell office:value-type="float" office:value="0.00152327658768" calcext:value-type="float">
            <text:p>0.00152327658768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0141757323154" calcext:value-type="float">
            <text:p>0.000141757323154</text:p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0608242237146" calcext:value-type="float">
            <text:p>0.00608242237146</text:p>
          </table:table-cell>
          <table:table-cell office:value-type="float" office:value="366.592" calcext:value-type="float">
            <text:p>366.592</text:p>
          </table:table-cell>
          <table:table-cell office:value-type="float" office:value="1.91985710118e-06" calcext:value-type="float">
            <text:p>1.91985710118e-06</text:p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336395106287" calcext:value-type="float">
            <text:p>0.0336395106287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0269803589563" calcext:value-type="float">
            <text:p>0.000269803589563</text:p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528183980526" calcext:value-type="float">
            <text:p>0.0528183980526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3.43201774726e-05" calcext:value-type="float">
            <text:p>3.4320177472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7.632" calcext:value-type="float">
            <text:p>197.632</text:p>
          </table:table-cell>
          <table:table-cell office:value-type="float" office:value="0.00151742626954" calcext:value-type="float">
            <text:p>0.00151742626954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0130796705384" calcext:value-type="float">
            <text:p>0.000130796705384</text:p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060626480673" calcext:value-type="float">
            <text:p>0.0060626480673</text:p>
          </table:table-cell>
          <table:table-cell office:value-type="float" office:value="378.88" calcext:value-type="float">
            <text:p>378.88</text:p>
          </table:table-cell>
          <table:table-cell office:value-type="float" office:value="1.72787139108e-06" calcext:value-type="float">
            <text:p>1.72787139108e-06</text:p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334531526083" calcext:value-type="float">
            <text:p>0.0334531526083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0260243859578" calcext:value-type="float">
            <text:p>0.000260243859578</text:p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525008026834" calcext:value-type="float">
            <text:p>0.0525008026834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3.1173551393e-05" calcext:value-type="float">
            <text:p>3.117355139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1.728" calcext:value-type="float">
            <text:p>201.728</text:p>
          </table:table-cell>
          <table:table-cell office:value-type="float" office:value="0.00151303853093" calcext:value-type="float">
            <text:p>0.00151303853093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0114721132656" calcext:value-type="float">
            <text:p>0.000114721132656</text:p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0604287376315" calcext:value-type="float">
            <text:p>0.00604287376315</text:p>
          </table:table-cell>
          <table:table-cell office:value-type="float" office:value="387.072" calcext:value-type="float">
            <text:p>387.072</text:p>
          </table:table-cell>
          <table:table-cell office:value-type="float" office:value="1.34389997086e-06" calcext:value-type="float">
            <text:p>1.34389997086e-06</text:p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33253822608" calcext:value-type="float">
            <text:p>0.033253822608</text:p>
          </table:table-cell>
          <table:table-cell office:value-type="float" office:value="89.6" calcext:value-type="float">
            <text:p>89.6</text:p>
          </table:table-cell>
          <table:table-cell office:value-type="float" office:value="0.000249222769596" calcext:value-type="float">
            <text:p>0.000249222769596</text:p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521836100288" calcext:value-type="float">
            <text:p>0.0521836100288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2.83928120669e-05" calcext:value-type="float">
            <text:p>2.8392812066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3.776" calcext:value-type="float">
            <text:p>203.776</text:p>
          </table:table-cell>
          <table:table-cell office:value-type="float" office:value="0.00150938208208" calcext:value-type="float">
            <text:p>0.00150938208208</text:p>
          </table:table-cell>
          <table:table-cell office:value-type="float" office:value="83.456" calcext:value-type="float">
            <text:p>83.456</text:p>
          </table:table-cell>
          <table:table-cell office:value-type="float" office:value="9.49920206703e-05" calcext:value-type="float">
            <text:p>9.49920206703e-05</text:p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0602021970596" calcext:value-type="float">
            <text:p>0.00602021970596</text:p>
          </table:table-cell>
          <table:table-cell office:value-type="float" office:value="391.168" calcext:value-type="float">
            <text:p>391.168</text:p>
          </table:table-cell>
          <table:table-cell office:value-type="float" office:value="1.15191426076e-06" calcext:value-type="float">
            <text:p>1.15191426076e-06</text:p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330646631271" calcext:value-type="float">
            <text:p>0.0330646631271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0239723929612" calcext:value-type="float">
            <text:p>0.000239723929612</text:p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518657583866" calcext:value-type="float">
            <text:p>0.0518657583866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2.53559520134e-05" calcext:value-type="float">
            <text:p>2.5355952013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5.824" calcext:value-type="float">
            <text:p>205.824</text:p>
          </table:table-cell>
          <table:table-cell office:value-type="float" office:value="0.00150718821278" calcext:value-type="float">
            <text:p>0.00150718821278</text:p>
          </table:table-cell>
          <table:table-cell office:value-type="float" office:value="84.48" calcext:value-type="float">
            <text:p>84.48</text:p>
          </table:table-cell>
          <table:table-cell office:value-type="float" office:value="7.74550322389e-05" calcext:value-type="float">
            <text:p>7.74550322389e-05</text:p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0599756564877" calcext:value-type="float">
            <text:p>0.00599756564877</text:p>
          </table:table-cell>
          <table:table-cell office:value-type="float" office:value="399.36" calcext:value-type="float">
            <text:p>399.36</text:p>
          </table:table-cell>
          <table:table-cell office:value-type="float" office:value="7.67942840429e-07" calcext:value-type="float">
            <text:p>7.67942840429e-07</text:p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328780006001" calcext:value-type="float">
            <text:p>0.0328780006001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0229129069629" calcext:value-type="float">
            <text:p>0.000229129069629</text:p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515491148882" calcext:value-type="float">
            <text:p>0.0515491148882</text:p>
          </table:table-cell>
          <table:table-cell office:value-type="float" office:value="120.32" calcext:value-type="float">
            <text:p>120.32</text:p>
          </table:table-cell>
          <table:table-cell office:value-type="float" office:value="2.25386240119e-05" calcext:value-type="float">
            <text:p>2.2538624011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7.872" calcext:value-type="float">
            <text:p>207.872</text:p>
          </table:table-cell>
          <table:table-cell office:value-type="float" office:value="0.00150133789463" calcext:value-type="float">
            <text:p>0.00150133789463</text:p>
          </table:table-cell>
          <table:table-cell office:value-type="float" office:value="85.504" calcext:value-type="float">
            <text:p>85.504</text:p>
          </table:table-cell>
          <table:table-cell office:value-type="float" office:value="6.50329987666e-05" calcext:value-type="float">
            <text:p>6.50329987666e-05</text:p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059793272129" calcext:value-type="float">
            <text:p>0.0059793272129</text:p>
          </table:table-cell>
          <table:table-cell office:value-type="float" office:value="419.84" calcext:value-type="float">
            <text:p>419.84</text:p>
          </table:table-cell>
          <table:table-cell office:value-type="float" office:value="5.75957130322e-07" calcext:value-type="float">
            <text:p>5.75957130322e-07</text:p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326908508626" calcext:value-type="float">
            <text:p>0.0326908508626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0217620859647" calcext:value-type="float">
            <text:p>0.000217620859647</text:p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512284808544" calcext:value-type="float">
            <text:p>0.0512284808544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2.04896581926e-05" calcext:value-type="float">
            <text:p>2.0489658192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9.92" calcext:value-type="float">
            <text:p>209.92</text:p>
          </table:table-cell>
          <table:table-cell office:value-type="float" office:value="0.00149841273556" calcext:value-type="float">
            <text:p>0.00149841273556</text:p>
          </table:table-cell>
          <table:table-cell office:value-type="float" office:value="86.528" calcext:value-type="float">
            <text:p>86.528</text:p>
          </table:table-cell>
          <table:table-cell office:value-type="float" office:value="5.33416731456e-05" calcext:value-type="float">
            <text:p>5.33416731456e-05</text:p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0595321745207" calcext:value-type="float">
            <text:p>0.00595321745207</text:p>
          </table:table-cell>
          <table:table-cell office:value-type="float" office:value="423.936" calcext:value-type="float">
            <text:p>423.936</text:p>
          </table:table-cell>
          <table:table-cell office:value-type="float" office:value="3.83971420215e-07" calcext:value-type="float">
            <text:p>3.83971420215e-07</text:p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325077206118" calcext:value-type="float">
            <text:p>0.0325077206118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0205503749667" calcext:value-type="float">
            <text:p>0.000205503749667</text:p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509139241498" calcext:value-type="float">
            <text:p>0.0509139241498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1.78552735679e-05" calcext:value-type="float">
            <text:p>1.7855273567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1.968" calcext:value-type="float">
            <text:p>211.968</text:p>
          </table:table-cell>
          <table:table-cell office:value-type="float" office:value="0.00149402499695" calcext:value-type="float">
            <text:p>0.00149402499695</text:p>
          </table:table-cell>
          <table:table-cell office:value-type="float" office:value="87.552" calcext:value-type="float">
            <text:p>87.552</text:p>
          </table:table-cell>
          <table:table-cell office:value-type="float" office:value="4.74960103352e-05" calcext:value-type="float">
            <text:p>4.74960103352e-05</text:p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0592883554306" calcext:value-type="float">
            <text:p>0.00592883554306</text:p>
          </table:table-cell>
          <table:table-cell office:value-type="float" office:value="436.224" calcext:value-type="float">
            <text:p>436.224</text:p>
          </table:table-cell>
          <table:table-cell office:value-type="float" office:value="1.91985710107e-07" calcext:value-type="float">
            <text:p>1.91985710107e-07</text:p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323171604007" calcext:value-type="float">
            <text:p>0.0323171604007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0193691089686" calcext:value-type="float">
            <text:p>0.000193691089686</text:p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505925579076" calcext:value-type="float">
            <text:p>0.0505925579076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1.63551378788e-05" calcext:value-type="float">
            <text:p>1.6355137878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4.016" calcext:value-type="float">
            <text:p>214.016</text:p>
          </table:table-cell>
          <table:table-cell office:value-type="float" office:value="0.00149329370718" calcext:value-type="float">
            <text:p>0.00149329370718</text:p>
          </table:table-cell>
          <table:table-cell office:value-type="float" office:value="88.576" calcext:value-type="float">
            <text:p>88.576</text:p>
          </table:table-cell>
          <table:table-cell office:value-type="float" office:value="4.38424710786e-05" calcext:value-type="float">
            <text:p>4.38424710786e-05</text:p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0590829330477" calcext:value-type="float">
            <text:p>0.00590829330477</text:p>
          </table:table-cell>
          <table:table-cell office:value-type="float" office:value="468.992" calcext:value-type="float">
            <text:p>468.99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321287926369" calcext:value-type="float">
            <text:p>0.0321287926369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0182365549705" calcext:value-type="float">
            <text:p>0.000182365549705</text:p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502733882905" calcext:value-type="float">
            <text:p>0.0502733882905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1.49647682157e-05" calcext:value-type="float">
            <text:p>1.4964768215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6.064" calcext:value-type="float">
            <text:p>216.064</text:p>
          </table:table-cell>
          <table:table-cell office:value-type="float" office:value="0.0014903685481" calcext:value-type="float">
            <text:p>0.0014903685481</text:p>
          </table:table-cell>
          <table:table-cell office:value-type="float" office:value="89.6" calcext:value-type="float">
            <text:p>89.6</text:p>
          </table:table-cell>
          <table:table-cell office:value-type="float" office:value="3.72661004168e-05" calcext:value-type="float">
            <text:p>3.72661004168e-05</text:p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0588391139576" calcext:value-type="float">
            <text:p>0.005883911395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319462713993" calcext:value-type="float">
            <text:p>0.0319462713993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0170491999724" calcext:value-type="float">
            <text:p>0.000170491999724</text:p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499570742858" calcext:value-type="float">
            <text:p>0.0499570742858</text:p>
          </table:table-cell>
          <table:table-cell office:value-type="float" office:value="125.44" calcext:value-type="float">
            <text:p>125.44</text:p>
          </table:table-cell>
          <table:table-cell office:value-type="float" office:value="1.39036966307e-05" calcext:value-type="float">
            <text:p>1.3903696630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8.112" calcext:value-type="float">
            <text:p>218.112</text:p>
          </table:table-cell>
          <table:table-cell office:value-type="float" office:value="0.00148744338903" calcext:value-type="float">
            <text:p>0.00148744338903</text:p>
          </table:table-cell>
          <table:table-cell office:value-type="float" office:value="90.624" calcext:value-type="float">
            <text:p>90.624</text:p>
          </table:table-cell>
          <table:table-cell office:value-type="float" office:value="3.21511454576e-05" calcext:value-type="float">
            <text:p>3.21511454576e-05</text:p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0586029742089" calcext:value-type="float">
            <text:p>0.005860297420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317608877999" calcext:value-type="float">
            <text:p>0.0317608877999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0158740229743" calcext:value-type="float">
            <text:p>0.000158740229743</text:p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496422979187" calcext:value-type="float">
            <text:p>0.0496422979187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1.28792137211e-05" calcext:value-type="float">
            <text:p>1.2879213721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0.16" calcext:value-type="float">
            <text:p>220.16</text:p>
          </table:table-cell>
          <table:table-cell office:value-type="float" office:value="0.00148598080949" calcext:value-type="float">
            <text:p>0.00148598080949</text:p>
          </table:table-cell>
          <table:table-cell office:value-type="float" office:value="91.648" calcext:value-type="float">
            <text:p>91.648</text:p>
          </table:table-cell>
          <table:table-cell office:value-type="float" office:value="2.48440669446e-05" calcext:value-type="float">
            <text:p>2.48440669446e-05</text:p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0583649146249" calcext:value-type="float">
            <text:p>0.005836491462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315762350162" calcext:value-type="float">
            <text:p>0.0315762350162</text:p>
          </table:table-cell>
          <table:table-cell office:value-type="float" office:value="98.816" calcext:value-type="float">
            <text:p>98.816</text:p>
          </table:table-cell>
          <table:table-cell office:value-type="float" office:value="0.000146257779763" calcext:value-type="float">
            <text:p>0.000146257779763</text:p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493245561078" calcext:value-type="float">
            <text:p>0.0493245561078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1.20010855128e-05" calcext:value-type="float">
            <text:p>1.2001085512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2.208" calcext:value-type="float">
            <text:p>222.208</text:p>
          </table:table-cell>
          <table:table-cell office:value-type="float" office:value="0.00148159307088" calcext:value-type="float">
            <text:p>0.00148159307088</text:p>
          </table:table-cell>
          <table:table-cell office:value-type="float" office:value="92.672" calcext:value-type="float">
            <text:p>92.672</text:p>
          </table:table-cell>
          <table:table-cell office:value-type="float" office:value="2.19212355393e-05" calcext:value-type="float">
            <text:p>2.19212355393e-05</text:p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0581172558641" calcext:value-type="float">
            <text:p>0.005811725586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313864665222" calcext:value-type="float">
            <text:p>0.0313864665222</text:p>
          </table:table-cell>
          <table:table-cell office:value-type="float" office:value="99.84" calcext:value-type="float">
            <text:p>99.84</text:p>
          </table:table-cell>
          <table:table-cell office:value-type="float" office:value="0.000135054019781" calcext:value-type="float">
            <text:p>0.000135054019781</text:p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49008132272" calcext:value-type="float">
            <text:p>0.049008132272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1.13424893566e-05" calcext:value-type="float">
            <text:p>1.1342489356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4.256" calcext:value-type="float">
            <text:p>224.256</text:p>
          </table:table-cell>
          <table:table-cell office:value-type="float" office:value="0.00147939920158" calcext:value-type="float">
            <text:p>0.00147939920158</text:p>
          </table:table-cell>
          <table:table-cell office:value-type="float" office:value="93.696" calcext:value-type="float">
            <text:p>93.696</text:p>
          </table:table-cell>
          <table:table-cell office:value-type="float" office:value="1.46141570262e-05" calcext:value-type="float">
            <text:p>1.46141570262e-05</text:p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0578369599023" calcext:value-type="float">
            <text:p>0.005783695990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312007175149" calcext:value-type="float">
            <text:p>0.0312007175149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0.000124459159798" calcext:value-type="float">
            <text:p>0.000124459159798</text:p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48689328759" calcext:value-type="float">
            <text:p>0.048689328759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1.04277724731e-05" calcext:value-type="float">
            <text:p>1.0427772473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6.304" calcext:value-type="float">
            <text:p>226.304</text:p>
          </table:table-cell>
          <table:table-cell office:value-type="float" office:value="0.00147793662204" calcext:value-type="float">
            <text:p>0.00147793662204</text:p>
          </table:table-cell>
          <table:table-cell office:value-type="float" office:value="94.72" calcext:value-type="float">
            <text:p>94.72</text:p>
          </table:table-cell>
          <table:table-cell office:value-type="float" office:value="1.1691325621e-05" calcext:value-type="float">
            <text:p>1.1691325621e-05</text:p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0576104193304" calcext:value-type="float">
            <text:p>0.005761041933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310219112574" calcext:value-type="float">
            <text:p>0.0310219112574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0.000114534089814" calcext:value-type="float">
            <text:p>0.000114534089814</text:p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483697198168" calcext:value-type="float">
            <text:p>0.0483697198168</text:p>
          </table:table-cell>
          <table:table-cell office:value-type="float" office:value="130.56" calcext:value-type="float">
            <text:p>130.56</text:p>
          </table:table-cell>
          <table:table-cell office:value-type="float" office:value="9.69599896616e-06" calcext:value-type="float">
            <text:p>9.6959989661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8.352" calcext:value-type="float">
            <text:p>228.352</text:p>
          </table:table-cell>
          <table:table-cell office:value-type="float" office:value="0.00147501146297" calcext:value-type="float">
            <text:p>0.00147501146297</text:p>
          </table:table-cell>
          <table:table-cell office:value-type="float" office:value="95.744" calcext:value-type="float">
            <text:p>95.744</text:p>
          </table:table-cell>
          <table:table-cell office:value-type="float" office:value="1.02299099184e-05" calcext:value-type="float">
            <text:p>1.02299099184e-05</text:p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0573512415575" calcext:value-type="float">
            <text:p>0.005735124155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308298894148" calcext:value-type="float">
            <text:p>0.0308298894148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0.000105339699829" calcext:value-type="float">
            <text:p>0.000105339699829</text:p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477369819763" calcext:value-type="float">
            <text:p>0.0477369819763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8.52516135519e-06" calcext:value-type="float">
            <text:p>8.5251613551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0.4" calcext:value-type="float">
            <text:p>230.4</text:p>
          </table:table-cell>
          <table:table-cell office:value-type="float" office:value="0.00147135501412" calcext:value-type="float">
            <text:p>0.00147135501412</text:p>
          </table:table-cell>
          <table:table-cell office:value-type="float" office:value="96.768" calcext:value-type="float">
            <text:p>96.768</text:p>
          </table:table-cell>
          <table:table-cell office:value-type="float" office:value="9.49920206705e-06" calcext:value-type="float">
            <text:p>9.49920206705e-06</text:p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0571151018089" calcext:value-type="float">
            <text:p>0.005711510180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306493779205" calcext:value-type="float">
            <text:p>0.0306493779205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9.65715398435e-05" calcext:value-type="float">
            <text:p>9.65715398435e-05</text:p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47160331295" calcext:value-type="float">
            <text:p>0.047160331295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7.61044447151e-06" calcext:value-type="float">
            <text:p>7.6104444715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2.448" calcext:value-type="float">
            <text:p>232.448</text:p>
          </table:table-cell>
          <table:table-cell office:value-type="float" office:value="0.00146989243459" calcext:value-type="float">
            <text:p>0.00146989243459</text:p>
          </table:table-cell>
          <table:table-cell office:value-type="float" office:value="97.792" calcext:value-type="float">
            <text:p>97.792</text:p>
          </table:table-cell>
          <table:table-cell office:value-type="float" office:value="6.57637066181e-06" calcext:value-type="float">
            <text:p>6.57637066181e-06</text:p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0568962405784" calcext:value-type="float">
            <text:p>0.005689624057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304676483999" calcext:value-type="float">
            <text:p>0.0304676483999</text:p>
          </table:table-cell>
          <table:table-cell office:value-type="float" office:value="104.96" calcext:value-type="float">
            <text:p>104.96</text:p>
          </table:table-cell>
          <table:table-cell office:value-type="float" office:value="8.75598198582e-05" calcext:value-type="float">
            <text:p>8.75598198582e-05</text:p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467388721722" calcext:value-type="float">
            <text:p>0.0467388721722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6.76890493867e-06" calcext:value-type="float">
            <text:p>6.7689049386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4.496" calcext:value-type="float">
            <text:p>234.496</text:p>
          </table:table-cell>
          <table:table-cell office:value-type="float" office:value="0.00146842985505" calcext:value-type="float">
            <text:p>0.00146842985505</text:p>
          </table:table-cell>
          <table:table-cell office:value-type="float" office:value="98.816" calcext:value-type="float">
            <text:p>98.816</text:p>
          </table:table-cell>
          <table:table-cell office:value-type="float" office:value="4.38424710791e-06" calcext:value-type="float">
            <text:p>4.38424710791e-06</text:p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0566274636287" calcext:value-type="float">
            <text:p>0.005662746362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302842136425" calcext:value-type="float">
            <text:p>0.0302842136425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7.95832298711e-05" calcext:value-type="float">
            <text:p>7.95832298711e-05</text:p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464183479696" calcext:value-type="float">
            <text:p>0.0464183479696</text:p>
          </table:table-cell>
          <table:table-cell office:value-type="float" office:value="138.24" calcext:value-type="float">
            <text:p>138.24</text:p>
          </table:table-cell>
          <table:table-cell office:value-type="float" office:value="6.3664295098e-06" calcext:value-type="float">
            <text:p>6.366429509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6.544" calcext:value-type="float">
            <text:p>236.544</text:p>
          </table:table-cell>
          <table:table-cell office:value-type="float" office:value="0.00146769856528" calcext:value-type="float">
            <text:p>0.00146769856528</text:p>
          </table:table-cell>
          <table:table-cell office:value-type="float" office:value="99.84" calcext:value-type="float">
            <text:p>99.84</text:p>
          </table:table-cell>
          <table:table-cell office:value-type="float" office:value="3.65353925658e-06" calcext:value-type="float">
            <text:p>3.65353925658e-06</text:p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0563740453619" calcext:value-type="float">
            <text:p>0.005637404536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30105407385" calcext:value-type="float">
            <text:p>0.030105407385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7.14848598842e-05" calcext:value-type="float">
            <text:p>7.14848598842e-05</text:p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46165223545" calcext:value-type="float">
            <text:p>0.046165223545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5.78101070436e-06" calcext:value-type="float">
            <text:p>5.7810107043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8.592" calcext:value-type="float">
            <text:p>238.592</text:p>
          </table:table-cell>
          <table:table-cell office:value-type="float" office:value="0.00146477340621" calcext:value-type="float">
            <text:p>0.00146477340621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2.92283140524e-06" calcext:value-type="float">
            <text:p>2.92283140524e-06</text:p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0561283064364" calcext:value-type="float">
            <text:p>0.005612830643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299259312131" calcext:value-type="float">
            <text:p>0.0299259312131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6.57003098936e-05" calcext:value-type="float">
            <text:p>6.57003098936e-05</text:p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459389711667" calcext:value-type="float">
            <text:p>0.0459389711667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5.48830130165e-06" calcext:value-type="float">
            <text:p>5.4883013016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2.688" calcext:value-type="float">
            <text:p>242.688</text:p>
          </table:table-cell>
          <table:table-cell office:value-type="float" office:value="0.00146111695737" calcext:value-type="float">
            <text:p>0.00146111695737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2.1921235539e-06" calcext:value-type="float">
            <text:p>2.1921235539e-06</text:p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0558460906393" calcext:value-type="float">
            <text:p>0.005584609063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297398167979" calcext:value-type="float">
            <text:p>0.0297398167979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5.88197399047e-05" calcext:value-type="float">
            <text:p>5.88197399047e-05</text:p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457287907616" calcext:value-type="float">
            <text:p>0.0457287907616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5.15900322351e-06" calcext:value-type="float">
            <text:p>5.1590032235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4.736" calcext:value-type="float">
            <text:p>244.736</text:p>
          </table:table-cell>
          <table:table-cell office:value-type="float" office:value="0.00145892308806" calcext:value-type="float">
            <text:p>0.00145892308806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1.46141570267e-06" calcext:value-type="float">
            <text:p>1.46141570267e-06</text:p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0556041913845" calcext:value-type="float">
            <text:p>0.005560419138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295597316128" calcext:value-type="float">
            <text:p>0.0295597316128</text:p>
          </table:table-cell>
          <table:table-cell office:value-type="float" office:value="110.08" calcext:value-type="float">
            <text:p>110.08</text:p>
          </table:table-cell>
          <table:table-cell office:value-type="float" office:value="5.36440899132e-05" calcext:value-type="float">
            <text:p>5.36440899132e-05</text:p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455220883461" calcext:value-type="float">
            <text:p>0.0455220883461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5.01264852215e-06" calcext:value-type="float">
            <text:p>5.0126485221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6.784" calcext:value-type="float">
            <text:p>246.784</text:p>
          </table:table-cell>
          <table:table-cell office:value-type="float" office:value="0.00145599792899" calcext:value-type="float">
            <text:p>0.00145599792899</text:p>
          </table:table-cell>
          <table:table-cell office:value-type="float" office:value="1105.92" calcext:value-type="float">
            <text:p>1105.92</text:p>
          </table:table-cell>
          <table:table-cell office:value-type="float" office:value="7.30707851337e-07" calcext:value-type="float">
            <text:p>7.30707851337e-07</text:p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0553776508127" calcext:value-type="float">
            <text:p>0.005537765081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293814734671" calcext:value-type="float">
            <text:p>0.0293814734671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4.79813199222e-05" calcext:value-type="float">
            <text:p>4.79813199222e-05</text:p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453275405891" calcext:value-type="float">
            <text:p>0.0453275405891</text:p>
          </table:table-cell>
          <table:table-cell office:value-type="float" office:value="148.48" calcext:value-type="float">
            <text:p>148.48</text:p>
          </table:table-cell>
          <table:table-cell office:value-type="float" office:value="4.93947117142e-06" calcext:value-type="float">
            <text:p>4.9394711714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8.832" calcext:value-type="float">
            <text:p>248.832</text:p>
          </table:table-cell>
          <table:table-cell office:value-type="float" office:value="0.00145526663922" calcext:value-type="float">
            <text:p>0.00145526663922</text:p>
          </table:table-cell>
          <table:table-cell office:value-type="float" office:value="1302.528" calcext:value-type="float">
            <text:p>1302.52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0551203928751" calcext:value-type="float">
            <text:p>0.005512039287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291976733018" calcext:value-type="float">
            <text:p>0.0291976733018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4.33536799298e-05" calcext:value-type="float">
            <text:p>4.33536799298e-05</text:p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45129038907" calcext:value-type="float">
            <text:p>0.045129038907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4.79311647006e-06" calcext:value-type="float">
            <text:p>4.7931164700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0.88" calcext:value-type="float">
            <text:p>250.88</text:p>
          </table:table-cell>
          <table:table-cell office:value-type="float" office:value="0.00145307276991" calcext:value-type="float">
            <text:p>0.001453072769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0548496960901" calcext:value-type="float">
            <text:p>0.005484969609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290157610773" calcext:value-type="float">
            <text:p>0.0290157610773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3.8847819937e-05" calcext:value-type="float">
            <text:p>3.8847819937e-05</text:p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449295853541" calcext:value-type="float">
            <text:p>0.0449295853541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4.61017309339e-06" calcext:value-type="float">
            <text:p>4.6101730933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4.976" calcext:value-type="float">
            <text:p>254.976</text:p>
          </table:table-cell>
          <table:table-cell office:value-type="float" office:value="0.00145161019038" calcext:value-type="float">
            <text:p>0.001451610190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0546231555182" calcext:value-type="float">
            <text:p>0.005462315551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288320827147" calcext:value-type="float">
            <text:p>0.0288320827147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3.42810699445e-05" calcext:value-type="float">
            <text:p>3.42810699445e-05</text:p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447320355429" calcext:value-type="float">
            <text:p>0.0447320355429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4.42722971661e-06" calcext:value-type="float">
            <text:p>4.4272297166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9.072" calcext:value-type="float">
            <text:p>259.072</text:p>
          </table:table-cell>
          <table:table-cell office:value-type="float" office:value="0.00145087890061" calcext:value-type="float">
            <text:p>0.001450878900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0543908554402" calcext:value-type="float">
            <text:p>0.005439085544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286468818192" calcext:value-type="float">
            <text:p>0.0286468818192</text:p>
          </table:table-cell>
          <table:table-cell office:value-type="float" office:value="115.2" calcext:value-type="float">
            <text:p>115.2</text:p>
          </table:table-cell>
          <table:table-cell office:value-type="float" office:value="3.16627999487e-05" calcext:value-type="float">
            <text:p>3.16627999487e-05</text:p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445370484608" calcext:value-type="float">
            <text:p>0.0445370484608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4.35405236598e-06" calcext:value-type="float">
            <text:p>4.3540523659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1.12" calcext:value-type="float">
            <text:p>261.12</text:p>
          </table:table-cell>
          <table:table-cell office:value-type="float" office:value="0.00144795374153" calcext:value-type="float">
            <text:p>0.001447953741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0541585553623" calcext:value-type="float">
            <text:p>0.005415855536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284650913973" calcext:value-type="float">
            <text:p>0.0284650913973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2.92880899525e-05" calcext:value-type="float">
            <text:p>2.92880899525e-05</text:p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443490539685" calcext:value-type="float">
            <text:p>0.0443490539685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4.28087501525e-06" calcext:value-type="float">
            <text:p>4.2808750152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4.192" calcext:value-type="float">
            <text:p>264.192</text:p>
          </table:table-cell>
          <table:table-cell office:value-type="float" office:value="0.00144137213362" calcext:value-type="float">
            <text:p>0.001441372133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0539128164369" calcext:value-type="float">
            <text:p>0.005391281643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280932279749" calcext:value-type="float">
            <text:p>0.0280932279749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2.65480399569e-05" calcext:value-type="float">
            <text:p>2.65480399569e-05</text:p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441693334305" calcext:value-type="float">
            <text:p>0.0441693334305</text:p>
          </table:table-cell>
          <table:table-cell office:value-type="float" office:value="162.816" calcext:value-type="float">
            <text:p>162.816</text:p>
          </table:table-cell>
          <table:table-cell office:value-type="float" office:value="4.09793163847e-06" calcext:value-type="float">
            <text:p>4.0979316384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8.288" calcext:value-type="float">
            <text:p>268.288</text:p>
          </table:table-cell>
          <table:table-cell office:value-type="float" office:value="0.00143917826431" calcext:value-type="float">
            <text:p>0.001439178264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053692035371" calcext:value-type="float">
            <text:p>0.00536920353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277770892546" calcext:value-type="float">
            <text:p>0.0277770892546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2.45386699602e-05" calcext:value-type="float">
            <text:p>2.45386699602e-05</text:p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439889905153" calcext:value-type="float">
            <text:p>0.0439889905153</text:p>
          </table:table-cell>
          <table:table-cell office:value-type="float" office:value="164.864" calcext:value-type="float">
            <text:p>164.864</text:p>
          </table:table-cell>
          <table:table-cell office:value-type="float" office:value="3.98816561253e-06" calcext:value-type="float">
            <text:p>3.9881656125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2.384" calcext:value-type="float">
            <text:p>272.384</text:p>
          </table:table-cell>
          <table:table-cell office:value-type="float" office:value="0.00143771568478" calcext:value-type="float">
            <text:p>0.001437715684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0534328575981" calcext:value-type="float">
            <text:p>0.005343285759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275660053007" calcext:value-type="float">
            <text:p>0.0275660053007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2.2833749963e-05" calcext:value-type="float">
            <text:p>2.2833749963e-05</text:p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438081716648" calcext:value-type="float">
            <text:p>0.0438081716648</text:p>
          </table:table-cell>
          <table:table-cell office:value-type="float" office:value="168.96" calcext:value-type="float">
            <text:p>168.96</text:p>
          </table:table-cell>
          <table:table-cell office:value-type="float" office:value="3.95157693711e-06" calcext:value-type="float">
            <text:p>3.9515769371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6.48" calcext:value-type="float">
            <text:p>276.48</text:p>
          </table:table-cell>
          <table:table-cell office:value-type="float" office:value="0.0014347905257" calcext:value-type="float">
            <text:p>0.00143479052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0531928781788" calcext:value-type="float">
            <text:p>0.005319287817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274228263118" calcext:value-type="float">
            <text:p>0.0274228263118</text:p>
          </table:table-cell>
          <table:table-cell office:value-type="float" office:value="120.32" calcext:value-type="float">
            <text:p>120.32</text:p>
          </table:table-cell>
          <table:table-cell office:value-type="float" office:value="2.10679399659e-05" calcext:value-type="float">
            <text:p>2.10679399659e-05</text:p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43637603731" calcext:value-type="float">
            <text:p>0.043637603731</text:p>
          </table:table-cell>
          <table:table-cell office:value-type="float" office:value="171.008" calcext:value-type="float">
            <text:p>171.008</text:p>
          </table:table-cell>
          <table:table-cell office:value-type="float" office:value="3.84181091106e-06" calcext:value-type="float">
            <text:p>3.8418109110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0.576" calcext:value-type="float">
            <text:p>280.576</text:p>
          </table:table-cell>
          <table:table-cell office:value-type="float" office:value="0.00143332794617" calcext:value-type="float">
            <text:p>0.001433327946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0529912954665" calcext:value-type="float">
            <text:p>0.005299129546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272998665591" calcext:value-type="float">
            <text:p>0.0272998665591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1.96674699682e-05" calcext:value-type="float">
            <text:p>1.96674699682e-05</text:p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434673286806" calcext:value-type="float">
            <text:p>0.0434673286806</text:p>
          </table:table-cell>
          <table:table-cell office:value-type="float" office:value="173.056" calcext:value-type="float">
            <text:p>173.056</text:p>
          </table:table-cell>
          <table:table-cell office:value-type="float" office:value="3.76863356044e-06" calcext:value-type="float">
            <text:p>3.7686335604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4.672" calcext:value-type="float">
            <text:p>284.672</text:p>
          </table:table-cell>
          <table:table-cell office:value-type="float" office:value="0.0014325966564" calcext:value-type="float">
            <text:p>0.00143259665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0528127507785" calcext:value-type="float">
            <text:p>0.005281275077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271862856088" calcext:value-type="float">
            <text:p>0.0271862856088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1.85714499699e-05" calcext:value-type="float">
            <text:p>1.85714499699e-05</text:p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432955159927" calcext:value-type="float">
            <text:p>0.0432955159927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3.73204488513e-06" calcext:value-type="float">
            <text:p>3.7320448851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8.768" calcext:value-type="float">
            <text:p>288.768</text:p>
          </table:table-cell>
          <table:table-cell office:value-type="float" office:value="0.00143186536663" calcext:value-type="float">
            <text:p>0.001431865366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0526380457612" calcext:value-type="float">
            <text:p>0.005263804576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270752625136" calcext:value-type="float">
            <text:p>0.0270752625136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1.7292759972e-05" calcext:value-type="float">
            <text:p>1.7292759972e-05</text:p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43125826709" calcext:value-type="float">
            <text:p>0.043125826709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3.69545620971e-06" calcext:value-type="float">
            <text:p>3.6954562097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2.864" calcext:value-type="float">
            <text:p>292.864</text:p>
          </table:table-cell>
          <table:table-cell office:value-type="float" office:value="0.00142747762802" calcext:value-type="float">
            <text:p>0.001427477628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0524710200853" calcext:value-type="float">
            <text:p>0.005247102008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269660055565" calcext:value-type="float">
            <text:p>0.0269660055565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1.62576299737e-05" calcext:value-type="float">
            <text:p>1.62576299737e-05</text:p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429541970731" calcext:value-type="float">
            <text:p>0.0429541970731</text:p>
          </table:table-cell>
          <table:table-cell office:value-type="float" office:value="179.2" calcext:value-type="float">
            <text:p>179.2</text:p>
          </table:table-cell>
          <table:table-cell office:value-type="float" office:value="3.58569018366e-06" calcext:value-type="float">
            <text:p>3.5856901836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6.96" calcext:value-type="float">
            <text:p>296.96</text:p>
          </table:table-cell>
          <table:table-cell office:value-type="float" office:value="0.00142674633825" calcext:value-type="float">
            <text:p>0.001426746338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0522828762205" calcext:value-type="float">
            <text:p>0.005228287622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268548606587" calcext:value-type="float">
            <text:p>0.0268548606587</text:p>
          </table:table-cell>
          <table:table-cell office:value-type="float" office:value="125.44" calcext:value-type="float">
            <text:p>125.44</text:p>
          </table:table-cell>
          <table:table-cell office:value-type="float" office:value="1.56487299746e-05" calcext:value-type="float">
            <text:p>1.56487299746e-05</text:p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427830433727" calcext:value-type="float">
            <text:p>0.0427830433727</text:p>
          </table:table-cell>
          <table:table-cell office:value-type="float" office:value="181.248" calcext:value-type="float">
            <text:p>181.248</text:p>
          </table:table-cell>
          <table:table-cell office:value-type="float" office:value="3.54910150835e-06" calcext:value-type="float">
            <text:p>3.5491015083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1.056" calcext:value-type="float">
            <text:p>301.056</text:p>
          </table:table-cell>
          <table:table-cell office:value-type="float" office:value="0.00142455246894" calcext:value-type="float">
            <text:p>0.001424552468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0520985720265" calcext:value-type="float">
            <text:p>0.005209857202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267460909121" calcext:value-type="float">
            <text:p>0.0267460909121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1.45527099764e-05" calcext:value-type="float">
            <text:p>1.45527099764e-05</text:p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426106815285" calcext:value-type="float">
            <text:p>0.0426106815285</text:p>
          </table:table-cell>
          <table:table-cell office:value-type="float" office:value="185.344" calcext:value-type="float">
            <text:p>185.344</text:p>
          </table:table-cell>
          <table:table-cell office:value-type="float" office:value="3.4393354823e-06" calcext:value-type="float">
            <text:p>3.439335482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5.152" calcext:value-type="float">
            <text:p>305.152</text:p>
          </table:table-cell>
          <table:table-cell office:value-type="float" office:value="0.00142382117918" calcext:value-type="float">
            <text:p>0.001423821179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0519565042102" calcext:value-type="float">
            <text:p>0.005195650421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266415233562" calcext:value-type="float">
            <text:p>0.0266415233562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1.39438099774e-05" calcext:value-type="float">
            <text:p>1.39438099774e-05</text:p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424366356052" calcext:value-type="float">
            <text:p>0.0424366356052</text:p>
          </table:table-cell>
          <table:table-cell office:value-type="float" office:value="187.392" calcext:value-type="float">
            <text:p>187.392</text:p>
          </table:table-cell>
          <table:table-cell office:value-type="float" office:value="3.32956945626e-06" calcext:value-type="float">
            <text:p>3.3295694562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9.248" calcext:value-type="float">
            <text:p>309.248</text:p>
          </table:table-cell>
          <table:table-cell office:value-type="float" office:value="0.00142235859964" calcext:value-type="float">
            <text:p>0.001422358599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051728043803" calcext:value-type="float">
            <text:p>0.00517280438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26535737774" calcext:value-type="float">
            <text:p>0.026535737774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1.33957999783e-05" calcext:value-type="float">
            <text:p>1.33957999783e-05</text:p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422654086839" calcext:value-type="float">
            <text:p>0.0422654086839</text:p>
          </table:table-cell>
          <table:table-cell office:value-type="float" office:value="189.44" calcext:value-type="float">
            <text:p>189.44</text:p>
          </table:table-cell>
          <table:table-cell office:value-type="float" office:value="3.25639210563e-06" calcext:value-type="float">
            <text:p>3.2563921056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3.344" calcext:value-type="float">
            <text:p>313.344</text:p>
          </table:table-cell>
          <table:table-cell office:value-type="float" office:value="0.00141943344056" calcext:value-type="float">
            <text:p>0.001419433440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0515571784564" calcext:value-type="float">
            <text:p>0.005155717845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264280642511" calcext:value-type="float">
            <text:p>0.0264280642511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1.27260099794e-05" calcext:value-type="float">
            <text:p>1.27260099794e-05</text:p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420948773606" calcext:value-type="float">
            <text:p>0.0420948773606</text:p>
          </table:table-cell>
          <table:table-cell office:value-type="float" office:value="191.488" calcext:value-type="float">
            <text:p>191.488</text:p>
          </table:table-cell>
          <table:table-cell office:value-type="float" office:value="3.1832147549e-06" calcext:value-type="float">
            <text:p>3.183214754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7.44" calcext:value-type="float">
            <text:p>317.44</text:p>
          </table:table-cell>
          <table:table-cell office:value-type="float" office:value="0.00141504570195" calcext:value-type="float">
            <text:p>0.001415045701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0513594354148" calcext:value-type="float">
            <text:p>0.005135943541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263210606427" calcext:value-type="float">
            <text:p>0.0263210606427</text:p>
          </table:table-cell>
          <table:table-cell office:value-type="float" office:value="130.56" calcext:value-type="float">
            <text:p>130.56</text:p>
          </table:table-cell>
          <table:table-cell office:value-type="float" office:value="1.17517699809e-05" calcext:value-type="float">
            <text:p>1.17517699809e-05</text:p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419232843352" calcext:value-type="float">
            <text:p>0.0419232843352</text:p>
          </table:table-cell>
          <table:table-cell office:value-type="float" office:value="193.536" calcext:value-type="float">
            <text:p>193.536</text:p>
          </table:table-cell>
          <table:table-cell office:value-type="float" office:value="3.11003740427e-06" calcext:value-type="float">
            <text:p>3.1100374042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.536" calcext:value-type="float">
            <text:p>321.536</text:p>
          </table:table-cell>
          <table:table-cell office:value-type="float" office:value="0.00141138925311" calcext:value-type="float">
            <text:p>0.001411389253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0509197931185" calcext:value-type="float">
            <text:p>0.005091979311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262177720143" calcext:value-type="float">
            <text:p>0.0262177720143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1.0533969983e-05" calcext:value-type="float">
            <text:p>1.0533969983e-05</text:p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417541442077" calcext:value-type="float">
            <text:p>0.0417541442077</text:p>
          </table:table-cell>
          <table:table-cell office:value-type="float" office:value="199.68" calcext:value-type="float">
            <text:p>199.68</text:p>
          </table:table-cell>
          <table:table-cell office:value-type="float" office:value="3.03686005354e-06" calcext:value-type="float">
            <text:p>3.0368600535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5.632" calcext:value-type="float">
            <text:p>325.632</text:p>
          </table:table-cell>
          <table:table-cell office:value-type="float" office:value="0.00140992667357" calcext:value-type="float">
            <text:p>0.001409926673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0505051086819" calcext:value-type="float">
            <text:p>0.005050510868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261181374649" calcext:value-type="float">
            <text:p>0.0261181374649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9.25527998497e-06" calcext:value-type="float">
            <text:p>9.25527998497e-06</text:p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415821484677" calcext:value-type="float">
            <text:p>0.0415821484677</text:p>
          </table:table-cell>
          <table:table-cell office:value-type="float" office:value="203.776" calcext:value-type="float">
            <text:p>203.776</text:p>
          </table:table-cell>
          <table:table-cell office:value-type="float" office:value="2.92709402749e-06" calcext:value-type="float">
            <text:p>2.9270940274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9.728" calcext:value-type="float">
            <text:p>329.728</text:p>
          </table:table-cell>
          <table:table-cell office:value-type="float" office:value="0.00140846409404" calcext:value-type="float">
            <text:p>0.001408464094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0501460994705" calcext:value-type="float">
            <text:p>0.005014609947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260149706392" calcext:value-type="float">
            <text:p>0.0260149706392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8.09836998683e-06" calcext:value-type="float">
            <text:p>8.09836998683e-06</text:p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414096767923" calcext:value-type="float">
            <text:p>0.0414096767923</text:p>
          </table:table-cell>
          <table:table-cell office:value-type="float" office:value="205.824" calcext:value-type="float">
            <text:p>205.824</text:p>
          </table:table-cell>
          <table:table-cell office:value-type="float" office:value="2.89050535218e-06" calcext:value-type="float">
            <text:p>2.8905053521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3.824" calcext:value-type="float">
            <text:p>333.824</text:p>
          </table:table-cell>
          <table:table-cell office:value-type="float" office:value="0.00140334506566" calcext:value-type="float">
            <text:p>0.001403345065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0498274068016" calcext:value-type="float">
            <text:p>0.004982740680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259129609384" calcext:value-type="float">
            <text:p>0.0259129609384</text:p>
          </table:table-cell>
          <table:table-cell office:value-type="float" office:value="138.24" calcext:value-type="float">
            <text:p>138.24</text:p>
          </table:table-cell>
          <table:table-cell office:value-type="float" office:value="6.94145998881e-06" calcext:value-type="float">
            <text:p>6.94145998881e-06</text:p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412395481835" calcext:value-type="float">
            <text:p>0.0412395481835</text:p>
          </table:table-cell>
          <table:table-cell office:value-type="float" office:value="207.872" calcext:value-type="float">
            <text:p>207.872</text:p>
          </table:table-cell>
          <table:table-cell office:value-type="float" office:value="2.78073932614e-06" calcext:value-type="float">
            <text:p>2.7807393261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7.92" calcext:value-type="float">
            <text:p>337.92</text:p>
          </table:table-cell>
          <table:table-cell office:value-type="float" office:value="0.00140115119635" calcext:value-type="float">
            <text:p>0.001401151196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0494645579195" calcext:value-type="float">
            <text:p>0.004946455791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258187466059" calcext:value-type="float">
            <text:p>0.0258187466059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6.63700998926e-06" calcext:value-type="float">
            <text:p>6.63700998926e-06</text:p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410669300664" calcext:value-type="float">
            <text:p>0.0410669300664</text:p>
          </table:table-cell>
          <table:table-cell office:value-type="float" office:value="209.92" calcext:value-type="float">
            <text:p>209.92</text:p>
          </table:table-cell>
          <table:table-cell office:value-type="float" office:value="2.59779594947e-06" calcext:value-type="float">
            <text:p>2.5977959494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6.112" calcext:value-type="float">
            <text:p>346.112</text:p>
          </table:table-cell>
          <table:table-cell office:value-type="float" office:value="0.00139968861682" calcext:value-type="float">
            <text:p>0.001399688616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0490825106839" calcext:value-type="float">
            <text:p>0.004908251068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257224007274" calcext:value-type="float">
            <text:p>0.0257224007274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6.14988999004e-06" calcext:value-type="float">
            <text:p>6.14988999004e-06</text:p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408971309514" calcext:value-type="float">
            <text:p>0.0408971309514</text:p>
          </table:table-cell>
          <table:table-cell office:value-type="float" office:value="211.968" calcext:value-type="float">
            <text:p>211.968</text:p>
          </table:table-cell>
          <table:table-cell office:value-type="float" office:value="2.56120727404e-06" calcext:value-type="float">
            <text:p>2.5612072740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0.208" calcext:value-type="float">
            <text:p>350.208</text:p>
          </table:table-cell>
          <table:table-cell office:value-type="float" office:value="0.00139530087821" calcext:value-type="float">
            <text:p>0.001395300878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0487177419664" calcext:value-type="float">
            <text:p>0.004871774196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256248977239" calcext:value-type="float">
            <text:p>0.0256248977239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5.84543999049e-06" calcext:value-type="float">
            <text:p>5.84543999049e-06</text:p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407227555343" calcext:value-type="float">
            <text:p>0.0407227555343</text:p>
          </table:table-cell>
          <table:table-cell office:value-type="float" office:value="214.016" calcext:value-type="float">
            <text:p>214.016</text:p>
          </table:table-cell>
          <table:table-cell office:value-type="float" office:value="2.48802992342e-06" calcext:value-type="float">
            <text:p>2.4880299234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4.304" calcext:value-type="float">
            <text:p>354.304</text:p>
          </table:table-cell>
          <table:table-cell office:value-type="float" office:value="0.0013909131396" calcext:value-type="float">
            <text:p>0.00139091313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0482780996702" calcext:value-type="float">
            <text:p>0.004827809967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255248368652" calcext:value-type="float">
            <text:p>0.0255248368652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5.60187999088e-06" calcext:value-type="float">
            <text:p>5.60187999088e-06</text:p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405495150401" calcext:value-type="float">
            <text:p>0.0405495150401</text:p>
          </table:table-cell>
          <table:table-cell office:value-type="float" office:value="218.112" calcext:value-type="float">
            <text:p>218.112</text:p>
          </table:table-cell>
          <table:table-cell office:value-type="float" office:value="2.41485257269e-06" calcext:value-type="float">
            <text:p>2.4148525726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8.4" calcext:value-type="float">
            <text:p>358.4</text:p>
          </table:table-cell>
          <table:table-cell office:value-type="float" office:value="0.00138652540098" calcext:value-type="float">
            <text:p>0.001386525400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0478998921053" calcext:value-type="float">
            <text:p>0.004789989210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254270293551" calcext:value-type="float">
            <text:p>0.0254270293551</text:p>
          </table:table-cell>
          <table:table-cell office:value-type="float" office:value="148.48" calcext:value-type="float">
            <text:p>148.48</text:p>
          </table:table-cell>
          <table:table-cell office:value-type="float" office:value="5.48009999113e-06" calcext:value-type="float">
            <text:p>5.48009999113e-06</text:p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403791667689" calcext:value-type="float">
            <text:p>0.0403791667689</text:p>
          </table:table-cell>
          <table:table-cell office:value-type="float" office:value="222.208" calcext:value-type="float">
            <text:p>222.208</text:p>
          </table:table-cell>
          <table:table-cell office:value-type="float" office:value="2.37826389737e-06" calcext:value-type="float">
            <text:p>2.3782638973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2.496" calcext:value-type="float">
            <text:p>362.496</text:p>
          </table:table-cell>
          <table:table-cell office:value-type="float" office:value="0.00138286895214" calcext:value-type="float">
            <text:p>0.001382868952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0474948068454" calcext:value-type="float">
            <text:p>0.004749480684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253225836018" calcext:value-type="float">
            <text:p>0.0253225836018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5.17564999158e-06" calcext:value-type="float">
            <text:p>5.17564999158e-06</text:p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402067683143" calcext:value-type="float">
            <text:p>0.0402067683143</text:p>
          </table:table-cell>
          <table:table-cell office:value-type="float" office:value="224.256" calcext:value-type="float">
            <text:p>224.256</text:p>
          </table:table-cell>
          <table:table-cell office:value-type="float" office:value="2.30508654664e-06" calcext:value-type="float">
            <text:p>2.3050865466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6.592" calcext:value-type="float">
            <text:p>366.592</text:p>
          </table:table-cell>
          <table:table-cell office:value-type="float" office:value="0.00137701863399" calcext:value-type="float">
            <text:p>0.001377018633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0470628438905" calcext:value-type="float">
            <text:p>0.004706284389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252242279799" calcext:value-type="float">
            <text:p>0.0252242279799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5.11475999176e-06" calcext:value-type="float">
            <text:p>5.11475999176e-06</text:p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400366030951" calcext:value-type="float">
            <text:p>0.0400366030951</text:p>
          </table:table-cell>
          <table:table-cell office:value-type="float" office:value="226.304" calcext:value-type="float">
            <text:p>226.304</text:p>
          </table:table-cell>
          <table:table-cell office:value-type="float" office:value="2.26849787133e-06" calcext:value-type="float">
            <text:p>2.2684978713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0.688" calcext:value-type="float">
            <text:p>370.688</text:p>
          </table:table-cell>
          <table:table-cell office:value-type="float" office:value="0.00137482476469" calcext:value-type="float">
            <text:p>0.001374824764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0465348891679" calcext:value-type="float">
            <text:p>0.004653488916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251241671212" calcext:value-type="float">
            <text:p>0.0251241671212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4.9929799919e-06" calcext:value-type="float">
            <text:p>4.9929799919e-06</text:p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398678290718" calcext:value-type="float">
            <text:p>0.0398678290718</text:p>
          </table:table-cell>
          <table:table-cell office:value-type="float" office:value="232.448" calcext:value-type="float">
            <text:p>232.448</text:p>
          </table:table-cell>
          <table:table-cell office:value-type="float" office:value="2.19532052059e-06" calcext:value-type="float">
            <text:p>2.1953205205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4.784" calcext:value-type="float">
            <text:p>374.784</text:p>
          </table:table-cell>
          <table:table-cell office:value-type="float" office:value="0.00136824315677" calcext:value-type="float">
            <text:p>0.001368243156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0460606898352" calcext:value-type="float">
            <text:p>0.004606068983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25027882144" calcext:value-type="float">
            <text:p>0.025027882144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4.87119999215e-06" calcext:value-type="float">
            <text:p>4.87119999215e-06</text:p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396992381006" calcext:value-type="float">
            <text:p>0.0396992381006</text:p>
          </table:table-cell>
          <table:table-cell office:value-type="float" office:value="236.544" calcext:value-type="float">
            <text:p>236.544</text:p>
          </table:table-cell>
          <table:table-cell office:value-type="float" office:value="2.15873184528e-06" calcext:value-type="float">
            <text:p>2.1587318452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8.88" calcext:value-type="float">
            <text:p>378.88</text:p>
          </table:table-cell>
          <table:table-cell office:value-type="float" office:value="0.00135873638978" calcext:value-type="float">
            <text:p>0.001358736389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045561532643" calcext:value-type="float">
            <text:p>0.00455615326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249252025288" calcext:value-type="float">
            <text:p>0.0249252025288</text:p>
          </table:table-cell>
          <table:table-cell office:value-type="float" office:value="158.72" calcext:value-type="float">
            <text:p>158.72</text:p>
          </table:table-cell>
          <table:table-cell office:value-type="float" office:value="4.81030999222e-06" calcext:value-type="float">
            <text:p>4.81030999222e-06</text:p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395377129399" calcext:value-type="float">
            <text:p>0.0395377129399</text:p>
          </table:table-cell>
          <table:table-cell office:value-type="float" office:value="238.592" calcext:value-type="float">
            <text:p>238.592</text:p>
          </table:table-cell>
          <table:table-cell office:value-type="float" office:value="2.08555449466e-06" calcext:value-type="float">
            <text:p>2.0855544946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2.976" calcext:value-type="float">
            <text:p>382.976</text:p>
          </table:table-cell>
          <table:table-cell office:value-type="float" office:value="0.00135434865117" calcext:value-type="float">
            <text:p>0.001354348651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045031658085" calcext:value-type="float">
            <text:p>0.00450316580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248267860056" calcext:value-type="float">
            <text:p>0.0248267860056</text:p>
          </table:table-cell>
          <table:table-cell office:value-type="float" office:value="162.816" calcext:value-type="float">
            <text:p>162.816</text:p>
          </table:table-cell>
          <table:table-cell office:value-type="float" office:value="4.68852999236e-06" calcext:value-type="float">
            <text:p>4.68852999236e-06</text:p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39374064375" calcext:value-type="float">
            <text:p>0.039374064375</text:p>
          </table:table-cell>
          <table:table-cell office:value-type="float" office:value="240.64" calcext:value-type="float">
            <text:p>240.64</text:p>
          </table:table-cell>
          <table:table-cell office:value-type="float" office:value="2.01237714392e-06" calcext:value-type="float">
            <text:p>2.0123771439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7.072" calcext:value-type="float">
            <text:p>387.072</text:p>
          </table:table-cell>
          <table:table-cell office:value-type="float" office:value="0.00134557317395" calcext:value-type="float">
            <text:p>0.001345573173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0445421000695" calcext:value-type="float">
            <text:p>0.004454210006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247235582786" calcext:value-type="float">
            <text:p>0.0247235582786</text:p>
          </table:table-cell>
          <table:table-cell office:value-type="float" office:value="164.864" calcext:value-type="float">
            <text:p>164.864</text:p>
          </table:table-cell>
          <table:table-cell office:value-type="float" office:value="4.56674999261e-06" calcext:value-type="float">
            <text:p>4.56674999261e-06</text:p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392121364997" calcext:value-type="float">
            <text:p>0.0392121364997</text:p>
          </table:table-cell>
          <table:table-cell office:value-type="float" office:value="242.688" calcext:value-type="float">
            <text:p>242.688</text:p>
          </table:table-cell>
          <table:table-cell office:value-type="float" office:value="1.93919979319e-06" calcext:value-type="float">
            <text:p>1.9391997931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1.168" calcext:value-type="float">
            <text:p>391.168</text:p>
          </table:table-cell>
          <table:table-cell office:value-type="float" office:value="0.00134191672511" calcext:value-type="float">
            <text:p>0.001341916725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044019904853" calcext:value-type="float">
            <text:p>0.00440199048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246218530845" calcext:value-type="float">
            <text:p>0.0246218530845</text:p>
          </table:table-cell>
          <table:table-cell office:value-type="float" office:value="166.912" calcext:value-type="float">
            <text:p>166.912</text:p>
          </table:table-cell>
          <table:table-cell office:value-type="float" office:value="4.32318999299e-06" calcext:value-type="float">
            <text:p>4.32318999299e-06</text:p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390528079641" calcext:value-type="float">
            <text:p>0.0390528079641</text:p>
          </table:table-cell>
          <table:table-cell office:value-type="float" office:value="246.784" calcext:value-type="float">
            <text:p>246.784</text:p>
          </table:table-cell>
          <table:table-cell office:value-type="float" office:value="1.90261111788e-06" calcext:value-type="float">
            <text:p>1.9026111178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5.264" calcext:value-type="float">
            <text:p>395.264</text:p>
          </table:table-cell>
          <table:table-cell office:value-type="float" office:value="0.0013397228558" calcext:value-type="float">
            <text:p>0.00133972285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0434285955636" calcext:value-type="float">
            <text:p>0.004342859556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245163111075" calcext:value-type="float">
            <text:p>0.0245163111075</text:p>
          </table:table-cell>
          <table:table-cell office:value-type="float" office:value="168.96" calcext:value-type="float">
            <text:p>168.96</text:p>
          </table:table-cell>
          <table:table-cell office:value-type="float" office:value="4.20140999324e-06" calcext:value-type="float">
            <text:p>4.20140999324e-06</text:p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388984218347" calcext:value-type="float">
            <text:p>0.0388984218347</text:p>
          </table:table-cell>
          <table:table-cell office:value-type="float" office:value="248.832" calcext:value-type="float">
            <text:p>248.832</text:p>
          </table:table-cell>
          <table:table-cell office:value-type="float" office:value="1.82943376725e-06" calcext:value-type="float">
            <text:p>1.8294337672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9.36" calcext:value-type="float">
            <text:p>399.36</text:p>
          </table:table-cell>
          <table:table-cell office:value-type="float" office:value="0.00133606640696" calcext:value-type="float">
            <text:p>0.001336066406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0428795226521" calcext:value-type="float">
            <text:p>0.004287952265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244117435516" calcext:value-type="float">
            <text:p>0.0244117435516</text:p>
          </table:table-cell>
          <table:table-cell office:value-type="float" office:value="171.008" calcext:value-type="float">
            <text:p>171.008</text:p>
          </table:table-cell>
          <table:table-cell office:value-type="float" office:value="4.14051999331e-06" calcext:value-type="float">
            <text:p>4.14051999331e-06</text:p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38743120445" calcext:value-type="float">
            <text:p>0.038743120445</text:p>
          </table:table-cell>
          <table:table-cell office:value-type="float" office:value="250.88" calcext:value-type="float">
            <text:p>250.88</text:p>
          </table:table-cell>
          <table:table-cell office:value-type="float" office:value="1.71966774121e-06" calcext:value-type="float">
            <text:p>1.7196677412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3.456" calcext:value-type="float">
            <text:p>403.456</text:p>
          </table:table-cell>
          <table:table-cell office:value-type="float" office:value="0.00133167866835" calcext:value-type="float">
            <text:p>0.001331678668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0422037406072" calcext:value-type="float">
            <text:p>0.004220374060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243152758705" calcext:value-type="float">
            <text:p>0.0243152758705</text:p>
          </table:table-cell>
          <table:table-cell office:value-type="float" office:value="173.056" calcext:value-type="float">
            <text:p>173.056</text:p>
          </table:table-cell>
          <table:table-cell office:value-type="float" office:value="4.01873999345e-06" calcext:value-type="float">
            <text:p>4.01873999345e-06</text:p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385948848657" calcext:value-type="float">
            <text:p>0.0385948848657</text:p>
          </table:table-cell>
          <table:table-cell office:value-type="float" office:value="252.928" calcext:value-type="float">
            <text:p>252.928</text:p>
          </table:table-cell>
          <table:table-cell office:value-type="float" office:value="1.68307906578e-06" calcext:value-type="float">
            <text:p>1.6830790657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7.552" calcext:value-type="float">
            <text:p>407.552</text:p>
          </table:table-cell>
          <table:table-cell office:value-type="float" office:value="0.00132290319113" calcext:value-type="float">
            <text:p>0.001322903191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0416047519765" calcext:value-type="float">
            <text:p>0.004160475197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242110128211" calcext:value-type="float">
            <text:p>0.0242110128211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3.83606999377e-06" calcext:value-type="float">
            <text:p>3.83606999377e-06</text:p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38445550974" calcext:value-type="float">
            <text:p>0.038445550974</text:p>
          </table:table-cell>
          <table:table-cell office:value-type="float" office:value="254.976" calcext:value-type="float">
            <text:p>254.976</text:p>
          </table:table-cell>
          <table:table-cell office:value-type="float" office:value="1.60990171516e-06" calcext:value-type="float">
            <text:p>1.6099017151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1.648" calcext:value-type="float">
            <text:p>411.648</text:p>
          </table:table-cell>
          <table:table-cell office:value-type="float" office:value="0.00131705287298" calcext:value-type="float">
            <text:p>0.001317052872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0410575989003" calcext:value-type="float">
            <text:p>0.004105759890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241085159099" calcext:value-type="float">
            <text:p>0.0241085159099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3.71428999402e-06" calcext:value-type="float">
            <text:p>3.71428999402e-06</text:p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382969126801" calcext:value-type="float">
            <text:p>0.0382969126801</text:p>
          </table:table-cell>
          <table:table-cell office:value-type="float" office:value="257.024" calcext:value-type="float">
            <text:p>257.024</text:p>
          </table:table-cell>
          <table:table-cell office:value-type="float" office:value="1.57331303974e-06" calcext:value-type="float">
            <text:p>1.5733130397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5.744" calcext:value-type="float">
            <text:p>415.744</text:p>
          </table:table-cell>
          <table:table-cell office:value-type="float" office:value="0.00130754610599" calcext:value-type="float">
            <text:p>0.001307546105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0404566904342" calcext:value-type="float">
            <text:p>0.004045669043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240063235052" calcext:value-type="float">
            <text:p>0.0240063235052</text:p>
          </table:table-cell>
          <table:table-cell office:value-type="float" office:value="179.2" calcext:value-type="float">
            <text:p>179.2</text:p>
          </table:table-cell>
          <table:table-cell office:value-type="float" office:value="3.59250999415e-06" calcext:value-type="float">
            <text:p>3.59250999415e-06</text:p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381497021926" calcext:value-type="float">
            <text:p>0.0381497021926</text:p>
          </table:table-cell>
          <table:table-cell office:value-type="float" office:value="259.072" calcext:value-type="float">
            <text:p>259.072</text:p>
          </table:table-cell>
          <table:table-cell office:value-type="float" office:value="1.50013568911e-06" calcext:value-type="float">
            <text:p>1.5001356891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9.84" calcext:value-type="float">
            <text:p>419.84</text:p>
          </table:table-cell>
          <table:table-cell office:value-type="float" office:value="0.00129950191854" calcext:value-type="float">
            <text:p>0.001299501918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0398634613096" calcext:value-type="float">
            <text:p>0.003986346130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239033393835" calcext:value-type="float">
            <text:p>0.0239033393835</text:p>
          </table:table-cell>
          <table:table-cell office:value-type="float" office:value="181.248" calcext:value-type="float">
            <text:p>181.248</text:p>
          </table:table-cell>
          <table:table-cell office:value-type="float" office:value="3.53161999422e-06" calcext:value-type="float">
            <text:p>3.53161999422e-06</text:p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379977323508" calcext:value-type="float">
            <text:p>0.0379977323508</text:p>
          </table:table-cell>
          <table:table-cell office:value-type="float" office:value="261.12" calcext:value-type="float">
            <text:p>261.12</text:p>
          </table:table-cell>
          <table:table-cell office:value-type="float" office:value="1.42695833838e-06" calcext:value-type="float">
            <text:p>1.4269583383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3.936" calcext:value-type="float">
            <text:p>423.936</text:p>
          </table:table-cell>
          <table:table-cell office:value-type="float" office:value="0.00129218902085" calcext:value-type="float">
            <text:p>0.001292189020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0393316669162" calcext:value-type="float">
            <text:p>0.003933166691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238003552617" calcext:value-type="float">
            <text:p>0.0238003552617</text:p>
          </table:table-cell>
          <table:table-cell office:value-type="float" office:value="185.344" calcext:value-type="float">
            <text:p>185.344</text:p>
          </table:table-cell>
          <table:table-cell office:value-type="float" office:value="3.34894999454e-06" calcext:value-type="float">
            <text:p>3.34894999454e-06</text:p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37854805282" calcext:value-type="float">
            <text:p>0.037854805282</text:p>
          </table:table-cell>
          <table:table-cell office:value-type="float" office:value="264.192" calcext:value-type="float">
            <text:p>264.192</text:p>
          </table:table-cell>
          <table:table-cell office:value-type="float" office:value="1.39036966307e-06" calcext:value-type="float">
            <text:p>1.3903696630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8.032" calcext:value-type="float">
            <text:p>428.032</text:p>
          </table:table-cell>
          <table:table-cell office:value-type="float" office:value="0.0012841448334" calcext:value-type="float">
            <text:p>0.00128414483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0387941130169" calcext:value-type="float">
            <text:p>0.003879411301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236977365479" calcext:value-type="float">
            <text:p>0.0236977365479</text:p>
          </table:table-cell>
          <table:table-cell office:value-type="float" office:value="189.44" calcext:value-type="float">
            <text:p>189.44</text:p>
          </table:table-cell>
          <table:table-cell office:value-type="float" office:value="3.10538999493e-06" calcext:value-type="float">
            <text:p>3.10538999493e-06</text:p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377120612653" calcext:value-type="float">
            <text:p>0.0377120612653</text:p>
          </table:table-cell>
          <table:table-cell office:value-type="float" office:value="268.288" calcext:value-type="float">
            <text:p>268.288</text:p>
          </table:table-cell>
          <table:table-cell office:value-type="float" office:value="1.2074262864e-06" calcext:value-type="float">
            <text:p>1.207426286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2.128" calcext:value-type="float">
            <text:p>432.128</text:p>
          </table:table-cell>
          <table:table-cell office:value-type="float" office:value="0.00127756322549" calcext:value-type="float">
            <text:p>0.001277563225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0383429517085" calcext:value-type="float">
            <text:p>0.003834295170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235929253867" calcext:value-type="float">
            <text:p>0.0235929253867</text:p>
          </table:table-cell>
          <table:table-cell office:value-type="float" office:value="191.488" calcext:value-type="float">
            <text:p>191.488</text:p>
          </table:table-cell>
          <table:table-cell office:value-type="float" office:value="2.92271999525e-06" calcext:value-type="float">
            <text:p>2.92271999525e-06</text:p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375670107924" calcext:value-type="float">
            <text:p>0.0375670107924</text:p>
          </table:table-cell>
          <table:table-cell office:value-type="float" office:value="272.384" calcext:value-type="float">
            <text:p>272.384</text:p>
          </table:table-cell>
          <table:table-cell office:value-type="float" office:value="1.17083761098e-06" calcext:value-type="float">
            <text:p>1.1708376109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6.224" calcext:value-type="float">
            <text:p>436.224</text:p>
          </table:table-cell>
          <table:table-cell office:value-type="float" office:value="0.0012680564585" calcext:value-type="float">
            <text:p>0.00126805645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0378975499061" calcext:value-type="float">
            <text:p>0.003789754990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234868961993" calcext:value-type="float">
            <text:p>0.0234868961993</text:p>
          </table:table-cell>
          <table:table-cell office:value-type="float" office:value="195.584" calcext:value-type="float">
            <text:p>195.584</text:p>
          </table:table-cell>
          <table:table-cell office:value-type="float" office:value="2.8009399955e-06" calcext:value-type="float">
            <text:p>2.8009399955e-06</text:p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374238640611" calcext:value-type="float">
            <text:p>0.0374238640611</text:p>
          </table:table-cell>
          <table:table-cell office:value-type="float" office:value="276.48" calcext:value-type="float">
            <text:p>276.48</text:p>
          </table:table-cell>
          <table:table-cell office:value-type="float" office:value="1.06107158493e-06" calcext:value-type="float">
            <text:p>1.0610715849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0.32" calcext:value-type="float">
            <text:p>440.32</text:p>
          </table:table-cell>
          <table:table-cell office:value-type="float" office:value="0.00126220614035" calcext:value-type="float">
            <text:p>0.001262206140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0374982241523" calcext:value-type="float">
            <text:p>0.003749822415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233851910051" calcext:value-type="float">
            <text:p>0.0233851910051</text:p>
          </table:table-cell>
          <table:table-cell office:value-type="float" office:value="199.68" calcext:value-type="float">
            <text:p>199.68</text:p>
          </table:table-cell>
          <table:table-cell office:value-type="float" office:value="2.74004999556e-06" calcext:value-type="float">
            <text:p>2.74004999556e-06</text:p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372792529132" calcext:value-type="float">
            <text:p>0.0372792529132</text:p>
          </table:table-cell>
          <table:table-cell office:value-type="float" office:value="284.672" calcext:value-type="float">
            <text:p>284.672</text:p>
          </table:table-cell>
          <table:table-cell office:value-type="float" office:value="9.87894234306e-07" calcext:value-type="float">
            <text:p>9.8789423430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4.416" calcext:value-type="float">
            <text:p>444.416</text:p>
          </table:table-cell>
          <table:table-cell office:value-type="float" office:value="0.00125854969151" calcext:value-type="float">
            <text:p>0.001258549691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0371027380692" calcext:value-type="float">
            <text:p>0.003710273806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232854955543" calcext:value-type="float">
            <text:p>0.0232854955543</text:p>
          </table:table-cell>
          <table:table-cell office:value-type="float" office:value="201.728" calcext:value-type="float">
            <text:p>201.728</text:p>
          </table:table-cell>
          <table:table-cell office:value-type="float" office:value="2.67915999563e-06" calcext:value-type="float">
            <text:p>2.67915999563e-06</text:p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37140499432" calcext:value-type="float">
            <text:p>0.037140499432</text:p>
          </table:table-cell>
          <table:table-cell office:value-type="float" office:value="292.864" calcext:value-type="float">
            <text:p>292.864</text:p>
          </table:table-cell>
          <table:table-cell office:value-type="float" office:value="9.14716883571e-07" calcext:value-type="float">
            <text:p>9.1471688357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8.512" calcext:value-type="float">
            <text:p>448.512</text:p>
          </table:table-cell>
          <table:table-cell office:value-type="float" office:value="0.00124831163475" calcext:value-type="float">
            <text:p>0.001248311634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0366842139618" calcext:value-type="float">
            <text:p>0.003668421396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23186287314" calcext:value-type="float">
            <text:p>0.023186287314</text:p>
          </table:table-cell>
          <table:table-cell office:value-type="float" office:value="203.776" calcext:value-type="float">
            <text:p>203.776</text:p>
          </table:table-cell>
          <table:table-cell office:value-type="float" office:value="2.61826999581e-06" calcext:value-type="float">
            <text:p>2.61826999581e-06</text:p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369982679612" calcext:value-type="float">
            <text:p>0.0369982679612</text:p>
          </table:table-cell>
          <table:table-cell office:value-type="float" office:value="305.152" calcext:value-type="float">
            <text:p>305.152</text:p>
          </table:table-cell>
          <table:table-cell office:value-type="float" office:value="8.41539532948e-07" calcext:value-type="float">
            <text:p>8.4153953294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2.608" calcext:value-type="float">
            <text:p>452.608</text:p>
          </table:table-cell>
          <table:table-cell office:value-type="float" office:value="0.00123734228822" calcext:value-type="float">
            <text:p>0.001237342288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0362829683726" calcext:value-type="float">
            <text:p>0.003628296837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230917684749" calcext:value-type="float">
            <text:p>0.0230917684749</text:p>
          </table:table-cell>
          <table:table-cell office:value-type="float" office:value="207.872" calcext:value-type="float">
            <text:p>207.872</text:p>
          </table:table-cell>
          <table:table-cell office:value-type="float" office:value="2.49648999595e-06" calcext:value-type="float">
            <text:p>2.49648999595e-06</text:p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368551212299" calcext:value-type="float">
            <text:p>0.0368551212299</text:p>
          </table:table-cell>
          <table:table-cell office:value-type="float" office:value="313.344" calcext:value-type="float">
            <text:p>313.344</text:p>
          </table:table-cell>
          <table:table-cell office:value-type="float" office:value="8.04950857525e-07" calcext:value-type="float">
            <text:p>8.0495085752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6.704" calcext:value-type="float">
            <text:p>456.704</text:p>
          </table:table-cell>
          <table:table-cell office:value-type="float" office:value="0.00123295454961" calcext:value-type="float">
            <text:p>0.001232954549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0359316385027" calcext:value-type="float">
            <text:p>0.003593163850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229918294188" calcext:value-type="float">
            <text:p>0.0229918294188</text:p>
          </table:table-cell>
          <table:table-cell office:value-type="float" office:value="211.968" calcext:value-type="float">
            <text:p>211.968</text:p>
          </table:table-cell>
          <table:table-cell office:value-type="float" office:value="2.3747099962e-06" calcext:value-type="float">
            <text:p>2.3747099962e-06</text:p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367150497737" calcext:value-type="float">
            <text:p>0.0367150497737</text:p>
          </table:table-cell>
          <table:table-cell office:value-type="float" office:value="317.44" calcext:value-type="float">
            <text:p>317.44</text:p>
          </table:table-cell>
          <table:table-cell office:value-type="float" office:value="7.68362182213e-07" calcext:value-type="float">
            <text:p>7.6836218221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0.8" calcext:value-type="float">
            <text:p>460.8</text:p>
          </table:table-cell>
          <table:table-cell office:value-type="float" office:value="0.00122564165193" calcext:value-type="float">
            <text:p>0.001225641651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0355611102792" calcext:value-type="float">
            <text:p>0.003556111027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228985895073" calcext:value-type="float">
            <text:p>0.0228985895073</text:p>
          </table:table-cell>
          <table:table-cell office:value-type="float" office:value="214.016" calcext:value-type="float">
            <text:p>214.016</text:p>
          </table:table-cell>
          <table:table-cell office:value-type="float" office:value="2.31381999627e-06" calcext:value-type="float">
            <text:p>2.31381999627e-06</text:p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365766257863" calcext:value-type="float">
            <text:p>0.0365766257863</text:p>
          </table:table-cell>
          <table:table-cell office:value-type="float" office:value="321.536" calcext:value-type="float">
            <text:p>321.536</text:p>
          </table:table-cell>
          <table:table-cell office:value-type="float" office:value="6.95184831589e-07" calcext:value-type="float">
            <text:p>6.9518483158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4.896" calcext:value-type="float">
            <text:p>464.896</text:p>
          </table:table-cell>
          <table:table-cell office:value-type="float" office:value="0.00122052262355" calcext:value-type="float">
            <text:p>0.001220522623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0351483456779" calcext:value-type="float">
            <text:p>0.003514834567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228021827274" calcext:value-type="float">
            <text:p>0.0228021827274</text:p>
          </table:table-cell>
          <table:table-cell office:value-type="float" office:value="222.208" calcext:value-type="float">
            <text:p>222.208</text:p>
          </table:table-cell>
          <table:table-cell office:value-type="float" office:value="2.25292999634e-06" calcext:value-type="float">
            <text:p>2.25292999634e-06</text:p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364386777342" calcext:value-type="float">
            <text:p>0.0364386777342</text:p>
          </table:table-cell>
          <table:table-cell office:value-type="float" office:value="325.632" calcext:value-type="float">
            <text:p>325.632</text:p>
          </table:table-cell>
          <table:table-cell office:value-type="float" office:value="6.58596156167e-07" calcext:value-type="float">
            <text:p>6.5859615616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8.992" calcext:value-type="float">
            <text:p>468.992</text:p>
          </table:table-cell>
          <table:table-cell office:value-type="float" office:value="0.00121832875424" calcext:value-type="float">
            <text:p>0.001218328754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0347375009119" calcext:value-type="float">
            <text:p>0.003473750091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227070548752" calcext:value-type="float">
            <text:p>0.0227070548752</text:p>
          </table:table-cell>
          <table:table-cell office:value-type="float" office:value="228.352" calcext:value-type="float">
            <text:p>228.352</text:p>
          </table:table-cell>
          <table:table-cell office:value-type="float" office:value="2.19203999641e-06" calcext:value-type="float">
            <text:p>2.19203999641e-06</text:p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362991554343" calcext:value-type="float">
            <text:p>0.0362991554343</text:p>
          </table:table-cell>
          <table:table-cell office:value-type="float" office:value="329.728" calcext:value-type="float">
            <text:p>329.728</text:p>
          </table:table-cell>
          <table:table-cell office:value-type="float" office:value="6.22007480855e-07" calcext:value-type="float">
            <text:p>6.2200748085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3.088" calcext:value-type="float">
            <text:p>473.088</text:p>
          </table:table-cell>
          <table:table-cell office:value-type="float" office:value="0.0012146723054" calcext:value-type="float">
            <text:p>0.00121467230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0343765718652" calcext:value-type="float">
            <text:p>0.003437657186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226166773254" calcext:value-type="float">
            <text:p>0.0226166773254</text:p>
          </table:table-cell>
          <table:table-cell office:value-type="float" office:value="234.496" calcext:value-type="float">
            <text:p>234.496</text:p>
          </table:table-cell>
          <table:table-cell office:value-type="float" office:value="2.13114999659e-06" calcext:value-type="float">
            <text:p>2.13114999659e-06</text:p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360206233802" calcext:value-type="float">
            <text:p>0.0360206233802</text:p>
          </table:table-cell>
          <table:table-cell office:value-type="float" office:value="333.824" calcext:value-type="float">
            <text:p>333.824</text:p>
          </table:table-cell>
          <table:table-cell office:value-type="float" office:value="5.4883013012e-07" calcext:value-type="float">
            <text:p>5.488301301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7.184" calcext:value-type="float">
            <text:p>477.184</text:p>
          </table:table-cell>
          <table:table-cell office:value-type="float" office:value="0.00121101585656" calcext:value-type="float">
            <text:p>0.001211015856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0340367610074" calcext:value-type="float">
            <text:p>0.003403676100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225308064729" calcext:value-type="float">
            <text:p>0.0225308064729</text:p>
          </table:table-cell>
          <table:table-cell office:value-type="float" office:value="236.544" calcext:value-type="float">
            <text:p>236.544</text:p>
          </table:table-cell>
          <table:table-cell office:value-type="float" office:value="1.94847999679e-06" calcext:value-type="float">
            <text:p>1.94847999679e-06</text:p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357414323386" calcext:value-type="float">
            <text:p>0.0357414323386</text:p>
          </table:table-cell>
          <table:table-cell office:value-type="float" office:value="337.92" calcext:value-type="float">
            <text:p>337.92</text:p>
          </table:table-cell>
          <table:table-cell office:value-type="float" office:value="5.12241454809e-07" calcext:value-type="float">
            <text:p>5.1224145480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1.28" calcext:value-type="float">
            <text:p>481.28</text:p>
          </table:table-cell>
          <table:table-cell office:value-type="float" office:value="0.00120882198725" calcext:value-type="float">
            <text:p>0.001208821987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0337276675152" calcext:value-type="float">
            <text:p>0.003372766751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224404898244" calcext:value-type="float">
            <text:p>0.0224404898244</text:p>
          </table:table-cell>
          <table:table-cell office:value-type="float" office:value="240.64" calcext:value-type="float">
            <text:p>240.64</text:p>
          </table:table-cell>
          <table:table-cell office:value-type="float" office:value="1.82669999704e-06" calcext:value-type="float">
            <text:p>1.82669999704e-06</text:p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35457408722" calcext:value-type="float">
            <text:p>0.035457408722</text:p>
          </table:table-cell>
          <table:table-cell office:value-type="float" office:value="342.016" calcext:value-type="float">
            <text:p>342.016</text:p>
          </table:table-cell>
          <table:table-cell office:value-type="float" office:value="4.75652779497e-07" calcext:value-type="float">
            <text:p>4.7565277949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5.376" calcext:value-type="float">
            <text:p>485.376</text:p>
          </table:table-cell>
          <table:table-cell office:value-type="float" office:value="0.00120370295887" calcext:value-type="float">
            <text:p>0.001203702958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0333609789624" calcext:value-type="float">
            <text:p>0.003336097896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223484679391" calcext:value-type="float">
            <text:p>0.0223484679391</text:p>
          </table:table-cell>
          <table:table-cell office:value-type="float" office:value="244.736" calcext:value-type="float">
            <text:p>244.736</text:p>
          </table:table-cell>
          <table:table-cell office:value-type="float" office:value="1.70491999729e-06" calcext:value-type="float">
            <text:p>1.70491999729e-06</text:p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351719572991" calcext:value-type="float">
            <text:p>0.0351719572991</text:p>
          </table:table-cell>
          <table:table-cell office:value-type="float" office:value="350.208" calcext:value-type="float">
            <text:p>350.208</text:p>
          </table:table-cell>
          <table:table-cell office:value-type="float" office:value="4.39064104074e-07" calcext:value-type="float">
            <text:p>4.3906410407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9.472" calcext:value-type="float">
            <text:p>489.472</text:p>
          </table:table-cell>
          <table:table-cell office:value-type="float" office:value="0.00119639006119" calcext:value-type="float">
            <text:p>0.001196390061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0329981300804" calcext:value-type="float">
            <text:p>0.003299813008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222593084156" calcext:value-type="float">
            <text:p>0.0222593084156</text:p>
          </table:table-cell>
          <table:table-cell office:value-type="float" office:value="248.832" calcext:value-type="float">
            <text:p>248.832</text:p>
          </table:table-cell>
          <table:table-cell office:value-type="float" office:value="1.64402999736e-06" calcext:value-type="float">
            <text:p>1.64402999736e-06</text:p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348899838658" calcext:value-type="float">
            <text:p>0.0348899838658</text:p>
          </table:table-cell>
          <table:table-cell office:value-type="float" office:value="423.936" calcext:value-type="float">
            <text:p>423.936</text:p>
          </table:table-cell>
          <table:table-cell office:value-type="float" office:value="4.02475428762e-07" calcext:value-type="float">
            <text:p>4.0247542876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3.568" calcext:value-type="float">
            <text:p>493.568</text:p>
          </table:table-cell>
          <table:table-cell office:value-type="float" office:value="0.00119200232258" calcext:value-type="float">
            <text:p>0.001192002322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0326180026801" calcext:value-type="float">
            <text:p>0.003261800268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221694789777" calcext:value-type="float">
            <text:p>0.0221694789777</text:p>
          </table:table-cell>
          <table:table-cell office:value-type="float" office:value="254.976" calcext:value-type="float">
            <text:p>254.976</text:p>
          </table:table-cell>
          <table:table-cell office:value-type="float" office:value="1.58313999743e-06" calcext:value-type="float">
            <text:p>1.58313999743e-06</text:p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345945744094" calcext:value-type="float">
            <text:p>0.0345945744094</text:p>
          </table:table-cell>
          <table:table-cell office:value-type="float" office:value="428.032" calcext:value-type="float">
            <text:p>428.032</text:p>
          </table:table-cell>
          <table:table-cell office:value-type="float" office:value="3.65886753451e-07" calcext:value-type="float">
            <text:p>3.6588675345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7.664" calcext:value-type="float">
            <text:p>497.664</text:p>
          </table:table-cell>
          <table:table-cell office:value-type="float" office:value="0.00118834587373" calcext:value-type="float">
            <text:p>0.001188345873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0322589934687" calcext:value-type="float">
            <text:p>0.003225899346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220781270069" calcext:value-type="float">
            <text:p>0.0220781270069</text:p>
          </table:table-cell>
          <table:table-cell office:value-type="float" office:value="259.072" calcext:value-type="float">
            <text:p>259.072</text:p>
          </table:table-cell>
          <table:table-cell office:value-type="float" office:value="1.40046999775e-06" calcext:value-type="float">
            <text:p>1.40046999775e-06</text:p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343023500593" calcext:value-type="float">
            <text:p>0.0343023500593</text:p>
          </table:table-cell>
          <table:table-cell office:value-type="float" office:value="432.128" calcext:value-type="float">
            <text:p>432.128</text:p>
          </table:table-cell>
          <table:table-cell office:value-type="float" office:value="3.29298078139e-07" calcext:value-type="float">
            <text:p>3.2929807813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1.76" calcext:value-type="float">
            <text:p>501.76</text:p>
          </table:table-cell>
          <table:table-cell office:value-type="float" office:value="0.0011868832942" calcext:value-type="float">
            <text:p>0.00118688329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0319518198119" calcext:value-type="float">
            <text:p>0.003195181981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219932305754" calcext:value-type="float">
            <text:p>0.0219932305754</text:p>
          </table:table-cell>
          <table:table-cell office:value-type="float" office:value="264.192" calcext:value-type="float">
            <text:p>264.192</text:p>
          </table:table-cell>
          <table:table-cell office:value-type="float" office:value="1.21779999807e-06" calcext:value-type="float">
            <text:p>1.21779999807e-06</text:p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340080755258" calcext:value-type="float">
            <text:p>0.0340080755258</text:p>
          </table:table-cell>
          <table:table-cell office:value-type="float" office:value="436.224" calcext:value-type="float">
            <text:p>436.224</text:p>
          </table:table-cell>
          <table:table-cell office:value-type="float" office:value="2.92709402716e-07" calcext:value-type="float">
            <text:p>2.9270940271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5.856" calcext:value-type="float">
            <text:p>505.856</text:p>
          </table:table-cell>
          <table:table-cell office:value-type="float" office:value="0.00118322684535" calcext:value-type="float">
            <text:p>0.001183226845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0316734436855" calcext:value-type="float">
            <text:p>0.003167344368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21904680065" calcext:value-type="float">
            <text:p>0.021904680065</text:p>
          </table:table-cell>
          <table:table-cell office:value-type="float" office:value="268.288" calcext:value-type="float">
            <text:p>268.288</text:p>
          </table:table-cell>
          <table:table-cell office:value-type="float" office:value="1.15690999813e-06" calcext:value-type="float">
            <text:p>1.15690999813e-06</text:p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337080165464" calcext:value-type="float">
            <text:p>0.0337080165464</text:p>
          </table:table-cell>
          <table:table-cell office:value-type="float" office:value="440.32" calcext:value-type="float">
            <text:p>440.32</text:p>
          </table:table-cell>
          <table:table-cell office:value-type="float" office:value="2.19532052093e-07" calcext:value-type="float">
            <text:p>2.1953205209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9.952" calcext:value-type="float">
            <text:p>509.952</text:p>
          </table:table-cell>
          <table:table-cell office:value-type="float" office:value="0.00118103297605" calcext:value-type="float">
            <text:p>0.001181032976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0313643501933" calcext:value-type="float">
            <text:p>0.003136435019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218162513573" calcext:value-type="float">
            <text:p>0.0218162513573</text:p>
          </table:table-cell>
          <table:table-cell office:value-type="float" office:value="272.384" calcext:value-type="float">
            <text:p>272.384</text:p>
          </table:table-cell>
          <table:table-cell office:value-type="float" office:value="1.0960199982e-06" calcext:value-type="float">
            <text:p>1.0960199982e-06</text:p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334021365107" calcext:value-type="float">
            <text:p>0.0334021365107</text:p>
          </table:table-cell>
          <table:table-cell office:value-type="float" office:value="643.072" calcext:value-type="float">
            <text:p>643.072</text:p>
          </table:table-cell>
          <table:table-cell office:value-type="float" office:value="1.8294337667e-07" calcext:value-type="float">
            <text:p>1.829433766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4.048" calcext:value-type="float">
            <text:p>514.048</text:p>
          </table:table-cell>
          <table:table-cell office:value-type="float" office:value="0.00117664523744" calcext:value-type="float">
            <text:p>0.001176645237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0310686955487" calcext:value-type="float">
            <text:p>0.003106869554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217291015771" calcext:value-type="float">
            <text:p>0.0217291015771</text:p>
          </table:table-cell>
          <table:table-cell office:value-type="float" office:value="276.48" calcext:value-type="float">
            <text:p>276.48</text:p>
          </table:table-cell>
          <table:table-cell office:value-type="float" office:value="1.03512999827e-06" calcext:value-type="float">
            <text:p>1.03512999827e-06</text:p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330918266145" calcext:value-type="float">
            <text:p>0.0330918266145</text:p>
          </table:table-cell>
          <table:table-cell office:value-type="float" office:value="815.104" calcext:value-type="float">
            <text:p>815.104</text:p>
          </table:table-cell>
          <table:table-cell office:value-type="float" office:value="1.46354701358e-07" calcext:value-type="float">
            <text:p>1.4635470135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8.144" calcext:value-type="float">
            <text:p>518.144</text:p>
          </table:table-cell>
          <table:table-cell office:value-type="float" office:value="0.00117372007837" calcext:value-type="float">
            <text:p>0.001173720078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0308171971172" calcext:value-type="float">
            <text:p>0.003081719711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216420126983" calcext:value-type="float">
            <text:p>0.0216420126983</text:p>
          </table:table-cell>
          <table:table-cell office:value-type="float" office:value="284.672" calcext:value-type="float">
            <text:p>284.672</text:p>
          </table:table-cell>
          <table:table-cell office:value-type="float" office:value="9.13349998521e-07" calcext:value-type="float">
            <text:p>9.13349998521e-07</text:p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327847018246" calcext:value-type="float">
            <text:p>0.0327847018246</text:p>
          </table:table-cell>
          <table:table-cell office:value-type="float" office:value="1122.304" calcext:value-type="float">
            <text:p>1122.304</text:p>
          </table:table-cell>
          <table:table-cell office:value-type="float" office:value="1.09766026046e-07" calcext:value-type="float">
            <text:p>1.0976602604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2.24" calcext:value-type="float">
            <text:p>522.24</text:p>
          </table:table-cell>
          <table:table-cell office:value-type="float" office:value="0.00117079491929" calcext:value-type="float">
            <text:p>0.001170794919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0305983358867" calcext:value-type="float">
            <text:p>0.003059833588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215580906878" calcext:value-type="float">
            <text:p>0.0215580906878</text:p>
          </table:table-cell>
          <table:table-cell office:value-type="float" office:value="292.864" calcext:value-type="float">
            <text:p>292.864</text:p>
          </table:table-cell>
          <table:table-cell office:value-type="float" office:value="7.30679998839e-07" calcext:value-type="float">
            <text:p>7.30679998839e-07</text:p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324704746138" calcext:value-type="float">
            <text:p>0.0324704746138</text:p>
          </table:table-cell>
          <table:table-cell office:value-type="float" office:value="1875.968" calcext:value-type="float">
            <text:p>1875.968</text:p>
          </table:table-cell>
          <table:table-cell office:value-type="float" office:value="7.31773507345e-08" calcext:value-type="float">
            <text:p>7.31773507345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8.384" calcext:value-type="float">
            <text:p>528.384</text:p>
          </table:table-cell>
          <table:table-cell office:value-type="float" office:value="0.00116275073184" calcext:value-type="float">
            <text:p>0.001162750731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0303602763027" calcext:value-type="float">
            <text:p>0.003036027630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214699055853" calcext:value-type="float">
            <text:p>0.0214699055853</text:p>
          </table:table-cell>
          <table:table-cell office:value-type="float" office:value="296.96" calcext:value-type="float">
            <text:p>296.96</text:p>
          </table:table-cell>
          <table:table-cell office:value-type="float" office:value="6.69789998908e-07" calcext:value-type="float">
            <text:p>6.69789998908e-07</text:p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321499870216" calcext:value-type="float">
            <text:p>0.0321499870216</text:p>
          </table:table-cell>
          <table:table-cell office:value-type="float" office:value="1892.352" calcext:value-type="float">
            <text:p>1892.35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36.576" calcext:value-type="float">
            <text:p>536.576</text:p>
          </table:table-cell>
          <table:table-cell office:value-type="float" office:value="0.00115543783415" calcext:value-type="float">
            <text:p>0.001155437834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0301759721086" calcext:value-type="float">
            <text:p>0.003017597210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212953624198" calcext:value-type="float">
            <text:p>0.0212953624198</text:p>
          </table:table-cell>
          <table:table-cell office:value-type="float" office:value="301.056" calcext:value-type="float">
            <text:p>301.056</text:p>
          </table:table-cell>
          <table:table-cell office:value-type="float" office:value="5.48009999157e-07" calcext:value-type="float">
            <text:p>5.48009999157e-07</text:p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318327211461" calcext:value-type="float">
            <text:p>0.03183272114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4.768" calcext:value-type="float">
            <text:p>544.768</text:p>
          </table:table-cell>
          <table:table-cell office:value-type="float" office:value="0.00115251267508" calcext:value-type="float">
            <text:p>0.001152512675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030005106762" calcext:value-type="float">
            <text:p>0.00300051067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2112155007" calcext:value-type="float">
            <text:p>0.02112155007</text:p>
          </table:table-cell>
          <table:table-cell office:value-type="float" office:value="305.152" calcext:value-type="float">
            <text:p>305.152</text:p>
          </table:table-cell>
          <table:table-cell office:value-type="float" office:value="4.87119999226e-07" calcext:value-type="float">
            <text:p>4.87119999226e-07</text:p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315121237227" calcext:value-type="float">
            <text:p>0.03151212372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2.96" calcext:value-type="float">
            <text:p>552.96</text:p>
          </table:table-cell>
          <table:table-cell office:value-type="float" office:value="0.0011473936467" calcext:value-type="float">
            <text:p>0.00114739364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029820802568" calcext:value-type="float">
            <text:p>0.00298208025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20942256602" calcext:value-type="float">
            <text:p>0.020942256602</text:p>
          </table:table-cell>
          <table:table-cell office:value-type="float" office:value="321.536" calcext:value-type="float">
            <text:p>321.536</text:p>
          </table:table-cell>
          <table:table-cell office:value-type="float" office:value="3.65339999364e-07" calcext:value-type="float">
            <text:p>3.65339999364e-07</text:p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311868035555" calcext:value-type="float">
            <text:p>0.03118680355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1.152" calcext:value-type="float">
            <text:p>561.152</text:p>
          </table:table-cell>
          <table:table-cell office:value-type="float" office:value="0.00114008074902" calcext:value-type="float">
            <text:p>0.001140080749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029648017386" calcext:value-type="float">
            <text:p>0.00296480173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207630240353" calcext:value-type="float">
            <text:p>0.0207630240353</text:p>
          </table:table-cell>
          <table:table-cell office:value-type="float" office:value="333.824" calcext:value-type="float">
            <text:p>333.824</text:p>
          </table:table-cell>
          <table:table-cell office:value-type="float" office:value="2.43559999613e-07" calcext:value-type="float">
            <text:p>2.43559999613e-07</text:p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30856028436" calcext:value-type="float">
            <text:p>0.0308560284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9.344" calcext:value-type="float">
            <text:p>569.344</text:p>
          </table:table-cell>
          <table:table-cell office:value-type="float" office:value="0.0011334991411" calcext:value-type="float">
            <text:p>0.00113349914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0294483545091" calcext:value-type="float">
            <text:p>0.002944835450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205826343436" calcext:value-type="float">
            <text:p>0.0205826343436</text:p>
          </table:table-cell>
          <table:table-cell office:value-type="float" office:value="350.208" calcext:value-type="float">
            <text:p>350.208</text:p>
          </table:table-cell>
          <table:table-cell office:value-type="float" office:value="1.82669999682e-07" calcext:value-type="float">
            <text:p>1.82669999682e-07</text:p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305246309395" calcext:value-type="float">
            <text:p>0.03052463093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7.536" calcext:value-type="float">
            <text:p>577.536</text:p>
          </table:table-cell>
          <table:table-cell office:value-type="float" office:value="0.00113057398203" calcext:value-type="float">
            <text:p>0.001130573982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0292621304797" calcext:value-type="float">
            <text:p>0.002926213047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204033408756" calcext:value-type="float">
            <text:p>0.0204033408756</text:p>
          </table:table-cell>
          <table:table-cell office:value-type="float" office:value="366.592" calcext:value-type="float">
            <text:p>366.592</text:p>
          </table:table-cell>
          <table:table-cell office:value-type="float" office:value="1.21779999751e-07" calcext:value-type="float">
            <text:p>1.21779999751e-07</text:p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301903412201" calcext:value-type="float">
            <text:p>0.03019034122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5.728" calcext:value-type="float">
            <text:p>585.728</text:p>
          </table:table-cell>
          <table:table-cell office:value-type="float" office:value="0.00112399237411" calcext:value-type="float">
            <text:p>0.001123992374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0291239023341" calcext:value-type="float">
            <text:p>0.002912390233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202177136709" calcext:value-type="float">
            <text:p>0.0202177136709</text:p>
          </table:table-cell>
          <table:table-cell office:value-type="float" office:value="382.976" calcext:value-type="float">
            <text:p>382.976</text:p>
          </table:table-cell>
          <table:table-cell office:value-type="float" office:value="6.0889999931e-08" calcext:value-type="float">
            <text:p>6.0889999931e-08</text:p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298631173111" calcext:value-type="float">
            <text:p>0.02986311731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3.92" calcext:value-type="float">
            <text:p>593.92</text:p>
          </table:table-cell>
          <table:table-cell office:value-type="float" office:value="0.00111667947643" calcext:value-type="float">
            <text:p>0.001116679476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0289568766583" calcext:value-type="float">
            <text:p>0.002895687665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200325127754" calcext:value-type="float">
            <text:p>0.0200325127754</text:p>
          </table:table-cell>
          <table:table-cell office:value-type="float" office:value="395.264" calcext:value-type="float">
            <text:p>395.26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29532012698" calcext:value-type="float">
            <text:p>0.0295320126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2.112" calcext:value-type="float">
            <text:p>602.112</text:p>
          </table:table-cell>
          <table:table-cell office:value-type="float" office:value="0.00110863528897" calcext:value-type="float">
            <text:p>0.001108635288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0287956104884" calcext:value-type="float">
            <text:p>0.002879561048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198441450116" calcext:value-type="float">
            <text:p>0.01984414501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291986382389" calcext:value-type="float">
            <text:p>0.02919863823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0.304" calcext:value-type="float">
            <text:p>610.304</text:p>
          </table:table-cell>
          <table:table-cell office:value-type="float" office:value="0.00109985981175" calcext:value-type="float">
            <text:p>0.001099859811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0286266649772" calcext:value-type="float">
            <text:p>0.002862666497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196537675045" calcext:value-type="float">
            <text:p>0.01965376750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288707553425" calcext:value-type="float">
            <text:p>0.02887075534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8.496" calcext:value-type="float">
            <text:p>618.496</text:p>
          </table:table-cell>
          <table:table-cell office:value-type="float" office:value="0.00109327820384" calcext:value-type="float">
            <text:p>0.001093278203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028457719466" calcext:value-type="float">
            <text:p>0.00284577194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194629027868" calcext:value-type="float">
            <text:p>0.01946290278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285412981981" calcext:value-type="float">
            <text:p>0.02854129819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6.688" calcext:value-type="float">
            <text:p>626.688</text:p>
          </table:table-cell>
          <table:table-cell office:value-type="float" office:value="0.00107865240847" calcext:value-type="float">
            <text:p>0.001078652408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0283137318144" calcext:value-type="float">
            <text:p>0.002831373181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19274717727" calcext:value-type="float">
            <text:p>0.0192747177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282211767101" calcext:value-type="float">
            <text:p>0.02822117671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4.88" calcext:value-type="float">
            <text:p>634.88</text:p>
          </table:table-cell>
          <table:table-cell office:value-type="float" office:value="0.00106548919263" calcext:value-type="float">
            <text:p>0.001065489192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0281447863031" calcext:value-type="float">
            <text:p>0.002814478630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190786154963" calcext:value-type="float">
            <text:p>0.01907861549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279094390076" calcext:value-type="float">
            <text:p>0.02790943900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3.072" calcext:value-type="float">
            <text:p>643.072</text:p>
          </table:table-cell>
          <table:table-cell office:value-type="float" office:value="0.00105305726657" calcext:value-type="float">
            <text:p>0.001053057266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027954722603" calcext:value-type="float">
            <text:p>0.0027954722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18875387812" calcext:value-type="float">
            <text:p>0.0188753878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275998979302" calcext:value-type="float">
            <text:p>0.02759989793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1.264" calcext:value-type="float">
            <text:p>651.264</text:p>
          </table:table-cell>
          <table:table-cell office:value-type="float" office:value="0.00104062534051" calcext:value-type="float">
            <text:p>0.001040625340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0275726753674" calcext:value-type="float">
            <text:p>0.002757267536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186730736473" calcext:value-type="float">
            <text:p>0.01867307364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272923704257" calcext:value-type="float">
            <text:p>0.02729237042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9.456" calcext:value-type="float">
            <text:p>659.456</text:p>
          </table:table-cell>
          <table:table-cell office:value-type="float" office:value="0.00102599954514" calcext:value-type="float">
            <text:p>0.001025999545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0272424636863" calcext:value-type="float">
            <text:p>0.002724246368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184738654496" calcext:value-type="float">
            <text:p>0.01847386544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269927873817" calcext:value-type="float">
            <text:p>0.02699278738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67.648" calcext:value-type="float">
            <text:p>667.648</text:p>
          </table:table-cell>
          <table:table-cell office:value-type="float" office:value="0.00100406085208" calcext:value-type="float">
            <text:p>0.001004060852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0268988131578" calcext:value-type="float">
            <text:p>0.002689881315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182720993968" calcext:value-type="float">
            <text:p>0.01827209939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266911541544" calcext:value-type="float">
            <text:p>0.02669115415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75.84" calcext:value-type="float">
            <text:p>675.84</text:p>
          </table:table-cell>
          <table:table-cell office:value-type="float" office:value="0.000982122159031" calcext:value-type="float">
            <text:p>0.0009821221590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0265417237818" calcext:value-type="float">
            <text:p>0.002654172378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180640605086" calcext:value-type="float">
            <text:p>0.01806406050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263872510812" calcext:value-type="float">
            <text:p>0.02638725108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84.032" calcext:value-type="float">
            <text:p>684.032</text:p>
          </table:table-cell>
          <table:table-cell office:value-type="float" office:value="0.000959452176209" calcext:value-type="float">
            <text:p>0.0009594521762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0261865542411" calcext:value-type="float">
            <text:p>0.002618655424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178531592587" calcext:value-type="float">
            <text:p>0.01785315925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260863500622" calcext:value-type="float">
            <text:p>0.02608635006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92.224" calcext:value-type="float">
            <text:p>692.224</text:p>
          </table:table-cell>
          <table:table-cell office:value-type="float" office:value="0.000936050903618" calcext:value-type="float">
            <text:p>0.0009360509036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0258294648651" calcext:value-type="float">
            <text:p>0.002582946486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176367768905" calcext:value-type="float">
            <text:p>0.01763677689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257896958516" calcext:value-type="float">
            <text:p>0.02578969585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0.416" calcext:value-type="float">
            <text:p>700.416</text:p>
          </table:table-cell>
          <table:table-cell office:value-type="float" office:value="0.000914843500333" calcext:value-type="float">
            <text:p>0.0009148435003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0254186200991" calcext:value-type="float">
            <text:p>0.002541862009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174269109629" calcext:value-type="float">
            <text:p>0.01742691096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254960436953" calcext:value-type="float">
            <text:p>0.02549604369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8.608" calcext:value-type="float">
            <text:p>708.608</text:p>
          </table:table-cell>
          <table:table-cell office:value-type="float" office:value="0.000901680284501" calcext:value-type="float">
            <text:p>0.0009016802845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0250999274302" calcext:value-type="float">
            <text:p>0.002509992743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172134518578" calcext:value-type="float">
            <text:p>0.01721345185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252007806805" calcext:value-type="float">
            <text:p>0.0252007806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16.8" calcext:value-type="float">
            <text:p>716.8</text:p>
          </table:table-cell>
          <table:table-cell office:value-type="float" office:value="0.000884129330058" calcext:value-type="float">
            <text:p>0.0008841293300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0247908339381" calcext:value-type="float">
            <text:p>0.002479083393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170060828841" calcext:value-type="float">
            <text:p>0.01700608288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24910972618" calcext:value-type="float">
            <text:p>0.0249109726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24.992" calcext:value-type="float">
            <text:p>724.992</text:p>
          </table:table-cell>
          <table:table-cell office:value-type="float" office:value="0.000865115796078" calcext:value-type="float">
            <text:p>0.0008651157960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0244779007752" calcext:value-type="float">
            <text:p>0.002447790077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167900050225" calcext:value-type="float">
            <text:p>0.01679000502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246195903075" calcext:value-type="float">
            <text:p>0.02461959030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33.184" calcext:value-type="float">
            <text:p>733.184</text:p>
          </table:table-cell>
          <table:table-cell office:value-type="float" office:value="0.00085487773932" calcext:value-type="float">
            <text:p>0.000854877739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0241534486002" calcext:value-type="float">
            <text:p>0.002415344860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165812353186" calcext:value-type="float">
            <text:p>0.01658123531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243383856929" calcext:value-type="float">
            <text:p>0.02433838569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1.376" calcext:value-type="float">
            <text:p>741.376</text:p>
          </table:table-cell>
          <table:table-cell office:value-type="float" office:value="0.000847564841636" calcext:value-type="float">
            <text:p>0.0008475648416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0238443551081" calcext:value-type="float">
            <text:p>0.002384435510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163772768185" calcext:value-type="float">
            <text:p>0.01637727681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240666631765" calcext:value-type="float">
            <text:p>0.02406666317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9.568" calcext:value-type="float">
            <text:p>749.568</text:p>
          </table:table-cell>
          <table:table-cell office:value-type="float" office:value="0.000833670336035" calcext:value-type="float">
            <text:p>0.0008336703360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0235544599695" calcext:value-type="float">
            <text:p>0.002355445996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161812354891" calcext:value-type="float">
            <text:p>0.01618123548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237895955391" calcext:value-type="float">
            <text:p>0.02378959553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57.76" calcext:value-type="float">
            <text:p>757.76</text:p>
          </table:table-cell>
          <table:table-cell office:value-type="float" office:value="0.00082635743835" calcext:value-type="float">
            <text:p>0.000826357438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023237687136" calcext:value-type="float">
            <text:p>0.00232376871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159938421464" calcext:value-type="float">
            <text:p>0.01599384214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235205821935" calcext:value-type="float">
            <text:p>0.02352058219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65.952" calcext:value-type="float">
            <text:p>765.952</text:p>
          </table:table-cell>
          <table:table-cell office:value-type="float" office:value="0.000817581961129" calcext:value-type="float">
            <text:p>0.0008175819611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0229113151256" calcext:value-type="float">
            <text:p>0.002291131512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158032210339" calcext:value-type="float">
            <text:p>0.01580322103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232621858689" calcext:value-type="float">
            <text:p>0.02326218586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74.144" calcext:value-type="float">
            <text:p>774.144</text:p>
          </table:table-cell>
          <table:table-cell office:value-type="float" office:value="0.00081246293275" calcext:value-type="float">
            <text:p>0.000812462932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0225945422921" calcext:value-type="float">
            <text:p>0.002259454229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156119300071" calcext:value-type="float">
            <text:p>0.01561193000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230146994486" calcext:value-type="float">
            <text:p>0.02301469944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82.336" calcext:value-type="float">
            <text:p>782.336</text:p>
          </table:table-cell>
          <table:table-cell office:value-type="float" office:value="0.000809537773676" calcext:value-type="float">
            <text:p>0.0008095377736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0222585711049" calcext:value-type="float">
            <text:p>0.002225857110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154249629735" calcext:value-type="float">
            <text:p>0.01542496297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227805026098" calcext:value-type="float">
            <text:p>0.02278050260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0.528" calcext:value-type="float">
            <text:p>790.528</text:p>
          </table:table-cell>
          <table:table-cell office:value-type="float" office:value="0.000801493586223" calcext:value-type="float">
            <text:p>0.0008014935862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0218611651865" calcext:value-type="float">
            <text:p>0.002186116518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152479228541" calcext:value-type="float">
            <text:p>0.01524792285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225418759105" calcext:value-type="float">
            <text:p>0.02254187591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8.72" calcext:value-type="float">
            <text:p>798.72</text:p>
          </table:table-cell>
          <table:table-cell office:value-type="float" office:value="0.000797105847612" calcext:value-type="float">
            <text:p>0.0007971058476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0214484005852" calcext:value-type="float">
            <text:p>0.002144840058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150664978401" calcext:value-type="float">
            <text:p>0.01506649784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22310607905" calcext:value-type="float">
            <text:p>0.0223106079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06.912" calcext:value-type="float">
            <text:p>806.912</text:p>
          </table:table-cell>
          <table:table-cell office:value-type="float" office:value="0.00079344939877" calcext:value-type="float">
            <text:p>0.000793449398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021020277301" calcext:value-type="float">
            <text:p>0.00210202773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148875088787" calcext:value-type="float">
            <text:p>0.01488750887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22093068806" calcext:value-type="float">
            <text:p>0.0220930688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15.104" calcext:value-type="float">
            <text:p>815.104</text:p>
          </table:table-cell>
          <table:table-cell office:value-type="float" office:value="0.000791255529465" calcext:value-type="float">
            <text:p>0.0007912555294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0206420697361" calcext:value-type="float">
            <text:p>0.002064206973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147072409896" calcext:value-type="float">
            <text:p>0.01470724098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218999488552" calcext:value-type="float">
            <text:p>0.02189994885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23.296" calcext:value-type="float">
            <text:p>823.296</text:p>
          </table:table-cell>
          <table:table-cell office:value-type="float" office:value="0.000785405211317" calcext:value-type="float">
            <text:p>0.0007854052113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0202062671105" calcext:value-type="float">
            <text:p>0.002020626711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145281302255" calcext:value-type="float">
            <text:p>0.01452813022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217305890653" calcext:value-type="float">
            <text:p>0.02173058906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1.488" calcext:value-type="float">
            <text:p>831.488</text:p>
          </table:table-cell>
          <table:table-cell office:value-type="float" office:value="0.000783211342012" calcext:value-type="float">
            <text:p>0.0007832113420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0197896628385" calcext:value-type="float">
            <text:p>0.001978966283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14350298389" calcext:value-type="float">
            <text:p>0.0143502983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215758368318" calcext:value-type="float">
            <text:p>0.02157583683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9.68" calcext:value-type="float">
            <text:p>839.68</text:p>
          </table:table-cell>
          <table:table-cell office:value-type="float" office:value="0.000779554893169" calcext:value-type="float">
            <text:p>0.0007795548931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0193519403776" calcext:value-type="float">
            <text:p>0.001935194037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141745371972" calcext:value-type="float">
            <text:p>0.01417453719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214192540774" calcext:value-type="float">
            <text:p>0.02141925407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47.872" calcext:value-type="float">
            <text:p>847.872</text:p>
          </table:table-cell>
          <table:table-cell office:value-type="float" office:value="0.000775167154559" calcext:value-type="float">
            <text:p>0.0007751671545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0189526146238" calcext:value-type="float">
            <text:p>0.001895261462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140054142486" calcext:value-type="float">
            <text:p>0.01400541424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212674306773" calcext:value-type="float">
            <text:p>0.02126743067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56.064" calcext:value-type="float">
            <text:p>856.064</text:p>
          </table:table-cell>
          <table:table-cell office:value-type="float" office:value="0.00077004812618" calcext:value-type="float">
            <text:p>0.000770048126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018591685577" calcext:value-type="float">
            <text:p>0.00185916855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138356213855" calcext:value-type="float">
            <text:p>0.01383562138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211139598084" calcext:value-type="float">
            <text:p>0.02111395980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64.256" calcext:value-type="float">
            <text:p>864.256</text:p>
          </table:table-cell>
          <table:table-cell office:value-type="float" office:value="0.000764197808032" calcext:value-type="float">
            <text:p>0.0007641978080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0182461152132" calcext:value-type="float">
            <text:p>0.001824611521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136732584828" calcext:value-type="float">
            <text:p>0.01367325848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209636740457" calcext:value-type="float">
            <text:p>0.02096367404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72.448" calcext:value-type="float">
            <text:p>872.448</text:p>
          </table:table-cell>
          <table:table-cell office:value-type="float" office:value="0.000761272648958" calcext:value-type="float">
            <text:p>0.0007612726489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0178314307765" calcext:value-type="float">
            <text:p>0.001783143077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135082768235" calcext:value-type="float">
            <text:p>0.01350827682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208130953998" calcext:value-type="float">
            <text:p>0.02081309539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.64" calcext:value-type="float">
            <text:p>880.64</text:p>
          </table:table-cell>
          <table:table-cell office:value-type="float" office:value="0.000758347489884" calcext:value-type="float">
            <text:p>0.0007583474898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017493539754" calcext:value-type="float">
            <text:p>0.00174935397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133520649534" calcext:value-type="float">
            <text:p>0.01335206495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206647499893" calcext:value-type="float">
            <text:p>0.02066474998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8.832" calcext:value-type="float">
            <text:p>888.832</text:p>
          </table:table-cell>
          <table:table-cell office:value-type="float" office:value="0.000753959751274" calcext:value-type="float">
            <text:p>0.0007539597512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0171268512012" calcext:value-type="float">
            <text:p>0.001712685120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132015169056" calcext:value-type="float">
            <text:p>0.01320151690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20510986237" calcext:value-type="float">
            <text:p>0.0205109862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97.024" calcext:value-type="float">
            <text:p>897.024</text:p>
          </table:table-cell>
          <table:table-cell office:value-type="float" office:value="0.000750303302431" calcext:value-type="float">
            <text:p>0.0007503033024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0167908800141" calcext:value-type="float">
            <text:p>0.001679088001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130593123377" calcext:value-type="float">
            <text:p>0.01305931233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203560509514" calcext:value-type="float">
            <text:p>0.02035605095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05.216" calcext:value-type="float">
            <text:p>905.216</text:p>
          </table:table-cell>
          <table:table-cell office:value-type="float" office:value="0.000746646853589" calcext:value-type="float">
            <text:p>0.0007466468535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0164395501442" calcext:value-type="float">
            <text:p>0.001643955014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12919665625" calcext:value-type="float">
            <text:p>0.0129196656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202041543305" calcext:value-type="float">
            <text:p>0.02020415433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13.408" calcext:value-type="float">
            <text:p>913.408</text:p>
          </table:table-cell>
          <table:table-cell office:value-type="float" office:value="0.000739333955905" calcext:value-type="float">
            <text:p>0.0007393339559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159999078479" calcext:value-type="float">
            <text:p>0.001599990784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127819677543" calcext:value-type="float">
            <text:p>0.01278196775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200491458241" calcext:value-type="float">
            <text:p>0.02004914582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1.6" calcext:value-type="float">
            <text:p>921.6</text:p>
          </table:table-cell>
          <table:table-cell office:value-type="float" office:value="0.000737140086599" calcext:value-type="float">
            <text:p>0.0007371400865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154892316435" calcext:value-type="float">
            <text:p>0.001548923164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126500555085" calcext:value-type="float">
            <text:p>0.01265005550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198957847864" calcext:value-type="float">
            <text:p>0.01989578478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9.792" calcext:value-type="float">
            <text:p>929.792</text:p>
          </table:table-cell>
          <table:table-cell office:value-type="float" office:value="0.000733483637757" calcext:value-type="float">
            <text:p>0.0007334836377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149612769209" calcext:value-type="float">
            <text:p>0.001496127692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125402504396" calcext:value-type="float">
            <text:p>0.01254025043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197406298383" calcext:value-type="float">
            <text:p>0.01974062983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37.984" calcext:value-type="float">
            <text:p>937.984</text:p>
          </table:table-cell>
          <table:table-cell office:value-type="float" office:value="0.000731289768452" calcext:value-type="float">
            <text:p>0.0007312897684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144006849973" calcext:value-type="float">
            <text:p>0.001440068499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124453661926" calcext:value-type="float">
            <text:p>0.01244536619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195845230193" calcext:value-type="float">
            <text:p>0.01958452301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46.176" calcext:value-type="float">
            <text:p>946.176</text:p>
          </table:table-cell>
          <table:table-cell office:value-type="float" office:value="0.000726902029841" calcext:value-type="float">
            <text:p>0.0007269020298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139303253353" calcext:value-type="float">
            <text:p>0.001393032533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123518826758" calcext:value-type="float">
            <text:p>0.01235188267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192672205335" calcext:value-type="float">
            <text:p>0.01926722053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54.368" calcext:value-type="float">
            <text:p>954.368</text:p>
          </table:table-cell>
          <table:table-cell office:value-type="float" office:value="0.000721051711693" calcext:value-type="float">
            <text:p>0.0007210517116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135098813926" calcext:value-type="float">
            <text:p>0.001350988139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122637584746" calcext:value-type="float">
            <text:p>0.01226375847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189543845185" calcext:value-type="float">
            <text:p>0.01895438451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62.56" calcext:value-type="float">
            <text:p>962.56</text:p>
          </table:table-cell>
          <table:table-cell office:value-type="float" office:value="0.000720320421925" calcext:value-type="float">
            <text:p>0.0007203204219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130337622246" calcext:value-type="float">
            <text:p>0.001303376222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121679607079" calcext:value-type="float">
            <text:p>0.01216796070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186435986869" calcext:value-type="float">
            <text:p>0.01864359868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0.752" calcext:value-type="float">
            <text:p>970.752</text:p>
          </table:table-cell>
          <table:table-cell office:value-type="float" office:value="0.000716663973083" calcext:value-type="float">
            <text:p>0.0007166639730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12565322398" calcext:value-type="float">
            <text:p>0.00125653223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120809936317" calcext:value-type="float">
            <text:p>0.01208099363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183395857824" calcext:value-type="float">
            <text:p>0.01833958578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8.944" calcext:value-type="float">
            <text:p>978.944</text:p>
          </table:table-cell>
          <table:table-cell office:value-type="float" office:value="0.00071300752424" calcext:value-type="float">
            <text:p>0.000713007524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121487181259" calcext:value-type="float">
            <text:p>0.001214871812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119970107199" calcext:value-type="float">
            <text:p>0.01199701071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180389776468" calcext:value-type="float">
            <text:p>0.01803897764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87.136" calcext:value-type="float">
            <text:p>987.136</text:p>
          </table:table-cell>
          <table:table-cell office:value-type="float" office:value="0.000710813654935" calcext:value-type="float">
            <text:p>0.0007108136549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117628312196" calcext:value-type="float">
            <text:p>0.001176283121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119119924858" calcext:value-type="float">
            <text:p>0.01191199248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177449227758" calcext:value-type="float">
            <text:p>0.01774492277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95.328" calcext:value-type="float">
            <text:p>995.328</text:p>
          </table:table-cell>
          <table:table-cell office:value-type="float" office:value="0.000709351075398" calcext:value-type="float">
            <text:p>0.0007093510753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113462269476" calcext:value-type="float">
            <text:p>0.001134622694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118252081135" calcext:value-type="float">
            <text:p>0.01182520811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174570184549" calcext:value-type="float">
            <text:p>0.01745701845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03.52" calcext:value-type="float">
            <text:p>1003.52</text:p>
          </table:table-cell>
          <table:table-cell office:value-type="float" office:value="0.000706425916324" calcext:value-type="float">
            <text:p>0.0007064259163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10943061523" calcext:value-type="float">
            <text:p>0.00109430615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117388500504" calcext:value-type="float">
            <text:p>0.01173885005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171768389321" calcext:value-type="float">
            <text:p>0.01717683893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1.712" calcext:value-type="float">
            <text:p>1011.712</text:p>
          </table:table-cell>
          <table:table-cell office:value-type="float" office:value="0.000702769467482" calcext:value-type="float">
            <text:p>0.0007027694674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105341365924" calcext:value-type="float">
            <text:p>0.001053413659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116501777374" calcext:value-type="float">
            <text:p>0.01165017773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168931081988" calcext:value-type="float">
            <text:p>0.01689310819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9.904" calcext:value-type="float">
            <text:p>1019.904</text:p>
          </table:table-cell>
          <table:table-cell office:value-type="float" office:value="0.000696187859566" calcext:value-type="float">
            <text:p>0.0006961878595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101252116618" calcext:value-type="float">
            <text:p>0.001012521166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11561809931" calcext:value-type="float">
            <text:p>0.0115618099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166140269885" calcext:value-type="float">
            <text:p>0.01661402698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28.096" calcext:value-type="float">
            <text:p>1028.096</text:p>
          </table:table-cell>
          <table:table-cell office:value-type="float" office:value="0.000691068831187" calcext:value-type="float">
            <text:p>0.0006910688311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0969516854235" calcext:value-type="float">
            <text:p>0.0009695168542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114744165456" calcext:value-type="float">
            <text:p>0.01147441654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163289050593" calcext:value-type="float">
            <text:p>0.01632890505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36.288" calcext:value-type="float">
            <text:p>1036.288</text:p>
          </table:table-cell>
          <table:table-cell office:value-type="float" office:value="0.000687412382345" calcext:value-type="float">
            <text:p>0.0006874123823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092286485511" calcext:value-type="float">
            <text:p>0.000922864855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113881802852" calcext:value-type="float">
            <text:p>0.01138818028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160436000781" calcext:value-type="float">
            <text:p>0.01604360007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44.48" calcext:value-type="float">
            <text:p>1044.48</text:p>
          </table:table-cell>
          <table:table-cell office:value-type="float" office:value="0.000684487223271" calcext:value-type="float">
            <text:p>0.0006844872232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0875828888914" calcext:value-type="float">
            <text:p>0.0008758288889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113034056563" calcext:value-type="float">
            <text:p>0.01130340565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157552564322" calcext:value-type="float">
            <text:p>0.01575525643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56.768" calcext:value-type="float">
            <text:p>1056.768</text:p>
          </table:table-cell>
          <table:table-cell office:value-type="float" office:value="0.000677905615355" calcext:value-type="float">
            <text:p>0.0006779056153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0821113581299" calcext:value-type="float">
            <text:p>0.0008211135812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11211383771" calcext:value-type="float">
            <text:p>0.0112113837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154675351634" calcext:value-type="float">
            <text:p>0.01546753516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73.152" calcext:value-type="float">
            <text:p>1073.152</text:p>
          </table:table-cell>
          <table:table-cell office:value-type="float" office:value="0.000671324007439" calcext:value-type="float">
            <text:p>0.0006713240074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0757567031051" calcext:value-type="float">
            <text:p>0.0007575670310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110291061386" calcext:value-type="float">
            <text:p>0.01102910613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151777637112" calcext:value-type="float">
            <text:p>0.01517776371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89.536" calcext:value-type="float">
            <text:p>1089.536</text:p>
          </table:table-cell>
          <table:table-cell office:value-type="float" office:value="0.000661817240449" calcext:value-type="float">
            <text:p>0.0006618172404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0704003624649" calcext:value-type="float">
            <text:p>0.0007040036246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108482292364" calcext:value-type="float">
            <text:p>0.01084822923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148709684151" calcext:value-type="float">
            <text:p>0.01487096841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05.92" calcext:value-type="float">
            <text:p>1105.92</text:p>
          </table:table-cell>
          <table:table-cell office:value-type="float" office:value="0.000650116604154" calcext:value-type="float">
            <text:p>0.0006501166041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0643720794505" calcext:value-type="float">
            <text:p>0.0006437207945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106705801039" calcext:value-type="float">
            <text:p>0.01067058010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145642829502" calcext:value-type="float">
            <text:p>0.01456428295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22.304" calcext:value-type="float">
            <text:p>1122.304</text:p>
          </table:table-cell>
          <table:table-cell office:value-type="float" office:value="0.000642072416701" calcext:value-type="float">
            <text:p>0.0006420724167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0584013914967" calcext:value-type="float">
            <text:p>0.0005840139149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104942098989" calcext:value-type="float">
            <text:p>0.01049420989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142586957978" calcext:value-type="float">
            <text:p>0.01425869579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38.688" calcext:value-type="float">
            <text:p>1138.688</text:p>
          </table:table-cell>
          <table:table-cell office:value-type="float" office:value="0.000633296939479" calcext:value-type="float">
            <text:p>0.0006332969394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0534290179274" calcext:value-type="float">
            <text:p>0.0005342901792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103156472467" calcext:value-type="float">
            <text:p>0.01031564724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139554151017" calcext:value-type="float">
            <text:p>0.01395541510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55.072" calcext:value-type="float">
            <text:p>1155.072</text:p>
          </table:table-cell>
          <table:table-cell office:value-type="float" office:value="0.000623790172489" calcext:value-type="float">
            <text:p>0.0006237901724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0482646608227" calcext:value-type="float">
            <text:p>0.0004826466082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101397642522" calcext:value-type="float">
            <text:p>0.01013976425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136548435765" calcext:value-type="float">
            <text:p>0.01365484357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71.456" calcext:value-type="float">
            <text:p>1171.456</text:p>
          </table:table-cell>
          <table:table-cell office:value-type="float" office:value="0.000615745985036" calcext:value-type="float">
            <text:p>0.0006157459850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0428891218289" calcext:value-type="float">
            <text:p>0.0004288912182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0996954507997" calcext:value-type="float">
            <text:p>0.009969545079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133550774805" calcext:value-type="float">
            <text:p>0.0133550774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87.84" calcext:value-type="float">
            <text:p>1187.84</text:p>
          </table:table-cell>
          <table:table-cell office:value-type="float" office:value="0.000608433087352" calcext:value-type="float">
            <text:p>0.0006084330873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0380895334416" calcext:value-type="float">
            <text:p>0.0003808953344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0980821749954" calcext:value-type="float">
            <text:p>0.009808217499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130602171803" calcext:value-type="float">
            <text:p>0.01306021718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04.224" calcext:value-type="float">
            <text:p>1204.224</text:p>
          </table:table-cell>
          <table:table-cell office:value-type="float" office:value="0.000604045348741" calcext:value-type="float">
            <text:p>0.0006040453487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0329059779833" calcext:value-type="float">
            <text:p>0.0003290597798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0964092159035" calcext:value-type="float">
            <text:p>0.009640921590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127736308345" calcext:value-type="float">
            <text:p>0.01277363083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20.608" calcext:value-type="float">
            <text:p>1220.608</text:p>
          </table:table-cell>
          <table:table-cell office:value-type="float" office:value="0.00059965761013" calcext:value-type="float">
            <text:p>0.000599657610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0281639846567" calcext:value-type="float">
            <text:p>0.0002816398465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0947837598364" calcext:value-type="float">
            <text:p>0.009478375983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124965631971" calcext:value-type="float">
            <text:p>0.01249656319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36.992" calcext:value-type="float">
            <text:p>1236.992</text:p>
          </table:table-cell>
          <table:table-cell office:value-type="float" office:value="0.000596001161288" calcext:value-type="float">
            <text:p>0.0005960011612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0237099666333" calcext:value-type="float">
            <text:p>0.0002370996663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0931851003474" calcext:value-type="float">
            <text:p>0.009318510034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122178114805" calcext:value-type="float">
            <text:p>0.0122178114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53.376" calcext:value-type="float">
            <text:p>1253.376</text:p>
          </table:table-cell>
          <table:table-cell office:value-type="float" office:value="0.000590150843141" calcext:value-type="float">
            <text:p>0.0005901508431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0203502547621" calcext:value-type="float">
            <text:p>0.0002035025476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0915304116496" calcext:value-type="float">
            <text:p>0.009153041164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119414760515" calcext:value-type="float">
            <text:p>0.01194147605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69.76" calcext:value-type="float">
            <text:p>1269.76</text:p>
          </table:table-cell>
          <table:table-cell office:value-type="float" office:value="0.000585031814761" calcext:value-type="float">
            <text:p>0.0005850318147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0163761955775" calcext:value-type="float">
            <text:p>0.0001637619557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0900170140001" calcext:value-type="float">
            <text:p>0.009001701400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116670443641" calcext:value-type="float">
            <text:p>0.01166704436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86.144" calcext:value-type="float">
            <text:p>1286.144</text:p>
          </table:table-cell>
          <table:table-cell office:value-type="float" office:value="0.000577718917077" calcext:value-type="float">
            <text:p>0.0005777189170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0130356820599" calcext:value-type="float">
            <text:p>0.0001303568205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0884280987213" calcext:value-type="float">
            <text:p>0.008842809872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113879631538" calcext:value-type="float">
            <text:p>0.01138796315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02.528" calcext:value-type="float">
            <text:p>1302.528</text:p>
          </table:table-cell>
          <table:table-cell office:value-type="float" office:value="0.000570406019392" calcext:value-type="float">
            <text:p>0.0005704060193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8.00571343001e-05" calcext:value-type="float">
            <text:p>8.0057134300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0868136048907" calcext:value-type="float">
            <text:p>0.008681360489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111040859788" calcext:value-type="float">
            <text:p>0.01110408597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18.912" calcext:value-type="float">
            <text:p>1318.912</text:p>
          </table:table-cell>
          <table:table-cell office:value-type="float" office:value="0.000555048934255" calcext:value-type="float">
            <text:p>0.0005550489342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4.6076048518e-05" calcext:value-type="float">
            <text:p>4.607604851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0851254204703" calcext:value-type="float">
            <text:p>0.008512542047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108151199559" calcext:value-type="float">
            <text:p>0.01081511995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35.296" calcext:value-type="float">
            <text:p>1335.296</text:p>
          </table:table-cell>
          <table:table-cell office:value-type="float" office:value="0.000549929905876" calcext:value-type="float">
            <text:p>0.0005499299058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2.13101724396e-05" calcext:value-type="float">
            <text:p>2.1310172439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0834749948645" calcext:value-type="float">
            <text:p>0.008347499486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105195640578" calcext:value-type="float">
            <text:p>0.01051956405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51.68" calcext:value-type="float">
            <text:p>1351.68</text:p>
          </table:table-cell>
          <table:table-cell office:value-type="float" office:value="0.000542617008191" calcext:value-type="float">
            <text:p>0.0005426170081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7.87132495517e-06" calcext:value-type="float">
            <text:p>7.8713249551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0817484426164" calcext:value-type="float">
            <text:p>0.008174844261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102125490991" calcext:value-type="float">
            <text:p>0.01021254909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68.064" calcext:value-type="float">
            <text:p>1368.064</text:p>
          </table:table-cell>
          <table:table-cell office:value-type="float" office:value="0.000533110241201" calcext:value-type="float">
            <text:p>0.0005331102412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4.03165424534e-06" calcext:value-type="float">
            <text:p>4.0316542453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0800158002369" calcext:value-type="float">
            <text:p>0.008001580023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989268388406" calcext:value-type="float">
            <text:p>0.009892683884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84.448" calcext:value-type="float">
            <text:p>1384.448</text:p>
          </table:table-cell>
          <table:table-cell office:value-type="float" office:value="0.000522872184443" calcext:value-type="float">
            <text:p>0.0005228721844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1.7278518194e-06" calcext:value-type="float">
            <text:p>1.727851819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0782527072004" calcext:value-type="float">
            <text:p>0.007825270720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95705488231" calcext:value-type="float">
            <text:p>0.00957054882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00.832" calcext:value-type="float">
            <text:p>1400.832</text:p>
          </table:table-cell>
          <table:table-cell office:value-type="float" office:value="0.000510440258379" calcext:value-type="float">
            <text:p>0.0005104402583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1.15190121297e-06" calcext:value-type="float">
            <text:p>1.1519012129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0765791390954" calcext:value-type="float">
            <text:p>0.007657913909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926075147275" calcext:value-type="float">
            <text:p>0.009260751472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17.216" calcext:value-type="float">
            <text:p>1417.216</text:p>
          </table:table-cell>
          <table:table-cell office:value-type="float" office:value="0.000499470911853" calcext:value-type="float">
            <text:p>0.0004994709118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2.912" calcext:value-type="float">
            <text:p>2342.912</text:p>
          </table:table-cell>
          <table:table-cell office:value-type="float" office:value="5.7595060643e-07" calcext:value-type="float">
            <text:p>5.759506064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0748976538195" calcext:value-type="float">
            <text:p>0.007489765381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89484280036" calcext:value-type="float">
            <text:p>0.00894842800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33.6" calcext:value-type="float">
            <text:p>1433.6</text:p>
          </table:table-cell>
          <table:table-cell office:value-type="float" office:value="0.000492889303936" calcext:value-type="float">
            <text:p>0.0004928893039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08.448" calcext:value-type="float">
            <text:p>2408.448</text:p>
          </table:table-cell>
          <table:table-cell office:value-type="float" office:value="3.83967071027e-07" calcext:value-type="float">
            <text:p>3.8396707102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0732447921612" calcext:value-type="float">
            <text:p>0.007324479216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864467137208" calcext:value-type="float">
            <text:p>0.008644671372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49.984" calcext:value-type="float">
            <text:p>1449.984</text:p>
          </table:table-cell>
          <table:table-cell office:value-type="float" office:value="0.000483382536947" calcext:value-type="float">
            <text:p>0.0004833825369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24.256" calcext:value-type="float">
            <text:p>3424.256</text:p>
          </table:table-cell>
          <table:table-cell office:value-type="float" office:value="1.91983535514e-07" calcext:value-type="float">
            <text:p>1.9198353551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0716516137904" calcext:value-type="float">
            <text:p>0.007165161379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835299617824" calcext:value-type="float">
            <text:p>0.008352996178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66.368" calcext:value-type="float">
            <text:p>1466.368</text:p>
          </table:table-cell>
          <table:table-cell office:value-type="float" office:value="0.000475338349494" calcext:value-type="float">
            <text:p>0.0004753383494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22.56" calcext:value-type="float">
            <text:p>3522.5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0701065474576" calcext:value-type="float">
            <text:p>0.007010654745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80617603094" calcext:value-type="float">
            <text:p>0.00806176030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82.752" calcext:value-type="float">
            <text:p>1482.752</text:p>
          </table:table-cell>
          <table:table-cell office:value-type="float" office:value="0.000467294162041" calcext:value-type="float">
            <text:p>0.0004672941620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068540165665" calcext:value-type="float">
            <text:p>0.00685401656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777048783015" calcext:value-type="float">
            <text:p>0.007770487830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99.136" calcext:value-type="float">
            <text:p>1499.136</text:p>
          </table:table-cell>
          <table:table-cell office:value-type="float" office:value="0.000459249974588" calcext:value-type="float">
            <text:p>0.0004592499745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0669664757147" calcext:value-type="float">
            <text:p>0.006696647571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748521945932" calcext:value-type="float">
            <text:p>0.007485219459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15.52" calcext:value-type="float">
            <text:p>1515.52</text:p>
          </table:table-cell>
          <table:table-cell office:value-type="float" office:value="0.000449011917829" calcext:value-type="float">
            <text:p>0.0004490119178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0654341986578" calcext:value-type="float">
            <text:p>0.006543419865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721814646583" calcext:value-type="float">
            <text:p>0.007218146465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31.904" calcext:value-type="float">
            <text:p>1531.904</text:p>
          </table:table-cell>
          <table:table-cell office:value-type="float" office:value="0.000446818048524" calcext:value-type="float">
            <text:p>0.0004468180485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0638964404826" calcext:value-type="float">
            <text:p>0.006389644048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695294060363" calcext:value-type="float">
            <text:p>0.006952940603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48.288" calcext:value-type="float">
            <text:p>1548.288</text:p>
          </table:table-cell>
          <table:table-cell office:value-type="float" office:value="0.000433654832692" calcext:value-type="float">
            <text:p>0.0004336548326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0623093522433" calcext:value-type="float">
            <text:p>0.006230935224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668916254769" calcext:value-type="float">
            <text:p>0.006689162547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64.672" calcext:value-type="float">
            <text:p>1564.672</text:p>
          </table:table-cell>
          <table:table-cell office:value-type="float" office:value="0.000422685486165" calcext:value-type="float">
            <text:p>0.0004226854861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0607551507134" calcext:value-type="float">
            <text:p>0.006075515071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642758111679" calcext:value-type="float">
            <text:p>0.006427581116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81.056" calcext:value-type="float">
            <text:p>1581.056</text:p>
          </table:table-cell>
          <table:table-cell office:value-type="float" office:value="0.000409522270333" calcext:value-type="float">
            <text:p>0.0004095222703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0590505229383" calcext:value-type="float">
            <text:p>0.005905052293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616717121923" calcext:value-type="float">
            <text:p>0.006167171219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97.44" calcext:value-type="float">
            <text:p>1597.44</text:p>
          </table:table-cell>
          <table:table-cell office:value-type="float" office:value="0.000394896474964" calcext:value-type="float">
            <text:p>0.0003948964749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573215346376" calcext:value-type="float">
            <text:p>0.005732153463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589654701528" calcext:value-type="float">
            <text:p>0.005896547015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13.824" calcext:value-type="float">
            <text:p>1613.824</text:p>
          </table:table-cell>
          <table:table-cell office:value-type="float" office:value="0.000376614230753" calcext:value-type="float">
            <text:p>0.0003766142307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555292089705" calcext:value-type="float">
            <text:p>0.005552920897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561783190913" calcext:value-type="float">
            <text:p>0.005617831909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30.208" calcext:value-type="float">
            <text:p>1630.208</text:p>
          </table:table-cell>
          <table:table-cell office:value-type="float" office:value="0.000361257145615" calcext:value-type="float">
            <text:p>0.0003612571456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538093558669" calcext:value-type="float">
            <text:p>0.005380935586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532714519655" calcext:value-type="float">
            <text:p>0.005327145196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46.592" calcext:value-type="float">
            <text:p>1646.592</text:p>
          </table:table-cell>
          <table:table-cell office:value-type="float" office:value="0.000345900060478" calcext:value-type="float">
            <text:p>0.0003459000604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520255563837" calcext:value-type="float">
            <text:p>0.005202555638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503506728812" calcext:value-type="float">
            <text:p>0.005035067288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62.976" calcext:value-type="float">
            <text:p>1662.976</text:p>
          </table:table-cell>
          <table:table-cell office:value-type="float" office:value="0.00033054297534" calcext:value-type="float">
            <text:p>0.000330542975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50348943213" calcext:value-type="float">
            <text:p>0.00503489432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473043200658" calcext:value-type="float">
            <text:p>0.004730432006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79.36" calcext:value-type="float">
            <text:p>1679.36</text:p>
          </table:table-cell>
          <table:table-cell office:value-type="float" office:value="0.000314454600434" calcext:value-type="float">
            <text:p>0.0003144546004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486765931342" calcext:value-type="float">
            <text:p>0.004867659313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442535740005" calcext:value-type="float">
            <text:p>0.004425357400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95.744" calcext:value-type="float">
            <text:p>1695.744</text:p>
          </table:table-cell>
          <table:table-cell office:value-type="float" office:value="0.000296172356223" calcext:value-type="float">
            <text:p>0.0002961723562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470596632511" calcext:value-type="float">
            <text:p>0.004705966325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412500553733" calcext:value-type="float">
            <text:p>0.004125005537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12.128" calcext:value-type="float">
            <text:p>1712.128</text:p>
          </table:table-cell>
          <table:table-cell office:value-type="float" office:value="0.00027862140178" calcext:value-type="float">
            <text:p>0.000278621401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454469964599" calcext:value-type="float">
            <text:p>0.004544699645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3822932985" calcext:value-type="float">
            <text:p>0.0038229329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28.512" calcext:value-type="float">
            <text:p>1728.512</text:p>
          </table:table-cell>
          <table:table-cell office:value-type="float" office:value="0.000271308504096" calcext:value-type="float">
            <text:p>0.0002713085040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438678253913" calcext:value-type="float">
            <text:p>0.004386782539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351756549512" calcext:value-type="float">
            <text:p>0.003517565495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44.896" calcext:value-type="float">
            <text:p>1744.896</text:p>
          </table:table-cell>
          <table:table-cell office:value-type="float" office:value="0.000265458185948" calcext:value-type="float">
            <text:p>0.0002654581859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422977895198" calcext:value-type="float">
            <text:p>0.004229778951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321241766775" calcext:value-type="float">
            <text:p>0.003212417667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61.28" calcext:value-type="float">
            <text:p>1761.28</text:p>
          </table:table-cell>
          <table:table-cell office:value-type="float" office:value="0.000258876578032" calcext:value-type="float">
            <text:p>0.0002588765780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407490691082" calcext:value-type="float">
            <text:p>0.004074906910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291155325919" calcext:value-type="float">
            <text:p>0.002911553259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77.664" calcext:value-type="float">
            <text:p>1777.664</text:p>
          </table:table-cell>
          <table:table-cell office:value-type="float" office:value="0.000244982072431" calcext:value-type="float">
            <text:p>0.0002449820724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391942585652" calcext:value-type="float">
            <text:p>0.003919425856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26112746173" calcext:value-type="float">
            <text:p>0.00261127461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94.048" calcext:value-type="float">
            <text:p>1794.048</text:p>
          </table:table-cell>
          <table:table-cell office:value-type="float" office:value="0.000236937884978" calcext:value-type="float">
            <text:p>0.0002369378849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37704612428" calcext:value-type="float">
            <text:p>0.00377046124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231645092758" calcext:value-type="float">
            <text:p>0.002316450927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10.432" calcext:value-type="float">
            <text:p>1810.432</text:p>
          </table:table-cell>
          <table:table-cell office:value-type="float" office:value="0.000225237248683" calcext:value-type="float">
            <text:p>0.0002252372486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361491928718" calcext:value-type="float">
            <text:p>0.003614919287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202818050254" calcext:value-type="float">
            <text:p>0.002028180502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26.816" calcext:value-type="float">
            <text:p>1826.816</text:p>
          </table:table-cell>
          <table:table-cell office:value-type="float" office:value="0.000213536612388" calcext:value-type="float">
            <text:p>0.0002135366123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345840291055" calcext:value-type="float">
            <text:p>0.003458402910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174016635041" calcext:value-type="float">
            <text:p>0.001740166350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43.2" calcext:value-type="float">
            <text:p>1843.2</text:p>
          </table:table-cell>
          <table:table-cell office:value-type="float" office:value="0.00019817952725" calcext:value-type="float">
            <text:p>0.000198179527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329871966559" calcext:value-type="float">
            <text:p>0.003298719665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146888315895" calcext:value-type="float">
            <text:p>0.001468883158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59.584" calcext:value-type="float">
            <text:p>1859.584</text:p>
          </table:table-cell>
          <table:table-cell office:value-type="float" office:value="0.000183553731881" calcext:value-type="float">
            <text:p>0.0001835537318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313093654589" calcext:value-type="float">
            <text:p>0.003130936545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121455059065" calcext:value-type="float">
            <text:p>0.001214550590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75.968" calcext:value-type="float">
            <text:p>1875.968</text:p>
          </table:table-cell>
          <table:table-cell office:value-type="float" office:value="0.000160883749059" calcext:value-type="float">
            <text:p>0.0001608837490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295633247903" calcext:value-type="float">
            <text:p>0.002956332479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0984417508127" calcext:value-type="float">
            <text:p>0.0009844175081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92.352" calcext:value-type="float">
            <text:p>1892.352</text:p>
          </table:table-cell>
          <table:table-cell office:value-type="float" office:value="0.0001367511867" calcext:value-type="float">
            <text:p>0.00013675118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277642999787" calcext:value-type="float">
            <text:p>0.002776429997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0.000630431384207" calcext:value-type="float">
            <text:p>0.000630431384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08.736" calcext:value-type="float">
            <text:p>1908.736</text:p>
          </table:table-cell>
          <table:table-cell office:value-type="float" office:value="0.000114812493647" calcext:value-type="float">
            <text:p>0.0001148124936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258818403671" calcext:value-type="float">
            <text:p>0.002588184036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0.000380638507642" calcext:value-type="float">
            <text:p>0.0003806385076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25.12" calcext:value-type="float">
            <text:p>1925.12</text:p>
          </table:table-cell>
          <table:table-cell office:value-type="float" office:value="9.79928289725e-05" calcext:value-type="float">
            <text:p>9.7992828972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240651541744" calcext:value-type="float">
            <text:p>0.002406515417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0.00020014915084" calcext:value-type="float">
            <text:p>0.000200149150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41.504" calcext:value-type="float">
            <text:p>1941.504</text:p>
          </table:table-cell>
          <table:table-cell office:value-type="float" office:value="8.33670336035e-05" calcext:value-type="float">
            <text:p>8.3367033603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222137542329" calcext:value-type="float">
            <text:p>0.002221375423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9.26243555194e-05" calcext:value-type="float">
            <text:p>9.2624355519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57.888" calcext:value-type="float">
            <text:p>1957.888</text:p>
          </table:table-cell>
          <table:table-cell office:value-type="float" office:value="6.06970507815e-05" calcext:value-type="float">
            <text:p>6.0697050781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203940229745" calcext:value-type="float">
            <text:p>0.002039402297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4.66416715145e-05" calcext:value-type="float">
            <text:p>4.6641671514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74.272" calcext:value-type="float">
            <text:p>1974.272</text:p>
          </table:table-cell>
          <table:table-cell office:value-type="float" office:value="4.89964144863e-05" calcext:value-type="float">
            <text:p>4.8996414486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185292247439" calcext:value-type="float">
            <text:p>0.001852922474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2.17831982348e-05" calcext:value-type="float">
            <text:p>2.1783198234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90.656" calcext:value-type="float">
            <text:p>1990.656</text:p>
          </table:table-cell>
          <table:table-cell office:value-type="float" office:value="4.02209372649e-05" calcext:value-type="float">
            <text:p>4.0220937264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167125385513" calcext:value-type="float">
            <text:p>0.001671253855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9.77498139276e-06" calcext:value-type="float">
            <text:p>9.7749813927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07.04" calcext:value-type="float">
            <text:p>2007.04</text:p>
          </table:table-cell>
          <table:table-cell office:value-type="float" office:value="2.85203009697e-05" calcext:value-type="float">
            <text:p>2.8520300969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149774601192" calcext:value-type="float">
            <text:p>0.001497746011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2.912" calcext:value-type="float">
            <text:p>2342.912</text:p>
          </table:table-cell>
          <table:table-cell office:value-type="float" office:value="5.05223757374e-06" calcext:value-type="float">
            <text:p>5.0522375737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23.424" calcext:value-type="float">
            <text:p>2023.424</text:p>
          </table:table-cell>
          <table:table-cell office:value-type="float" office:value="2.41325623589e-05" calcext:value-type="float">
            <text:p>2.4132562358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132216752405" calcext:value-type="float">
            <text:p>0.001322167524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75.68" calcext:value-type="float">
            <text:p>2375.68</text:p>
          </table:table-cell>
          <table:table-cell office:value-type="float" office:value="2.89222295891e-06" calcext:value-type="float">
            <text:p>2.8922229589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39.808" calcext:value-type="float">
            <text:p>2039.808</text:p>
          </table:table-cell>
          <table:table-cell office:value-type="float" office:value="1.6088374906e-05" calcext:value-type="float">
            <text:p>1.608837490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114811156901" calcext:value-type="float">
            <text:p>0.001148111569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08.448" calcext:value-type="float">
            <text:p>2408.448</text:p>
          </table:table-cell>
          <table:table-cell office:value-type="float" office:value="1.86713127726e-06" calcext:value-type="float">
            <text:p>1.8671312772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56.192" calcext:value-type="float">
            <text:p>2056.192</text:p>
          </table:table-cell>
          <table:table-cell office:value-type="float" office:value="1.4625795369e-05" calcext:value-type="float">
            <text:p>1.462579536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0981850982159" calcext:value-type="float">
            <text:p>0.0009818509821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41.216" calcext:value-type="float">
            <text:p>2441.216</text:p>
          </table:table-cell>
          <table:table-cell office:value-type="float" office:value="1.57424793967e-06" calcext:value-type="float">
            <text:p>1.5742479396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72.576" calcext:value-type="float">
            <text:p>2072.576</text:p>
          </table:table-cell>
          <table:table-cell office:value-type="float" office:value="8.04418745293e-06" calcext:value-type="float">
            <text:p>8.0441874529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0824299283185" calcext:value-type="float">
            <text:p>0.0008242992831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73.984" calcext:value-type="float">
            <text:p>2473.984</text:p>
          </table:table-cell>
          <table:table-cell office:value-type="float" office:value="1.50102710528e-06" calcext:value-type="float">
            <text:p>1.5010271052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88.96" calcext:value-type="float">
            <text:p>2088.96</text:p>
          </table:table-cell>
          <table:table-cell office:value-type="float" office:value="7.31289768452e-06" calcext:value-type="float">
            <text:p>7.3128976845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0677344412825" calcext:value-type="float">
            <text:p>0.0006773444128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72.288" calcext:value-type="float">
            <text:p>2572.288</text:p>
          </table:table-cell>
          <table:table-cell office:value-type="float" office:value="1.46441668802e-06" calcext:value-type="float">
            <text:p>1.4644166880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13.536" calcext:value-type="float">
            <text:p>2113.536</text:p>
          </table:table-cell>
          <table:table-cell office:value-type="float" office:value="1.46257953693e-06" calcext:value-type="float">
            <text:p>1.4625795369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0545249463048" calcext:value-type="float">
            <text:p>0.0005452494630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70.592" calcext:value-type="float">
            <text:p>2670.592</text:p>
          </table:table-cell>
          <table:table-cell office:value-type="float" office:value="1.42780627088e-06" calcext:value-type="float">
            <text:p>1.4278062708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46.304" calcext:value-type="float">
            <text:p>2146.304</text:p>
          </table:table-cell>
          <table:table-cell office:value-type="float" office:value="7.31289768408e-07" calcext:value-type="float">
            <text:p>7.3128976840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0.00034366611415" calcext:value-type="float">
            <text:p>0.000343666114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03.36" calcext:value-type="float">
            <text:p>2703.36</text:p>
          </table:table-cell>
          <table:table-cell office:value-type="float" office:value="1.31797501923e-06" calcext:value-type="float">
            <text:p>1.3179750192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79.072" calcext:value-type="float">
            <text:p>2179.07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0.00020286227649" calcext:value-type="float">
            <text:p>0.000202862276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68.896" calcext:value-type="float">
            <text:p>2768.896</text:p>
          </table:table-cell>
          <table:table-cell office:value-type="float" office:value="1.28136460209e-06" calcext:value-type="float">
            <text:p>1.2813646020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0.000102131503354" calcext:value-type="float">
            <text:p>0.0001021315033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01.664" calcext:value-type="float">
            <text:p>2801.664</text:p>
          </table:table-cell>
          <table:table-cell office:value-type="float" office:value="1.24475418484e-06" calcext:value-type="float">
            <text:p>1.2447541848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4.61631959109e-05" calcext:value-type="float">
            <text:p>4.6163195910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34.432" calcext:value-type="float">
            <text:p>2834.432</text:p>
          </table:table-cell>
          <table:table-cell office:value-type="float" office:value="1.20814376769e-06" calcext:value-type="float">
            <text:p>1.2081437676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2.1437262481e-05" calcext:value-type="float">
            <text:p>2.143726248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67.2" calcext:value-type="float">
            <text:p>2867.2</text:p>
          </table:table-cell>
          <table:table-cell office:value-type="float" office:value="1.13492293319e-06" calcext:value-type="float">
            <text:p>1.1349229331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1.0962236496e-05" calcext:value-type="float">
            <text:p>1.096223649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32.736" calcext:value-type="float">
            <text:p>2932.736</text:p>
          </table:table-cell>
          <table:table-cell office:value-type="float" office:value="1.09831251605e-06" calcext:value-type="float">
            <text:p>1.0983125160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4.4457959123e-06" calcext:value-type="float">
            <text:p>4.445795912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65.504" calcext:value-type="float">
            <text:p>2965.504</text:p>
          </table:table-cell>
          <table:table-cell office:value-type="float" office:value="9.88481264397e-07" calcext:value-type="float">
            <text:p>9.8848126439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2.912" calcext:value-type="float">
            <text:p>2342.912</text:p>
          </table:table-cell>
          <table:table-cell office:value-type="float" office:value="1.88794072986e-06" calcext:value-type="float">
            <text:p>1.8879407298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31.04" calcext:value-type="float">
            <text:p>3031.04</text:p>
          </table:table-cell>
          <table:table-cell office:value-type="float" office:value="9.51870847254e-07" calcext:value-type="float">
            <text:p>9.5187084725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75.68" calcext:value-type="float">
            <text:p>2375.68</text:p>
          </table:table-cell>
          <table:table-cell office:value-type="float" office:value="1.03532233575e-06" calcext:value-type="float">
            <text:p>1.0353223357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63.808" calcext:value-type="float">
            <text:p>3063.808</text:p>
          </table:table-cell>
          <table:table-cell office:value-type="float" office:value="8.78650012859e-07" calcext:value-type="float">
            <text:p>8.7865001285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08.448" calcext:value-type="float">
            <text:p>2408.448</text:p>
          </table:table-cell>
          <table:table-cell office:value-type="float" office:value="8.52618394109e-07" calcext:value-type="float">
            <text:p>8.5261839410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29.344" calcext:value-type="float">
            <text:p>3129.344</text:p>
          </table:table-cell>
          <table:table-cell office:value-type="float" office:value="8.42039595605e-07" calcext:value-type="float">
            <text:p>8.4203959560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41.216" calcext:value-type="float">
            <text:p>2441.216</text:p>
          </table:table-cell>
          <table:table-cell office:value-type="float" office:value="7.91717080229e-07" calcext:value-type="float">
            <text:p>7.9171708022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62.112" calcext:value-type="float">
            <text:p>3162.112</text:p>
          </table:table-cell>
          <table:table-cell office:value-type="float" office:value="7.32208344068e-07" calcext:value-type="float">
            <text:p>7.3220834406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37.824" calcext:value-type="float">
            <text:p>2637.824</text:p>
          </table:table-cell>
          <table:table-cell office:value-type="float" office:value="7.30815766348e-07" calcext:value-type="float">
            <text:p>7.3081576634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94.88" calcext:value-type="float">
            <text:p>3194.88</text:p>
          </table:table-cell>
          <table:table-cell office:value-type="float" office:value="6.58987509672e-07" calcext:value-type="float">
            <text:p>6.5898750967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68.896" calcext:value-type="float">
            <text:p>2768.896</text:p>
          </table:table-cell>
          <table:table-cell office:value-type="float" office:value="6.69914452578e-07" calcext:value-type="float">
            <text:p>6.6991445257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27.648" calcext:value-type="float">
            <text:p>3227.648</text:p>
          </table:table-cell>
          <table:table-cell office:value-type="float" office:value="6.22377092419e-07" calcext:value-type="float">
            <text:p>6.2237709241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34.432" calcext:value-type="float">
            <text:p>2834.432</text:p>
          </table:table-cell>
          <table:table-cell office:value-type="float" office:value="5.48111824816e-07" calcext:value-type="float">
            <text:p>5.4811182481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60.416" calcext:value-type="float">
            <text:p>3260.416</text:p>
          </table:table-cell>
          <table:table-cell office:value-type="float" office:value="5.1254584077e-07" calcext:value-type="float">
            <text:p>5.125458407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99.968" calcext:value-type="float">
            <text:p>2899.968</text:p>
          </table:table-cell>
          <table:table-cell office:value-type="float" office:value="4.87210510935e-07" calcext:value-type="float">
            <text:p>4.8721051093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93.184" calcext:value-type="float">
            <text:p>3293.184</text:p>
          </table:table-cell>
          <table:table-cell office:value-type="float" office:value="4.02714589232e-07" calcext:value-type="float">
            <text:p>4.0271458923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98.272" calcext:value-type="float">
            <text:p>2998.272</text:p>
          </table:table-cell>
          <table:table-cell office:value-type="float" office:value="3.65407883174e-07" calcext:value-type="float">
            <text:p>3.6540788317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25.952" calcext:value-type="float">
            <text:p>3325.952</text:p>
          </table:table-cell>
          <table:table-cell office:value-type="float" office:value="3.29493754836e-07" calcext:value-type="float">
            <text:p>3.2949375483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96.576" calcext:value-type="float">
            <text:p>3096.576</text:p>
          </table:table-cell>
          <table:table-cell office:value-type="float" office:value="3.04506569293e-07" calcext:value-type="float">
            <text:p>3.0450656929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91.488" calcext:value-type="float">
            <text:p>3391.488</text:p>
          </table:table-cell>
          <table:table-cell office:value-type="float" office:value="2.92883337583e-07" calcext:value-type="float">
            <text:p>2.9288333758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29.344" calcext:value-type="float">
            <text:p>3129.344</text:p>
          </table:table-cell>
          <table:table-cell office:value-type="float" office:value="2.43605255412e-07" calcext:value-type="float">
            <text:p>2.4360525541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24.256" calcext:value-type="float">
            <text:p>3424.256</text:p>
          </table:table-cell>
          <table:table-cell office:value-type="float" office:value="2.5627292044e-07" calcext:value-type="float">
            <text:p>2.562729204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27.648" calcext:value-type="float">
            <text:p>3227.648</text:p>
          </table:table-cell>
          <table:table-cell office:value-type="float" office:value="1.82703941642e-07" calcext:value-type="float">
            <text:p>1.8270394164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57.024" calcext:value-type="float">
            <text:p>3457.024</text:p>
          </table:table-cell>
          <table:table-cell office:value-type="float" office:value="2.19662503187e-07" calcext:value-type="float">
            <text:p>2.1966250318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60.416" calcext:value-type="float">
            <text:p>3260.416</text:p>
          </table:table-cell>
          <table:table-cell office:value-type="float" office:value="1.21802627762e-07" calcext:value-type="float">
            <text:p>1.2180262776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89.792" calcext:value-type="float">
            <text:p>3489.792</text:p>
          </table:table-cell>
          <table:table-cell office:value-type="float" office:value="1.83052086045e-07" calcext:value-type="float">
            <text:p>1.8305208604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93.184" calcext:value-type="float">
            <text:p>3293.184</text:p>
          </table:table-cell>
          <table:table-cell office:value-type="float" office:value="6.09013138808e-08" calcext:value-type="float">
            <text:p>6.09013138808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22.56" calcext:value-type="float">
            <text:p>3522.56</text:p>
          </table:table-cell>
          <table:table-cell office:value-type="float" office:value="1.09831251649e-07" calcext:value-type="float">
            <text:p>1.0983125164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24.256" calcext:value-type="float">
            <text:p>3424.25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55.328" calcext:value-type="float">
            <text:p>3555.328</text:p>
          </table:table-cell>
          <table:table-cell office:value-type="float" office:value="7.32208343956e-08" calcext:value-type="float">
            <text:p>7.32208343956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88.096" calcext:value-type="float">
            <text:p>3588.09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0" loext:min-decimal-places="0" number:min-integer-digits="0"/>
      <number:text> us</number:text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0:48:04.9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_64 LibreOffice_project/7a864d8825610a8c07cfc3bc01dd4fce6a9447e5</meta:generator>
    <meta:creation-date>2016-10-19T15:04:18Z</meta:creation-date>
    <dc:date>2016-11-02T10:48:33.130000000</dc:date>
    <meta:editing-cycles>19</meta:editing-cycles>
    <meta:editing-duration>PT46M42S</meta:editing-duration>
    <meta:document-statistic meta:table-count="4" meta:cell-count="121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7.958cm" svg:height="9.005cm" xlink:href=".." xlink:type="simple" chart:class="chart:line" chart:style-name="ch1">
        <chart:title svg:x="10.751cm" svg:y="0.107cm" chart:style-name="ch2">
          <text:p>Long Term Performance Stability</text:p>
        </chart:title>
        <chart:plot-area chart:style-name="ch3" table:cell-range-address="Timeseries.A20:Timeseries.A1100" chart:data-source-has-labels="row" svg:x="1.055cm" svg:y="1.268cm" svg:width="26.336cm" svg:height="7.092cm">
          <chartooo:coordinate-region svg:x="1.526cm" svg:y="1.467cm" svg:width="25.865cm" svg:height="5.839cm"/>
          <chart:axis chart:dimension="x" chart:name="primary-x" chart:style-name="ch4">
            <chart:title svg:x="13.57cm" svg:y="8.445cm" chart:style-name="ch5">
              <text:p>Seconds</text:p>
            </chart:title>
          </chart:axis>
          <chart:axis chart:dimension="y" chart:name="primary-y" chart:style-name="ch6">
            <chart:title svg:x="0cm" svg:y="4.487cm" chart:style-name="ch7">
              <text:p>IOPS</text:p>
            </chart:title>
            <chart:grid chart:style-name="ch8" chart:class="major"/>
          </chart:axis>
          <chart:series chart:style-name="ch9" chart:values-cell-range-address="Timeseries.A21:Timeseries.A1100" chart:label-cell-address="Timeseries.A20:Timeseries.A20" chart:class="chart:line">
            <chart:data-point chart:repeated="1080"/>
          </chart:series>
          <chart:wall chart:style-name="ch10"/>
          <chart:floor chart:style-name="ch11"/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728cm" svg:y="0.314cm" chart:style-name="ch2">
          <text:p>Sustained Sequential Writes, QD=1</text:p>
        </chart:title>
        <chart:plot-area chart:style-name="ch3" table:cell-range-address="Tests.C33:Tests.C41 Tests.G33:Tests.G4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33:Tests.C4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33:Tests.G4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0" loext:min-decimal-places="0" number:min-integer-digits="0"/>
      <number:text> us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ignore"/>
      <style:graphic-properties svg:stroke-width="0.026cm" svg:stroke-color="#b3b3b3" draw:fill="none"/>
    </style:style>
    <style:style style:name="ch5" style:family="chart" style:data-style-name="N122">
      <style:chart-properties chart:display-label="true" chart:tick-marks-major-inner="false" chart:tick-marks-major-outer="false" chart:tick-marks-minor-inner="false" chart:tick-marks-minor-outer="true" chart:logarithmic="true" chart:minimum="1" chart:origin="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display-label="true" chart:tick-marks-major-inner="false" chart:tick-marks-major-outer="false" chart:tick-marks-minor-inner="false" chart:tick-marks-minor-outer="true" chart:logarithmic="true" chart:minimum="0.0000001" chart:maximum="1" chart:origin="0" chart:gap-width="150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cm" svg:height="12.723cm" xlink:href=".." xlink:type="simple" chart:class="chart:scatter" chart:style-name="ch1">
        <chart:title svg:x="4.413cm" svg:y="0.392cm" chart:style-name="ch2">
          <text:p>70:30 R:W - Read Exceedance by QD</text:p>
        </chart:title>
        <chart:legend chart:legend-position="bottom" svg:x="3.426cm" svg:y="11.442cm" style:legend-expansion="wide" chart:style-name="ch3"/>
        <chart:plot-area chart:style-name="ch4" table:cell-range-address="Exceedance.A14:Exceedance.B1599 Exceedance.A11:Exceedance.A11 Exceedance.F11:Exceedance.F11 Exceedance.G14:Exceedance.G1599 Exceedance.K11:Exceedance.K11 Exceedance.L14:Exceedance.L1599 Exceedance.P11:Exceedance.P11 Exceedance.Q14:Exceedance.Q1599" chart:data-source-has-labels="row" svg:x="2.729cm" svg:y="1.298cm" svg:width="12.722cm" svg:height="9.885cm">
          <chartooo:coordinate-region svg:x="3.034cm" svg:y="1.298cm" svg:width="12.018cm" svg:height="9.238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Exceedance.B14:Exceedance.B1599" chart:label-cell-address="Exceedance.A11:Exceedance.A11" chart:class="chart:scatter">
            <chart:domain table:cell-range-address="Exceedance.A14:Exceedance.A1599"/>
            <chart:data-point chart:repeated="1586"/>
          </chart:series>
          <chart:series chart:style-name="ch10" chart:values-cell-range-address="Exceedance.G14:Exceedance.G1599" chart:label-cell-address="Exceedance.F11:Exceedance.F11" chart:class="chart:scatter">
            <chart:domain table:cell-range-address="Exceedance.F14:Exceedance.F1599"/>
            <chart:data-point chart:repeated="1586"/>
          </chart:series>
          <chart:series chart:style-name="ch11" chart:values-cell-range-address="Exceedance.L14:Exceedance.L1599" chart:label-cell-address="Exceedance.K11:Exceedance.K11" chart:class="chart:scatter">
            <chart:domain table:cell-range-address="Exceedance.K14:Exceedance.K1599"/>
            <chart:data-point chart:repeated="1586"/>
          </chart:series>
          <chart:series chart:style-name="ch12" chart:values-cell-range-address="Exceedance.Q14:Exceedance.Q1599" chart:label-cell-address="Exceedance.P11:Exceedance.P11" chart:class="chart:scatter">
            <chart:domain table:cell-range-address="Exceedance.P14:Exceedance.P1599"/>
            <chart:data-point chart:repeated="1586"/>
          </chart:series>
          <chart:wall chart:style-name="ch13"/>
          <chart:floor chart:style-name="ch14"/>
        </chart:plot-area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0" loext:min-decimal-places="0" number:min-integer-digits="0"/>
      <number:text> us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ignore"/>
      <style:graphic-properties svg:stroke-width="0.026cm" svg:stroke-color="#b3b3b3" draw:fill="none"/>
    </style:style>
    <style:style style:name="ch5" style:family="chart" style:data-style-name="N122">
      <style:chart-properties chart:display-label="true" chart:tick-marks-major-inner="false" chart:tick-marks-major-outer="false" chart:tick-marks-minor-inner="false" chart:tick-marks-minor-outer="true" chart:logarithmic="true" chart:minimum="1" chart:origin="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display-label="true" chart:tick-marks-major-inner="false" chart:tick-marks-major-outer="false" chart:tick-marks-minor-inner="false" chart:tick-marks-minor-outer="true" chart:logarithmic="true" chart:minimum="0.0000001" chart:maximum="1" chart:origin="0" chart:gap-width="150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cm" svg:height="12.723cm" xlink:href=".." xlink:type="simple" chart:class="chart:scatter" chart:style-name="ch1">
        <chart:title svg:x="4.418cm" svg:y="0.392cm" chart:style-name="ch2">
          <text:p>70:30 R:W - Write Exceedance by QD</text:p>
        </chart:title>
        <chart:legend chart:legend-position="bottom" svg:x="3.321cm" svg:y="11.442cm" style:legend-expansion="wide" chart:style-name="ch3"/>
        <chart:plot-area chart:style-name="ch4" table:cell-range-address="Exceedance.C14:Exceedance.D1599 Exceedance.C11:Exceedance.C11 Exceedance.H11:Exceedance.H11 Exceedance.I14:Exceedance.I1599 Exceedance.M11:Exceedance.M11 Exceedance.N14:Exceedance.N1599 Exceedance.R11:Exceedance.R11 Exceedance.S14:Exceedance.S1599" chart:data-source-has-labels="row" svg:x="2.729cm" svg:y="1.298cm" svg:width="12.721cm" svg:height="9.884cm">
          <chartooo:coordinate-region svg:x="3.034cm" svg:y="1.298cm" svg:width="12.017cm" svg:height="9.237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Exceedance.D14:Exceedance.D1599" chart:label-cell-address="Exceedance.C11:Exceedance.C11" chart:class="chart:scatter">
            <chart:domain table:cell-range-address="Exceedance.C14:Exceedance.C1599"/>
            <chart:data-point chart:repeated="1586"/>
          </chart:series>
          <chart:series chart:style-name="ch10" chart:values-cell-range-address="Exceedance.I14:Exceedance.I1599" chart:label-cell-address="Exceedance.H11:Exceedance.H11" chart:class="chart:scatter">
            <chart:domain table:cell-range-address="Exceedance.H14:Exceedance.H1599"/>
            <chart:data-point chart:repeated="1586"/>
          </chart:series>
          <chart:series chart:style-name="ch11" chart:values-cell-range-address="Exceedance.N14:Exceedance.N1599" chart:label-cell-address="Exceedance.M11:Exceedance.M11" chart:class="chart:scatter">
            <chart:domain table:cell-range-address="Exceedance.M14:Exceedance.M1599"/>
            <chart:data-point chart:repeated="1586"/>
          </chart:series>
          <chart:series chart:style-name="ch12" chart:values-cell-range-address="Exceedance.S14:Exceedance.S1599" chart:label-cell-address="Exceedance.R11:Exceedance.R11" chart:class="chart:scatter">
            <chart:domain table:cell-range-address="Exceedance.R14:Exceedance.R1599"/>
            <chart:data-point chart:repeated="1586"/>
          </chart:series>
          <chart:wall chart:style-name="ch13"/>
          <chart:floor chart:style-name="ch14"/>
        </chart:plot-area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7.942cm" svg:height="8.971cm" xlink:href=".." xlink:type="simple" chart:class="chart:line" chart:style-name="ch1">
        <chart:title svg:x="10.21cm" svg:y="0.314cm" chart:style-name="ch2">
          <text:p>Sustained Random 4K Mixed (R70:W30)</text:p>
        </chart:title>
        <chart:plot-area chart:style-name="ch3" table:cell-range-address="Tests.D53:Tests.D61 Tests.F53:Tests.F61" chart:data-source-has-labels="column" svg:x="1.569cm" svg:y="1.326cm" svg:width="25.815cm" svg:height="6.485cm">
          <chartooo:coordinate-region svg:x="2.04cm" svg:y="1.525cm" svg:width="25.344cm" svg:height="6.087cm"/>
          <chart:axis chart:dimension="x" chart:name="primary-x" chart:style-name="ch4" chartooo:axis-type="text">
            <chart:title svg:x="13.466cm" svg:y="7.99cm" chart:style-name="ch5">
              <text:p>Queue Depth</text:p>
            </chart:title>
            <chart:categories table:cell-range-address="Tests.D53:Tests.D61"/>
          </chart:axis>
          <chart:axis chart:dimension="y" chart:name="primary-y" chart:style-name="ch6">
            <chart:title svg:x="0.451cm" svg:y="4.943cm" chart:style-name="ch7">
              <text:p>IOPS</text:p>
            </chart:title>
            <chart:grid chart:style-name="ch8" chart:class="major"/>
          </chart:axis>
          <chart:series chart:style-name="ch9" chart:values-cell-range-address="Tests.F53:Tests.F6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9.005cm" xlink:href=".." xlink:type="simple" chart:class="chart:line" chart:style-name="ch1">
        <chart:title svg:x="5.402cm" svg:y="0.315cm" chart:style-name="ch2">
          <text:p>Sustained 4K Random Read</text:p>
        </chart:title>
        <chart:plot-area chart:style-name="ch3" table:cell-range-address="Tests.D43:Tests.D51 Tests.F43:Tests.F51" chart:data-source-has-labels="column" svg:x="1.33cm" svg:y="1.328cm" svg:width="14.35cm" svg:height="6.516cm">
          <chartooo:coordinate-region svg:x="1.801cm" svg:y="1.528cm" svg:width="13.879cm" svg:height="6.117cm"/>
          <chart:axis chart:dimension="x" chart:name="primary-x" chart:style-name="ch4" chartooo:axis-type="text">
            <chart:title svg:x="7.495cm" svg:y="8.024cm" chart:style-name="ch5">
              <text:p>Queue Depth</text:p>
            </chart:title>
            <chart:categories table:cell-range-address="Tests.D43:Tests.D51"/>
          </chart:axis>
          <chart:axis chart:dimension="y" chart:name="primary-y" chart:style-name="ch6">
            <chart:title svg:x="0.451cm" svg:y="4.961cm" chart:style-name="ch7">
              <text:p>IOPS</text:p>
            </chart:title>
            <chart:grid chart:style-name="ch8" chart:class="major"/>
          </chart:axis>
          <chart:series chart:style-name="ch9" chart:values-cell-range-address="Tests.F43:Tests.F5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403cm" svg:y="0.315cm" chart:style-name="ch2">
          <text:p>Sustained 4K Random Read</text:p>
        </chart:title>
        <chart:plot-area chart:style-name="ch3" table:cell-range-address="Tests.D43:Tests.D51 Tests.H43:Tests.H51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43:Tests.D51"/>
          </chart:axis>
          <chart:axis chart:dimension="y" chart:name="primary-y" chart:style-name="ch6">
            <chart:title svg:x="0.451cm" svg:y="5.488cm" chart:style-name="ch7">
              <text:p>Latency (us)</text:p>
            </chart:title>
            <chart:grid chart:style-name="ch8" chart:class="major"/>
          </chart:axis>
          <chart:series chart:style-name="ch9" chart:values-cell-range-address="Tests.H43:Tests.H5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337cm" svg:y="0.315cm" chart:style-name="ch2">
          <text:p>Sustained 4K Random Write</text:p>
        </chart:title>
        <chart:plot-area chart:style-name="ch3" table:cell-range-address="Tests.D65:Tests.D73 Tests.F65:Tests.F73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65:Tests.D73"/>
          </chart:axis>
          <chart:axis chart:dimension="y" chart:name="primary-y" chart:style-name="ch6">
            <chart:title svg:x="0.451cm" svg:y="4.959cm" chart:style-name="ch7">
              <text:p>IOPS</text:p>
            </chart:title>
            <chart:grid chart:style-name="ch8" chart:class="major"/>
          </chart:axis>
          <chart:series chart:style-name="ch9" chart:values-cell-range-address="Tests.F65:Tests.F7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337cm" svg:y="0.315cm" chart:style-name="ch2">
          <text:p>Sustained 4K Random Write</text:p>
        </chart:title>
        <chart:plot-area chart:style-name="ch3" table:cell-range-address="Tests.D65:Tests.D73 Tests.I65:Tests.I73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65:Tests.D73"/>
          </chart:axis>
          <chart:axis chart:dimension="y" chart:name="primary-y" chart:style-name="ch6">
            <chart:title svg:x="0.451cm" svg:y="5.488cm" chart:style-name="ch7">
              <text:p>Latency (us)</text:p>
            </chart:title>
            <chart:grid chart:style-name="ch8" chart:class="major"/>
          </chart:axis>
          <chart:series chart:style-name="ch9" chart:values-cell-range-address="Tests.I65:Tests.I7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754cm" svg:y="0.314cm" chart:style-name="ch2">
          <text:p>Sustained Random Reads, QD=256</text:p>
        </chart:title>
        <chart:plot-area chart:style-name="ch3" table:cell-range-address="Tests.C23:Tests.C31 Tests.G23:Tests.G3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23:Tests.C3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23:Tests.G3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5.402cm" svg:y="0.314cm" chart:style-name="ch2">
          <text:p>Sustained Sequential Reads</text:p>
        </chart:title>
        <chart:plot-area chart:style-name="ch3" table:cell-range-address="Tests.C13:Tests.C21 Tests.G13:Tests.G2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13:Tests.C2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13:Tests.G2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688cm" svg:y="0.314cm" chart:style-name="ch2">
          <text:p>Sustained Random Writes, QD=256</text:p>
        </chart:title>
        <chart:plot-area chart:style-name="ch3" table:cell-range-address="Tests.C75:Tests.C83 Tests.G75:Tests.G83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75:Tests.C83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75:Tests.G8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